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2.3827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0.4028in"/>
    </style:style>
    <style:style style:name="co8" style:family="table-column">
      <style:table-column-properties fo:break-before="auto" style:column-width="0.9319in"/>
    </style:style>
    <style:style style:name="co9" style:family="table-column">
      <style:table-column-properties fo:break-before="auto" style:column-width="1.398in"/>
    </style:style>
    <style:style style:name="co10" style:family="table-column">
      <style:table-column-properties fo:break-before="auto" style:column-width="0.7417in"/>
    </style:style>
    <style:style style:name="co11" style:family="table-column">
      <style:table-column-properties fo:break-before="auto" style:column-width="0.4583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0.752in"/>
    </style:style>
    <style:style style:name="co14" style:family="table-column">
      <style:table-column-properties fo:break-before="auto" style:column-width="0.5311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8264in"/>
    </style:style>
    <style:style style:name="co17" style:family="table-column">
      <style:table-column-properties fo:break-before="auto" style:column-width="1.2181in"/>
    </style:style>
    <style:style style:name="co18" style:family="table-column">
      <style:table-column-properties fo:break-before="auto" style:column-width="0.4453in"/>
    </style:style>
    <style:style style:name="co19" style:family="table-column">
      <style:table-column-properties fo:break-before="auto" style:column-width="1.6417in"/>
    </style:style>
    <style:style style:name="co20" style:family="table-column">
      <style:table-column-properties fo:break-before="auto" style:column-width="0.5654in"/>
    </style:style>
    <style:style style:name="co21" style:family="table-column">
      <style:table-column-properties fo:break-before="auto" style:column-width="0.6457in"/>
    </style:style>
    <style:style style:name="co22" style:family="table-column">
      <style:table-column-properties fo:break-before="auto" style:column-width="0.5189in"/>
    </style:style>
    <style:style style:name="co23" style:family="table-column">
      <style:table-column-properties fo:break-before="auto" style:column-width="0.9382in"/>
    </style:style>
    <style:style style:name="co24" style:family="table-column">
      <style:table-column-properties fo:break-before="auto" style:column-width="0.94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1.0984in" fo:break-before="auto" style:use-optimal-row-height="true"/>
    </style:style>
    <style:style style:name="ro5" style:family="table-row">
      <style:table-row-properties style:row-height="0.3957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126in" fo:break-before="auto" style:use-optimal-row-height="tru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5937in" fo:break-before="auto" style:use-optimal-row-height="false"/>
    </style:style>
    <style:style style:name="ro13" style:family="table-row">
      <style:table-row-properties style:row-height="0.7457in" fo:break-before="auto" style:use-optimal-row-height="true"/>
    </style:style>
    <style:style style:name="ro14" style:family="table-row">
      <style:table-row-properties style:row-height="0.198in" fo:break-before="auto" style:use-optimal-row-height="false"/>
    </style:style>
    <style:style style:name="ro15" style:family="table-row">
      <style:table-row-properties style:row-height="0.25in" fo:break-before="auto" style:use-optimal-row-height="false"/>
    </style:style>
    <style:style style:name="ro16" style:family="table-row">
      <style:table-row-properties style:row-height="0.2291in" fo:break-before="auto" style:use-optimal-row-height="true"/>
    </style:style>
    <style:style style:name="ro17" style:family="table-row">
      <style:table-row-properties style:row-height="0.178in" fo:break-before="auto" style:use-optimal-row-height="false"/>
    </style:style>
    <style:style style:name="ro18" style:family="table-row">
      <style:table-row-properties style:row-height="0.1681in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28in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028in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4" style:family="table-cell" style:parent-style-name="Default">
      <style:table-cell-properties fo:padding="0.028in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7" style:family="table-cell" style:parent-style-name="Default" style:data-style-name="N15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59" style:family="table-cell" style:parent-style-name="Default" style:data-style-name="N100">
      <style:table-cell-properties fo:padding="0.028in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0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0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1" style:family="table-cell" style:parent-style-name="Default" style:data-style-name="N173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73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4" style:family="table-cell" style:parent-style-name="Default" style:data-style-name="N173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5" style:family="table-cell" style:parent-style-name="Default" style:data-style-name="N173">
      <style:table-cell-properties fo:padding="0.028in"/>
    </style:style>
    <style:style style:name="ce76" style:family="table-cell" style:parent-style-name="Default" style:data-style-name="N173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7" style:family="table-cell" style:parent-style-name="Default" style:data-style-name="N173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73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7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73"/>
    <style:style style:name="ce82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3" style:family="table-cell" style:parent-style-name="Default" style:data-style-name="N17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3" style:family="table-cell" style:parent-style-name="Default" style:data-style-name="N150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4" style:family="table-cell" style:parent-style-name="Default" style:data-style-name="N150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95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96" style:family="table-cell" style:parent-style-name="Default" style:data-style-name="N150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97" style:family="table-cell" style:parent-style-name="Default" style:data-style-name="N15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8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0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028in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64">
      <style:table-cell-properties fo:background-color="#ffcc00" fo:wrap-option="wrap" style:vertical-align="top"/>
    </style:style>
    <style:style style:name="ce118" style:family="table-cell" style:parent-style-name="Default" style:data-style-name="N164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3c3c3c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028in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02in solid #000000" fo:background-color="#92d050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02in solid #000000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49" style:family="table-cell" style:parent-style-name="Default" style:data-style-name="N150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54" style:family="table-cell" style:parent-style-name="Default" style:data-style-name="N15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56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54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2" style:family="table-cell" style:parent-style-name="Default" style:data-style-name="N150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0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64" style:family="table-cell" style:parent-style-name="Default" style:data-style-name="N15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5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71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73" style:family="table-cell" style:parent-style-name="Default">
      <style:table-cell-properties fo:background-color="transparent" fo:padding="0.028in"/>
    </style:style>
    <style:style style:name="ce174" style:family="table-cell" style:parent-style-name="Default">
      <style:table-cell-properties fo:border-bottom="0.0102in solid #000000" style:diagonal-bl-tr="none" style:diagonal-tl-br="none" fo:border-left="none" fo:padding="0.028in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028in" style:rotation-align="none"/>
    </style:style>
    <style:style style:name="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ff3333"/>
    </style:style>
    <style:style style:name="T6" style:family="text">
      <style:text-properties fo:language="zxx" fo:country="none" style:letter-kerning="true" style:font-name-asian="Droid Sans Fallback" style:font-size-asian="10.5pt" style:language-asian="zxx" style:country-asia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2" office:value-type="string">
              <text:p>Qty</text:p>
            </table:table-cell>
            <table:table-cell table:style-name="ce12" office:value-type="string">
              <text:p>Part name</text:p>
            </table:table-cell>
            <table:table-cell table:style-name="ce12" office:value-type="string">
              <text:p>Package</text:p>
            </table:table-cell>
            <table:table-cell table:style-name="ce12" office:value-type="string">
              <text:p>Reference designator</text:p>
            </table:table-cell>
            <table:table-cell table:style-name="ce12" office:value-type="string">
              <text:p>Board name</text:p>
            </table:table-cell>
            <table:table-cell table:style-name="ce50" office:value-type="string">
              <text:p>Qty</text:p>
            </table:table-cell>
            <table:table-cell table:style-name="ce11" office:value-type="string">
              <text:p>Code</text:p>
            </table:table-cell>
            <table:table-cell table:style-name="ce11" office:value-type="string">
              <text:p>Part Number</text:p>
            </table:table-cell>
            <table:table-cell table:style-name="ce12" office:value-type="string">
              <text:p>Unit price €</text:p>
            </table:table-cell>
            <table:table-cell table:style-name="ce72" office:value-type="string">
              <text:p>MOQ</text:p>
            </table:table-cell>
            <table:table-cell table:style-name="ce11" office:value-type="string">
              <text:p>Part Number</text:p>
            </table:table-cell>
            <table:table-cell table:style-name="ce91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1" office:value-type="string">
              <text:p>Part Number</text:p>
            </table:table-cell>
            <table:table-cell table:style-name="ce91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1" office:value-type="string">
              <text:p>Code</text:p>
            </table:table-cell>
            <table:table-cell table:style-name="ce11" office:value-type="string">
              <text:p>Part Number</text:p>
            </table:table-cell>
            <table:table-cell table:style-name="ce12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1" office:value-type="string">
              <text:p>Code / Part Number</text:p>
            </table:table-cell>
            <table:table-cell table:style-name="ce12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31" office:value-type="string">
              <text:p>THT</text:p>
            </table:table-cell>
            <table:table-cell table:style-name="ce131" office:value-type="string">
              <text:p>SMD</text:p>
            </table:table-cell>
            <table:table-cell table:style-name="ce142" office:value-type="string">
              <text:p>Best Supplier</text:p>
            </table:table-cell>
            <table:table-cell table:style-name="ce149" office:value-type="string">
              <text:p>Lowest unit price €</text:p>
            </table:table-cell>
            <table:table-cell table:style-name="ce157" office:value-type="string">
              <text:p>Order Qty</text:p>
            </table:table-cell>
            <table:table-cell table:style-name="ce162" office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8" office:value-type="string">
            <text:p>2x3-pin socket</text:p>
          </table:table-cell>
          <table:table-cell table:style-name="ce30" office:value-type="string">
            <text:p>THT; 2x3-pin socket</text:p>
          </table:table-cell>
          <table:table-cell table:style-name="ce45" office:value-type="string">
            <text:p>MCU-ICSP</text:p>
          </table:table-cell>
          <table:table-cell table:style-name="ce30" office:value-type="string">
            <text:p>Arduino Shield</text:p>
          </table:table-cell>
          <table:table-cell table:style-name="ce51" table:formula="of:=IF([.F3]=&quot;Power board&quot;;[.B3]*2;[.B3])" office:value-type="float" office:value="1">
            <text:p>1</text:p>
          </table:table-cell>
          <table:table-cell table:style-name="ce18" office:value-type="string">
            <text:p>7991983</text:p>
          </table:table-cell>
          <table:table-cell table:style-name="ce30" office:value-type="string">
            <text:p>M20-7830346</text:p>
          </table:table-cell>
          <table:table-cell table:style-name="ce66" office:value-type="float" office:value="1.21">
            <text:p>1.21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M20-7830346</text:p>
          </table:table-cell>
          <table:table-cell table:style-name="ce92" office:value-type="float" office:value="1">
            <text:p>1.000</text:p>
          </table:table-cell>
          <table:table-cell table:style-name="ce100"/>
          <table:table-cell table:style-name="ce85" office:value-type="string">
            <text:p>M20-7830346</text:p>
          </table:table-cell>
          <table:table-cell table:style-name="ce92" office:value-type="float" office:value="0.94">
            <text:p>0.940</text:p>
          </table:table-cell>
          <table:table-cell table:style-name="ce100"/>
          <table:table-cell table:style-name="ce110" office:value-type="string">
            <text:p>681-6832</text:p>
          </table:table-cell>
          <table:table-cell table:style-name="ce110" office:value-type="string">
            <text:p>M20-7830346</text:p>
          </table:table-cell>
          <table:table-cell table:style-name="ce92" office:value-type="float" office:value="0.899">
            <text:p>0.899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ZL262-6DG</text:p>
          </table:table-cell>
          <table:table-cell table:style-name="ce66" office:value-type="float" office:value="0.07">
            <text:p>0.070</text:p>
          </table:table-cell>
          <table:table-cell table:style-name="ce100" office:value-type="float" office:value="10">
            <text:p>10</text:p>
          </table:table-cell>
          <table:table-cell table:formula="of:=[.G3]" office:value-type="float" office:value="1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>
            <text:p>0.07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]*[.AC3]" office:value-type="float" office:value="0.07">
            <text:p>0.070</text:p>
          </table:table-cell>
          <table:table-cell table:number-columns-repeated="99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17">
            <text:p>17</text:p>
          </table:table-cell>
          <table:table-cell table:style-name="ce19" office:value-type="string">
            <text:p>100n 16V X7R</text:p>
          </table:table-cell>
          <table:table-cell table:style-name="ce31" office:value-type="string">
            <text:p>0603</text:p>
          </table:table-cell>
          <table:table-cell table:style-name="ce46" office:value-type="string">
            <text:p>C9, C20, C32, C43, C44, C45, C49, C50, C51, C54, C56, C59, C63, C65, C69, C72, C73</text:p>
          </table:table-cell>
          <table:table-cell table:style-name="ce48" office:value-type="string">
            <text:p>Power board</text:p>
          </table:table-cell>
          <table:table-cell table:style-name="ce52" table:formula="of:=IF([.F4]=&quot;Power board&quot;;[.B4]*2;[.B4])" office:value-type="float" office:value="34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>
            <text:p>5</text:p>
          </table:table-cell>
          <table:table-cell table:style-name="ce18" office:value-type="string">
            <text:p>100n 16V X7R</text:p>
          </table:table-cell>
          <table:table-cell table:style-name="ce30" office:value-type="string">
            <text:p>0603</text:p>
          </table:table-cell>
          <table:table-cell table:style-name="ce45" office:value-type="string">
            <text:p>C81, C82, C83, C84, C85</text:p>
          </table:table-cell>
          <table:table-cell table:style-name="ce30" office:value-type="string">
            <text:p>AUX PS</text:p>
          </table:table-cell>
          <table:table-cell table:style-name="ce51" table:formula="of:=IF([.F5]=&quot;Power board&quot;;[.B5]*2;[.B5])" office:value-type="float" office:value="5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>
            <text:p>27</text:p>
          </table:table-cell>
          <table:table-cell table:style-name="ce19" office:value-type="string">
            <text:p>100n 16V X7R</text:p>
          </table:table-cell>
          <table:table-cell table:style-name="ce31" office:value-type="string">
            <text:p>0603</text:p>
          </table:table-cell>
          <table:table-cell table:style-name="ce46" office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>
            <text:p>Arduino Shield</text:p>
          </table:table-cell>
          <table:table-cell table:style-name="ce52" table:formula="of:=IF([.F6]=&quot;Power board&quot;;[.B6]*2;[.B6])" office:value-type="float" office:value="27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>
            <text:p>66</text:p>
          </table:table-cell>
          <table:table-cell table:style-name="ce18" office:value-type="string">
            <text:p>2496832</text:p>
          </table:table-cell>
          <table:table-cell table:style-name="ce30" office:value-type="string">
            <text:p>0603B104K160CT</text:p>
          </table:table-cell>
          <table:table-cell table:style-name="ce66" office:value-type="float" office:value="0.0124">
            <text:p>0.01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0603YC104KAT2A</text:p>
          </table:table-cell>
          <table:table-cell table:style-name="ce92" office:value-type="float" office:value="0.01">
            <text:p>0.010</text:p>
          </table:table-cell>
          <table:table-cell table:style-name="ce100"/>
          <table:table-cell table:style-name="ce85" office:value-type="string">
            <text:p>06033C104K4T4A</text:p>
          </table:table-cell>
          <table:table-cell table:style-name="ce92" office:value-type="float" office:value="0.025">
            <text:p>0.025</text:p>
          </table:table-cell>
          <table:table-cell table:style-name="ce100"/>
          <table:table-cell table:style-name="ce110" office:value-type="string">
            <text:p>391-246</text:p>
          </table:table-cell>
          <table:table-cell table:style-name="ce110" office:value-type="string">
            <text:p>0603YC104JAT2A</text:p>
          </table:table-cell>
          <table:table-cell table:style-name="ce92" office:value-type="float" office:value="0.004">
            <text:p>0.004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10B104KO8NNNC</text:p>
          </table:table-cell>
          <table:table-cell table:style-name="ce66" office:value-type="float" office:value="0.0044">
            <text:p>0.004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7]&lt;&gt;&quot;&quot;;&quot;&quot;;[.G7])" office:value-type="float" office:value="66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>
            <text:p>0.004 €</text:p>
          </table:table-cell>
          <table:table-cell table:style-name="ce143" office:value-type="float" office:value="100">
            <text:p>100</text:p>
          </table:table-cell>
          <table:table-cell table:style-name="ce163" table:formula="of:=[.AB7]*[.AC7]" office:value-type="float" office:value="0.4">
            <text:p>0.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8" office:value-type="string">
            <text:p>220u 16V</text:p>
          </table:table-cell>
          <table:table-cell table:style-name="ce30" office:value-type="string">
            <text:p>SMD ELCO; Ø6.3 x 7.7mm</text:p>
          </table:table-cell>
          <table:table-cell table:style-name="ce45" office:value-type="string">
            <text:p>C78</text:p>
          </table:table-cell>
          <table:table-cell table:style-name="ce30" office:value-type="string">
            <text:p>AUX PS</text:p>
          </table:table-cell>
          <table:table-cell table:style-name="ce51" table:formula="of:=IF([.F9]=&quot;Power board&quot;;[.B9]*2;[.B9])" office:value-type="float" office:value="1">
            <text:p>1</text:p>
          </table:table-cell>
          <table:table-cell table:style-name="ce18" office:value-type="string">
            <text:p>1870605</text:p>
          </table:table-cell>
          <table:table-cell table:style-name="ce30" office:value-type="string">
            <text:p>MCESL16V227M6.3X7.7</text:p>
          </table:table-cell>
          <table:table-cell table:style-name="ce66" office:value-type="float" office:value="0.213">
            <text:p>0.213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399-6679-1-ND</text:p>
          </table:table-cell>
          <table:table-cell table:style-name="ce92" office:value-type="float" office:value="0.41">
            <text:p>0.41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80-EDK227M016A9HAA </text:p>
          </table:table-cell>
          <table:table-cell table:style-name="ce92" office:value-type="float" office:value="0.407">
            <text:p>0.407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839-1770</text:p>
          </table:table-cell>
          <table:table-cell table:style-name="ce110" office:value-type="float" office:value="865080345012">
            <text:p>865080345012</text:p>
          </table:table-cell>
          <table:table-cell table:style-name="ce92" office:value-type="float" office:value="0.28">
            <text:p>0.28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SC1C227M6L07KVR</text:p>
          </table:table-cell>
          <table:table-cell table:style-name="ce66" office:value-type="float" office:value="0.06099">
            <text:p>0.061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9]&lt;&gt;&quot;&quot;;&quot;&quot;;[.G9])" office:value-type="float" office:value="1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>
            <text:p>0.061 €</text:p>
          </table:table-cell>
          <table:table-cell table:style-name="ce143" office:value-type="float" office:value="1">
            <text:p>1</text:p>
          </table:table-cell>
          <table:table-cell table:style-name="ce163" table:formula="of:=[.AB9]*[.AC9]" office:value-type="float" office:value="0.06099">
            <text:p>0.061</text:p>
          </table:table-cell>
          <table:table-cell table:number-columns-repeated="994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10n 5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18, C131, C135, C137, C138</text:p>
          </table:table-cell>
          <table:table-cell table:style-name="ce48" office:value-type="string">
            <text:p>Arduino Shield</text:p>
          </table:table-cell>
          <table:table-cell table:style-name="ce52" table:formula="of:=IF([.F10]=&quot;Power board&quot;;[.B10]*2;[.B10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7">
            <text:p>7</text:p>
          </table:table-cell>
          <table:table-cell table:style-name="ce18" office:value-type="string">
            <text:p>10n 50V X7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25, C28, C35, C42, C47, C70, C74</text:p>
          </table:table-cell>
          <table:table-cell table:style-name="ce30" office:value-type="string">
            <text:p>Power board</text:p>
          </table:table-cell>
          <table:table-cell table:style-name="ce51" table:formula="of:=IF([.F11]=&quot;Power board&quot;;[.B11]*2;[.B11])" office:value-type="float" office:value="14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>
            <text:p>19</text:p>
          </table:table-cell>
          <table:table-cell table:style-name="ce58" office:value-type="string">
            <text:p>1759246</text:p>
          </table:table-cell>
          <table:table-cell table:style-name="ce64" office:value-type="string">
            <text:p>MC0805B103K500CT</text:p>
          </table:table-cell>
          <table:table-cell table:style-name="ce67" office:value-type="float" office:value="0.009">
            <text:p>0.00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103KBCNNNC</text:p>
          </table:table-cell>
          <table:table-cell table:style-name="ce93" office:value-type="float" office:value="0.027">
            <text:p>0.027</text:p>
          </table:table-cell>
          <table:table-cell table:style-name="ce101"/>
          <table:table-cell table:style-name="ce86" office:value-type="string">
            <text:p>GRM216R71H103KA01D</text:p>
          </table:table-cell>
          <table:table-cell table:style-name="ce93" office:value-type="float" office:value="0.014">
            <text:p>0.014</text:p>
          </table:table-cell>
          <table:table-cell table:style-name="ce101"/>
          <table:table-cell table:style-name="ce86" office:value-type="string">
            <text:p>461-4013</text:p>
          </table:table-cell>
          <table:table-cell table:style-name="ce86" office:value-type="string">
            <text:p>CC0805KRX7R9BB103</text:p>
          </table:table-cell>
          <table:table-cell table:style-name="ce93" office:value-type="float" office:value="0.007">
            <text:p>0.007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L21B103JBANNNC</text:p>
          </table:table-cell>
          <table:table-cell table:style-name="ce125" office:value-type="float" office:value="0.006">
            <text:p>0.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>
            <text:p>0.006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12]*[.AC12]" office:value-type="float" office:value="0.12">
            <text:p>0.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0u 50V X7R</text:p>
          </table:table-cell>
          <table:table-cell table:style-name="ce31" office:value-type="string">
            <text:p>1210</text:p>
          </table:table-cell>
          <table:table-cell table:style-name="ce46" office:value-type="string">
            <text:p>C90, C110</text:p>
          </table:table-cell>
          <table:table-cell table:style-name="ce48" office:value-type="string">
            <text:p>Arduino Shield</text:p>
          </table:table-cell>
          <table:table-cell table:style-name="ce52" table:formula="of:=IF([.F14]=&quot;Power board&quot;;[.B14]*2;[.B1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7">
            <text:p>7</text:p>
          </table:table-cell>
          <table:table-cell table:style-name="ce18" office:value-type="string">
            <text:p>10u 50V X7R</text:p>
          </table:table-cell>
          <table:table-cell table:style-name="ce30" office:value-type="string">
            <text:p>1210</text:p>
          </table:table-cell>
          <table:table-cell table:style-name="ce45" office:value-type="string">
            <text:p>C10, C16, C22, C24, C29, C30, C55</text:p>
          </table:table-cell>
          <table:table-cell table:style-name="ce30" office:value-type="string">
            <text:p>Power board</text:p>
          </table:table-cell>
          <table:table-cell table:style-name="ce51" table:formula="of:=IF([.F15]=&quot;Power board&quot;;[.B15]*2;[.B15])" office:value-type="float" office:value="14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>
            <text:p>16</text:p>
          </table:table-cell>
          <table:table-cell table:style-name="ce58" office:value-type="string">
            <text:p>2362133</text:p>
          </table:table-cell>
          <table:table-cell table:style-name="ce64" office:value-type="string">
            <text:p>GRM32ER71H106KA12L</text:p>
          </table:table-cell>
          <table:table-cell table:style-name="ce67" office:value-type="float" office:value="0.748">
            <text:p>0.74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CL32B106KBJNNWE</text:p>
          </table:table-cell>
          <table:table-cell table:style-name="ce93" office:value-type="float" office:value="0.335">
            <text:p>0.335</text:p>
          </table:table-cell>
          <table:table-cell table:style-name="ce101"/>
          <table:table-cell table:style-name="ce86" office:value-type="string">
            <text:p>GRM32ER71H106KA12L</text:p>
          </table:table-cell>
          <table:table-cell table:style-name="ce93" office:value-type="float" office:value="0.376">
            <text:p>0.376</text:p>
          </table:table-cell>
          <table:table-cell table:style-name="ce101"/>
          <table:table-cell table:style-name="ce86" office:value-type="string">
            <text:p>766-1214</text:p>
          </table:table-cell>
          <table:table-cell table:style-name="ce86" office:value-type="string">
            <text:p>CL32B106KBJNNNE</text:p>
          </table:table-cell>
          <table:table-cell table:style-name="ce93" office:value-type="float" office:value="0.601">
            <text:p>0.601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CL32B106KBJNNNE</text:p>
          </table:table-cell>
          <table:table-cell table:style-name="ce125" office:value-type="float" office:value="0.201">
            <text:p>0.201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>
            <text:p>0.201 €</text:p>
          </table:table-cell>
          <table:table-cell table:style-name="ce144" table:formula="of:=[.G16]" office:value-type="float" office:value="16">
            <text:p>16</text:p>
          </table:table-cell>
          <table:table-cell table:style-name="ce163" table:formula="of:=[.AB16]*[.AC16]" office:value-type="float" office:value="3.216">
            <text:p>3.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0u 10V</text:p>
          </table:table-cell>
          <table:table-cell table:style-name="ce31" office:value-type="string">
            <text:p>1206, Tantalum</text:p>
          </table:table-cell>
          <table:table-cell table:style-name="ce46" office:value-type="string">
            <text:p>C105, C129</text:p>
          </table:table-cell>
          <table:table-cell table:style-name="ce48" office:value-type="string">
            <text:p>Arduino Shield</text:p>
          </table:table-cell>
          <table:table-cell table:style-name="ce52" table:formula="of:=IF([.F18]=&quot;Power board&quot;;[.B18]*2;[.B1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8" office:value-type="string">
            <text:p>10u 10V</text:p>
          </table:table-cell>
          <table:table-cell table:style-name="ce30" office:value-type="string">
            <text:p>1206, Tantalum</text:p>
          </table:table-cell>
          <table:table-cell table:style-name="ce45" office:value-type="string">
            <text:p>C23, C31, C57</text:p>
          </table:table-cell>
          <table:table-cell table:style-name="ce30" office:value-type="string">
            <text:p>Power board</text:p>
          </table:table-cell>
          <table:table-cell table:style-name="ce51" table:formula="of:=IF([.F19]=&quot;Power board&quot;;[.B19]*2;[.B19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>
            <text:p>8</text:p>
          </table:table-cell>
          <table:table-cell table:style-name="ce58" office:value-type="string">
            <text:p>1457413</text:p>
          </table:table-cell>
          <table:table-cell table:style-name="ce64" office:value-type="string">
            <text:p>T491A106K010AT</text:p>
          </table:table-cell>
          <table:table-cell table:style-name="ce67" office:value-type="float" office:value="0.26">
            <text:p>0.26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T491A106K010AT</text:p>
          </table:table-cell>
          <table:table-cell table:style-name="ce93" office:value-type="float" office:value="0.34">
            <text:p>0.340</text:p>
          </table:table-cell>
          <table:table-cell table:style-name="ce101"/>
          <table:table-cell table:style-name="ce86" office:value-type="string">
            <text:p>T491A106K010AT</text:p>
          </table:table-cell>
          <table:table-cell table:style-name="ce93" office:value-type="float" office:value="0.344">
            <text:p>0.344</text:p>
          </table:table-cell>
          <table:table-cell table:style-name="ce101"/>
          <table:table-cell table:style-name="ce86" office:value-type="string">
            <text:p>538-2278</text:p>
          </table:table-cell>
          <table:table-cell table:style-name="ce86" office:value-type="string">
            <text:p>T491A106K010AT</text:p>
          </table:table-cell>
          <table:table-cell table:style-name="ce93" office:value-type="float" office:value="0.196">
            <text:p>0.196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T491A106K010AT</text:p>
          </table:table-cell>
          <table:table-cell table:style-name="ce125" office:value-type="float" office:value="0.0845">
            <text:p>0.085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>
            <text:p>0.085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0]*[.AC20]" office:value-type="float" office:value="0.845">
            <text:p>0.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20p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17, C39</text:p>
          </table:table-cell>
          <table:table-cell table:style-name="ce48" office:value-type="string">
            <text:p>Power board</text:p>
          </table:table-cell>
          <table:table-cell table:style-name="ce52" table:formula="of:=IF([.F22]=&quot;Power board&quot;;[.B22]*2;[.B22])" office:value-type="float" office:value="4">
            <text:p>4</text:p>
          </table:table-cell>
          <table:table-cell table:style-name="ce58" office:value-type="string">
            <text:p>1414667</text:p>
          </table:table-cell>
          <table:table-cell table:style-name="ce64" office:value-type="string">
            <text:p>C0805C121J5GACTU</text:p>
          </table:table-cell>
          <table:table-cell table:style-name="ce67" office:value-type="float" office:value="0.0438">
            <text:p>0.04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C121JBANNNC</text:p>
          </table:table-cell>
          <table:table-cell table:style-name="ce93" office:value-type="float" office:value="0.058">
            <text:p>0.058</text:p>
          </table:table-cell>
          <table:table-cell table:style-name="ce101"/>
          <table:table-cell table:style-name="ce86" office:value-type="string">
            <text:p>C0805C121J5GACTU</text:p>
          </table:table-cell>
          <table:table-cell table:style-name="ce93" office:value-type="float" office:value="0.031">
            <text:p>0.031</text:p>
          </table:table-cell>
          <table:table-cell table:style-name="ce101"/>
          <table:table-cell table:style-name="ce86" office:value-type="string">
            <text:p>723-6209</text:p>
          </table:table-cell>
          <table:table-cell table:style-name="ce86" office:value-type="string">
            <text:p>GRM2165C1H121JA01D</text:p>
          </table:table-cell>
          <table:table-cell table:style-name="ce93" office:value-type="float" office:value="0.035">
            <text:p>0.035</text:p>
          </table:table-cell>
          <table:table-cell table:style-name="ce101" office:value-type="float" office:value="100">
            <text:p>100</text:p>
          </table:table-cell>
          <table:table-cell table:style-name="ce123" office:value-type="string">
            <text:p>CL21C121JBANNNP</text:p>
          </table:table-cell>
          <table:table-cell table:style-name="ce125" office:value-type="float" office:value="0.00685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>
            <text:p>0.00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2]*[.AC22]" office:value-type="float" office:value="0.0685">
            <text:p>0.069</text:p>
          </table:table-cell>
          <table:table-cell table:number-columns-repeated="994"/>
        </table:table-row>
        <table:table-row table:style-name="ro5">
          <table:table-cell table:style-name="ce3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8" office:value-type="string">
            <text:p>18p 50V NP0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C116, C120</text:p>
          </table:table-cell>
          <table:table-cell table:style-name="ce30" office:value-type="string">
            <text:p>Arduino Shield</text:p>
          </table:table-cell>
          <table:table-cell table:style-name="ce51" table:formula="of:=IF([.F23]=&quot;Power board&quot;;[.B23]*2;[.B23])" office:value-type="float" office:value="2">
            <text:p>2</text:p>
          </table:table-cell>
          <table:table-cell table:style-name="ce18" office:value-type="float" office:value="2320820">
            <text:p>2320820</text:p>
          </table:table-cell>
          <table:table-cell table:style-name="ce30" office:value-type="string">
            <text:p>MC0805N180J101CT</text:p>
          </table:table-cell>
          <table:table-cell table:style-name="ce66" office:value-type="float" office:value="0.0263">
            <text:p>0.02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C180JBANNNC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C0805C180J5GACTU</text:p>
          </table:table-cell>
          <table:table-cell table:style-name="ce92" office:value-type="float" office:value="0.1">
            <text:p>0.100</text:p>
          </table:table-cell>
          <table:table-cell table:style-name="ce100"/>
          <table:table-cell table:style-name="ce110" office:value-type="string">
            <text:p>648-0935</text:p>
          </table:table-cell>
          <table:table-cell table:style-name="ce110" office:value-type="string">
            <text:p>C0805C180J5GACTU</text:p>
          </table:table-cell>
          <table:table-cell table:style-name="ce92" office:value-type="float" office:value="0.157">
            <text:p>0.157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CL21C180JBANNNC</text:p>
          </table:table-cell>
          <table:table-cell table:style-name="ce66" office:value-type="float" office:value="0.0709">
            <text:p>0.071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3]&lt;&gt;&quot;&quot;;&quot;&quot;;[.G23])" office:value-type="float" office:value="2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>
            <text:p>0.026 €</text:p>
          </table:table-cell>
          <table:table-cell table:style-name="ce143" office:value-type="float" office:value="2">
            <text:p>2</text:p>
          </table:table-cell>
          <table:table-cell table:style-name="ce163" table:formula="of:=[.AB23]*[.AC23]" office:value-type="float" office:value="0.0526">
            <text:p>0.053</text:p>
          </table:table-cell>
          <table:table-cell table:number-columns-repeated="994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n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52, C53</text:p>
          </table:table-cell>
          <table:table-cell table:style-name="ce48" office:value-type="string">
            <text:p>Power board</text:p>
          </table:table-cell>
          <table:table-cell table:style-name="ce52" table:formula="of:=IF([.F24]=&quot;Power board&quot;;[.B24]*2;[.B24])" office:value-type="float" office:value="4">
            <text:p>4</text:p>
          </table:table-cell>
          <table:table-cell table:style-name="ce58" office:value-type="float" office:value="1759227">
            <text:p>1759227</text:p>
          </table:table-cell>
          <table:table-cell table:style-name="ce64" office:value-type="string">
            <text:p>MC0805N102J500CT</text:p>
          </table:table-cell>
          <table:table-cell table:style-name="ce67" office:value-type="float" office:value="0.0288">
            <text:p>0.02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C102JBCNNNC</text:p>
          </table:table-cell>
          <table:table-cell table:style-name="ce93" office:value-type="float" office:value="0.065">
            <text:p>0.065</text:p>
          </table:table-cell>
          <table:table-cell table:style-name="ce101"/>
          <table:table-cell table:style-name="ce86" office:value-type="string">
            <text:p>C0805C102J5GACTU</text:p>
          </table:table-cell>
          <table:table-cell table:style-name="ce93" office:value-type="float" office:value="0.038">
            <text:p>0.038</text:p>
          </table:table-cell>
          <table:table-cell table:style-name="ce101"/>
          <table:table-cell table:style-name="ce86" office:value-type="string">
            <text:p>378-710</text:p>
          </table:table-cell>
          <table:table-cell table:style-name="ce86" office:value-type="string">
            <text:p>0805CG102J9BB</text:p>
          </table:table-cell>
          <table:table-cell table:style-name="ce93" office:value-type="float" office:value="0.021">
            <text:p>0.021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CL21C102JBCNNNC</text:p>
          </table:table-cell>
          <table:table-cell table:style-name="ce125" office:value-type="float" office:value="0.00971">
            <text:p>0.010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>
            <text:p>0.010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4]*[.AC24]" office:value-type="float" office:value="0.0971">
            <text:p>0.097</text:p>
          </table:table-cell>
          <table:table-cell table:number-columns-repeated="994"/>
        </table:table-row>
        <table:table-row table:style-name="ro7">
          <table:table-cell table:style-name="ce3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8" office:value-type="string">
            <text:p>1u 100V X7R</text:p>
          </table:table-cell>
          <table:table-cell table:style-name="ce30" office:value-type="string">
            <text:p>1206, 100V</text:p>
          </table:table-cell>
          <table:table-cell table:style-name="ce45" office:value-type="string">
            <text:p>C8, C33</text:p>
          </table:table-cell>
          <table:table-cell table:style-name="ce30" office:value-type="string">
            <text:p>Power board</text:p>
          </table:table-cell>
          <table:table-cell table:style-name="ce51" table:formula="of:=IF([.F25]=&quot;Power board&quot;;[.B25]*2;[.B25])" office:value-type="float" office:value="4">
            <text:p>4</text:p>
          </table:table-cell>
          <table:table-cell table:style-name="ce18" office:value-type="float" office:value="2320876">
            <text:p>2320876</text:p>
          </table:table-cell>
          <table:table-cell table:style-name="ce30" office:value-type="string">
            <text:p>MC1206B105K101CT</text:p>
          </table:table-cell>
          <table:table-cell table:style-name="ce66" office:value-type="float" office:value="0.2">
            <text:p>0.20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CL31B105KCHNNNE</text:p>
          </table:table-cell>
          <table:table-cell table:style-name="ce92" office:value-type="float" office:value="0.253">
            <text:p>0.253</text:p>
          </table:table-cell>
          <table:table-cell table:style-name="ce100"/>
          <table:table-cell table:style-name="ce85" office:value-type="string">
            <text:p>GRM31CR72A105KA01L</text:p>
          </table:table-cell>
          <table:table-cell table:style-name="ce92" office:value-type="float" office:value="0.227">
            <text:p>0.227</text:p>
          </table:table-cell>
          <table:table-cell table:style-name="ce100"/>
          <table:table-cell table:style-name="ce110" office:value-type="string">
            <text:p>740-7590</text:p>
          </table:table-cell>
          <table:table-cell table:style-name="ce110" office:value-type="string">
            <text:p>C3216X7R2A105K160AA</text:p>
          </table:table-cell>
          <table:table-cell table:style-name="ce92" office:value-type="float" office:value="0.174">
            <text:p>0.174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GRM31CR72A105KA01L</text:p>
          </table:table-cell>
          <table:table-cell table:style-name="ce66" office:value-type="float" office:value="0.1279">
            <text:p>0.128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25]&lt;&gt;&quot;&quot;;&quot;&quot;;[.G25])" office:value-type="float" office:value="4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>
            <text:p>0.128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5]*[.AC25]" office:value-type="float" office:value="1.279">
            <text:p>1.279</text:p>
          </table:table-cell>
          <table:table-cell table:number-columns-repeated="994"/>
        </table:table-row>
        <table:table-row table:style-name="ro7">
          <table:table-cell table:style-name="ce3" office:value-type="float" office:value="11">
            <text:p>11</text:p>
          </table:table-cell>
          <table:table-cell table:style-name="ce13" office:value-type="float" office:value="7">
            <text:p>7</text:p>
          </table:table-cell>
          <table:table-cell table:style-name="ce19" office:value-type="string">
            <text:p>1u 50V X7R</text:p>
          </table:table-cell>
          <table:table-cell table:style-name="ce31" office:value-type="string">
            <text:p>0805, 50V</text:p>
          </table:table-cell>
          <table:table-cell table:style-name="ce46" office:value-type="string">
            <text:p>C11, C26, C46, C48, C58, C64, C66</text:p>
          </table:table-cell>
          <table:table-cell table:style-name="ce48" office:value-type="string">
            <text:p>Power board</text:p>
          </table:table-cell>
          <table:table-cell table:style-name="ce52" table:formula="of:=IF([.F26]=&quot;Power board&quot;;[.B26]*2;[.B26])" office:value-type="float" office:value="14">
            <text:p>14</text:p>
          </table:table-cell>
          <table:table-cell table:style-name="ce58" office:value-type="string">
            <text:p>2118131</text:p>
          </table:table-cell>
          <table:table-cell table:style-name="ce64" office:value-type="string">
            <text:p>C0805C105K5RACTU</text:p>
          </table:table-cell>
          <table:table-cell table:style-name="ce67" office:value-type="float" office:value="0.215">
            <text:p>0.215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CL21B105KBFNNNE</text:p>
          </table:table-cell>
          <table:table-cell table:style-name="ce93" office:value-type="float" office:value="0.129">
            <text:p>0.129</text:p>
          </table:table-cell>
          <table:table-cell table:style-name="ce101"/>
          <table:table-cell table:style-name="ce86" office:value-type="string">
            <text:p>08055C105K4T2A</text:p>
          </table:table-cell>
          <table:table-cell table:style-name="ce93" office:value-type="float" office:value="0.135">
            <text:p>0.135</text:p>
          </table:table-cell>
          <table:table-cell table:style-name="ce101"/>
          <table:table-cell table:style-name="ce86" office:value-type="string">
            <text:p>766-1062</text:p>
          </table:table-cell>
          <table:table-cell table:style-name="ce86" office:value-type="string">
            <text:p>CL21B105KBFNNNF</text:p>
          </table:table-cell>
          <table:table-cell table:style-name="ce93" office:value-type="float" office:value="0.041">
            <text:p>0.041</text:p>
          </table:table-cell>
          <table:table-cell table:style-name="ce101" office:value-type="float" office:value="100">
            <text:p>100</text:p>
          </table:table-cell>
          <table:table-cell table:style-name="ce123" office:value-type="string">
            <text:p>CL21B105KBFNNNG</text:p>
          </table:table-cell>
          <table:table-cell table:style-name="ce125" office:value-type="float" office:value="0.01429">
            <text:p>0.014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>
            <text:p>0.014 €</text:p>
          </table:table-cell>
          <table:table-cell table:style-name="ce144" office:value-type="float" office:value="15">
            <text:p>15</text:p>
          </table:table-cell>
          <table:table-cell table:style-name="ce163" table:formula="of:=[.AB26]*[.AC26]" office:value-type="float" office:value="0.21435">
            <text:p>0.214</text:p>
          </table:table-cell>
          <table:table-cell table:number-columns-repeated="994"/>
        </table:table-row>
        <table:table-row table:style-name="ro7">
          <table:table-cell table:style-name="ce3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8" office:value-type="string">
            <text:p>22n 50V X7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115</text:p>
          </table:table-cell>
          <table:table-cell table:style-name="ce30" office:value-type="string">
            <text:p>Arduino Shield</text:p>
          </table:table-cell>
          <table:table-cell table:style-name="ce51" table:formula="of:=IF([.F27]=&quot;Power board&quot;;[.B27]*2;[.B27])" office:value-type="float" office:value="1">
            <text:p>1</text:p>
          </table:table-cell>
          <table:table-cell table:style-name="ce18" office:value-type="float" office:value="1759252">
            <text:p>1759252</text:p>
          </table:table-cell>
          <table:table-cell table:style-name="ce30" office:value-type="string">
            <text:p>MC0805B223K500CT</text:p>
          </table:table-cell>
          <table:table-cell table:style-name="ce66" office:value-type="float" office:value="0.0157">
            <text:p>0.01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B223KBANNNC</text:p>
          </table:table-cell>
          <table:table-cell table:style-name="ce92" office:value-type="float" office:value="0.058">
            <text:p>0.058</text:p>
          </table:table-cell>
          <table:table-cell table:style-name="ce100"/>
          <table:table-cell table:style-name="ce85" office:value-type="string">
            <text:p>C0805C223K5RAC</text:p>
          </table:table-cell>
          <table:table-cell table:style-name="ce92" office:value-type="float" office:value="0.031">
            <text:p>0.031</text:p>
          </table:table-cell>
          <table:table-cell table:style-name="ce100"/>
          <table:table-cell table:style-name="ce110" office:value-type="string">
            <text:p>464-6701</text:p>
          </table:table-cell>
          <table:table-cell table:style-name="ce110" office:value-type="string">
            <text:p>08055C223KAT2A</text:p>
          </table:table-cell>
          <table:table-cell table:style-name="ce92" office:value-type="float" office:value="0.015">
            <text:p>0.015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21B223KBANNNC</text:p>
          </table:table-cell>
          <table:table-cell table:style-name="ce66" office:value-type="float" office:value="0.00841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7]&lt;&gt;&quot;&quot;;&quot;&quot;;[.G27])" office:value-type="float" office:value="1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>
            <text:p>0.008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7]*[.AC27]" office:value-type="float" office:value="0.0841">
            <text:p>0.084</text:p>
          </table:table-cell>
          <table:table-cell table:number-columns-repeated="994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2n2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36, C37, C38, C40, C71</text:p>
          </table:table-cell>
          <table:table-cell table:style-name="ce48" office:value-type="string">
            <text:p>Power board</text:p>
          </table:table-cell>
          <table:table-cell table:style-name="ce52" table:formula="of:=IF([.F28]=&quot;Power board&quot;;[.B28]*2;[.B28])" office:value-type="float" office:value="10">
            <text:p>10</text:p>
          </table:table-cell>
          <table:table-cell table:style-name="ce58" office:value-type="float" office:value="1759236">
            <text:p>1759236</text:p>
          </table:table-cell>
          <table:table-cell table:style-name="ce64" office:value-type="string">
            <text:p>MC0805N222J500CT</text:p>
          </table:table-cell>
          <table:table-cell table:style-name="ce67" office:value-type="float" office:value="0.0515">
            <text:p>0.05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C222JBFNNNG</text:p>
          </table:table-cell>
          <table:table-cell table:style-name="ce93" office:value-type="float" office:value="0.078">
            <text:p>0.078</text:p>
          </table:table-cell>
          <table:table-cell table:style-name="ce101"/>
          <table:table-cell table:style-name="ce86" office:value-type="string">
            <text:p>GRM2165C1H222JA01D</text:p>
          </table:table-cell>
          <table:table-cell table:style-name="ce93" office:value-type="float" office:value="0.076">
            <text:p>0.076</text:p>
          </table:table-cell>
          <table:table-cell table:style-name="ce101"/>
          <table:table-cell table:style-name="ce86" office:value-type="string">
            <text:p>802-9905</text:p>
          </table:table-cell>
          <table:table-cell table:style-name="ce86" office:value-type="string">
            <text:p>C0805C222J5GACTU</text:p>
          </table:table-cell>
          <table:table-cell table:style-name="ce93" office:value-type="float" office:value="0.043">
            <text:p>0.043</text:p>
          </table:table-cell>
          <table:table-cell table:style-name="ce101" office:value-type="float" office:value="100">
            <text:p>100</text:p>
          </table:table-cell>
          <table:table-cell table:style-name="ce123" office:value-type="string">
            <text:p>GRM2165C1H222JA01D</text:p>
          </table:table-cell>
          <table:table-cell table:style-name="ce125" office:value-type="float" office:value="0.0145">
            <text:p>0.015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>
            <text:p>0.015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8]*[.AC28]" office:value-type="float" office:value="0.145">
            <text:p>0.145</text:p>
          </table:table-cell>
          <table:table-cell table:number-columns-repeated="994"/>
        </table:table-row>
        <table:table-row table:style-name="ro2">
          <table:table-cell table:style-name="ce3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8" office:value-type="string">
            <text:p>22u 50V</text:p>
          </table:table-cell>
          <table:table-cell table:style-name="ce30" office:value-type="string">
            <text:p>SMD ELCO; Ø8x10.2mm</text:p>
          </table:table-cell>
          <table:table-cell table:style-name="ce45" office:value-type="string">
            <text:p>C89, C94</text:p>
          </table:table-cell>
          <table:table-cell table:style-name="ce30" office:value-type="string">
            <text:p>Arduino board</text:p>
          </table:table-cell>
          <table:table-cell table:style-name="ce51" table:formula="of:=IF([.F29]=&quot;Power board&quot;;[.B29]*2;[.B29])" office:value-type="float" office:value="2">
            <text:p>2</text:p>
          </table:table-cell>
          <table:table-cell table:style-name="ce18" office:value-type="string">
            <text:p>2326151</text:p>
          </table:table-cell>
          <table:table-cell table:style-name="ce30" office:value-type="string">
            <text:p>EEE1HA220WAP</text:p>
          </table:table-cell>
          <table:table-cell table:style-name="ce66" office:value-type="float" office:value="0.341">
            <text:p>0.341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493-9884-1-ND</text:p>
          </table:table-cell>
          <table:table-cell table:style-name="ce92" office:value-type="float" office:value="0.28">
            <text:p>0.28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47-UWT1H220MCL6GS</text:p>
          </table:table-cell>
          <table:table-cell table:style-name="ce92" office:value-type="float" office:value="0.339">
            <text:p>0.339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20-2009</text:p>
          </table:table-cell>
          <table:table-cell table:style-name="ce110" office:value-type="string">
            <text:p>UWT1H220MCL1GB</text:p>
          </table:table-cell>
          <table:table-cell table:style-name="ce92" office:value-type="float" office:value="0.174">
            <text:p>0.174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UWT1H220MCL6GS</text:p>
          </table:table-cell>
          <table:table-cell table:style-name="ce66" office:value-type="float" office:value="0.009314">
            <text:p>0.009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29]&lt;&gt;&quot;&quot;;&quot;&quot;;[.G29])" office:value-type="float" office:value="2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>
            <text:p>0.009 €</text:p>
          </table:table-cell>
          <table:table-cell table:style-name="ce143" office:value-type="float" office:value="5">
            <text:p>5</text:p>
          </table:table-cell>
          <table:table-cell table:style-name="ce163" table:formula="of:=[.AB29]*[.AC29]" office:value-type="float" office:value="0.04657">
            <text:p>0.047</text:p>
          </table:table-cell>
          <table:table-cell table:number-columns-repeated="994"/>
        </table:table-row>
        <table:table-row table:style-name="ro5">
          <table:table-cell table:style-name="ce3" office:value-type="float" office:value="15">
            <text:p>15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3n3 50V X7R or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60, C61, C67, C68</text:p>
          </table:table-cell>
          <table:table-cell table:style-name="ce48" office:value-type="string">
            <text:p>Power board</text:p>
          </table:table-cell>
          <table:table-cell table:style-name="ce52" table:formula="of:=IF([.F30]=&quot;Power board&quot;;[.B30]*2;[.B30])" office:value-type="float" office:value="8">
            <text:p>8</text:p>
          </table:table-cell>
          <table:table-cell table:style-name="ce58" office:value-type="float" office:value="1759291">
            <text:p>1759291</text:p>
          </table:table-cell>
          <table:table-cell table:style-name="ce64" office:value-type="string">
            <text:p>MC0805B332K101CT</text:p>
          </table:table-cell>
          <table:table-cell table:style-name="ce67" office:value-type="float" office:value="0.0145">
            <text:p>0.015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332KBANNNC</text:p>
          </table:table-cell>
          <table:table-cell table:style-name="ce93" office:value-type="float" office:value="0.045">
            <text:p>0.045</text:p>
          </table:table-cell>
          <table:table-cell table:style-name="ce101"/>
          <table:table-cell table:style-name="ce86" office:value-type="string">
            <text:p>C0805C332K5RAC</text:p>
          </table:table-cell>
          <table:table-cell table:style-name="ce93" office:value-type="float" office:value="0.024">
            <text:p>0.024</text:p>
          </table:table-cell>
          <table:table-cell table:style-name="ce101"/>
          <table:table-cell table:style-name="ce86" office:value-type="string">
            <text:p>237-7009</text:p>
          </table:table-cell>
          <table:table-cell table:style-name="ce86" office:value-type="string">
            <text:p>GRM216R71H332KA01D</text:p>
          </table:table-cell>
          <table:table-cell table:style-name="ce93" office:value-type="float" office:value="0.038">
            <text:p>0.038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L21B332KBANNNC</text:p>
          </table:table-cell>
          <table:table-cell table:style-name="ce125" office:value-type="float" office:value="0.0069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30]&lt;&gt;&quot;&quot;;&quot;&quot;;[.G30])" office:value-type="float" office:value="8">
            <text:p>8</text:p>
          </table:table-cell>
          <table:table-cell table:style-name="ce144" table:formula="of:=IF([.AB30]=[.J30];&quot;Farnell&quot;; IF([.AB30]=[.M30]; &quot;Digikey&quot;; IF([.AB30]=[.P30]; &quot;Mouser&quot;; IF([.AB30]=[.T30]; &quot;RS&quot;; IF([.AB30]=[.W30]; &quot;TME&quot;)))))" office:value-type="string" office:string-value="TME">
            <text:p>TME</text:p>
          </table:table-cell>
          <table:table-cell table:style-name="ce151" table:formula="of:=IF([.G30]&lt;&gt;&quot;&quot;;MIN([.J30];[.M30];[.P30];[.T30];[.W30]);&quot;&quot;)" office:value-type="currency" office:currency="EUR" office:value="0.0069">
            <text:p>0.00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30]*[.AC30]" office:value-type="float" office:value="0.069">
            <text:p>0.069</text:p>
          </table:table-cell>
          <table:table-cell table:number-columns-repeated="994"/>
        </table:table-row>
        <table:table-row table:style-name="ro8">
          <table:table-cell table:style-name="ce3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18" office:value-type="string">
            <text:p>470n 50V X7R</text:p>
          </table:table-cell>
          <table:table-cell table:style-name="ce30" office:value-type="string">
            <text:p>0805, 50V</text:p>
          </table:table-cell>
          <table:table-cell table:style-name="ce45" office:value-type="string">
            <text:p>C7</text:p>
          </table:table-cell>
          <table:table-cell table:style-name="ce30" office:value-type="string">
            <text:p>Power board</text:p>
          </table:table-cell>
          <table:table-cell table:style-name="ce51" table:formula="of:=IF([.F31]=&quot;Power board&quot;;[.B31]*2;[.B3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70n 50V X7R</text:p>
          </table:table-cell>
          <table:table-cell table:style-name="ce31" office:value-type="string">
            <text:p>0805, 50V</text:p>
          </table:table-cell>
          <table:table-cell table:style-name="ce46" office:value-type="string">
            <text:p>C87, C92</text:p>
          </table:table-cell>
          <table:table-cell table:style-name="ce48" office:value-type="string">
            <text:p>Arduino Shield</text:p>
          </table:table-cell>
          <table:table-cell table:style-name="ce52" table:formula="of:=IF([.F32]=&quot;Power board&quot;;[.B32]*2;[.B32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1:.G32])" office:value-type="float" office:value="4">
            <text:p>4</text:p>
          </table:table-cell>
          <table:table-cell table:style-name="ce18" office:value-type="float" office:value="2470492">
            <text:p>2470492</text:p>
          </table:table-cell>
          <table:table-cell table:style-name="ce30" office:value-type="string">
            <text:p>GRM21BR71H474KA88L</text:p>
          </table:table-cell>
          <table:table-cell table:style-name="ce66" office:value-type="float" office:value="0.163">
            <text:p>0.163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CL21B474KBFNFNE</text:p>
          </table:table-cell>
          <table:table-cell table:style-name="ce92" office:value-type="float" office:value="0.139">
            <text:p>0.139</text:p>
          </table:table-cell>
          <table:table-cell table:style-name="ce100"/>
          <table:table-cell table:style-name="ce85" office:value-type="string">
            <text:p>C0805C474K5RACTU</text:p>
          </table:table-cell>
          <table:table-cell table:style-name="ce92" office:value-type="float" office:value="0.103">
            <text:p>0.103</text:p>
          </table:table-cell>
          <table:table-cell table:style-name="ce100"/>
          <table:table-cell table:style-name="ce110" office:value-type="string">
            <text:p>766-1053</text:p>
          </table:table-cell>
          <table:table-cell table:style-name="ce110" office:value-type="string">
            <text:p>CL21B474KBF4PNG</text:p>
          </table:table-cell>
          <table:table-cell table:style-name="ce92" office:value-type="float" office:value="0.085">
            <text:p>0.085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21B474KBFNNNG</text:p>
          </table:table-cell>
          <table:table-cell table:style-name="ce66" office:value-type="float" office:value="0.0153">
            <text:p>0.015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33]&lt;&gt;&quot;&quot;;&quot;&quot;;[.G33])" office:value-type="float" office:value="4">
            <text:p>4</text:p>
          </table:table-cell>
          <table:table-cell table:style-name="ce143" table:formula="of:=IF([.AB33]=[.J33];&quot;Farnell&quot;; IF([.AB33]=[.M33]; &quot;Digikey&quot;; IF([.AB33]=[.P33]; &quot;Mouser&quot;; IF([.AB33]=[.T33]; &quot;RS&quot;; IF([.AB33]=[.W33]; &quot;TME&quot;)))))" office:value-type="string" office:string-value="TME">
            <text:p>TME</text:p>
          </table:table-cell>
          <table:table-cell table:style-name="ce150" table:formula="of:=IF([.G33]&lt;&gt;&quot;&quot;;MIN([.J33];[.M33];[.P33];[.T33];[.W33]);&quot;&quot;)" office:value-type="currency" office:currency="EUR" office:value="0.0153">
            <text:p>0.015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33]*[.AC33]" office:value-type="float" office:value="0.153">
            <text:p>0.15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34]&lt;&gt;&quot;&quot;;MIN([.J34];[.M34];[.P34];[.T34];[.W34])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8" office:value-type="string">
            <text:p>470p 50V NP0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C14, C19</text:p>
          </table:table-cell>
          <table:table-cell table:style-name="ce30" office:value-type="string">
            <text:p>Power board</text:p>
          </table:table-cell>
          <table:table-cell table:style-name="ce51" table:formula="of:=IF([.F35]=&quot;Power board&quot;;[.B35]*2;[.B35])" office:value-type="float" office:value="4">
            <text:p>4</text:p>
          </table:table-cell>
          <table:table-cell table:style-name="ce18" office:value-type="float" office:value="1759217">
            <text:p>1759217</text:p>
          </table:table-cell>
          <table:table-cell table:style-name="ce30" office:value-type="string">
            <text:p>MC0805N471J500CT</text:p>
          </table:table-cell>
          <table:table-cell table:style-name="ce66" office:value-type="float" office:value="0.0233">
            <text:p>0.023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C471JBANNNC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08055A471JAT2A</text:p>
          </table:table-cell>
          <table:table-cell table:style-name="ce92" office:value-type="float" office:value="0.091">
            <text:p>0.091</text:p>
          </table:table-cell>
          <table:table-cell table:style-name="ce100"/>
          <table:table-cell table:style-name="ce110" office:value-type="string">
            <text:p>378-700</text:p>
          </table:table-cell>
          <table:table-cell table:style-name="ce110" office:value-type="string">
            <text:p>0805CG471J9BB</text:p>
          </table:table-cell>
          <table:table-cell table:style-name="ce92" office:value-type="float" office:value="0.021">
            <text:p>0.021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CL21C471JBANNNC</text:p>
          </table:table-cell>
          <table:table-cell table:style-name="ce66" office:value-type="float" office:value="0.00915">
            <text:p>0.009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35]&lt;&gt;&quot;&quot;;&quot;&quot;;[.G35])" office:value-type="float" office:value="4">
            <text:p>4</text:p>
          </table:table-cell>
          <table:table-cell table:style-name="ce143" table:formula="of:=IF([.AB35]=[.J35];&quot;Farnell&quot;; IF([.AB35]=[.M35]; &quot;Digikey&quot;; IF([.AB35]=[.P35]; &quot;Mouser&quot;; IF([.AB35]=[.T35]; &quot;RS&quot;; IF([.AB35]=[.W35]; &quot;TME&quot;)))))" office:value-type="string" office:string-value="TME">
            <text:p>TME</text:p>
          </table:table-cell>
          <table:table-cell table:style-name="ce150" table:formula="of:=IF([.G35]&lt;&gt;&quot;&quot;;MIN([.J35];[.M35];[.P35];[.T35];[.W35]);&quot;&quot;)" office:value-type="currency" office:currency="EUR" office:value="0.00915">
            <text:p>0.009 €</text:p>
          </table:table-cell>
          <table:table-cell table:style-name="ce143" office:value-type="float" office:value="2">
            <text:p>2</text:p>
          </table:table-cell>
          <table:table-cell table:style-name="ce163" table:formula="of:=[.AB35]*[.AC35]" office:value-type="float" office:value="0.0183">
            <text:p>0.018</text:p>
          </table:table-cell>
          <table:table-cell table:number-columns-repeated="994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7n 5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33, C140</text:p>
          </table:table-cell>
          <table:table-cell table:style-name="ce48" office:value-type="string">
            <text:p>Arduino Shield</text:p>
          </table:table-cell>
          <table:table-cell table:style-name="ce52" table:formula="of:=IF([.F36]=&quot;Power board&quot;;[.B36]*2;[.B36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47n 50V X7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79</text:p>
          </table:table-cell>
          <table:table-cell table:style-name="ce30" office:value-type="string">
            <text:p>AUX PS</text:p>
          </table:table-cell>
          <table:table-cell table:style-name="ce51" table:formula="of:=IF([.F37]=&quot;Power board&quot;;[.B37]*2;[.B3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:.G37])" office:value-type="float" office:value="3">
            <text:p>3</text:p>
          </table:table-cell>
          <table:table-cell table:style-name="ce58" office:value-type="float" office:value="2496983">
            <text:p>2496983</text:p>
          </table:table-cell>
          <table:table-cell table:style-name="ce64" office:value-type="string">
            <text:p>0805B473K500CT</text:p>
          </table:table-cell>
          <table:table-cell table:style-name="ce67" office:value-type="float" office:value="0.0232">
            <text:p>0.023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473KBCNNNC</text:p>
          </table:table-cell>
          <table:table-cell table:style-name="ce93" office:value-type="float" office:value="0.09">
            <text:p>0.090</text:p>
          </table:table-cell>
          <table:table-cell table:style-name="ce101"/>
          <table:table-cell table:style-name="ce86" office:value-type="string">
            <text:p>08055C473KAT2A</text:p>
          </table:table-cell>
          <table:table-cell table:style-name="ce93" office:value-type="float" office:value="0.091">
            <text:p>0.091</text:p>
          </table:table-cell>
          <table:table-cell table:style-name="ce101"/>
          <table:table-cell table:style-name="ce86" office:value-type="string">
            <text:p>391-303</text:p>
          </table:table-cell>
          <table:table-cell table:style-name="ce86" office:value-type="string">
            <text:p>08055C473KAT2A</text:p>
          </table:table-cell>
          <table:table-cell table:style-name="ce93" office:value-type="float" office:value="0.011">
            <text:p>0.01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C0805KRX7R9473</text:p>
          </table:table-cell>
          <table:table-cell table:style-name="ce125" office:value-type="float" office:value="0.0082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38]&lt;&gt;&quot;&quot;;&quot;&quot;;[.G38])" office:value-type="float" office:value="3">
            <text:p>3</text:p>
          </table:table-cell>
          <table:table-cell table:style-name="ce144" table:formula="of:=IF([.AB38]=[.J38];&quot;Farnell&quot;; IF([.AB38]=[.M38]; &quot;Digikey&quot;; IF([.AB38]=[.P38]; &quot;Mouser&quot;; IF([.AB38]=[.T38]; &quot;RS&quot;; IF([.AB38]=[.W38]; &quot;TME&quot;)))))" office:value-type="string" office:string-value="TME">
            <text:p>TME</text:p>
          </table:table-cell>
          <table:table-cell table:style-name="ce151" table:formula="of:=IF([.G38]&lt;&gt;&quot;&quot;;MIN([.J38];[.M38];[.P38];[.T38];[.W38]);&quot;&quot;)" office:value-type="currency" office:currency="EUR" office:value="0.0082">
            <text:p>0.008 €</text:p>
          </table:table-cell>
          <table:table-cell table:style-name="ce144" office:value-type="float" office:value="3">
            <text:p>3</text:p>
          </table:table-cell>
          <table:table-cell table:style-name="ce163" table:formula="of:=[.AB38]*[.AC38]" office:value-type="float" office:value="0.0246">
            <text:p>0.02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>
            <text:p>1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n 400V Polyester Film</text:p>
          </table:table-cell>
          <table:table-cell table:style-name="ce31" office:value-type="string">
            <text:p>THT <text:s text:c="2"/>R=7,5mm</text:p>
          </table:table-cell>
          <table:table-cell table:style-name="ce46" office:value-type="string">
            <text:p>C76</text:p>
          </table:table-cell>
          <table:table-cell table:style-name="ce48" office:value-type="string">
            <text:p>AUX PS</text:p>
          </table:table-cell>
          <table:table-cell table:style-name="ce52" table:formula="of:=IF([.F40]=&quot;Power board&quot;;[.B40]*2;[.B40])" office:value-type="float" office:value="1">
            <text:p>1</text:p>
          </table:table-cell>
          <table:table-cell table:style-name="ce58" office:value-type="float" office:value="2468839">
            <text:p>2468839</text:p>
          </table:table-cell>
          <table:table-cell table:style-name="ce64" office:value-type="string">
            <text:p>B32520E6473K000</text:p>
          </table:table-cell>
          <table:table-cell table:style-name="ce67" office:value-type="float" office:value="0.358">
            <text:p>0.35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668-9993</text:p>
          </table:table-cell>
          <table:table-cell table:style-name="ce86" office:value-type="string">
            <text:p>B32520C6473K189</text:p>
          </table:table-cell>
          <table:table-cell table:style-name="ce93" office:value-type="float" office:value="0.241">
            <text:p>0.241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40]" office:value-type="float" office:value="1">
            <text:p>1</text:p>
          </table:table-cell>
          <table:table-cell table:style-name="ce101"/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RS">
            <text:p>RS</text:p>
          </table:table-cell>
          <table:table-cell table:style-name="ce151" table:formula="of:=IF([.G40]&lt;&gt;&quot;&quot;;MIN([.J40];[.M40];[.P40];[.T40];[.W40]);&quot;&quot;)" office:value-type="currency" office:currency="EUR" office:value="0.241">
            <text:p>0.241 €</text:p>
          </table:table-cell>
          <table:table-cell table:style-name="ce144" office:value-type="float" office:value="1">
            <text:p>1</text:p>
          </table:table-cell>
          <table:table-cell table:style-name="ce163" table:formula="of:=[.AB40]*[.AC40]" office:value-type="float" office:value="0.241">
            <text:p>0.241</text:p>
          </table:table-cell>
          <table:table-cell table:number-columns-repeated="994"/>
        </table:table-row>
        <table:table-row table:style-name="ro5">
          <table:table-cell table:style-name="ce3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18" office:value-type="string">
            <text:p>47p 50V NP0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C34, C41</text:p>
          </table:table-cell>
          <table:table-cell table:style-name="ce30" office:value-type="string">
            <text:p>Power board</text:p>
          </table:table-cell>
          <table:table-cell table:style-name="ce51" table:formula="of:=IF([.F41]=&quot;Power board&quot;;[.B41]*2;[.B41])" office:value-type="float" office:value="4">
            <text:p>4</text:p>
          </table:table-cell>
          <table:table-cell table:style-name="ce18" office:value-type="string">
            <text:p>1414692</text:p>
          </table:table-cell>
          <table:table-cell table:style-name="ce30" office:value-type="string">
            <text:p>C0805C470J5GACTU</text:p>
          </table:table-cell>
          <table:table-cell table:style-name="ce66" office:value-type="float" office:value="0.0284">
            <text:p>0.028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C470JBANNNC</text:p>
          </table:table-cell>
          <table:table-cell table:style-name="ce92" office:value-type="float" office:value="0.043">
            <text:p>0.043</text:p>
          </table:table-cell>
          <table:table-cell table:style-name="ce100"/>
          <table:table-cell table:style-name="ce85" office:value-type="string">
            <text:p>C0805C470J5GACTU</text:p>
          </table:table-cell>
          <table:table-cell table:style-name="ce92" office:value-type="float" office:value="0.029">
            <text:p>0.029</text:p>
          </table:table-cell>
          <table:table-cell table:style-name="ce100"/>
          <table:table-cell table:style-name="ce110" office:value-type="string">
            <text:p>264-4270</text:p>
          </table:table-cell>
          <table:table-cell table:style-name="ce110" office:value-type="string">
            <text:p>C0805C470J5GACTU</text:p>
          </table:table-cell>
          <table:table-cell table:style-name="ce92" office:value-type="float" office:value="0.014">
            <text:p>0.014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CC0805JRNPO9470</text:p>
          </table:table-cell>
          <table:table-cell table:style-name="ce66" office:value-type="float" office:value="0.0074">
            <text:p>0.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41]&lt;&gt;&quot;&quot;;&quot;&quot;;[.G41])" office:value-type="float" office:value="4">
            <text:p>4</text:p>
          </table:table-cell>
          <table:table-cell table:style-name="ce143" table:formula="of:=IF([.AB41]=[.J41];&quot;Farnell&quot;; IF([.AB41]=[.M41]; &quot;Digikey&quot;; IF([.AB41]=[.P41]; &quot;Mouser&quot;; IF([.AB41]=[.T41]; &quot;RS&quot;; IF([.AB41]=[.W41]; &quot;TME&quot;)))))" office:value-type="string" office:string-value="TME">
            <text:p>TME</text:p>
          </table:table-cell>
          <table:table-cell table:style-name="ce150" table:formula="of:=IF([.G41]&lt;&gt;&quot;&quot;;MIN([.J41];[.M41];[.P41];[.T41];[.W41]);&quot;&quot;)" office:value-type="currency" office:currency="EUR" office:value="0.0074">
            <text:p>0.007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41]*[.AC41]" office:value-type="float" office:value="0.074">
            <text:p>0.074</text:p>
          </table:table-cell>
          <table:table-cell table:number-columns-repeated="994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u 35V</text:p>
          </table:table-cell>
          <table:table-cell table:style-name="ce31" office:value-type="string">
            <text:p>SMD ELCO, Ø6.3 x 5.8mm</text:p>
          </table:table-cell>
          <table:table-cell table:style-name="ce46" office:value-type="string">
            <text:p>C103</text:p>
          </table:table-cell>
          <table:table-cell table:style-name="ce48" office:value-type="string">
            <text:p>Arduino Shield</text:p>
          </table:table-cell>
          <table:table-cell table:style-name="ce52" table:formula="of:=IF([.F42]=&quot;Power board&quot;;[.B42]*2;[.B42])" office:value-type="float" office:value="1">
            <text:p>1</text:p>
          </table:table-cell>
          <table:table-cell table:style-name="ce58" office:value-type="float" office:value="9695850">
            <text:p>9695850</text:p>
          </table:table-cell>
          <table:table-cell table:style-name="ce64" office:value-type="string">
            <text:p>EEEFK1V470P</text:p>
          </table:table-cell>
          <table:table-cell table:style-name="ce67" office:value-type="float" office:value="0.493">
            <text:p>0.493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EEEFK1V470P</text:p>
          </table:table-cell>
          <table:table-cell table:style-name="ce93" office:value-type="float" office:value="0.44">
            <text:p>0.440</text:p>
          </table:table-cell>
          <table:table-cell table:style-name="ce101"/>
          <table:table-cell table:style-name="ce86" office:value-type="string">
            <text:p>EEEFK1V470P</text:p>
          </table:table-cell>
          <table:table-cell table:style-name="ce93" office:value-type="float" office:value="0.443">
            <text:p>0.443</text:p>
          </table:table-cell>
          <table:table-cell table:style-name="ce101"/>
          <table:table-cell table:style-name="ce86" office:value-type="string">
            <text:p>565-623</text:p>
          </table:table-cell>
          <table:table-cell table:style-name="ce86" office:value-type="string">
            <text:p>EEEFK1V470AP</text:p>
          </table:table-cell>
          <table:table-cell table:style-name="ce93" office:value-type="float" office:value="0.165">
            <text:p>0.165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EEEFK1V470P</text:p>
          </table:table-cell>
          <table:table-cell table:style-name="ce125" office:value-type="float" office:value="0.1572">
            <text:p>0.157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42]&lt;&gt;&quot;&quot;;&quot;&quot;;[.G42])" office:value-type="float" office:value="1">
            <text:p>1</text:p>
          </table:table-cell>
          <table:table-cell table:style-name="ce144" table:formula="of:=IF([.AB42]=[.J42];&quot;Farnell&quot;; IF([.AB42]=[.M42]; &quot;Digikey&quot;; IF([.AB42]=[.P42]; &quot;Mouser&quot;; IF([.AB42]=[.T42]; &quot;RS&quot;; IF([.AB42]=[.W42]; &quot;TME&quot;)))))" office:value-type="string" office:string-value="TME">
            <text:p>TME</text:p>
          </table:table-cell>
          <table:table-cell table:style-name="ce151" table:formula="of:=IF([.G42]&lt;&gt;&quot;&quot;;MIN([.J42];[.M42];[.P42];[.T42];[.W42]);&quot;&quot;)" office:value-type="currency" office:currency="EUR" office:value="0.1572">
            <text:p>0.15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42]*[.AC42]" office:value-type="float" office:value="1.572">
            <text:p>1.572</text:p>
          </table:table-cell>
          <table:table-cell table:number-columns-repeated="994"/>
        </table:table-row>
        <table:table-row table:style-name="ro7">
          <table:table-cell table:style-name="ce3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8" office:value-type="string">
            <text:p>47u 50V</text:p>
          </table:table-cell>
          <table:table-cell table:style-name="ce30" office:value-type="string">
            <text:p>SMD ELCO; Ø8x10.2mm</text:p>
          </table:table-cell>
          <table:table-cell table:style-name="ce45" office:value-type="string">
            <text:p>C13</text:p>
          </table:table-cell>
          <table:table-cell table:style-name="ce30" office:value-type="string">
            <text:p>Power board</text:p>
          </table:table-cell>
          <table:table-cell table:style-name="ce51" table:formula="of:=IF([.F43]=&quot;Power board&quot;;[.B43]*2;[.B43])" office:value-type="float" office:value="2">
            <text:p>2</text:p>
          </table:table-cell>
          <table:table-cell table:style-name="ce18" office:value-type="string">
            <text:p>9695931</text:p>
          </table:table-cell>
          <table:table-cell table:style-name="ce30" office:value-type="string">
            <text:p>EEEFK1H470P</text:p>
          </table:table-cell>
          <table:table-cell table:style-name="ce66" office:value-type="float" office:value="0.622">
            <text:p>0.62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PCE3815CT-ND</text:p>
          </table:table-cell>
          <table:table-cell table:style-name="ce92" office:value-type="float" office:value="0.6">
            <text:p>0.60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EEE-FK1H470P</text:p>
          </table:table-cell>
          <table:table-cell table:style-name="ce92" office:value-type="float" office:value="0.754">
            <text:p>0.754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<text:s/>537-0590</text:p>
          </table:table-cell>
          <table:table-cell table:style-name="ce110" office:value-type="string">
            <text:p>EEEFK1H470P</text:p>
          </table:table-cell>
          <table:table-cell table:style-name="ce92" office:value-type="float" office:value="0.17">
            <text:p>0.170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EEEFK1H470P</text:p>
          </table:table-cell>
          <table:table-cell table:style-name="ce66" office:value-type="float" office:value="0.197">
            <text:p>0.197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43]&lt;&gt;&quot;&quot;;&quot;&quot;;[.G43])" office:value-type="float" office:value="2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>
            <text:p>0.170 €</text:p>
          </table:table-cell>
          <table:table-cell table:style-name="ce143" office:value-type="float" office:value="5">
            <text:p>5</text:p>
          </table:table-cell>
          <table:table-cell table:style-name="ce163" table:formula="of:=[.AB43]*[.AC43]" office:value-type="float" office:value="0.85">
            <text:p>0.850</text:p>
          </table:table-cell>
          <table:table-cell table:number-columns-repeated="994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4n7 100V<text:span text:style-name="T1"> X7R</text:span>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, C2, C4, C18</text:p>
          </table:table-cell>
          <table:table-cell table:style-name="ce48" office:value-type="string">
            <text:p>Power board</text:p>
          </table:table-cell>
          <table:table-cell table:style-name="ce52" table:formula="of:=IF([.F44]=&quot;Power board&quot;;[.B44]*2;[.B44])" office:value-type="float" office:value="8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8" office:value-type="string">
            <text:p>4n7 100V <text:span text:style-name="T1">X7R</text:span>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88, C91, C93, C95</text:p>
          </table:table-cell>
          <table:table-cell table:style-name="ce30" office:value-type="string">
            <text:p>Arduino board</text:p>
          </table:table-cell>
          <table:table-cell table:style-name="ce51" table:formula="of:=IF([.F45]=&quot;Power board&quot;;[.B45]*2;[.B45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4:.G45])" office:value-type="float" office:value="12">
            <text:p>12</text:p>
          </table:table-cell>
          <table:table-cell table:style-name="ce58" office:value-type="string">
            <text:p>1759293</text:p>
          </table:table-cell>
          <table:table-cell table:style-name="ce64" office:value-type="string">
            <text:p>MC0805B472K101CT</text:p>
          </table:table-cell>
          <table:table-cell table:style-name="ce67" office:value-type="float" office:value="0.0188">
            <text:p>0.01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472KCANNNC</text:p>
          </table:table-cell>
          <table:table-cell table:style-name="ce93" office:value-type="float" office:value="0.065">
            <text:p>0.065</text:p>
          </table:table-cell>
          <table:table-cell table:style-name="ce101"/>
          <table:table-cell table:style-name="ce86" office:value-type="string">
            <text:p>GRM21AR72D472KW01D</text:p>
          </table:table-cell>
          <table:table-cell table:style-name="ce93" office:value-type="float" office:value="0.05">
            <text:p>0.050</text:p>
          </table:table-cell>
          <table:table-cell table:style-name="ce101"/>
          <table:table-cell table:style-name="ce86" office:value-type="string">
            <text:p>698-3364</text:p>
          </table:table-cell>
          <table:table-cell table:style-name="ce86" office:value-type="string">
            <text:p>08051C472KAZ2A</text:p>
          </table:table-cell>
          <table:table-cell table:style-name="ce93" office:value-type="float" office:value="0.036">
            <text:p>0.036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CL21B472KCANNNC</text:p>
          </table:table-cell>
          <table:table-cell table:style-name="ce125" office:value-type="float" office:value="0.0063">
            <text:p>0.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46]&lt;&gt;&quot;&quot;;&quot;&quot;;[.G46])" office:value-type="float" office:value="12">
            <text:p>12</text:p>
          </table:table-cell>
          <table:table-cell table:style-name="ce144" table:formula="of:=IF([.AB46]=[.J46];&quot;Farnell&quot;; IF([.AB46]=[.M46]; &quot;Digikey&quot;; IF([.AB46]=[.P46]; &quot;Mouser&quot;; IF([.AB46]=[.T46]; &quot;RS&quot;; IF([.AB46]=[.W46]; &quot;TME&quot;)))))" office:value-type="string" office:string-value="TME">
            <text:p>TME</text:p>
          </table:table-cell>
          <table:table-cell table:style-name="ce151" table:formula="of:=IF([.G46]&lt;&gt;&quot;&quot;;MIN([.J46];[.M46];[.P46];[.T46];[.W46]);&quot;&quot;)" office:value-type="currency" office:currency="EUR" office:value="0.0063">
            <text:p>0.006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46]*[.AC46]" office:value-type="float" office:value="0.126">
            <text:p>0.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u7 10V</text:p>
          </table:table-cell>
          <table:table-cell table:style-name="ce31" office:value-type="string">
            <text:p>1206, Tantalum</text:p>
          </table:table-cell>
          <table:table-cell table:style-name="ce46" office:value-type="string">
            <text:p>C130</text:p>
          </table:table-cell>
          <table:table-cell table:style-name="ce48" office:value-type="string">
            <text:p>Arduino Shield</text:p>
          </table:table-cell>
          <table:table-cell table:style-name="ce52" table:formula="of:=IF([.F48]=&quot;Power board&quot;;[.B48]*2;[.B4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4u7 10V</text:p>
          </table:table-cell>
          <table:table-cell table:style-name="ce30" office:value-type="string">
            <text:p>1206, Tantalum</text:p>
          </table:table-cell>
          <table:table-cell table:style-name="ce45" office:value-type="string">
            <text:p>C21</text:p>
          </table:table-cell>
          <table:table-cell table:style-name="ce30" office:value-type="string">
            <text:p>Power board</text:p>
          </table:table-cell>
          <table:table-cell table:style-name="ce51" table:formula="of:=IF([.F49]=&quot;Power board&quot;;[.B49]*2;[.B4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3">
            <text:p>3</text:p>
          </table:table-cell>
          <table:table-cell table:style-name="ce58" office:value-type="string">
            <text:p>1457428</text:p>
          </table:table-cell>
          <table:table-cell table:style-name="ce64" office:value-type="string">
            <text:p>T491A475K016AT</text:p>
          </table:table-cell>
          <table:table-cell table:style-name="ce67" office:value-type="float" office:value="0.238">
            <text:p>0.238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T491A475K010AT</text:p>
          </table:table-cell>
          <table:table-cell table:style-name="ce93" office:value-type="float" office:value="0.31">
            <text:p>0.310</text:p>
          </table:table-cell>
          <table:table-cell table:style-name="ce101"/>
          <table:table-cell table:style-name="ce86" office:value-type="string">
            <text:p>T491A475K010AT</text:p>
          </table:table-cell>
          <table:table-cell table:style-name="ce93" office:value-type="float" office:value="0.299">
            <text:p>0.299</text:p>
          </table:table-cell>
          <table:table-cell table:style-name="ce101"/>
          <table:table-cell table:style-name="ce86" office:value-type="string">
            <text:p>538-2341</text:p>
          </table:table-cell>
          <table:table-cell table:style-name="ce86" office:value-type="string">
            <text:p>T491A475K016AT</text:p>
          </table:table-cell>
          <table:table-cell table:style-name="ce93" office:value-type="float" office:value="0.179">
            <text:p>0.179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T491A475M010AT</text:p>
          </table:table-cell>
          <table:table-cell table:style-name="ce125" office:value-type="float" office:value="0.128">
            <text:p>0.128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50]&lt;&gt;&quot;&quot;;&quot;&quot;;[.G50])" office:value-type="float" office:value="3">
            <text:p>3</text:p>
          </table:table-cell>
          <table:table-cell table:style-name="ce144" table:formula="of:=IF([.AB50]=[.J50];&quot;Farnell&quot;; IF([.AB50]=[.M50]; &quot;Digikey&quot;; IF([.AB50]=[.P50]; &quot;Mouser&quot;; IF([.AB50]=[.T50]; &quot;RS&quot;; IF([.AB50]=[.W50]; &quot;TME&quot;)))))" office:value-type="string" office:string-value="TME">
            <text:p>TME</text:p>
          </table:table-cell>
          <table:table-cell table:style-name="ce151" table:formula="of:=IF([.G50]&lt;&gt;&quot;&quot;;MIN([.J50];[.M50];[.P50];[.T50];[.W50]);&quot;&quot;)" office:value-type="currency" office:currency="EUR" office:value="0.128">
            <text:p>0.128 €</text:p>
          </table:table-cell>
          <table:table-cell table:style-name="ce144" office:value-type="float" office:value="5">
            <text:p>5</text:p>
          </table:table-cell>
          <table:table-cell table:style-name="ce163" table:formula="of:=[.AB50]*[.AC50]" office:value-type="float" office:value="0.64">
            <text:p>0.6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u7 100V X7R</text:p>
          </table:table-cell>
          <table:table-cell table:style-name="ce31" office:value-type="string">
            <text:p>1210, 100V, X7R</text:p>
          </table:table-cell>
          <table:table-cell table:style-name="ce46" office:value-type="string">
            <text:p>C5, C6</text:p>
          </table:table-cell>
          <table:table-cell table:style-name="ce48" office:value-type="string">
            <text:p>Power board</text:p>
          </table:table-cell>
          <table:table-cell table:style-name="ce52" table:formula="of:=IF([.F52]=&quot;Power board&quot;;[.B52]*2;[.B52])" office:value-type="float" office:value="4">
            <text:p>4</text:p>
          </table:table-cell>
          <table:table-cell table:style-name="ce58" office:value-type="string">
            <text:p>2211140</text:p>
          </table:table-cell>
          <table:table-cell table:style-name="ce64" office:value-type="string">
            <text:p>CGA6M3X7S2A475K200AB</text:p>
          </table:table-cell>
          <table:table-cell table:style-name="ce67" office:value-type="float" office:value="1.56">
            <text:p>1.56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GRJ32DC72A475KE11L</text:p>
          </table:table-cell>
          <table:table-cell table:style-name="ce93" office:value-type="float" office:value="1.24">
            <text:p>1.240</text:p>
          </table:table-cell>
          <table:table-cell table:style-name="ce101"/>
          <table:table-cell table:style-name="ce86" office:value-type="string">
            <text:p>GRJ32DC72A475KE11L</text:p>
          </table:table-cell>
          <table:table-cell table:style-name="ce93" office:value-type="float" office:value="1.25">
            <text:p>1.250</text:p>
          </table:table-cell>
          <table:table-cell table:style-name="ce101"/>
          <table:table-cell table:style-name="ce86" office:value-type="string">
            <text:p>915-5415</text:p>
          </table:table-cell>
          <table:table-cell table:style-name="ce86" office:value-type="string">
            <text:p>CGA6M3X7S2A475K200AB</text:p>
          </table:table-cell>
          <table:table-cell table:style-name="ce93" office:value-type="float" office:value="0.686">
            <text:p>0.686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2]&lt;&gt;&quot;&quot;;&quot;&quot;;[.G52])" office:value-type="float" office:value="4">
            <text:p>4</text:p>
          </table:table-cell>
          <table:table-cell table:style-name="ce144" table:formula="of:=IF([.AB52]=[.J52];&quot;Farnell&quot;; IF([.AB52]=[.M52]; &quot;Digikey&quot;; IF([.AB52]=[.P52]; &quot;Mouser&quot;; IF([.AB52]=[.T52]; &quot;RS&quot;; IF([.AB52]=[.W52]; &quot;TME&quot;)))))" office:value-type="string" office:string-value="RS">
            <text:p>RS</text:p>
          </table:table-cell>
          <table:table-cell table:style-name="ce151" table:formula="of:=IF([.G52]&lt;&gt;&quot;&quot;;MIN([.J52];[.M52];[.P52];[.T52];[.W52]);&quot;&quot;)" office:value-type="currency" office:currency="EUR" office:value="0.686">
            <text:p>0.686 €</text:p>
          </table:table-cell>
          <table:table-cell table:style-name="ce144" table:formula="of:=[.G52]" office:value-type="float" office:value="4">
            <text:p>4</text:p>
          </table:table-cell>
          <table:table-cell table:style-name="ce163" table:formula="of:=[.AB52]*[.AC52]" office:value-type="float" office:value="2.744">
            <text:p>2.744</text:p>
          </table:table-cell>
          <table:table-cell table:number-columns-repeated="994"/>
        </table:table-row>
        <table:table-row table:style-name="ro5">
          <table:table-cell table:style-name="ce3"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18" office:value-type="string">
            <text:p>6n8 50V X7R or NP0</text:p>
          </table:table-cell>
          <table:table-cell table:style-name="ce30" office:value-type="string">
            <text:p>0603</text:p>
          </table:table-cell>
          <table:table-cell table:style-name="ce45" office:value-type="string">
            <text:p>C117, C119</text:p>
          </table:table-cell>
          <table:table-cell table:style-name="ce30" office:value-type="string">
            <text:p>Arduino Shield</text:p>
          </table:table-cell>
          <table:table-cell table:style-name="ce51" table:formula="of:=IF([.F53]=&quot;Power board&quot;;[.B53]*2;[.B53])" office:value-type="float" office:value="2">
            <text:p>2</text:p>
          </table:table-cell>
          <table:table-cell table:style-name="ce18" office:value-type="string">
            <text:p>1759100</text:p>
          </table:table-cell>
          <table:table-cell table:style-name="ce30" office:value-type="string">
            <text:p>MC0603B682K500CT</text:p>
          </table:table-cell>
          <table:table-cell table:style-name="ce66" office:value-type="float" office:value="0.0065">
            <text:p>0.00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10B682KB8NNNC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GRM188R71H682KA01J</text:p>
          </table:table-cell>
          <table:table-cell table:style-name="ce92" office:value-type="float" office:value="0.091">
            <text:p>0.091</text:p>
          </table:table-cell>
          <table:table-cell table:style-name="ce100"/>
          <table:table-cell table:style-name="ce110" office:value-type="string">
            <text:p>147-825</text:p>
          </table:table-cell>
          <table:table-cell table:style-name="ce110" office:value-type="string">
            <text:p>C0603C682K5RACTU</text:p>
          </table:table-cell>
          <table:table-cell table:style-name="ce92" office:value-type="float" office:value="0.007">
            <text:p>0.00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10B682JB8NNNC</text:p>
          </table:table-cell>
          <table:table-cell table:style-name="ce66" office:value-type="float" office:value="0.00417">
            <text:p>0.004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53]&lt;&gt;&quot;&quot;;&quot;&quot;;[.G53])" office:value-type="float" office:value="2">
            <text:p>2</text:p>
          </table:table-cell>
          <table:table-cell table:style-name="ce143" table:formula="of:=IF([.AB53]=[.J53];&quot;Farnell&quot;; IF([.AB53]=[.M53]; &quot;Digikey&quot;; IF([.AB53]=[.P53]; &quot;Mouser&quot;; IF([.AB53]=[.T53]; &quot;RS&quot;; IF([.AB53]=[.W53]; &quot;TME&quot;)))))" office:value-type="string" office:string-value="TME">
            <text:p>TME</text:p>
          </table:table-cell>
          <table:table-cell table:style-name="ce150" table:formula="of:=IF([.G53]&lt;&gt;&quot;&quot;;MIN([.J53];[.M53];[.P53];[.T53];[.W53]);&quot;&quot;)" office:value-type="currency" office:currency="EUR" office:value="0.00417">
            <text:p>0.004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53]*[.AC53]" office:value-type="float" office:value="0.0417">
            <text:p>0.042</text:p>
          </table:table-cell>
          <table:table-cell table:number-columns-repeated="994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6n8 <text:s/>(X1 / Y2) PP Film 300Vac 1000Vdc</text:p>
          </table:table-cell>
          <table:table-cell table:style-name="ce31" office:value-type="string">
            <text:p>THT <text:s text:c="2"/>R=10mm</text:p>
          </table:table-cell>
          <table:table-cell table:style-name="ce46" office:value-type="string">
            <text:p>C75</text:p>
          </table:table-cell>
          <table:table-cell table:style-name="ce48" office:value-type="string">
            <text:p>AUX PS</text:p>
          </table:table-cell>
          <table:table-cell table:style-name="ce52" table:formula="of:=IF([.F54]=&quot;Power board&quot;;[.B54]*2;[.B54])" office:value-type="float" office:value="1">
            <text:p>1</text:p>
          </table:table-cell>
          <table:table-cell table:style-name="ce58" office:value-type="float" office:value="2478385">
            <text:p>2478385</text:p>
          </table:table-cell>
          <table:table-cell table:style-name="ce64" office:value-type="string">
            <text:p>R413F16804000M</text:p>
          </table:table-cell>
          <table:table-cell table:style-name="ce67" office:value-type="float" office:value="0.528">
            <text:p>0.52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R413F16804000M</text:p>
          </table:table-cell>
          <table:table-cell table:style-name="ce93" office:value-type="float" office:value="0.52">
            <text:p>0.520</text:p>
          </table:table-cell>
          <table:table-cell table:style-name="ce101"/>
          <table:table-cell table:style-name="ce86" office:value-type="string">
            <text:p>R413F16804000M</text:p>
          </table:table-cell>
          <table:table-cell table:style-name="ce93" office:value-type="float" office:value="0.525">
            <text:p>0.525</text:p>
          </table:table-cell>
          <table:table-cell table:style-name="ce101"/>
          <table:table-cell table:style-name="ce86" office:value-type="string">
            <text:p>871-2489</text:p>
          </table:table-cell>
          <table:table-cell table:style-name="ce86" office:value-type="string">
            <text:p>890334023003CS</text:p>
          </table:table-cell>
          <table:table-cell table:style-name="ce93" office:value-type="float" office:value="0.42">
            <text:p>0.420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KP-Y2-6N8</text:p>
          </table:table-cell>
          <table:table-cell table:style-name="ce125" office:value-type="float" office:value="0.1584">
            <text:p>0.158</text:p>
          </table:table-cell>
          <table:table-cell table:style-name="ce101" office:value-type="float" office:value="5">
            <text:p>5</text:p>
          </table:table-cell>
          <table:table-cell table:style-name="ce133" table:formula="of:=[.G54]" office:value-type="float" office:value="1">
            <text:p>1</text:p>
          </table:table-cell>
          <table:table-cell table:style-name="ce101"/>
          <table:table-cell table:style-name="ce144" table:formula="of:=IF([.AB54]=[.J54];&quot;Farnell&quot;; IF([.AB54]=[.M54]; &quot;Digikey&quot;; IF([.AB54]=[.P54]; &quot;Mouser&quot;; IF([.AB54]=[.T54]; &quot;RS&quot;; IF([.AB54]=[.W54]; &quot;TME&quot;)))))" office:value-type="string" office:string-value="TME">
            <text:p>TME</text:p>
          </table:table-cell>
          <table:table-cell table:style-name="ce151" table:formula="of:=IF([.G54]&lt;&gt;&quot;&quot;;MIN([.J54];[.M54];[.P54];[.T54];[.W54]);&quot;&quot;)" office:value-type="currency" office:currency="EUR" office:value="0.1584">
            <text:p>0.158 €</text:p>
          </table:table-cell>
          <table:table-cell table:style-name="ce144" office:value-type="float" office:value="1">
            <text:p>1</text:p>
          </table:table-cell>
          <table:table-cell table:style-name="ce163" table:formula="of:=[.AB54]*[.AC54]" office:value-type="float" office:value="0.1584">
            <text:p>0.158</text:p>
          </table:table-cell>
          <table:table-cell table:number-columns-repeated="994"/>
        </table:table-row>
        <table:table-row table:style-name="ro3">
          <table:table-cell table:style-name="ce3" office:value-type="float" office:value="28">
            <text:p>28</text:p>
          </table:table-cell>
          <table:table-cell office:value-type="float" office:value="1">
            <text:p>1</text:p>
          </table:table-cell>
          <table:table-cell table:style-name="ce18" office:value-type="string">
            <text:p>1F 5,5V Backup Cap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C112</text:p>
          </table:table-cell>
          <table:table-cell table:style-name="ce30" office:value-type="string">
            <text:p>Arduino Shield</text:p>
          </table:table-cell>
          <table:table-cell table:style-name="ce51" table:formula="of:=IF([.F55]=&quot;Power board&quot;;[.B55]*2;[.B55])" office:value-type="float" office:value="1">
            <text:p>1</text:p>
          </table:table-cell>
          <table:table-cell table:style-name="ce18" office:value-type="string">
            <text:p>9697497</text:p>
          </table:table-cell>
          <table:table-cell table:style-name="ce30" office:value-type="string">
            <text:p>EEC-S5R5H105</text:p>
          </table:table-cell>
          <table:table-cell table:style-name="ce66" office:value-type="float" office:value="4.66">
            <text:p>4.66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EEC-S5R5H105</text:p>
          </table:table-cell>
          <table:table-cell table:style-name="ce92" office:value-type="float" office:value="3.48">
            <text:p>3.480</text:p>
          </table:table-cell>
          <table:table-cell table:style-name="ce100"/>
          <table:table-cell table:style-name="ce85" office:value-type="string">
            <text:p>EEC-S5R5H105</text:p>
          </table:table-cell>
          <table:table-cell table:style-name="ce92" office:value-type="float" office:value="3.51">
            <text:p>3.510</text:p>
          </table:table-cell>
          <table:table-cell table:style-name="ce100"/>
          <table:table-cell table:style-name="ce110" office:value-type="string">
            <text:p>339-6843</text:p>
          </table:table-cell>
          <table:table-cell table:style-name="ce110" office:value-type="string">
            <text:p>EECS5R5H105</text:p>
          </table:table-cell>
          <table:table-cell table:style-name="ce92" office:value-type="float" office:value="3.556">
            <text:p>3.556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EECS5R5H105</text:p>
          </table:table-cell>
          <table:table-cell table:style-name="ce66" office:value-type="float" office:value="2.19">
            <text:p>2.190</text:p>
          </table:table-cell>
          <table:table-cell table:style-name="ce100" office:value-type="float" office:value="1">
            <text:p>1</text:p>
          </table:table-cell>
          <table:table-cell table:formula="of:=[.G55]" office:value-type="float" office:value="1">
            <text:p>1</text:p>
          </table:table-cell>
          <table:table-cell/>
          <table:table-cell table:style-name="ce143" table:formula="of:=IF([.AB55]=[.J55];&quot;Farnell&quot;; IF([.AB55]=[.M55]; &quot;Digikey&quot;; IF([.AB55]=[.P55]; &quot;Mouser&quot;; IF([.AB55]=[.T55]; &quot;RS&quot;; IF([.AB55]=[.W55]; &quot;TME&quot;)))))" office:value-type="string" office:string-value="TME">
            <text:p>TME</text:p>
          </table:table-cell>
          <table:table-cell table:style-name="ce150" table:formula="of:=IF([.G55]&lt;&gt;&quot;&quot;;MIN([.J55];[.M55];[.P55];[.T55];[.W55]);&quot;&quot;)" office:value-type="currency" office:currency="EUR" office:value="2.19">
            <text:p>2.190 €</text:p>
          </table:table-cell>
          <table:table-cell table:style-name="ce143" office:value-type="float" office:value="1">
            <text:p>1</text:p>
          </table:table-cell>
          <table:table-cell table:style-name="ce163" table:formula="of:=[.AB55]*[.AC55]" office:value-type="float" office:value="2.19">
            <text:p>2.190</text:p>
          </table:table-cell>
          <table:table-cell table:number-columns-repeated="994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0u 63V</text:p>
          </table:table-cell>
          <table:table-cell table:style-name="ce31" office:value-type="string">
            <text:p>SMD ELCO; Ø10 x 10.2mm</text:p>
          </table:table-cell>
          <table:table-cell table:style-name="ce46" office:value-type="string">
            <text:p>C15</text:p>
          </table:table-cell>
          <table:table-cell table:style-name="ce48" office:value-type="string">
            <text:p>Power board</text:p>
          </table:table-cell>
          <table:table-cell table:style-name="ce52" table:formula="of:=IF([.F56]=&quot;Power board&quot;;[.B56]*2;[.B56])" office:value-type="float" office:value="2">
            <text:p>2</text:p>
          </table:table-cell>
          <table:table-cell table:style-name="ce58" office:value-type="float" office:value="9696040">
            <text:p>9696040</text:p>
          </table:table-cell>
          <table:table-cell table:style-name="ce64" office:value-type="string">
            <text:p>EEEFK1J101P</text:p>
          </table:table-cell>
          <table:table-cell table:style-name="ce67" office:value-type="float" office:value="0.846">
            <text:p>0.846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EEE-FK1J101P</text:p>
          </table:table-cell>
          <table:table-cell table:style-name="ce93" office:value-type="float" office:value="0.93">
            <text:p>0.930</text:p>
          </table:table-cell>
          <table:table-cell table:style-name="ce101"/>
          <table:table-cell table:style-name="ce86" office:value-type="string">
            <text:p>EEE-FK1J101P</text:p>
          </table:table-cell>
          <table:table-cell table:style-name="ce93" office:value-type="float" office:value="0.932">
            <text:p>0.932</text:p>
          </table:table-cell>
          <table:table-cell table:style-name="ce101"/>
          <table:table-cell table:style-name="ce86" office:value-type="string">
            <text:p>708-3623</text:p>
          </table:table-cell>
          <table:table-cell table:style-name="ce86" office:value-type="string">
            <text:p>EEEFK1J101P</text:p>
          </table:table-cell>
          <table:table-cell table:style-name="ce93" office:value-type="float" office:value="0.641">
            <text:p>0.641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EEEFK1J101P</text:p>
          </table:table-cell>
          <table:table-cell table:style-name="ce125" office:value-type="float" office:value="0.38">
            <text:p>0.38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56]&lt;&gt;&quot;&quot;;&quot;&quot;;[.G56])" office:value-type="float" office:value="2">
            <text:p>2</text:p>
          </table:table-cell>
          <table:table-cell table:style-name="ce144" table:formula="of:=IF([.AB56]=[.J56];&quot;Farnell&quot;; IF([.AB56]=[.M56]; &quot;Digikey&quot;; IF([.AB56]=[.P56]; &quot;Mouser&quot;; IF([.AB56]=[.T56]; &quot;RS&quot;; IF([.AB56]=[.W56]; &quot;TME&quot;)))))" office:value-type="string" office:string-value="TME">
            <text:p>TME</text:p>
          </table:table-cell>
          <table:table-cell table:style-name="ce151" table:formula="of:=IF([.G56]&lt;&gt;&quot;&quot;;MIN([.J56];[.M56];[.P56];[.T56];[.W56]);&quot;&quot;)" office:value-type="currency" office:currency="EUR" office:value="0.38">
            <text:p>0.380 €</text:p>
          </table:table-cell>
          <table:table-cell table:style-name="ce144" office:value-type="float" office:value="2">
            <text:p>2</text:p>
          </table:table-cell>
          <table:table-cell table:style-name="ce163" table:formula="of:=[.AB56]*[.AC56]" office:value-type="float" office:value="0.76">
            <text:p>0.760</text:p>
          </table:table-cell>
          <table:table-cell table:number-columns-repeated="994"/>
        </table:table-row>
        <table:table-row table:style-name="ro5">
          <table:table-cell table:style-name="ce3"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18" office:value-type="string">
            <text:p>18u 50V</text:p>
          </table:table-cell>
          <table:table-cell table:style-name="ce30" office:value-type="string">
            <text:p>SMD ELCO <text:span text:style-name="T3">Polymer</text:span>; Ø8x6.9mm</text:p>
          </table:table-cell>
          <table:table-cell table:style-name="ce45" office:value-type="string">
            <text:p>C3</text:p>
            <text:p/>
          </table:table-cell>
          <table:table-cell table:style-name="ce30" office:value-type="string">
            <text:p>Power bord</text:p>
          </table:table-cell>
          <table:table-cell table:style-name="ce51" table:formula="of:=IF([.F57]=&quot;Power board&quot;;[.B57]*2;[.B5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8u 50V</text:p>
          </table:table-cell>
          <table:table-cell table:style-name="ce31" office:value-type="string">
            <text:p>SMD ELCO <text:span text:style-name="T3">Polymer</text:span>; Ø8x6.9mm</text:p>
          </table:table-cell>
          <table:table-cell table:style-name="ce46" office:value-type="string">
            <text:p>C86, C96</text:p>
          </table:table-cell>
          <table:table-cell table:style-name="ce48" office:value-type="string">
            <text:p>Arduino Shield</text:p>
          </table:table-cell>
          <table:table-cell table:style-name="ce52" table:formula="of:=IF([.F58]=&quot;Power board&quot;;[.B58]*2;[.B5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57:.G58])" office:value-type="float" office:value="4">
            <text:p>4</text:p>
          </table:table-cell>
          <table:table-cell table:style-name="ce18" office:value-type="string">
            <text:p>2354813</text:p>
          </table:table-cell>
          <table:table-cell table:style-name="ce30" office:value-type="string">
            <text:p>50SVPF18M</text:p>
          </table:table-cell>
          <table:table-cell table:style-name="ce66" office:value-type="float" office:value="1.83">
            <text:p>1.83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P18942CT-ND</text:p>
          </table:table-cell>
          <table:table-cell table:style-name="ce92" office:value-type="float" office:value="1.43">
            <text:p>1.4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50SVPF18M</text:p>
          </table:table-cell>
          <table:table-cell table:style-name="ce92" office:value-type="float" office:value="1.72">
            <text:p>1.72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59]&lt;&gt;&quot;&quot;;&quot;&quot;;[.G59])" office:value-type="float" office:value="4">
            <text:p>4</text:p>
          </table:table-cell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Digikey">
            <text:p>Digikey</text:p>
          </table:table-cell>
          <table:table-cell table:style-name="ce150" table:formula="of:=IF([.G59]&lt;&gt;&quot;&quot;;MIN([.J59];[.M59];[.P59];[.T59];[.W59]);&quot;&quot;)" office:value-type="currency" office:currency="EUR" office:value="1.43">
            <text:p>1.430 €</text:p>
          </table:table-cell>
          <table:table-cell table:style-name="ce143" office:value-type="float" office:value="5">
            <text:p>5</text:p>
          </table:table-cell>
          <table:table-cell table:style-name="ce163" table:formula="of:=[.AB59]*[.AC59]" office:value-type="float" office:value="7.15">
            <text:p>7.150</text:p>
          </table:table-cell>
          <table:table-cell table:style-name="ce174" table:number-columns-repeated="987"/>
          <table:table-cell table:number-columns-repeated="7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8" office:value-type="string">
            <text:p>BAS316</text:p>
          </table:table-cell>
          <table:table-cell table:style-name="ce30" office:value-type="string">
            <text:p>SOD-323</text:p>
          </table:table-cell>
          <table:table-cell table:style-name="ce45" office:value-type="string">
            <text:p>D12</text:p>
          </table:table-cell>
          <table:table-cell table:style-name="ce30" office:value-type="string">
            <text:p>AUX PS</text:p>
          </table:table-cell>
          <table:table-cell table:style-name="ce51" table:formula="of:=IF([.F61]=&quot;Power board&quot;;[.B61]*2;[.B61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>
            <text:p>6</text:p>
          </table:table-cell>
          <table:table-cell table:style-name="ce19" office:value-type="string">
            <text:p>BAS316</text:p>
          </table:table-cell>
          <table:table-cell table:style-name="ce31" office:value-type="string">
            <text:p>SOD-323</text:p>
          </table:table-cell>
          <table:table-cell table:style-name="ce46" office:value-type="string">
            <text:p>D13, D14, D15, D16, D18, D21</text:p>
          </table:table-cell>
          <table:table-cell table:style-name="ce48" office:value-type="string">
            <text:p>Arduino Shield</text:p>
          </table:table-cell>
          <table:table-cell table:style-name="ce52" table:formula="of:=IF([.F62]=&quot;Power board&quot;;[.B62]*2;[.B62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9">
            <text:p>9</text:p>
          </table:table-cell>
          <table:table-cell table:style-name="ce18" office:value-type="string">
            <text:p>BAS316</text:p>
          </table:table-cell>
          <table:table-cell table:style-name="ce30" office:value-type="string">
            <text:p>SOD-323</text:p>
          </table:table-cell>
          <table:table-cell table:style-name="ce45" office:value-type="string">
            <text:p>D2, D3, D4, D5, D6, D7, D8, D9, D10</text:p>
          </table:table-cell>
          <table:table-cell table:style-name="ce30" office:value-type="string">
            <text:p>Power board</text:p>
          </table:table-cell>
          <table:table-cell table:style-name="ce51" table:formula="of:=IF([.F63]=&quot;Power board&quot;;[.B63]*2;[.B63])" office:value-type="float" office:value="18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1:.G63])" office:value-type="float" office:value="25">
            <text:p>25</text:p>
          </table:table-cell>
          <table:table-cell table:style-name="ce58" office:value-type="string">
            <text:p>8734275</text:p>
          </table:table-cell>
          <table:table-cell table:style-name="ce64" office:value-type="string">
            <text:p>BAS316,115</text:p>
          </table:table-cell>
          <table:table-cell table:style-name="ce67" office:value-type="float" office:value="0.192">
            <text:p>0.192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BAS316,115</text:p>
          </table:table-cell>
          <table:table-cell table:style-name="ce93" office:value-type="float" office:value="0.175">
            <text:p>0.175</text:p>
          </table:table-cell>
          <table:table-cell table:style-name="ce101"/>
          <table:table-cell table:style-name="ce86" office:value-type="string">
            <text:p>BAS316,115</text:p>
          </table:table-cell>
          <table:table-cell table:style-name="ce93" office:value-type="float" office:value="0.174">
            <text:p>0.174</text:p>
          </table:table-cell>
          <table:table-cell table:style-name="ce101"/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93" office:value-type="float" office:value="0.195">
            <text:p>0.195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BAS316,115</text:p>
          </table:table-cell>
          <table:table-cell table:style-name="ce125" office:value-type="float" office:value="0.0185">
            <text:p>0.019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64]&lt;&gt;&quot;&quot;;&quot;&quot;;[.G64])" office:value-type="float" office:value="25">
            <text:p>25</text:p>
          </table:table-cell>
          <table:table-cell table:style-name="ce144" table:formula="of:=IF([.AB64]=[.J64];&quot;Farnell&quot;; IF([.AB64]=[.M64]; &quot;Digikey&quot;; IF([.AB64]=[.P64]; &quot;Mouser&quot;; IF([.AB64]=[.T64]; &quot;RS&quot;; IF([.AB64]=[.W64]; &quot;TME&quot;)))))" office:value-type="string" office:string-value="TME">
            <text:p>TME</text:p>
          </table:table-cell>
          <table:table-cell table:style-name="ce151" table:formula="of:=IF([.G64]&lt;&gt;&quot;&quot;;MIN([.J64];[.M64];[.P64];[.T64];[.W64]);&quot;&quot;)" office:value-type="currency" office:currency="EUR" office:value="0.0185">
            <text:p>0.019 €</text:p>
          </table:table-cell>
          <table:table-cell table:style-name="ce144" office:value-type="float" office:value="25">
            <text:p>25</text:p>
          </table:table-cell>
          <table:table-cell table:style-name="ce163" table:formula="of:=[.AB64]*[.AC64]" office:value-type="float" office:value="0.4625">
            <text:p>0.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AT54S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D19</text:p>
          </table:table-cell>
          <table:table-cell table:style-name="ce48" office:value-type="string">
            <text:p>Arduino Shield</text:p>
          </table:table-cell>
          <table:table-cell table:style-name="ce52" table:formula="of:=IF([.F66]=&quot;Power board&quot;;[.B66]*2;[.B66])" office:value-type="float" office:value="1">
            <text:p>1</text:p>
          </table:table-cell>
          <table:table-cell table:style-name="ce58" office:value-type="string">
            <text:p>1621835</text:p>
          </table:table-cell>
          <table:table-cell table:style-name="ce64" office:value-type="string">
            <text:p>BAT54S</text:p>
          </table:table-cell>
          <table:table-cell table:style-name="ce67" office:value-type="float" office:value="0.125">
            <text:p>0.125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BAT54SLT1G</text:p>
          </table:table-cell>
          <table:table-cell table:style-name="ce93" office:value-type="float" office:value="0.15">
            <text:p>0.150</text:p>
          </table:table-cell>
          <table:table-cell table:style-name="ce101"/>
          <table:table-cell table:style-name="ce86" office:value-type="string">
            <text:p>BAT54SLT1G</text:p>
          </table:table-cell>
          <table:table-cell table:style-name="ce93" office:value-type="float" office:value="0.145">
            <text:p>0.145</text:p>
          </table:table-cell>
          <table:table-cell table:style-name="ce101"/>
          <table:table-cell table:style-name="ce86" office:value-type="string">
            <text:p>670-8797</text:p>
          </table:table-cell>
          <table:table-cell table:style-name="ce86" office:value-type="string">
            <text:p>BAT54S</text:p>
          </table:table-cell>
          <table:table-cell table:style-name="ce93" office:value-type="float" office:value="0.202">
            <text:p>0.202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BAT54S.215</text:p>
          </table:table-cell>
          <table:table-cell table:style-name="ce125" office:value-type="float" office:value="0.017">
            <text:p>0.017</text:p>
          </table:table-cell>
          <table:table-cell table:style-name="ce101" office:value-type="float" office:value="50">
            <text:p>50</text:p>
          </table:table-cell>
          <table:table-cell table:style-name="ce133"/>
          <table:table-cell table:style-name="ce101" table:formula="of:=IF([.Y66]&lt;&gt;&quot;&quot;;&quot;&quot;;[.G66])" office:value-type="float" office:value="1">
            <text:p>1</text:p>
          </table:table-cell>
          <table:table-cell table:style-name="ce144" table:formula="of:=IF([.AB66]=[.J66];&quot;Farnell&quot;; IF([.AB66]=[.M66]; &quot;Digikey&quot;; IF([.AB66]=[.P66]; &quot;Mouser&quot;; IF([.AB66]=[.T66]; &quot;RS&quot;; IF([.AB66]=[.W66]; &quot;TME&quot;)))))" office:value-type="string" office:string-value="TME">
            <text:p>TME</text:p>
          </table:table-cell>
          <table:table-cell table:style-name="ce151" table:formula="of:=IF([.G66]&lt;&gt;&quot;&quot;;MIN([.J66];[.M66];[.P66];[.T66];[.W66]);&quot;&quot;)" office:value-type="currency" office:currency="EUR" office:value="0.017">
            <text:p>0.017 €</text:p>
          </table:table-cell>
          <table:table-cell table:style-name="ce144" office:value-type="float" office:value="1">
            <text:p>1</text:p>
          </table:table-cell>
          <table:table-cell table:style-name="ce163" table:formula="of:=[.AB66]*[.AC66]" office:value-type="float" office:value="0.017">
            <text:p>0.017</text:p>
          </table:table-cell>
          <table:table-cell table:number-columns-repeated="994"/>
        </table:table-row>
        <table:table-row table:style-name="ro3">
          <table:table-cell table:style-name="ce3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8" office:value-type="string">
            <text:p>SKL16</text:p>
          </table:table-cell>
          <table:table-cell table:style-name="ce30" office:value-type="string">
            <text:p>SOD-123F</text:p>
          </table:table-cell>
          <table:table-cell table:style-name="ce45" office:value-type="string">
            <text:p>D11</text:p>
          </table:table-cell>
          <table:table-cell table:style-name="ce30" office:value-type="string">
            <text:p>AUX PS</text:p>
          </table:table-cell>
          <table:table-cell table:style-name="ce51" table:formula="of:=IF([.F67]=&quot;Power board&quot;;[.B67]*2;[.B6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KL16</text:p>
          </table:table-cell>
          <table:table-cell table:style-name="ce31" office:value-type="string">
            <text:p>SOD-123F</text:p>
          </table:table-cell>
          <table:table-cell table:style-name="ce46" office:value-type="string">
            <text:p>D20</text:p>
          </table:table-cell>
          <table:table-cell table:style-name="ce48" office:value-type="string">
            <text:p>Arduino Shield</text:p>
          </table:table-cell>
          <table:table-cell table:style-name="ce52" table:formula="of:=IF([.F68]=&quot;Power board&quot;;[.B68]*2;[.B6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7:.G68])" office:value-type="float" office:value="2">
            <text:p>2</text:p>
          </table:table-cell>
          <table:table-cell table:style-name="ce18" office:value-type="string">
            <text:p>1510688</text:p>
          </table:table-cell>
          <table:table-cell table:style-name="ce30" office:value-type="string">
            <text:p>PMEG4005EH</text:p>
          </table:table-cell>
          <table:table-cell table:style-name="ce66" office:value-type="float" office:value="0.091">
            <text:p>0.091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1727-3876-1-ND</text:p>
          </table:table-cell>
          <table:table-cell table:style-name="ce92" office:value-type="float" office:value="0.43">
            <text:p>0.4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771-PMEG4005EH-T/R</text:p>
          </table:table-cell>
          <table:table-cell table:style-name="ce92" office:value-type="float" office:value="0.405">
            <text:p>0.40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<text:s/>485-571</text:p>
          </table:table-cell>
          <table:table-cell table:style-name="ce110" office:value-type="string">
            <text:p>PMEG4005EH</text:p>
          </table:table-cell>
          <table:table-cell table:style-name="ce92" office:value-type="float" office:value="0.101">
            <text:p>0.101</text:p>
          </table:table-cell>
          <table:table-cell table:style-name="ce100" office:value-type="float" office:value="20">
            <text:p>20</text:p>
          </table:table-cell>
          <table:table-cell table:style-name="ce122" office:value-type="string">
            <text:p>SKL16</text:p>
          </table:table-cell>
          <table:table-cell table:style-name="ce66" office:value-type="float" office:value="0.0952">
            <text:p>0.095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69]&lt;&gt;&quot;&quot;;&quot;&quot;;[.G69])" office:value-type="float" office:value="2">
            <text:p>2</text:p>
          </table:table-cell>
          <table:table-cell table:style-name="ce143" table:formula="of:=IF([.AB69]=[.J69];&quot;Farnell&quot;; IF([.AB69]=[.M69]; &quot;Digikey&quot;; IF([.AB69]=[.P69]; &quot;Mouser&quot;; IF([.AB69]=[.T69]; &quot;RS&quot;; IF([.AB69]=[.W69]; &quot;TME&quot;)))))" office:value-type="string" office:string-value="Farnell">
            <text:p>Farnell</text:p>
          </table:table-cell>
          <table:table-cell table:style-name="ce150" table:formula="of:=IF([.G69]&lt;&gt;&quot;&quot;;MIN([.J69];[.M69];[.P69];[.T69];[.W69]);&quot;&quot;)" office:value-type="currency" office:currency="EUR" office:value="0.091">
            <text:p>0.091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69]*[.AC69]" office:value-type="float" office:value="0.91">
            <text:p>0.91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8" office:value-type="string">
            <text:p>STPS15H100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D1</text:p>
          </table:table-cell>
          <table:table-cell table:style-name="ce30" office:value-type="string">
            <text:p>Power board</text:p>
          </table:table-cell>
          <table:table-cell table:style-name="ce51" table:formula="of:=IF([.F71]=&quot;Power board&quot;;[.B71]*2;[.B71])" office:value-type="float" office:value="2">
            <text:p>2</text:p>
          </table:table-cell>
          <table:table-cell table:style-name="ce18" office:value-type="string">
            <text:p>2344052</text:p>
          </table:table-cell>
          <table:table-cell table:style-name="ce30" office:value-type="string">
            <text:p>STPS15H100CB-TR</text:p>
          </table:table-cell>
          <table:table-cell table:style-name="ce66" office:value-type="float" office:value="1.07">
            <text:p>1.07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TPS15H100CB</text:p>
          </table:table-cell>
          <table:table-cell table:style-name="ce92" office:value-type="float" office:value="0.9">
            <text:p>0.900</text:p>
          </table:table-cell>
          <table:table-cell table:style-name="ce100"/>
          <table:table-cell table:style-name="ce85" office:value-type="string">
            <text:p>STPS15H100CB</text:p>
          </table:table-cell>
          <table:table-cell table:style-name="ce92" office:value-type="float" office:value="0.896">
            <text:p>0.896</text:p>
          </table:table-cell>
          <table:table-cell table:style-name="ce100"/>
          <table:table-cell table:style-name="ce110" office:value-type="string">
            <text:p>795-9075</text:p>
          </table:table-cell>
          <table:table-cell table:style-name="ce110" office:value-type="string">
            <text:p>STPS15H100CB-TR</text:p>
          </table:table-cell>
          <table:table-cell table:style-name="ce92" office:value-type="float" office:value="0.924">
            <text:p>0.924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71]&lt;&gt;&quot;&quot;;&quot;&quot;;[.G71])" office:value-type="float" office:value="2">
            <text:p>2</text:p>
          </table:table-cell>
          <table:table-cell table:style-name="ce143" table:formula="of:=IF([.AB71]=[.J71];&quot;Farnell&quot;; IF([.AB71]=[.M71]; &quot;Digikey&quot;; IF([.AB71]=[.P71]; &quot;Mouser&quot;; IF([.AB71]=[.T71]; &quot;RS&quot;; IF([.AB71]=[.W71]; &quot;TME&quot;)))))" office:value-type="string" office:string-value="Mouser">
            <text:p>Mouser</text:p>
          </table:table-cell>
          <table:table-cell table:style-name="ce150" table:formula="of:=IF([.G71]&lt;&gt;&quot;&quot;;MIN([.J71];[.M71];[.P71];[.T71];[.W71]);&quot;&quot;)" office:value-type="currency" office:currency="EUR" office:value="0.896">
            <text:p>0.896 €</text:p>
          </table:table-cell>
          <table:table-cell table:style-name="ce143" office:value-type="float" office:value="2">
            <text:p>2</text:p>
          </table:table-cell>
          <table:table-cell table:style-name="ce163" table:formula="of:=[.AB71]*[.AC71]" office:value-type="float" office:value="1.792">
            <text:p>1.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>
            <text:p>3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50mA, polyfuse</text:p>
          </table:table-cell>
          <table:table-cell table:style-name="ce31" office:value-type="string">
            <text:p>1210</text:p>
          </table:table-cell>
          <table:table-cell table:style-name="ce46" office:value-type="string">
            <text:p>F1</text:p>
          </table:table-cell>
          <table:table-cell table:style-name="ce48" office:value-type="string">
            <text:p>Arduino board</text:p>
          </table:table-cell>
          <table:table-cell table:style-name="ce52" table:formula="of:=IF([.F72]=&quot;Power board&quot;;[.B72]*2;[.B72])" office:value-type="float" office:value="1">
            <text:p>1</text:p>
          </table:table-cell>
          <table:table-cell table:style-name="ce58" office:value-type="string">
            <text:p>1861176</text:p>
          </table:table-cell>
          <table:table-cell table:style-name="ce64" office:value-type="string">
            <text:p>MC36203</text:p>
          </table:table-cell>
          <table:table-cell table:style-name="ce67" office:value-type="float" office:value="0.163">
            <text:p>0.163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507-1476-1-ND </text:p>
          </table:table-cell>
          <table:table-cell table:style-name="ce93" office:value-type="float" office:value="0.2">
            <text:p>0.20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30-0ZCJ0005FF2E</text:p>
          </table:table-cell>
          <table:table-cell table:style-name="ce93" office:value-type="float" office:value="0.101">
            <text:p>0.10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SM005-60</text:p>
          </table:table-cell>
          <table:table-cell table:style-name="ce125" office:value-type="float" office:value="0.0919">
            <text:p>0.092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72]&lt;&gt;&quot;&quot;;&quot;&quot;;[.G72])" office:value-type="float" office:value="1">
            <text:p>1</text:p>
          </table:table-cell>
          <table:table-cell table:style-name="ce144" table:formula="of:=IF([.AB72]=[.J72];&quot;Farnell&quot;; IF([.AB72]=[.M72]; &quot;Digikey&quot;; IF([.AB72]=[.P72]; &quot;Mouser&quot;; IF([.AB72]=[.T72]; &quot;RS&quot;; IF([.AB72]=[.W72]; &quot;TME&quot;)))))" office:value-type="string" office:string-value="TME">
            <text:p>TME</text:p>
          </table:table-cell>
          <table:table-cell table:style-name="ce151" table:formula="of:=IF([.G72]&lt;&gt;&quot;&quot;;MIN([.J72];[.M72];[.P72];[.T72];[.W72]);&quot;&quot;)" office:value-type="currency" office:currency="EUR" office:value="0.0919">
            <text:p>0.092 €</text:p>
          </table:table-cell>
          <table:table-cell table:style-name="ce144" office:value-type="float" office:value="1">
            <text:p>1</text:p>
          </table:table-cell>
          <table:table-cell table:style-name="ce163" table:formula="of:=[.AB72]*[.AC72]" office:value-type="float" office:value="0.0919">
            <text:p>0.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>
            <text:p>36</text:p>
          </table:table-cell>
          <table:table-cell office:value-type="float" office:value="3">
            <text:p>3</text:p>
          </table:table-cell>
          <table:table-cell table:style-name="ce18" office:value-type="string">
            <text:p>60R@100MHz</text:p>
          </table:table-cell>
          <table:table-cell table:style-name="ce30" office:value-type="string">
            <text:p>0603 Ferrite Bead</text:p>
          </table:table-cell>
          <table:table-cell table:style-name="ce45" office:value-type="string">
            <text:p>FB1, FB2, FB3</text:p>
          </table:table-cell>
          <table:table-cell table:style-name="ce30" office:value-type="string">
            <text:p>Power board</text:p>
          </table:table-cell>
          <table:table-cell table:style-name="ce51" table:formula="of:=IF([.F73]=&quot;Power board&quot;;[.B73]*2;[.B73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60R@100MHz</text:p>
          </table:table-cell>
          <table:table-cell table:style-name="ce31" office:value-type="string">
            <text:p>0603 Ferrite Bead</text:p>
          </table:table-cell>
          <table:table-cell table:style-name="ce46" office:value-type="string">
            <text:p>FB4, FB5, FB6</text:p>
          </table:table-cell>
          <table:table-cell table:style-name="ce48" office:value-type="string">
            <text:p>AUX PS</text:p>
          </table:table-cell>
          <table:table-cell table:style-name="ce52" table:formula="of:=IF([.F74]=&quot;Power board&quot;;[.B74]*2;[.B74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60R@100MHz</text:p>
          </table:table-cell>
          <table:table-cell table:style-name="ce30" office:value-type="string">
            <text:p>0603 Ferrite Bead</text:p>
          </table:table-cell>
          <table:table-cell table:style-name="ce45" office:value-type="string">
            <text:p>FB7</text:p>
          </table:table-cell>
          <table:table-cell table:style-name="ce30" office:value-type="string">
            <text:p>Arduino Shield</text:p>
          </table:table-cell>
          <table:table-cell table:style-name="ce51" table:formula="of:=IF([.F75]=&quot;Power board&quot;;[.B75]*2;[.B75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3:.G75])" office:value-type="float" office:value="10">
            <text:p>10</text:p>
          </table:table-cell>
          <table:table-cell table:style-name="ce58" office:value-type="float" office:value="1635704">
            <text:p>1635704</text:p>
          </table:table-cell>
          <table:table-cell table:style-name="ce64" office:value-type="string">
            <text:p>742792602</text:p>
          </table:table-cell>
          <table:table-cell table:style-name="ce67" office:value-type="float" office:value="0.21">
            <text:p>0.210</text:p>
          </table:table-cell>
          <table:table-cell table:style-name="ce74" office:value-type="float" office:value="1">
            <text:p>1</text:p>
          </table:table-cell>
          <table:table-cell table:style-name="ce86" office:value-type="float" office:value="742792602">
            <text:p>742792602</text:p>
          </table:table-cell>
          <table:table-cell table:style-name="ce93" office:value-type="float" office:value="0.21">
            <text:p>0.210</text:p>
          </table:table-cell>
          <table:table-cell table:style-name="ce101"/>
          <table:table-cell table:style-name="ce86" office:value-type="float" office:value="742792602">
            <text:p>742792602</text:p>
          </table:table-cell>
          <table:table-cell table:style-name="ce93" office:value-type="float" office:value="0.16">
            <text:p>0.160</text:p>
          </table:table-cell>
          <table:table-cell table:style-name="ce101"/>
          <table:table-cell table:style-name="ce86" office:value-type="string">
            <text:p>669-4049</text:p>
          </table:table-cell>
          <table:table-cell table:style-name="ce86" office:value-type="float" office:value="742792602">
            <text:p>742792602</text:p>
          </table:table-cell>
          <table:table-cell table:style-name="ce93" office:value-type="float" office:value="0.172">
            <text:p>0.172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LCBA-600</text:p>
          </table:table-cell>
          <table:table-cell table:style-name="ce125" office:value-type="float" office:value="0.0269">
            <text:p>0.027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76]&lt;&gt;&quot;&quot;;&quot;&quot;;[.G76])" office:value-type="float" office:value="10">
            <text:p>10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TME">
            <text:p>TME</text:p>
          </table:table-cell>
          <table:table-cell table:style-name="ce151" table:formula="of:=IF([.G76]&lt;&gt;&quot;&quot;;MIN([.J76];[.M76];[.P76];[.T76];[.W76]);&quot;&quot;)" office:value-type="currency" office:currency="EUR" office:value="0.0269">
            <text:p>0.02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76]*[.AC76]" office:value-type="float" office:value="0.269">
            <text:p>0.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77]&lt;&gt;&quot;&quot;;&quot;&quot;;[.G77])" office:value-type="float" office:value="0">
            <text:p>0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3864EMSE#PBF</text:p>
          </table:table-cell>
          <table:table-cell table:style-name="ce31" office:value-type="string">
            <text:p>MSOP-12</text:p>
          </table:table-cell>
          <table:table-cell table:style-name="ce46" office:value-type="string">
            <text:p>IC1</text:p>
          </table:table-cell>
          <table:table-cell table:style-name="ce48" office:value-type="string">
            <text:p>Power board</text:p>
          </table:table-cell>
          <table:table-cell table:style-name="ce52" table:formula="of:=IF([.F78]=&quot;Power board&quot;;[.B78]*2;[.B78])" office:value-type="float" office:value="2">
            <text:p>2</text:p>
          </table:table-cell>
          <table:table-cell table:style-name="ce58" office:value-type="string">
            <text:p>2293128</text:p>
          </table:table-cell>
          <table:table-cell table:style-name="ce64" office:value-type="string">
            <text:p>LTC3864EMSE#PBF</text:p>
          </table:table-cell>
          <table:table-cell table:style-name="ce67" office:value-type="float" office:value="4.52">
            <text:p>4.5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LTC3864EMSE#PBF</text:p>
          </table:table-cell>
          <table:table-cell table:style-name="ce93" office:value-type="float" office:value="3.96">
            <text:p>3.96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8]&lt;&gt;&quot;&quot;;&quot;&quot;;[.G78])" office:value-type="float" office:value="2">
            <text:p>2</text:p>
          </table:table-cell>
          <table:table-cell table:style-name="ce144" table:formula="of:=IF([.AB78]=[.J78];&quot;Farnell&quot;; IF([.AB78]=[.M78]; &quot;Digikey&quot;; IF([.AB78]=[.P78]; &quot;Mouser&quot;; IF([.AB78]=[.T78]; &quot;RS&quot;; IF([.AB78]=[.W78]; &quot;TME&quot;)))))" office:value-type="string" office:string-value="Digikey">
            <text:p>Digikey</text:p>
          </table:table-cell>
          <table:table-cell table:style-name="ce151" table:formula="of:=IF([.G78]&lt;&gt;&quot;&quot;;MIN([.J78];[.M78];[.P78];[.T78];[.W78]);&quot;&quot;)" office:value-type="currency" office:currency="EUR" office:value="3.96">
            <text:p>3.960 €</text:p>
          </table:table-cell>
          <table:table-cell table:style-name="ce144" office:value-type="float" office:value="2">
            <text:p>2</text:p>
          </table:table-cell>
          <table:table-cell table:style-name="ce163" table:formula="of:=[.AB78]*[.AC78]" office:value-type="float" office:value="7.92">
            <text:p>7.920</text:p>
          </table:table-cell>
          <table:table-cell table:number-columns-repeated="994"/>
        </table:table-row>
        <table:table-row table:style-name="ro5">
          <table:table-cell table:style-name="ce3"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18" office:value-type="string">
            <text:p>DAC8552IDGKTG4</text:p>
          </table:table-cell>
          <table:table-cell table:style-name="ce30" office:value-type="string">
            <text:p>MSOP-8 (VSSOP-8)</text:p>
          </table:table-cell>
          <table:table-cell table:style-name="ce45" office:value-type="string">
            <text:p>IC10</text:p>
          </table:table-cell>
          <table:table-cell table:style-name="ce30" office:value-type="string">
            <text:p>Power board</text:p>
          </table:table-cell>
          <table:table-cell table:style-name="ce51" table:formula="of:=IF([.F79]=&quot;Power board&quot;;[.B79]*2;[.B79])" office:value-type="float" office:value="2">
            <text:p>2</text:p>
          </table:table-cell>
          <table:table-cell table:style-name="ce18" office:value-type="float" office:value="1329584">
            <text:p>1329584</text:p>
          </table:table-cell>
          <table:table-cell table:style-name="ce30" office:value-type="string">
            <text:p>DAC8552IDGKTG4</text:p>
          </table:table-cell>
          <table:table-cell table:style-name="ce66" office:value-type="float" office:value="6.42">
            <text:p>6.42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DAC8552IDGKT</text:p>
          </table:table-cell>
          <table:table-cell table:style-name="ce92" office:value-type="float" office:value="7.66">
            <text:p>7.660</text:p>
          </table:table-cell>
          <table:table-cell table:style-name="ce100"/>
          <table:table-cell table:style-name="ce85" office:value-type="string">
            <text:p>DAC8552IDGKR</text:p>
          </table:table-cell>
          <table:table-cell table:style-name="ce92" office:value-type="float" office:value="6.51">
            <text:p>6.510</text:p>
          </table:table-cell>
          <table:table-cell table:style-name="ce100"/>
          <table:table-cell table:style-name="ce110" office:value-type="string">
            <text:p>662-1498</text:p>
          </table:table-cell>
          <table:table-cell table:style-name="ce110" office:value-type="string">
            <text:p>DAC8552IDGKT</text:p>
          </table:table-cell>
          <table:table-cell table:style-name="ce92" office:value-type="float" office:value="6.524">
            <text:p>6.52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79]&lt;&gt;&quot;&quot;;&quot;&quot;;[.G79])" office:value-type="float" office:value="2">
            <text:p>2</text:p>
          </table:table-cell>
          <table:table-cell table:style-name="ce143" table:formula="of:=IF([.AB79]=[.J79];&quot;Farnell&quot;; IF([.AB79]=[.M79]; &quot;Digikey&quot;; IF([.AB79]=[.P79]; &quot;Mouser&quot;; IF([.AB79]=[.T79]; &quot;RS&quot;; IF([.AB79]=[.W79]; &quot;TME&quot;)))))" office:value-type="string" office:string-value="Farnell">
            <text:p>Farnell</text:p>
          </table:table-cell>
          <table:table-cell table:style-name="ce150" table:formula="of:=IF([.G79]&lt;&gt;&quot;&quot;;MIN([.J79];[.M79];[.P79];[.T79];[.W79]);&quot;&quot;)" office:value-type="currency" office:currency="EUR" office:value="6.42">
            <text:p>6.420 €</text:p>
          </table:table-cell>
          <table:table-cell table:style-name="ce143" office:value-type="float" office:value="2">
            <text:p>2</text:p>
          </table:table-cell>
          <table:table-cell table:style-name="ce163" table:formula="of:=[.AB79]*[.AC79]" office:value-type="float" office:value="12.84">
            <text:p>12.840</text:p>
          </table:table-cell>
          <table:table-cell table:number-columns-repeated="994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G465BRTZ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IC11</text:p>
          </table:table-cell>
          <table:table-cell table:style-name="ce48" office:value-type="string">
            <text:p>Power board</text:p>
          </table:table-cell>
          <table:table-cell table:style-name="ce52" table:formula="of:=IF([.F80]=&quot;Power board&quot;;[.B80]*2;[.B80])" office:value-type="float" office:value="2">
            <text:p>2</text:p>
          </table:table-cell>
          <table:table-cell table:style-name="ce58" office:value-type="float" office:value="2376952">
            <text:p>2376952</text:p>
          </table:table-cell>
          <table:table-cell table:style-name="ce64" office:value-type="string">
            <text:p>ADG465BRTZ-REEL7</text:p>
          </table:table-cell>
          <table:table-cell table:style-name="ce67" office:value-type="float" office:value="1.69">
            <text:p>1.69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0]&lt;&gt;&quot;&quot;;&quot;&quot;;[.G80])" office:value-type="float" office:value="2">
            <text:p>2</text:p>
          </table:table-cell>
          <table:table-cell table:style-name="ce144" table:formula="of:=IF([.AB80]=[.J80];&quot;Farnell&quot;; IF([.AB80]=[.M80]; &quot;Digikey&quot;; IF([.AB80]=[.P80]; &quot;Mouser&quot;; IF([.AB80]=[.T80]; &quot;RS&quot;; IF([.AB80]=[.W80]; &quot;TME&quot;)))))" office:value-type="string" office:string-value="Farnell">
            <text:p>Farnell</text:p>
          </table:table-cell>
          <table:table-cell table:style-name="ce151" table:formula="of:=IF([.G80]&lt;&gt;&quot;&quot;;MIN([.J80];[.M80];[.P80];[.T80];[.W80]);&quot;&quot;)" office:value-type="currency" office:currency="EUR" office:value="1.69">
            <text:p>1.690 €</text:p>
          </table:table-cell>
          <table:table-cell table:style-name="ce144" office:value-type="float" office:value="2">
            <text:p>2</text:p>
          </table:table-cell>
          <table:table-cell table:style-name="ce163" table:formula="of:=[.AB80]*[.AC80]" office:value-type="float" office:value="3.38">
            <text:p>3.380</text:p>
          </table:table-cell>
          <table:table-cell table:number-columns-repeated="994"/>
        </table:table-row>
        <table:table-row table:style-name="ro5">
          <table:table-cell table:style-name="ce3"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18" office:value-type="string">
            <text:p>TS5A9411DCKT</text:p>
          </table:table-cell>
          <table:table-cell table:style-name="ce30" office:value-type="string">
            <text:p>SC-70</text:p>
          </table:table-cell>
          <table:table-cell table:style-name="ce45" office:value-type="string">
            <text:p>IC12</text:p>
          </table:table-cell>
          <table:table-cell table:style-name="ce30" office:value-type="string">
            <text:p>Power board</text:p>
          </table:table-cell>
          <table:table-cell table:style-name="ce51" table:formula="of:=IF([.F81]=&quot;Power board&quot;;[.B81]*2;[.B81])" office:value-type="float" office:value="2">
            <text:p>2</text:p>
          </table:table-cell>
          <table:table-cell table:style-name="ce18" office:value-type="string">
            <text:p>1755582</text:p>
          </table:table-cell>
          <table:table-cell table:style-name="ce30" office:value-type="string">
            <text:p>TS5A9411DCKT</text:p>
          </table:table-cell>
          <table:table-cell table:style-name="ce66" office:value-type="float" office:value="1.05">
            <text:p>1.0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TS5A9411DCKR</text:p>
          </table:table-cell>
          <table:table-cell table:style-name="ce92" office:value-type="float" office:value="0.56">
            <text:p>0.560</text:p>
          </table:table-cell>
          <table:table-cell table:style-name="ce100"/>
          <table:table-cell table:style-name="ce85" office:value-type="string">
            <text:p>TS5A9411DCKR</text:p>
          </table:table-cell>
          <table:table-cell table:style-name="ce92" office:value-type="float" office:value="0.534">
            <text:p>0.534</text:p>
          </table:table-cell>
          <table:table-cell table:style-name="ce100"/>
          <table:table-cell table:style-name="ce110" office:value-type="string">
            <text:p>459-459</text:p>
          </table:table-cell>
          <table:table-cell table:style-name="ce110" office:value-type="string">
            <text:p>TS5A9411DCKT</text:p>
          </table:table-cell>
          <table:table-cell table:style-name="ce92" office:value-type="float" office:value="0.57">
            <text:p>0.57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81]&lt;&gt;&quot;&quot;;&quot;&quot;;[.G81])" office:value-type="float" office:value="2">
            <text:p>2</text:p>
          </table:table-cell>
          <table:table-cell table:style-name="ce143" table:formula="of:=IF([.AB81]=[.J81];&quot;Farnell&quot;; IF([.AB81]=[.M81]; &quot;Digikey&quot;; IF([.AB81]=[.P81]; &quot;Mouser&quot;; IF([.AB81]=[.T81]; &quot;RS&quot;; IF([.AB81]=[.W81]; &quot;TME&quot;)))))" office:value-type="string" office:string-value="Mouser">
            <text:p>Mouser</text:p>
          </table:table-cell>
          <table:table-cell table:style-name="ce150" table:formula="of:=IF([.G81]&lt;&gt;&quot;&quot;;MIN([.J81];[.M81];[.P81];[.T81];[.W81]);&quot;&quot;)" office:value-type="currency" office:currency="EUR" office:value="0.534">
            <text:p>0.534 €</text:p>
          </table:table-cell>
          <table:table-cell table:style-name="ce143" office:value-type="float" office:value="2">
            <text:p>2</text:p>
          </table:table-cell>
          <table:table-cell table:style-name="ce163" table:formula="of:=[.AB81]*[.AC81]" office:value-type="float" office:value="1.068">
            <text:p>1.068</text:p>
          </table:table-cell>
          <table:table-cell table:number-columns-repeated="994"/>
        </table:table-row>
        <table:table-row table:style-name="ro5">
          <table:table-cell table:style-name="ce3" office:value-type="float" office:value="41">
            <text:p>4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S1120IPWR</text:p>
          </table:table-cell>
          <table:table-cell table:style-name="ce31" office:value-type="string">
            <text:p>TSSOP-16</text:p>
          </table:table-cell>
          <table:table-cell table:style-name="ce46" office:value-type="string">
            <text:p>IC13</text:p>
          </table:table-cell>
          <table:table-cell table:style-name="ce48" office:value-type="string">
            <text:p>Power board</text:p>
          </table:table-cell>
          <table:table-cell table:style-name="ce52" table:formula="of:=IF([.F82]=&quot;Power board&quot;;[.B82]*2;[.B82])" office:value-type="float" office:value="2">
            <text:p>2</text:p>
          </table:table-cell>
          <table:table-cell table:style-name="ce58" office:value-type="float" office:value="2402249">
            <text:p>2402249</text:p>
          </table:table-cell>
          <table:table-cell table:style-name="ce64" office:value-type="string">
            <text:p>ADS1120IPWR</text:p>
          </table:table-cell>
          <table:table-cell table:style-name="ce67" office:value-type="float" office:value="6.76">
            <text:p>6.76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ADS1120IPWR</text:p>
          </table:table-cell>
          <table:table-cell table:style-name="ce93" office:value-type="float" office:value="6.25">
            <text:p>6.250</text:p>
          </table:table-cell>
          <table:table-cell table:style-name="ce101"/>
          <table:table-cell table:style-name="ce86" office:value-type="string">
            <text:p>ADS1120IPWR</text:p>
          </table:table-cell>
          <table:table-cell table:style-name="ce93" office:value-type="float" office:value="6.1">
            <text:p>6.10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2">
            <text:p>2</text:p>
          </table:table-cell>
          <table:table-cell table:style-name="ce144" table:formula="of:=IF([.AB82]=[.J82];&quot;Farnell&quot;; IF([.AB82]=[.M82]; &quot;Digikey&quot;; IF([.AB82]=[.P82]; &quot;Mouser&quot;; IF([.AB82]=[.T82]; &quot;RS&quot;; IF([.AB82]=[.W82]; &quot;TME&quot;)))))" office:value-type="string" office:string-value="Mouser">
            <text:p>Mouser</text:p>
          </table:table-cell>
          <table:table-cell table:style-name="ce151" table:formula="of:=IF([.G82]&lt;&gt;&quot;&quot;;MIN([.J82];[.M82];[.P82];[.T82];[.W82]);&quot;&quot;)" office:value-type="currency" office:currency="EUR" office:value="6.1">
            <text:p>6.100 €</text:p>
          </table:table-cell>
          <table:table-cell table:style-name="ce144" office:value-type="float" office:value="2">
            <text:p>2</text:p>
          </table:table-cell>
          <table:table-cell table:style-name="ce163" table:formula="of:=[.AB82]*[.AC82]" office:value-type="float" office:value="12.2">
            <text:p>12.200</text:p>
          </table:table-cell>
          <table:table-cell table:number-columns-repeated="994"/>
        </table:table-row>
        <table:table-row table:style-name="ro3">
          <table:table-cell table:style-name="ce3"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18" office:value-type="string">
            <text:p>LP339D</text:p>
          </table:table-cell>
          <table:table-cell table:style-name="ce30" office:value-type="string">
            <text:p>SOIC-14</text:p>
          </table:table-cell>
          <table:table-cell table:style-name="ce45" office:value-type="string">
            <text:p>IC14</text:p>
          </table:table-cell>
          <table:table-cell table:style-name="ce30" office:value-type="string">
            <text:p>Power board</text:p>
          </table:table-cell>
          <table:table-cell table:style-name="ce51" table:formula="of:=IF([.F83]=&quot;Power board&quot;;[.B83]*2;[.B83])" office:value-type="float" office:value="2">
            <text:p>2</text:p>
          </table:table-cell>
          <table:table-cell table:style-name="ce18" office:value-type="string">
            <text:p>9589686</text:p>
          </table:table-cell>
          <table:table-cell table:style-name="ce30" office:value-type="string">
            <text:p>LP339D</text:p>
          </table:table-cell>
          <table:table-cell table:style-name="ce66" office:value-type="float" office:value="0.573">
            <text:p>0.573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LP339DR</text:p>
          </table:table-cell>
          <table:table-cell table:style-name="ce92" office:value-type="float" office:value="0.52">
            <text:p>0.520</text:p>
          </table:table-cell>
          <table:table-cell table:style-name="ce100"/>
          <table:table-cell table:style-name="ce85" office:value-type="string">
            <text:p>LP339DR</text:p>
          </table:table-cell>
          <table:table-cell table:style-name="ce92" office:value-type="float" office:value="0.498">
            <text:p>0.498</text:p>
          </table:table-cell>
          <table:table-cell table:style-name="ce100"/>
          <table:table-cell table:style-name="ce110" office:value-type="string">
            <text:p>661-2659</text:p>
          </table:table-cell>
          <table:table-cell table:style-name="ce110" office:value-type="string">
            <text:p>LP339DR</text:p>
          </table:table-cell>
          <table:table-cell table:style-name="ce92" office:value-type="float" office:value="0.175">
            <text:p>0.175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LP339D</text:p>
          </table:table-cell>
          <table:table-cell table:style-name="ce66" office:value-type="float" office:value="0.2439">
            <text:p>0.244</text:p>
          </table:table-cell>
          <table:table-cell table:style-name="ce100" office:value-type="float" office:value="3">
            <text:p>3</text:p>
          </table:table-cell>
          <table:table-cell/>
          <table:table-cell table:formula="of:=IF([.Y83]&lt;&gt;&quot;&quot;;&quot;&quot;;[.G83])" office:value-type="float" office:value="2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RS">
            <text:p>RS</text:p>
          </table:table-cell>
          <table:table-cell table:style-name="ce150" table:formula="of:=IF([.G83]&lt;&gt;&quot;&quot;;MIN([.J83];[.M83];[.P83];[.T83];[.W83]);&quot;&quot;)" office:value-type="currency" office:currency="EUR" office:value="0.175">
            <text:p>0.175 €</text:p>
          </table:table-cell>
          <table:table-cell table:style-name="ce143" table:formula="of:=[.G83]" office:value-type="float" office:value="2">
            <text:p>2</text:p>
          </table:table-cell>
          <table:table-cell table:style-name="ce163" table:formula="of:=[.AB83]*[.AC83]" office:value-type="float" office:value="0.35">
            <text:p>0.350</text:p>
          </table:table-cell>
          <table:table-cell table:number-columns-repeated="994"/>
        </table:table-row>
        <table:table-row table:style-name="ro7">
          <table:table-cell table:style-name="ce3" office:value-type="float" office:value="43">
            <text:p>4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PD4E002DRLR</text:p>
          </table:table-cell>
          <table:table-cell table:style-name="ce31"/>
          <table:table-cell table:style-name="ce46" office:value-type="string">
            <text:p>IC15</text:p>
          </table:table-cell>
          <table:table-cell table:style-name="ce48" office:value-type="string">
            <text:p>AUX PS</text:p>
          </table:table-cell>
          <table:table-cell table:style-name="ce52" table:formula="of:=IF([.F84]=&quot;Power board&quot;;[.B84]*2;[.B84])" office:value-type="float" office:value="1">
            <text:p>1</text:p>
          </table:table-cell>
          <table:table-cell table:style-name="ce58" office:value-type="string">
            <text:p>1755329</text:p>
          </table:table-cell>
          <table:table-cell table:style-name="ce64" office:value-type="string">
            <text:p>TPD4E002DRLR</text:p>
          </table:table-cell>
          <table:table-cell table:style-name="ce67" office:value-type="float" office:value="0.275">
            <text:p>0.275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96-21694-1-ND</text:p>
          </table:table-cell>
          <table:table-cell table:style-name="ce93" office:value-type="float" office:value="0.66">
            <text:p>0.6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95-TPD4E002DRLR</text:p>
          </table:table-cell>
          <table:table-cell table:style-name="ce93" office:value-type="float" office:value="0.594">
            <text:p>0.594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09-9060</text:p>
          </table:table-cell>
          <table:table-cell table:style-name="ce86" office:value-type="string">
            <text:p>TPD4E002DRLR</text:p>
          </table:table-cell>
          <table:table-cell table:style-name="ce93" office:value-type="float" office:value="0.199">
            <text:p>0.199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1">
            <text:p>1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RS">
            <text:p>RS</text:p>
          </table:table-cell>
          <table:table-cell table:style-name="ce151" table:formula="of:=IF([.G84]&lt;&gt;&quot;&quot;;MIN([.J84];[.M84];[.P84];[.T84];[.W84]);&quot;&quot;)" office:value-type="currency" office:currency="EUR" office:value="0.199">
            <text:p>0.199 €</text:p>
          </table:table-cell>
          <table:table-cell table:style-name="ce144" table:formula="of:=[.G84]=[.G85]" office:value-type="float" office:value="1">
            <text:p>1</text:p>
          </table:table-cell>
          <table:table-cell table:style-name="ce163" table:formula="of:=[.AB84]*[.AC84]" office:value-type="float" office:value="0.199">
            <text:p>0.199</text:p>
          </table:table-cell>
          <table:table-cell table:number-columns-repeated="994"/>
        </table:table-row>
        <table:table-row table:style-name="ro7">
          <table:table-cell table:style-name="ce3" office:value-type="float" office:value="44">
            <text:p>44</text:p>
          </table:table-cell>
          <table:table-cell office:value-type="float" office:value="1">
            <text:p>1</text:p>
          </table:table-cell>
          <table:table-cell table:style-name="ce18" office:value-type="string">
            <text:p>TPD2E001DZDR</text:p>
          </table:table-cell>
          <table:table-cell table:style-name="ce30"/>
          <table:table-cell table:style-name="ce45" office:value-type="string">
            <text:p>IC16</text:p>
          </table:table-cell>
          <table:table-cell table:style-name="ce30" office:value-type="string">
            <text:p>AUX PS</text:p>
          </table:table-cell>
          <table:table-cell table:style-name="ce51" table:formula="of:=IF([.F85]=&quot;Power board&quot;;[.B85]*2;[.B85])" office:value-type="float" office:value="1">
            <text:p>1</text:p>
          </table:table-cell>
          <table:table-cell table:style-name="ce18" office:value-type="string">
            <text:p>2335446</text:p>
          </table:table-cell>
          <table:table-cell table:style-name="ce30" office:value-type="string">
            <text:p>TPD2E001DZDR</text:p>
          </table:table-cell>
          <table:table-cell table:style-name="ce66" office:value-type="float" office:value="0.506">
            <text:p>0.50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96-24770-1-ND</text:p>
          </table:table-cell>
          <table:table-cell table:style-name="ce92" office:value-type="float" office:value="0.58">
            <text:p>0.58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95-TPD2E001DZDR </text:p>
          </table:table-cell>
          <table:table-cell table:style-name="ce92" office:value-type="float" office:value="0.519">
            <text:p>0.519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812-0171</text:p>
          </table:table-cell>
          <table:table-cell table:style-name="ce110" office:value-type="string">
            <text:p>TPD2E001DZDR</text:p>
          </table:table-cell>
          <table:table-cell table:style-name="ce92" office:value-type="float" office:value="0.193">
            <text:p>0.193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1">
            <text:p>1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RS">
            <text:p>RS</text:p>
          </table:table-cell>
          <table:table-cell table:style-name="ce150" table:formula="of:=IF([.G85]&lt;&gt;&quot;&quot;;MIN([.J85];[.M85];[.P85];[.T85];[.W85]);&quot;&quot;)" office:value-type="currency" office:currency="EUR" office:value="0.193">
            <text:p>0.193 €</text:p>
          </table:table-cell>
          <table:table-cell table:style-name="ce143" office:value-type="float" office:value="3">
            <text:p>3</text:p>
          </table:table-cell>
          <table:table-cell table:style-name="ce163" table:formula="of:=[.AB85]*[.AC85]" office:value-type="float" office:value="0.579">
            <text:p>0.579</text:p>
          </table:table-cell>
          <table:table-cell table:number-columns-repeated="994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UM3160BRWZ</text:p>
          </table:table-cell>
          <table:table-cell table:style-name="ce31"/>
          <table:table-cell table:style-name="ce46" office:value-type="string">
            <text:p>IC17</text:p>
          </table:table-cell>
          <table:table-cell table:style-name="ce48" office:value-type="string">
            <text:p>AUX PS</text:p>
          </table:table-cell>
          <table:table-cell table:style-name="ce52" table:formula="of:=IF([.F86]=&quot;Power board&quot;;[.B86]*2;[.B86])" office:value-type="float" office:value="1">
            <text:p>1</text:p>
          </table:table-cell>
          <table:table-cell table:style-name="ce58" office:value-type="string">
            <text:p>1843660</text:p>
          </table:table-cell>
          <table:table-cell table:style-name="ce64" office:value-type="string">
            <text:p>ADUM3160BRWZ</text:p>
          </table:table-cell>
          <table:table-cell table:style-name="ce67" office:value-type="float" office:value="7.07">
            <text:p>7.0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ADUM3160BRWZ-ND</text:p>
          </table:table-cell>
          <table:table-cell table:style-name="ce93" office:value-type="float" office:value="7.29">
            <text:p>7.2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84-ADUM3160BRWZ</text:p>
          </table:table-cell>
          <table:table-cell table:style-name="ce93" office:value-type="float" office:value="6.66">
            <text:p>6.6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96-9041</text:p>
          </table:table-cell>
          <table:table-cell table:style-name="ce86" office:value-type="string">
            <text:p>ADUM3160BRWZ</text:p>
          </table:table-cell>
          <table:table-cell table:style-name="ce93" office:value-type="float" office:value="5.88">
            <text:p>5.88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ADUM3160BRWZ-RL</text:p>
          </table:table-cell>
          <table:table-cell table:style-name="ce125" office:value-type="float" office:value="4.04">
            <text:p>4.04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86]&lt;&gt;&quot;&quot;;&quot;&quot;;[.G86])" office:value-type="float" office:value="1">
            <text:p>1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TME">
            <text:p>TME</text:p>
          </table:table-cell>
          <table:table-cell table:style-name="ce151" table:formula="of:=IF([.G86]&lt;&gt;&quot;&quot;;MIN([.J86];[.M86];[.P86];[.T86];[.W86]);&quot;&quot;)" office:value-type="currency" office:currency="EUR" office:value="4.04">
            <text:p>4.040 €</text:p>
          </table:table-cell>
          <table:table-cell table:style-name="ce144" table:formula="of:=[.G86]" office:value-type="float" office:value="1">
            <text:p>1</text:p>
          </table:table-cell>
          <table:table-cell table:style-name="ce163" table:formula="of:=[.AB86]*[.AC86]" office:value-type="float" office:value="4.04">
            <text:p>4.040</text:p>
          </table:table-cell>
          <table:table-cell table:number-columns-repeated="994"/>
        </table:table-row>
        <table:table-row table:style-name="ro6">
          <table:table-cell table:style-name="ce3" office:value-type="float" office:value="46">
            <text:p>46</text:p>
          </table:table-cell>
          <table:table-cell office:value-type="float" office:value="1">
            <text:p>1</text:p>
          </table:table-cell>
          <table:table-cell table:style-name="ce18" office:value-type="string">
            <text:p>TLC5925IDBQR</text:p>
          </table:table-cell>
          <table:table-cell table:style-name="ce30" office:value-type="string">
            <text:p>SSOP-24</text:p>
          </table:table-cell>
          <table:table-cell table:style-name="ce45" office:value-type="string">
            <text:p>IC18</text:p>
          </table:table-cell>
          <table:table-cell table:style-name="ce30" office:value-type="string">
            <text:p>Arduino Shield</text:p>
          </table:table-cell>
          <table:table-cell table:style-name="ce51" table:formula="of:=IF([.F87]=&quot;Power board&quot;;[.B87]*2;[.B87])" office:value-type="float" office:value="1">
            <text:p>1</text:p>
          </table:table-cell>
          <table:table-cell table:style-name="ce18" office:value-type="float" office:value="1694438">
            <text:p>1694438</text:p>
          </table:table-cell>
          <table:table-cell table:style-name="ce30" office:value-type="string">
            <text:p>TLC5925IDBQR</text:p>
          </table:table-cell>
          <table:table-cell table:style-name="ce66" office:value-type="float" office:value="1.52">
            <text:p>1.52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TLC5925IDBQR</text:p>
          </table:table-cell>
          <table:table-cell table:style-name="ce92" office:value-type="float" office:value="1.37">
            <text:p>1.370</text:p>
          </table:table-cell>
          <table:table-cell table:style-name="ce100"/>
          <table:table-cell table:style-name="ce85" office:value-type="string">
            <text:p>TLC5925IDBQR</text:p>
          </table:table-cell>
          <table:table-cell table:style-name="ce92" office:value-type="float" office:value="1.33">
            <text:p>1.330</text:p>
          </table:table-cell>
          <table:table-cell table:style-name="ce100"/>
          <table:table-cell table:style-name="ce110" office:value-type="string">
            <text:p>812-3984</text:p>
          </table:table-cell>
          <table:table-cell table:style-name="ce110" office:value-type="string">
            <text:p>TLC5925IDBQR</text:p>
          </table:table-cell>
          <table:table-cell table:style-name="ce92" office:value-type="float" office:value="1.109">
            <text:p>1.109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87]&lt;&gt;&quot;&quot;;&quot;&quot;;[.G87])" office:value-type="float" office:value="1">
            <text:p>1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RS">
            <text:p>RS</text:p>
          </table:table-cell>
          <table:table-cell table:style-name="ce150" table:formula="of:=IF([.G87]&lt;&gt;&quot;&quot;;MIN([.J87];[.M87];[.P87];[.T87];[.W87]);&quot;&quot;)" office:value-type="currency" office:currency="EUR" office:value="1.109">
            <text:p>1.109 €</text:p>
          </table:table-cell>
          <table:table-cell table:style-name="ce143" office:value-type="float" office:value="1">
            <text:p>1</text:p>
          </table:table-cell>
          <table:table-cell table:style-name="ce163" table:formula="of:=[.AB87]*[.AC87]" office:value-type="float" office:value="1.109">
            <text:p>1.109</text:p>
          </table:table-cell>
          <table:table-cell table:number-columns-repeated="994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Si8641EC-B-IS1</text:p>
          </table:table-cell>
          <table:table-cell table:style-name="ce31" office:value-type="string">
            <text:p>SOIC-16</text:p>
          </table:table-cell>
          <table:table-cell table:style-name="ce46" office:value-type="string">
            <text:p>IC19, IC23</text:p>
          </table:table-cell>
          <table:table-cell table:style-name="ce48" office:value-type="string">
            <text:p>Arduino Shield</text:p>
          </table:table-cell>
          <table:table-cell table:style-name="ce52" table:formula="of:=IF([.F88]=&quot;Power board&quot;;[.B88]*2;[.B88])" office:value-type="float" office:value="2">
            <text:p>2</text:p>
          </table:table-cell>
          <table:table-cell table:style-name="ce58" office:value-type="string">
            <text:p>2423294</text:p>
          </table:table-cell>
          <table:table-cell table:style-name="ce64" office:value-type="string">
            <text:p>Si8641EC-B-IS1</text:p>
          </table:table-cell>
          <table:table-cell table:style-name="ce67" office:value-type="float" office:value="3.21">
            <text:p>3.21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i8641EC-B-IS1</text:p>
          </table:table-cell>
          <table:table-cell table:style-name="ce93" office:value-type="float" office:value="2.78">
            <text:p>2.780</text:p>
          </table:table-cell>
          <table:table-cell table:style-name="ce101"/>
          <table:table-cell table:style-name="ce86" office:value-type="string">
            <text:p>Si8641EC-B-IS1</text:p>
          </table:table-cell>
          <table:table-cell table:style-name="ce93" office:value-type="float" office:value="2.72">
            <text:p>2.720</text:p>
          </table:table-cell>
          <table:table-cell table:style-name="ce101"/>
          <table:table-cell table:style-name="ce86" office:value-type="string">
            <text:p>753-2438</text:p>
          </table:table-cell>
          <table:table-cell table:style-name="ce86" office:value-type="string">
            <text:p>Out of stock</text:p>
          </table:table-cell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8]&lt;&gt;&quot;&quot;;&quot;&quot;;[.G88])" office:value-type="float" office:value="2">
            <text:p>2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Mouser">
            <text:p>Mouser</text:p>
          </table:table-cell>
          <table:table-cell table:style-name="ce151" table:formula="of:=IF([.G88]&lt;&gt;&quot;&quot;;MIN([.J88];[.M88];[.P88];[.T88];[.W88]);&quot;&quot;)" office:value-type="currency" office:currency="EUR" office:value="2.72">
            <text:p>2.720 €</text:p>
          </table:table-cell>
          <table:table-cell table:style-name="ce144" office:value-type="float" office:value="2">
            <text:p>2</text:p>
          </table:table-cell>
          <table:table-cell table:style-name="ce163" table:formula="of:=[.AB88]*[.AC88]" office:value-type="float" office:value="5.44">
            <text:p>5.440</text:p>
          </table:table-cell>
          <table:table-cell table:number-columns-repeated="994"/>
        </table:table-row>
        <table:table-row table:style-name="ro3">
          <table:table-cell table:style-name="ce3" office:value-type="float" office:value="48">
            <text:p>48</text:p>
          </table:table-cell>
          <table:table-cell office:value-type="float" office:value="1">
            <text:p>1</text:p>
          </table:table-cell>
          <table:table-cell table:style-name="ce18" office:value-type="string">
            <text:p>LP2951D</text:p>
          </table:table-cell>
          <table:table-cell table:style-name="ce30" office:value-type="string">
            <text:p>SOIC-8</text:p>
          </table:table-cell>
          <table:table-cell table:style-name="ce45" office:value-type="string">
            <text:p>IC2</text:p>
          </table:table-cell>
          <table:table-cell table:style-name="ce30" office:value-type="string">
            <text:p>Power board</text:p>
          </table:table-cell>
          <table:table-cell table:style-name="ce51" table:formula="of:=IF([.F89]=&quot;Power board&quot;;[.B89]*2;[.B89])" office:value-type="float" office:value="2">
            <text:p>2</text:p>
          </table:table-cell>
          <table:table-cell table:style-name="ce18" office:value-type="float" office:value="1755066">
            <text:p>1755066</text:p>
          </table:table-cell>
          <table:table-cell table:style-name="ce30" office:value-type="string">
            <text:p>LP2951D</text:p>
          </table:table-cell>
          <table:table-cell table:style-name="ce66" office:value-type="float" office:value="0.573">
            <text:p>0.573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LP2951DR</text:p>
          </table:table-cell>
          <table:table-cell table:style-name="ce92" office:value-type="float" office:value="0.52">
            <text:p>0.520</text:p>
          </table:table-cell>
          <table:table-cell table:style-name="ce100"/>
          <table:table-cell table:style-name="ce85" office:value-type="string">
            <text:p>LP2951DR</text:p>
          </table:table-cell>
          <table:table-cell table:style-name="ce92" office:value-type="float" office:value="0.498">
            <text:p>0.498</text:p>
          </table:table-cell>
          <table:table-cell table:style-name="ce100"/>
          <table:table-cell table:style-name="ce110" office:value-type="string">
            <text:p>796-8095</text:p>
          </table:table-cell>
          <table:table-cell table:style-name="ce110" office:value-type="string">
            <text:p>LP2951D</text:p>
          </table:table-cell>
          <table:table-cell table:style-name="ce92" office:value-type="float" office:value="0.613">
            <text:p>0.613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LP2951CM/NOPB</text:p>
          </table:table-cell>
          <table:table-cell table:style-name="ce66" office:value-type="float" office:value="0.495">
            <text:p>0.495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89]&lt;&gt;&quot;&quot;;&quot;&quot;;[.G89])" office:value-type="float" office:value="2">
            <text:p>2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TME">
            <text:p>TME</text:p>
          </table:table-cell>
          <table:table-cell table:style-name="ce150" table:formula="of:=IF([.G89]&lt;&gt;&quot;&quot;;MIN([.J89];[.M89];[.P89];[.T89];[.W89]);&quot;&quot;)" office:value-type="currency" office:currency="EUR" office:value="0.495">
            <text:p>0.495 €</text:p>
          </table:table-cell>
          <table:table-cell table:style-name="ce143" office:value-type="float" office:value="2">
            <text:p>2</text:p>
          </table:table-cell>
          <table:table-cell table:style-name="ce163" table:formula="of:=[.AB89]*[.AC89]" office:value-type="float" office:value="0.99">
            <text:p>0.990</text:p>
          </table:table-cell>
          <table:table-cell table:number-columns-repeated="994"/>
        </table:table-row>
        <table:table-row table:style-name="ro6">
          <table:table-cell table:style-name="ce3" office:value-type="float" office:value="49">
            <text:p>49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SI8651EC-B-IS1</text:p>
          </table:table-cell>
          <table:table-cell table:style-name="ce31" office:value-type="string">
            <text:p>SOIC-16</text:p>
          </table:table-cell>
          <table:table-cell table:style-name="ce46" office:value-type="string">
            <text:p>IC20, IC21</text:p>
          </table:table-cell>
          <table:table-cell table:style-name="ce48" office:value-type="string">
            <text:p>Arduino Shield</text:p>
          </table:table-cell>
          <table:table-cell table:style-name="ce52" table:formula="of:=IF([.F90]=&quot;Power board&quot;;[.B90]*2;[.B90])" office:value-type="float" office:value="2">
            <text:p>2</text:p>
          </table:table-cell>
          <table:table-cell table:style-name="ce58" office:value-type="float" office:value="2423323">
            <text:p>2423323</text:p>
          </table:table-cell>
          <table:table-cell table:style-name="ce64" office:value-type="string">
            <text:p>SI8651EC-B-IS1</text:p>
          </table:table-cell>
          <table:table-cell table:style-name="ce67" office:value-type="float" office:value="3.15">
            <text:p>3.15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I8651EC-B-IS1</text:p>
          </table:table-cell>
          <table:table-cell table:style-name="ce93" office:value-type="float" office:value="3.19">
            <text:p>3.190</text:p>
          </table:table-cell>
          <table:table-cell table:style-name="ce101"/>
          <table:table-cell table:style-name="ce86" office:value-type="string">
            <text:p>SI8651EC-B-IS1</text:p>
          </table:table-cell>
          <table:table-cell table:style-name="ce93" office:value-type="float" office:value="3.06">
            <text:p>3.060</text:p>
          </table:table-cell>
          <table:table-cell table:style-name="ce101"/>
          <table:table-cell table:style-name="ce86" office:value-type="string">
            <text:p>753-2497</text:p>
          </table:table-cell>
          <table:table-cell table:style-name="ce86" office:value-type="string">
            <text:p>Si8651EC-B-IS1</text:p>
          </table:table-cell>
          <table:table-cell table:style-name="ce93" office:value-type="float" office:value="3.038">
            <text:p>3.038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0]&lt;&gt;&quot;&quot;;&quot;&quot;;[.G90])" office:value-type="float" office:value="2">
            <text:p>2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RS">
            <text:p>RS</text:p>
          </table:table-cell>
          <table:table-cell table:style-name="ce151" table:formula="of:=IF([.G90]&lt;&gt;&quot;&quot;;MIN([.J90];[.M90];[.P90];[.T90];[.W90]);&quot;&quot;)" office:value-type="currency" office:currency="EUR" office:value="3.038">
            <text:p>3.038 €</text:p>
          </table:table-cell>
          <table:table-cell table:style-name="ce144" office:value-type="float" office:value="2">
            <text:p>2</text:p>
          </table:table-cell>
          <table:table-cell table:style-name="ce163" table:formula="of:=[.AB90]*[.AC90]" office:value-type="float" office:value="6.076">
            <text:p>6.076</text:p>
          </table:table-cell>
          <table:table-cell table:number-columns-repeated="994"/>
        </table:table-row>
        <table:table-row table:style-name="ro5">
          <table:table-cell table:style-name="ce3"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8" office:value-type="string">
            <text:p>LD1117S33TR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IC22</text:p>
          </table:table-cell>
          <table:table-cell table:style-name="ce30" office:value-type="string">
            <text:p>Arduino Shield</text:p>
          </table:table-cell>
          <table:table-cell table:style-name="ce51" table:formula="of:=IF([.F91]=&quot;Power board&quot;;[.B91]*2;[.B91])" office:value-type="float" office:value="1">
            <text:p>1</text:p>
          </table:table-cell>
          <table:table-cell table:style-name="ce18" office:value-type="float" office:value="1202826">
            <text:p>1202826</text:p>
          </table:table-cell>
          <table:table-cell table:style-name="ce30" office:value-type="string">
            <text:p>LD1117S33TR</text:p>
          </table:table-cell>
          <table:table-cell table:style-name="ce66" office:value-type="float" office:value="0.187">
            <text:p>0.187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497-1242-1-ND</text:p>
          </table:table-cell>
          <table:table-cell table:style-name="ce92" office:value-type="float" office:value="0.4">
            <text:p>0.40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11-LD1117S33</text:p>
          </table:table-cell>
          <table:table-cell table:style-name="ce92" office:value-type="float" office:value="0.403">
            <text:p>0.403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14-0697</text:p>
          </table:table-cell>
          <table:table-cell table:style-name="ce110" office:value-type="string">
            <text:p>LD1117S33TR</text:p>
          </table:table-cell>
          <table:table-cell table:style-name="ce92" office:value-type="float" office:value="0.175">
            <text:p>0.175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LD1117S33TR</text:p>
          </table:table-cell>
          <table:table-cell table:style-name="ce66" office:value-type="float" office:value="0.1834">
            <text:p>0.183</text:p>
          </table:table-cell>
          <table:table-cell table:style-name="ce100" office:value-type="float" office:value="3">
            <text:p>3</text:p>
          </table:table-cell>
          <table:table-cell/>
          <table:table-cell table:formula="of:=IF([.Y91]&lt;&gt;&quot;&quot;;&quot;&quot;;[.G91])" office:value-type="float" office:value="1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RS">
            <text:p>RS</text:p>
          </table:table-cell>
          <table:table-cell table:style-name="ce150" table:formula="of:=IF([.G91]&lt;&gt;&quot;&quot;;MIN([.J91];[.M91];[.P91];[.T91];[.W91]);&quot;&quot;)" office:value-type="currency" office:currency="EUR" office:value="0.175">
            <text:p>0.175 €</text:p>
          </table:table-cell>
          <table:table-cell table:style-name="ce143" office:value-type="float" office:value="1">
            <text:p>1</text:p>
          </table:table-cell>
          <table:table-cell table:style-name="ce163" table:formula="of:=[.AB91]*[.AC91]" office:value-type="float" office:value="0.175">
            <text:p>0.175</text:p>
          </table:table-cell>
          <table:table-cell table:number-columns-repeated="994"/>
        </table:table-row>
        <table:table-row table:style-name="ro5">
          <table:table-cell table:style-name="ce3" office:value-type="float" office:value="51">
            <text:p>5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PCA21125T/Q900/1,1</text:p>
          </table:table-cell>
          <table:table-cell table:style-name="ce31" office:value-type="string">
            <text:p>TSSOP-14</text:p>
          </table:table-cell>
          <table:table-cell table:style-name="ce46" office:value-type="string">
            <text:p>IC24</text:p>
          </table:table-cell>
          <table:table-cell table:style-name="ce48" office:value-type="string">
            <text:p>Arduino Shield</text:p>
          </table:table-cell>
          <table:table-cell table:style-name="ce52" table:formula="of:=IF([.F92]=&quot;Power board&quot;;[.B92]*2;[.B92])" office:value-type="float" office:value="1">
            <text:p>1</text:p>
          </table:table-cell>
          <table:table-cell table:style-name="ce58" office:value-type="float" office:value="2400445">
            <text:p>2400445</text:p>
          </table:table-cell>
          <table:table-cell table:style-name="ce64" office:value-type="string">
            <text:p>PCA21125T/Q900/1,1</text:p>
          </table:table-cell>
          <table:table-cell table:style-name="ce67" office:value-type="float" office:value="1.87">
            <text:p>1.8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PCA21125T/Q900/1,1</text:p>
          </table:table-cell>
          <table:table-cell table:style-name="ce93" office:value-type="float" office:value="1.61">
            <text:p>1.610</text:p>
          </table:table-cell>
          <table:table-cell table:style-name="ce101"/>
          <table:table-cell table:style-name="ce86" office:value-type="string">
            <text:p>PCA21125T/Q900/1,1</text:p>
          </table:table-cell>
          <table:table-cell table:style-name="ce93" office:value-type="float" office:value="1.66">
            <text:p>1.66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1">
            <text:p>1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Digikey">
            <text:p>Digikey</text:p>
          </table:table-cell>
          <table:table-cell table:style-name="ce151" table:formula="of:=IF([.G92]&lt;&gt;&quot;&quot;;MIN([.J92];[.M92];[.P92];[.T92];[.W92]);&quot;&quot;)" office:value-type="currency" office:currency="EUR" office:value="1.61">
            <text:p>1.610 €</text:p>
          </table:table-cell>
          <table:table-cell table:style-name="ce144" office:value-type="float" office:value="1">
            <text:p>1</text:p>
          </table:table-cell>
          <table:table-cell table:style-name="ce163" table:formula="of:=[.AB92]*[.AC92]" office:value-type="float" office:value="1.61">
            <text:p>1.610</text:p>
          </table:table-cell>
          <table:table-cell table:number-columns-repeated="994"/>
        </table:table-row>
        <table:table-row table:style-name="ro5">
          <table:table-cell table:style-name="ce3" office:value-type="float" office:value="52">
            <text:p>52</text:p>
          </table:table-cell>
          <table:table-cell office:value-type="float" office:value="1">
            <text:p>1</text:p>
          </table:table-cell>
          <table:table-cell table:style-name="ce18" office:value-type="string">
            <text:p>AT25256B</text:p>
          </table:table-cell>
          <table:table-cell table:style-name="ce30" office:value-type="string">
            <text:p>SOIC-8</text:p>
          </table:table-cell>
          <table:table-cell table:style-name="ce45" office:value-type="string">
            <text:p>IC25</text:p>
          </table:table-cell>
          <table:table-cell table:style-name="ce30" office:value-type="string">
            <text:p>Arduino Shield</text:p>
          </table:table-cell>
          <table:table-cell table:style-name="ce51" table:formula="of:=IF([.F93]=&quot;Power board&quot;;[.B93]*2;[.B93])" office:value-type="float" office:value="1">
            <text:p>1</text:p>
          </table:table-cell>
          <table:table-cell table:style-name="ce18" office:value-type="string">
            <text:p>1841577</text:p>
          </table:table-cell>
          <table:table-cell table:style-name="ce30" office:value-type="string">
            <text:p>AT25256B-SSHL-B</text:p>
          </table:table-cell>
          <table:table-cell table:style-name="ce66" office:value-type="float" office:value="1.19">
            <text:p>1.19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AT25256B-SSHL-B</text:p>
          </table:table-cell>
          <table:table-cell table:style-name="ce92" office:value-type="float" office:value="1.3">
            <text:p>1.300</text:p>
          </table:table-cell>
          <table:table-cell table:style-name="ce100"/>
          <table:table-cell table:style-name="ce85" office:value-type="string">
            <text:p>AT25256B-SSHL-B</text:p>
          </table:table-cell>
          <table:table-cell table:style-name="ce92" office:value-type="float" office:value="1.29">
            <text:p>1.290</text:p>
          </table:table-cell>
          <table:table-cell table:style-name="ce100"/>
          <table:table-cell table:style-name="ce110" office:value-type="string">
            <text:p>738-0079</text:p>
          </table:table-cell>
          <table:table-cell table:style-name="ce110" office:value-type="string">
            <text:p>AT25256B-SSHL-B</text:p>
          </table:table-cell>
          <table:table-cell table:style-name="ce92" office:value-type="float" office:value="1.267">
            <text:p>1.267</text:p>
          </table:table-cell>
          <table:table-cell table:style-name="ce100" office:value-type="float" office:value="2">
            <text:p>2</text:p>
          </table:table-cell>
          <table:table-cell table:style-name="ce122" office:value-type="string">
            <text:p>25AA256-I/SN</text:p>
          </table:table-cell>
          <table:table-cell table:style-name="ce66" office:value-type="float" office:value="1.29">
            <text:p>1.290</text:p>
          </table:table-cell>
          <table:table-cell table:style-name="ce100" office:value-type="float" office:value="1.29">
            <text:p>1</text:p>
          </table:table-cell>
          <table:table-cell/>
          <table:table-cell table:formula="of:=IF([.Y93]&lt;&gt;&quot;&quot;;&quot;&quot;;[.G93])" office:value-type="float" office:value="1">
            <text:p>1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Farnell">
            <text:p>Farnell</text:p>
          </table:table-cell>
          <table:table-cell table:style-name="ce150" table:formula="of:=IF([.G93]&lt;&gt;&quot;&quot;;MIN([.J93];[.M93];[.P93];[.T93];[.W93]);&quot;&quot;)" office:value-type="currency" office:currency="EUR" office:value="1.19">
            <text:p>1.190 €</text:p>
          </table:table-cell>
          <table:table-cell table:style-name="ce143" office:value-type="float" office:value="1">
            <text:p>1</text:p>
          </table:table-cell>
          <table:table-cell table:style-name="ce163" table:formula="of:=[.AB93]*[.AC93]" office:value-type="float" office:value="1.19">
            <text:p>1.190</text:p>
          </table:table-cell>
          <table:table-cell table:number-columns-repeated="994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W5500</text:p>
          </table:table-cell>
          <table:table-cell table:style-name="ce31" office:value-type="string">
            <text:p>LQFP-48</text:p>
          </table:table-cell>
          <table:table-cell table:style-name="ce46" office:value-type="string">
            <text:p>IC26</text:p>
          </table:table-cell>
          <table:table-cell table:style-name="ce48" office:value-type="string">
            <text:p>Arduino Shield</text:p>
          </table:table-cell>
          <table:table-cell table:style-name="ce52" table:formula="of:=IF([.F94]=&quot;Power board&quot;;[.B94]*2;[.B9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W5500</text:p>
          </table:table-cell>
          <table:table-cell table:style-name="ce93" office:value-type="float" office:value="3.75">
            <text:p>3.750</text:p>
          </table:table-cell>
          <table:table-cell table:style-name="ce101"/>
          <table:table-cell table:style-name="ce86" office:value-type="string">
            <text:p>W5500</text:p>
          </table:table-cell>
          <table:table-cell table:style-name="ce93" office:value-type="float" office:value="2.39">
            <text:p>2.39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W5500</text:p>
          </table:table-cell>
          <table:table-cell table:style-name="ce125" office:value-type="float" office:value="2.19">
            <text:p>2.19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94]&lt;&gt;&quot;&quot;;&quot;&quot;;[.G94])" office:value-type="float" office:value="1">
            <text:p>1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TME">
            <text:p>TME</text:p>
          </table:table-cell>
          <table:table-cell table:style-name="ce151" table:formula="of:=IF([.G94]&lt;&gt;&quot;&quot;;MIN([.J94];[.M94];[.P94];[.T94];[.W94]);&quot;&quot;)" office:value-type="currency" office:currency="EUR" office:value="2.19">
            <text:p>2.190 €</text:p>
          </table:table-cell>
          <table:table-cell table:style-name="ce144" office:value-type="float" office:value="1">
            <text:p>1</text:p>
          </table:table-cell>
          <table:table-cell table:style-name="ce163" table:formula="of:=[.AB94]*[.AC94]" office:value-type="float" office:value="2.19">
            <text:p>2.190</text:p>
          </table:table-cell>
          <table:table-cell table:number-columns-repeated="994"/>
        </table:table-row>
        <table:table-row table:style-name="ro5">
          <table:table-cell table:style-name="ce3" office:value-type="float" office:value="54">
            <text:p>54</text:p>
          </table:table-cell>
          <table:table-cell office:value-type="float" office:value="1">
            <text:p>1</text:p>
          </table:table-cell>
          <table:table-cell table:style-name="ce18" office:value-type="string">
            <text:p>BC857BS</text:p>
          </table:table-cell>
          <table:table-cell table:style-name="ce30" office:value-type="string">
            <text:p>SOT-363</text:p>
          </table:table-cell>
          <table:table-cell table:style-name="ce45" office:value-type="string">
            <text:p>IC27</text:p>
          </table:table-cell>
          <table:table-cell table:style-name="ce30" office:value-type="string">
            <text:p>Arduino Shield</text:p>
          </table:table-cell>
          <table:table-cell table:style-name="ce51" table:formula="of:=IF([.F95]=&quot;Power board&quot;;[.B95]*2;[.B95])" office:value-type="float" office:value="1">
            <text:p>1</text:p>
          </table:table-cell>
          <table:table-cell table:style-name="ce18" office:value-type="float" office:value="1653608">
            <text:p>1653608</text:p>
          </table:table-cell>
          <table:table-cell table:style-name="ce30" office:value-type="string">
            <text:p>BC857BDW1T1G</text:p>
          </table:table-cell>
          <table:table-cell table:style-name="ce66" office:value-type="float" office:value="0.141">
            <text:p>0.141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BC857BDW1T1G</text:p>
          </table:table-cell>
          <table:table-cell table:style-name="ce92" office:value-type="float" office:value="0.21">
            <text:p>0.210</text:p>
          </table:table-cell>
          <table:table-cell table:style-name="ce100"/>
          <table:table-cell table:style-name="ce85" office:value-type="string">
            <text:p>BC857BDW1T1G</text:p>
          </table:table-cell>
          <table:table-cell table:style-name="ce92" office:value-type="float" office:value="0.199">
            <text:p>0.199</text:p>
          </table:table-cell>
          <table:table-cell table:style-name="ce100"/>
          <table:table-cell table:style-name="ce110" office:value-type="string">
            <text:p>690-0101</text:p>
          </table:table-cell>
          <table:table-cell table:style-name="ce110" office:value-type="string">
            <text:p>BC857BDW1T1G</text:p>
          </table:table-cell>
          <table:table-cell table:style-name="ce92" office:value-type="float" office:value="0.022">
            <text:p>0.022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BC857BS</text:p>
          </table:table-cell>
          <table:table-cell table:style-name="ce66" office:value-type="float" office:value="0.0268">
            <text:p>0.027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95]&lt;&gt;&quot;&quot;;&quot;&quot;;[.G95])" office:value-type="float" office:value="1">
            <text:p>1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0.022">
            <text:p>0.022 €</text:p>
          </table:table-cell>
          <table:table-cell table:style-name="ce143" office:value-type="float" office:value="1">
            <text:p>1</text:p>
          </table:table-cell>
          <table:table-cell table:style-name="ce163" table:formula="of:=[.AB95]*[.AC95]" office:value-type="float" office:value="0.022">
            <text:p>0.022</text:p>
          </table:table-cell>
          <table:table-cell table:number-columns-repeated="994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LC555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28</text:p>
          </table:table-cell>
          <table:table-cell table:style-name="ce48" office:value-type="string">
            <text:p>Arduino Shield</text:p>
          </table:table-cell>
          <table:table-cell table:style-name="ce52" table:formula="of:=IF([.F96]=&quot;Power board&quot;;[.B96]*2;[.B96])" office:value-type="float" office:value="1">
            <text:p>1</text:p>
          </table:table-cell>
          <table:table-cell table:style-name="ce58" office:value-type="string">
            <text:p>9589880</text:p>
          </table:table-cell>
          <table:table-cell table:style-name="ce64" office:value-type="string">
            <text:p>NE555DR</text:p>
          </table:table-cell>
          <table:table-cell table:style-name="ce67" office:value-type="float" office:value="0.3">
            <text:p>0.30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NE555D</text:p>
          </table:table-cell>
          <table:table-cell table:style-name="ce93" office:value-type="float" office:value="0.35">
            <text:p>0.350</text:p>
          </table:table-cell>
          <table:table-cell table:style-name="ce101"/>
          <table:table-cell table:style-name="ce86" office:value-type="string">
            <text:p>NE555D</text:p>
          </table:table-cell>
          <table:table-cell table:style-name="ce93" office:value-type="float" office:value="0.353">
            <text:p>0.353</text:p>
          </table:table-cell>
          <table:table-cell table:style-name="ce101"/>
          <table:table-cell table:style-name="ce86" office:value-type="string">
            <text:p>662-4006</text:p>
          </table:table-cell>
          <table:table-cell table:style-name="ce86" office:value-type="string">
            <text:p>TLC555CDR</text:p>
          </table:table-cell>
          <table:table-cell table:style-name="ce93" office:value-type="float" office:value="0.218">
            <text:p>0.218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TLC555CDR</text:p>
          </table:table-cell>
          <table:table-cell table:style-name="ce125" office:value-type="float" office:value="0.384">
            <text:p>0.384</text:p>
          </table:table-cell>
          <table:table-cell table:style-name="ce101" office:value-type="float" office:value="3">
            <text:p>3</text:p>
          </table:table-cell>
          <table:table-cell table:style-name="ce133"/>
          <table:table-cell table:style-name="ce101" table:formula="of:=IF([.Y96]&lt;&gt;&quot;&quot;;&quot;&quot;;[.G96])" office:value-type="float" office:value="1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RS">
            <text:p>RS</text:p>
          </table:table-cell>
          <table:table-cell table:style-name="ce151" table:formula="of:=IF([.G96]&lt;&gt;&quot;&quot;;MIN([.J96];[.M96];[.P96];[.T96];[.W96]);&quot;&quot;)" office:value-type="currency" office:currency="EUR" office:value="0.218">
            <text:p>0.218 €</text:p>
          </table:table-cell>
          <table:table-cell table:style-name="ce144" office:value-type="float" office:value="1">
            <text:p>1</text:p>
          </table:table-cell>
          <table:table-cell table:style-name="ce163" table:formula="of:=[.AB96]*[.AC96]" office:value-type="float" office:value="0.218">
            <text:p>0.218</text:p>
          </table:table-cell>
          <table:table-cell table:number-columns-repeated="994"/>
        </table:table-row>
        <table:table-row table:style-name="ro2">
          <table:table-cell table:style-name="ce3" office:value-type="float" office:value="56">
            <text:p>56</text:p>
          </table:table-cell>
          <table:table-cell office:value-type="float" office:value="1">
            <text:p>1</text:p>
          </table:table-cell>
          <table:table-cell table:style-name="ce18" office:value-type="string">
            <text:p>SN74LVC08APWR</text:p>
          </table:table-cell>
          <table:table-cell table:style-name="ce30" office:value-type="string">
            <text:p>TSSOP-14</text:p>
          </table:table-cell>
          <table:table-cell table:style-name="ce45" office:value-type="string">
            <text:p>IC29</text:p>
          </table:table-cell>
          <table:table-cell table:style-name="ce30" office:value-type="string">
            <text:p>Arduino Shield</text:p>
          </table:table-cell>
          <table:table-cell table:style-name="ce51" table:formula="of:=IF([.F97]=&quot;Power board&quot;;[.B97]*2;[.B97])" office:value-type="float" office:value="1">
            <text:p>1</text:p>
          </table:table-cell>
          <table:table-cell table:style-name="ce18" office:value-type="string">
            <text:p>1102978</text:p>
          </table:table-cell>
          <table:table-cell table:style-name="ce30" office:value-type="string">
            <text:p>SN74LVC08APWR</text:p>
          </table:table-cell>
          <table:table-cell table:style-name="ce66" office:value-type="float" office:value="0.236">
            <text:p>0.23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96-1221-1-ND</text:p>
          </table:table-cell>
          <table:table-cell table:style-name="ce92" office:value-type="float" office:value="0.35">
            <text:p>0.35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95-SN74LVC08APWR</text:p>
          </table:table-cell>
          <table:table-cell table:style-name="ce92" office:value-type="float" office:value="0.335">
            <text:p>0.33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62-8588</text:p>
          </table:table-cell>
          <table:table-cell table:style-name="ce110" office:value-type="string">
            <text:p>SN74LVC08APWR</text:p>
          </table:table-cell>
          <table:table-cell table:style-name="ce92" office:value-type="float" office:value="0.24">
            <text:p>0.24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97]&lt;&gt;&quot;&quot;;&quot;&quot;;[.G97])" office:value-type="float" office:value="1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Farnell">
            <text:p>Farnell</text:p>
          </table:table-cell>
          <table:table-cell table:style-name="ce150" table:formula="of:=IF([.G97]&lt;&gt;&quot;&quot;;MIN([.J97];[.M97];[.P97];[.T97];[.W97]);&quot;&quot;)" office:value-type="currency" office:currency="EUR" office:value="0.236">
            <text:p>0.236 €</text:p>
          </table:table-cell>
          <table:table-cell table:style-name="ce143" office:value-type="float" office:value="1">
            <text:p>1</text:p>
          </table:table-cell>
          <table:table-cell table:style-name="ce163" table:formula="of:=[.AB97]*[.AC97]" office:value-type="float" office:value="0.236">
            <text:p>0.236</text:p>
          </table:table-cell>
          <table:table-cell table:number-columns-repeated="994"/>
        </table:table-row>
        <table:table-row table:style-name="ro5">
          <table:table-cell table:style-name="ce3" office:value-type="float" office:value="57">
            <text:p>5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L783CKTTR</text:p>
          </table:table-cell>
          <table:table-cell table:style-name="ce31" office:value-type="string">
            <text:p>TO-263-3</text:p>
          </table:table-cell>
          <table:table-cell table:style-name="ce46" office:value-type="string">
            <text:p>IC3</text:p>
          </table:table-cell>
          <table:table-cell table:style-name="ce48" office:value-type="string">
            <text:p>Power board</text:p>
          </table:table-cell>
          <table:table-cell table:style-name="ce52" table:formula="of:=IF([.F98]=&quot;Power board&quot;;[.B98]*2;[.B98])" office:value-type="float" office:value="2">
            <text:p>2</text:p>
          </table:table-cell>
          <table:table-cell table:style-name="ce58" office:value-type="string">
            <text:p>2075436</text:p>
          </table:table-cell>
          <table:table-cell table:style-name="ce64" office:value-type="string">
            <text:p>TL783CKTTR</text:p>
          </table:table-cell>
          <table:table-cell table:style-name="ce67" office:value-type="float" office:value="2.07">
            <text:p>2.0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96-20778-1-ND</text:p>
          </table:table-cell>
          <table:table-cell table:style-name="ce93" office:value-type="float" office:value="2.27">
            <text:p>2.27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95-TL783CKTTR</text:p>
          </table:table-cell>
          <table:table-cell table:style-name="ce93" office:value-type="float" office:value="2.22">
            <text:p>2.22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60-7455</text:p>
          </table:table-cell>
          <table:table-cell table:style-name="ce86" office:value-type="string">
            <text:p>TL783CKTTR</text:p>
          </table:table-cell>
          <table:table-cell table:style-name="ce93" office:value-type="float" office:value="1.904">
            <text:p>1.904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8]&lt;&gt;&quot;&quot;;&quot;&quot;;[.G98])" office:value-type="float" office:value="2">
            <text:p>2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RS">
            <text:p>RS</text:p>
          </table:table-cell>
          <table:table-cell table:style-name="ce151" table:formula="of:=IF([.G98]&lt;&gt;&quot;&quot;;MIN([.J98];[.M98];[.P98];[.T98];[.W98]);&quot;&quot;)" office:value-type="currency" office:currency="EUR" office:value="1.904">
            <text:p>1.904 €</text:p>
          </table:table-cell>
          <table:table-cell table:style-name="ce144" table:formula="of:=[.G98]" office:value-type="float" office:value="2">
            <text:p>2</text:p>
          </table:table-cell>
          <table:table-cell table:style-name="ce163" table:formula="of:=[.AB98]*[.AC98]" office:value-type="float" office:value="3.808">
            <text:p>3.808</text:p>
          </table:table-cell>
          <table:table-cell table:number-columns-repeated="994"/>
        </table:table-row>
        <table:table-row table:style-name="ro7">
          <table:table-cell table:style-name="ce3"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ce18" office:value-type="string">
            <text:p>SN74LV1T34DBVR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IC30</text:p>
          </table:table-cell>
          <table:table-cell table:style-name="ce30" office:value-type="string">
            <text:p>Arduino Shield</text:p>
          </table:table-cell>
          <table:table-cell table:style-name="ce51" table:formula="of:=IF([.F99]=&quot;Power board&quot;;[.B99]*2;[.B99])" office:value-type="float" office:value="1">
            <text:p>1</text:p>
          </table:table-cell>
          <table:table-cell table:style-name="ce18" office:value-type="float" office:value="2499914">
            <text:p>2499914</text:p>
          </table:table-cell>
          <table:table-cell table:style-name="ce30" office:value-type="string">
            <text:p>SN74LV1T34DBVR</text:p>
          </table:table-cell>
          <table:table-cell table:style-name="ce66" office:value-type="float" office:value="0.457">
            <text:p>0.457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N74LV1T34DBVR</text:p>
          </table:table-cell>
          <table:table-cell table:style-name="ce92" office:value-type="float" office:value="0.41">
            <text:p>0.410</text:p>
          </table:table-cell>
          <table:table-cell table:style-name="ce100"/>
          <table:table-cell table:style-name="ce85" office:value-type="string">
            <text:p>SN74LV1T34DBVR</text:p>
          </table:table-cell>
          <table:table-cell table:style-name="ce92" office:value-type="float" office:value="0.398">
            <text:p>0.398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99]&lt;&gt;&quot;&quot;;&quot;&quot;;[.G99])" office:value-type="float" office:value="1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Mouser">
            <text:p>Mouser</text:p>
          </table:table-cell>
          <table:table-cell table:style-name="ce150" table:formula="of:=IF([.G99]&lt;&gt;&quot;&quot;;MIN([.J99];[.M99];[.P99];[.T99];[.W99]);&quot;&quot;)" office:value-type="currency" office:currency="EUR" office:value="0.398">
            <text:p>0.398 €</text:p>
          </table:table-cell>
          <table:table-cell table:style-name="ce143" office:value-type="float" office:value="1">
            <text:p>1</text:p>
          </table:table-cell>
          <table:table-cell table:style-name="ce163" table:formula="of:=[.AB99]*[.AC99]" office:value-type="float" office:value="0.398">
            <text:p>0.398</text:p>
          </table:table-cell>
          <table:table-cell table:number-columns-repeated="994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PS3705-33D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31</text:p>
          </table:table-cell>
          <table:table-cell table:style-name="ce48" office:value-type="string">
            <text:p>Arduino Shield</text:p>
          </table:table-cell>
          <table:table-cell table:style-name="ce52" table:formula="of:=IF([.F100]=&quot;Power board&quot;;[.B100]*2;[.B100])" office:value-type="float" office:value="1">
            <text:p>1</text:p>
          </table:table-cell>
          <table:table-cell table:style-name="ce58" office:value-type="string">
            <text:p>2296066</text:p>
          </table:table-cell>
          <table:table-cell table:style-name="ce64" office:value-type="string">
            <text:p>TPS3705-33D</text:p>
          </table:table-cell>
          <table:table-cell table:style-name="ce67" office:value-type="float" office:value="1.33">
            <text:p>1.33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TPS3705-33DR</text:p>
          </table:table-cell>
          <table:table-cell table:style-name="ce93" office:value-type="float" office:value="1.58">
            <text:p>1.580</text:p>
          </table:table-cell>
          <table:table-cell table:style-name="ce101"/>
          <table:table-cell table:style-name="ce86" office:value-type="string">
            <text:p>TPS3705-33D</text:p>
          </table:table-cell>
          <table:table-cell table:style-name="ce93" office:value-type="float" office:value="1.84">
            <text:p>1.840</text:p>
          </table:table-cell>
          <table:table-cell table:style-name="ce101"/>
          <table:table-cell table:style-name="ce86" office:value-type="string">
            <text:p>662-3331</text:p>
          </table:table-cell>
          <table:table-cell table:style-name="ce86" office:value-type="string">
            <text:p>TPS3705-33D</text:p>
          </table:table-cell>
          <table:table-cell table:style-name="ce93" office:value-type="float" office:value="0.528">
            <text:p>0.52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0]&lt;&gt;&quot;&quot;;&quot;&quot;;[.G100])" office:value-type="float" office:value="1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528">
            <text:p>0.528 €</text:p>
          </table:table-cell>
          <table:table-cell table:style-name="ce144" office:value-type="float" office:value="1">
            <text:p>1</text:p>
          </table:table-cell>
          <table:table-cell table:style-name="ce163" table:formula="of:=[.AB100]*[.AC100]" office:value-type="float" office:value="0.528">
            <text:p>0.528</text:p>
          </table:table-cell>
          <table:table-cell table:number-columns-repeated="994"/>
        </table:table-row>
        <table:table-row table:style-name="ro5">
          <table:table-cell table:style-name="ce3"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18" office:value-type="string">
            <text:p>SN74LVC2G02DCTR</text:p>
          </table:table-cell>
          <table:table-cell table:style-name="ce30" office:value-type="string">
            <text:p>SSOP-8</text:p>
          </table:table-cell>
          <table:table-cell table:style-name="ce45" office:value-type="string">
            <text:p>IC32</text:p>
          </table:table-cell>
          <table:table-cell table:style-name="ce30" office:value-type="string">
            <text:p>Arduino Shield</text:p>
          </table:table-cell>
          <table:table-cell table:style-name="ce51" table:formula="of:=IF([.F101]=&quot;Power board&quot;;[.B101]*2;[.B101])" office:value-type="float" office:value="1">
            <text:p>1</text:p>
          </table:table-cell>
          <table:table-cell table:style-name="ce18" office:value-type="string">
            <text:p>1236358</text:p>
          </table:table-cell>
          <table:table-cell table:style-name="ce30" office:value-type="string">
            <text:p>SN74LVC2G02DCTR</text:p>
          </table:table-cell>
          <table:table-cell table:style-name="ce66" office:value-type="float" office:value="0.452">
            <text:p>0.45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N74LVC2G02DCTR</text:p>
          </table:table-cell>
          <table:table-cell table:style-name="ce92" office:value-type="float" office:value="0.59">
            <text:p>0.590</text:p>
          </table:table-cell>
          <table:table-cell table:style-name="ce100"/>
          <table:table-cell table:style-name="ce85" office:value-type="string">
            <text:p>SN74LVC2G02DCTR</text:p>
          </table:table-cell>
          <table:table-cell table:style-name="ce92" office:value-type="float" office:value="0.57">
            <text:p>0.57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SN74LVC2G02DCTR</text:p>
          </table:table-cell>
          <table:table-cell table:style-name="ce66" office:value-type="float" office:value="0.252">
            <text:p>0.252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101]&lt;&gt;&quot;&quot;;&quot;&quot;;[.G101])" office:value-type="float" office:value="1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TME">
            <text:p>TME</text:p>
          </table:table-cell>
          <table:table-cell table:style-name="ce150" table:formula="of:=IF([.G101]&lt;&gt;&quot;&quot;;MIN([.J101];[.M101];[.P101];[.T101];[.W101]);&quot;&quot;)" office:value-type="currency" office:currency="EUR" office:value="0.252">
            <text:p>0.252 €</text:p>
          </table:table-cell>
          <table:table-cell table:style-name="ce143" office:value-type="float" office:value="1">
            <text:p>1</text:p>
          </table:table-cell>
          <table:table-cell table:style-name="ce163" table:formula="of:=[.AB101]*[.AC101]" office:value-type="float" office:value="0.252">
            <text:p>0.252</text:p>
          </table:table-cell>
          <table:table-cell table:number-columns-repeated="994"/>
        </table:table-row>
        <table:table-row table:style-name="ro5">
          <table:table-cell table:style-name="ce3" office:value-type="float" office:value="61">
            <text:p>6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3260EMSE#PBF</text:p>
          </table:table-cell>
          <table:table-cell table:style-name="ce31" office:value-type="string">
            <text:p>MSOP-16</text:p>
          </table:table-cell>
          <table:table-cell table:style-name="ce46" office:value-type="string">
            <text:p>IC4</text:p>
          </table:table-cell>
          <table:table-cell table:style-name="ce48" office:value-type="string">
            <text:p>Power board</text:p>
          </table:table-cell>
          <table:table-cell table:style-name="ce52" table:formula="of:=IF([.F102]=&quot;Power board&quot;;[.B102]*2;[.B102])" office:value-type="float" office:value="2">
            <text:p>2</text:p>
          </table:table-cell>
          <table:table-cell table:style-name="ce58" office:value-type="string">
            <text:p>2115838</text:p>
          </table:table-cell>
          <table:table-cell table:style-name="ce64" office:value-type="string">
            <text:p>LTC3260EMSE#PBF</text:p>
          </table:table-cell>
          <table:table-cell table:style-name="ce67" office:value-type="float" office:value="7.66">
            <text:p>7.66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LTC3260EMSE#PBF-ND</text:p>
          </table:table-cell>
          <table:table-cell table:style-name="ce93" office:value-type="float" office:value="6.78">
            <text:p>6.7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851-6768</text:p>
          </table:table-cell>
          <table:table-cell table:style-name="ce86" office:value-type="string">
            <text:p>LTC3260EMSE#PBF</text:p>
          </table:table-cell>
          <table:table-cell table:style-name="ce93" office:value-type="float" office:value="5.8">
            <text:p>5.80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2">
            <text:p>2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RS">
            <text:p>RS</text:p>
          </table:table-cell>
          <table:table-cell table:style-name="ce151" table:formula="of:=IF([.G102]&lt;&gt;&quot;&quot;;MIN([.J102];[.M102];[.P102];[.T102];[.W102]);&quot;&quot;)" office:value-type="currency" office:currency="EUR" office:value="5.8">
            <text:p>5.800 €</text:p>
          </table:table-cell>
          <table:table-cell table:style-name="ce144" table:formula="of:=[.G102]" office:value-type="float" office:value="2">
            <text:p>2</text:p>
          </table:table-cell>
          <table:table-cell table:style-name="ce163" table:formula="of:=[.AB102]*[.AC102]" office:value-type="float" office:value="11.6">
            <text:p>11.600</text:p>
          </table:table-cell>
          <table:table-cell table:number-columns-repeated="994"/>
        </table:table-row>
        <table:table-row table:style-name="ro5">
          <table:table-cell table:style-name="ce3" office:value-type="float" office:value="62">
            <text:p>62</text:p>
          </table:table-cell>
          <table:table-cell office:value-type="float" office:value="2">
            <text:p>2</text:p>
          </table:table-cell>
          <table:table-cell table:style-name="ce18" office:value-type="string">
            <text:p>TL072CD</text:p>
          </table:table-cell>
          <table:table-cell table:style-name="ce30" office:value-type="string">
            <text:p>SOIC-8</text:p>
          </table:table-cell>
          <table:table-cell table:style-name="ce45" office:value-type="string">
            <text:p>IC5, IC6</text:p>
          </table:table-cell>
          <table:table-cell table:style-name="ce30" office:value-type="string">
            <text:p>Power board</text:p>
          </table:table-cell>
          <table:table-cell table:style-name="ce51" table:formula="of:=IF([.F103]=&quot;Power board&quot;;[.B103]*2;[.B103])" office:value-type="float" office:value="4">
            <text:p>4</text:p>
          </table:table-cell>
          <table:table-cell table:style-name="ce18" office:value-type="float" office:value="1467663">
            <text:p>1467663</text:p>
          </table:table-cell>
          <table:table-cell table:style-name="ce30" office:value-type="string">
            <text:p>TL072CDT</text:p>
          </table:table-cell>
          <table:table-cell table:style-name="ce66" office:value-type="float" office:value="0.252">
            <text:p>0.252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TL072CDT</text:p>
          </table:table-cell>
          <table:table-cell table:style-name="ce92" office:value-type="float" office:value="0.43">
            <text:p>0.430</text:p>
          </table:table-cell>
          <table:table-cell table:style-name="ce100"/>
          <table:table-cell table:style-name="ce85" office:value-type="string">
            <text:p>TL072CDT</text:p>
          </table:table-cell>
          <table:table-cell table:style-name="ce92" office:value-type="float" office:value="0.416">
            <text:p>0.416</text:p>
          </table:table-cell>
          <table:table-cell table:style-name="ce100"/>
          <table:table-cell table:style-name="ce110" office:value-type="string">
            <text:p>857-907P</text:p>
          </table:table-cell>
          <table:table-cell table:style-name="ce110" office:value-type="string">
            <text:p>TL072CD</text:p>
          </table:table-cell>
          <table:table-cell table:style-name="ce92" office:value-type="float" office:value="0.252">
            <text:p>0.252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TL072CD</text:p>
          </table:table-cell>
          <table:table-cell table:style-name="ce66" office:value-type="float" office:value="0.1635">
            <text:p>0.164</text:p>
          </table:table-cell>
          <table:table-cell table:style-name="ce100" office:value-type="float" office:value="3">
            <text:p>3</text:p>
          </table:table-cell>
          <table:table-cell/>
          <table:table-cell table:formula="of:=IF([.Y103]&lt;&gt;&quot;&quot;;&quot;&quot;;[.G103])" office:value-type="float" office:value="4">
            <text:p>4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TME">
            <text:p>TME</text:p>
          </table:table-cell>
          <table:table-cell table:style-name="ce150" table:formula="of:=IF([.G103]&lt;&gt;&quot;&quot;;MIN([.J103];[.M103];[.P103];[.T103];[.W103]);&quot;&quot;)" office:value-type="currency" office:currency="EUR" office:value="0.1635">
            <text:p>0.164 €</text:p>
          </table:table-cell>
          <table:table-cell table:style-name="ce143" table:formula="of:=[.G103]" office:value-type="float" office:value="4">
            <text:p>4</text:p>
          </table:table-cell>
          <table:table-cell table:style-name="ce163" table:formula="of:=[.AB103]*[.AC103]" office:value-type="float" office:value="0.654">
            <text:p>0.654</text:p>
          </table:table-cell>
          <table:table-cell table:number-columns-repeated="994"/>
        </table:table-row>
        <table:table-row table:style-name="ro7">
          <table:table-cell table:style-name="ce3" office:value-type="float" office:value="63">
            <text:p>6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2050HVCS8#PBF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7</text:p>
          </table:table-cell>
          <table:table-cell table:style-name="ce48" office:value-type="string">
            <text:p>Power board</text:p>
          </table:table-cell>
          <table:table-cell table:style-name="ce52" table:formula="of:=IF([.F104]=&quot;Power board&quot;;[.B104]*2;[.B104])" office:value-type="float" office:value="2">
            <text:p>2</text:p>
          </table:table-cell>
          <table:table-cell table:style-name="ce58" office:value-type="string">
            <text:p>1330903</text:p>
          </table:table-cell>
          <table:table-cell table:style-name="ce64" office:value-type="string">
            <text:p>LTC2050HVCS8#PBF</text:p>
          </table:table-cell>
          <table:table-cell table:style-name="ce67" office:value-type="float" office:value="2.11">
            <text:p>2.11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LTC2050HVCS8#PBF-ND</text:p>
          </table:table-cell>
          <table:table-cell table:style-name="ce93" office:value-type="float" office:value="2.85">
            <text:p>2.8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822-6746</text:p>
          </table:table-cell>
          <table:table-cell table:style-name="ce86" office:value-type="string">
            <text:p>LTC2050HVCS8#PBF-ND</text:p>
          </table:table-cell>
          <table:table-cell table:style-name="ce93" office:value-type="float" office:value="2.155">
            <text:p>2.155</text:p>
          </table:table-cell>
          <table:table-cell table:style-name="ce101" office:value-type="float" office:value="2">
            <text:p>2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104]&lt;&gt;&quot;&quot;;&quot;&quot;;[.G104])" office:value-type="float" office:value="2">
            <text:p>2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>
            <text:p>Farnell</text:p>
          </table:table-cell>
          <table:table-cell table:style-name="ce151" table:formula="of:=IF([.G104]&lt;&gt;&quot;&quot;;MIN([.J104];[.M104];[.P104];[.T104];[.W104]);&quot;&quot;)" office:value-type="currency" office:currency="EUR" office:value="2.11">
            <text:p>2.11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04]*[.AC104]" office:value-type="float" office:value="4.22">
            <text:p>4.220</text:p>
          </table:table-cell>
          <table:table-cell table:number-columns-repeated="994"/>
        </table:table-row>
        <table:table-row table:style-name="ro7">
          <table:table-cell table:style-name="ce3"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ce18" office:value-type="string">
            <text:p>MCP23S17-E/SS</text:p>
          </table:table-cell>
          <table:table-cell table:style-name="ce30" office:value-type="string">
            <text:p>SSOP-28</text:p>
          </table:table-cell>
          <table:table-cell table:style-name="ce45" office:value-type="string">
            <text:p>IC8</text:p>
          </table:table-cell>
          <table:table-cell table:style-name="ce30" office:value-type="string">
            <text:p>Power board</text:p>
          </table:table-cell>
          <table:table-cell table:style-name="ce51" table:formula="of:=IF([.F105]=&quot;Power board&quot;;[.B105]*2;[.B105])" office:value-type="float" office:value="2">
            <text:p>2</text:p>
          </table:table-cell>
          <table:table-cell table:style-name="ce18" office:value-type="string">
            <text:p>1467675</text:p>
          </table:table-cell>
          <table:table-cell table:style-name="ce30" office:value-type="string">
            <text:p>MCP23S17-E/SS</text:p>
          </table:table-cell>
          <table:table-cell table:style-name="ce66" office:value-type="float" office:value="1.28">
            <text:p>1.28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MCP23S17-E/SS-ND </text:p>
          </table:table-cell>
          <table:table-cell table:style-name="ce92" office:value-type="float" office:value="1.27">
            <text:p>1.27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79-MCP23S17-E/SS</text:p>
          </table:table-cell>
          <table:table-cell table:style-name="ce92" office:value-type="float" office:value="1.32">
            <text:p>1.32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69-6452</text:p>
          </table:table-cell>
          <table:table-cell table:style-name="ce110" office:value-type="string">
            <text:p>MCP23S17-E/SS</text:p>
          </table:table-cell>
          <table:table-cell table:style-name="ce92" office:value-type="float" office:value="1.168">
            <text:p>1.168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CP23S17-E/SS</text:p>
          </table:table-cell>
          <table:table-cell table:style-name="ce66" office:value-type="float" office:value="1.29">
            <text:p>1.290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05]&lt;&gt;&quot;&quot;;&quot;&quot;;[.G105])" office:value-type="float" office:value="2">
            <text:p>2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RS">
            <text:p>RS</text:p>
          </table:table-cell>
          <table:table-cell table:style-name="ce150" table:formula="of:=IF([.G105]&lt;&gt;&quot;&quot;;MIN([.J105];[.M105];[.P105];[.T105];[.W105]);&quot;&quot;)" office:value-type="currency" office:currency="EUR" office:value="1.168">
            <text:p>1.168 €</text:p>
          </table:table-cell>
          <table:table-cell table:style-name="ce143" table:formula="of:=[.G105]" office:value-type="float" office:value="2">
            <text:p>2</text:p>
          </table:table-cell>
          <table:table-cell table:style-name="ce163" table:formula="of:=[.AB105]*[.AC105]" office:value-type="float" office:value="2.336">
            <text:p>2.336</text:p>
          </table:table-cell>
          <table:table-cell table:number-columns-repeated="994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REF5025AIDG4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9</text:p>
          </table:table-cell>
          <table:table-cell table:style-name="ce48" office:value-type="string">
            <text:p>Power board</text:p>
          </table:table-cell>
          <table:table-cell table:style-name="ce52" table:formula="of:=IF([.F106]=&quot;Power board&quot;;[.B106]*2;[.B106])" office:value-type="float" office:value="2">
            <text:p>2</text:p>
          </table:table-cell>
          <table:table-cell table:style-name="ce58" office:value-type="float" office:value="1439622">
            <text:p>1439622</text:p>
          </table:table-cell>
          <table:table-cell table:style-name="ce64" office:value-type="string">
            <text:p>REF5025AIDG4</text:p>
          </table:table-cell>
          <table:table-cell table:style-name="ce67" office:value-type="float" office:value="3.72">
            <text:p>3.7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REF5025AIDR</text:p>
          </table:table-cell>
          <table:table-cell table:style-name="ce93" office:value-type="float" office:value="2.99">
            <text:p>2.990</text:p>
          </table:table-cell>
          <table:table-cell table:style-name="ce101"/>
          <table:table-cell table:style-name="ce86" office:value-type="string">
            <text:p>REF5025AIDR</text:p>
          </table:table-cell>
          <table:table-cell table:style-name="ce93" office:value-type="float" office:value="2.91">
            <text:p>2.910</text:p>
          </table:table-cell>
          <table:table-cell table:style-name="ce101"/>
          <table:table-cell table:style-name="ce86" office:value-type="string">
            <text:p>404-304</text:p>
          </table:table-cell>
          <table:table-cell table:style-name="ce86" office:value-type="string">
            <text:p>REF5025AID</text:p>
          </table:table-cell>
          <table:table-cell table:style-name="ce93" office:value-type="float" office:value="3.5">
            <text:p>3.50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6]&lt;&gt;&quot;&quot;;&quot;&quot;;[.G106])" office:value-type="float" office:value="2">
            <text:p>2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>
            <text:p>Mouser</text:p>
          </table:table-cell>
          <table:table-cell table:style-name="ce151" table:formula="of:=IF([.G106]&lt;&gt;&quot;&quot;;MIN([.J106];[.M106];[.P106];[.T106];[.W106]);&quot;&quot;)" office:value-type="currency" office:currency="EUR" office:value="2.91">
            <text:p>2.91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06]*[.AC106]" office:value-type="float" office:value="5.82">
            <text:p>5.820</text:p>
          </table:table-cell>
          <table:table-cell table:number-columns-repeated="994"/>
        </table:table-row>
        <table:table-row table:style-name="ro6">
          <table:table-cell table:style-name="ce3" office:value-type="float" office:value="66">
            <text:p>66</text:p>
          </table:table-cell>
          <table:table-cell office:value-type="float" office:value="1">
            <text:p>1</text:p>
          </table:table-cell>
          <table:table-cell table:style-name="ce18" office:value-type="string">
            <text:p>1-726388-2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J2</text:p>
          </table:table-cell>
          <table:table-cell table:style-name="ce30" office:value-type="string">
            <text:p>Arduino board</text:p>
          </table:table-cell>
          <table:table-cell table:style-name="ce51" table:formula="of:=IF([.F107]=&quot;Power board&quot;;[.B107]*2;[.B107])" office:value-type="float" office:value="1">
            <text:p>1</text:p>
          </table:table-cell>
          <table:table-cell table:style-name="ce18" office:value-type="string">
            <text:p>2308760</text:p>
          </table:table-cell>
          <table:table-cell table:style-name="ce30" office:value-type="string">
            <text:p>1-726388-2</text:p>
          </table:table-cell>
          <table:table-cell table:style-name="ce66" office:value-type="float" office:value="0.0847">
            <text:p>0.085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A121493-ND</text:p>
          </table:table-cell>
          <table:table-cell table:style-name="ce92" office:value-type="float" office:value="0.21">
            <text:p>0.21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71-1-726388-2</text:p>
          </table:table-cell>
          <table:table-cell table:style-name="ce92" office:value-type="float" office:value="0.235">
            <text:p>0.23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80-5772</text:p>
          </table:table-cell>
          <table:table-cell table:style-name="ce110" office:value-type="string">
            <text:p>1-726388-2</text:p>
          </table:table-cell>
          <table:table-cell table:style-name="ce92" office:value-type="float" office:value="0.06">
            <text:p>0.060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1-726388-2</text:p>
          </table:table-cell>
          <table:table-cell table:style-name="ce66" office:value-type="float" office:value="0.0822">
            <text:p>0.082</text:p>
          </table:table-cell>
          <table:table-cell table:style-name="ce100" office:value-type="float" office:value="10">
            <text:p>10</text:p>
          </table:table-cell>
          <table:table-cell table:formula="of:=[.G107]" office:value-type="float" office:value="1">
            <text:p>1</text:p>
          </table:table-cell>
          <table:table-cell table:formula="of:=IF([.Y107]&lt;&gt;&quot;&quot;;&quot;&quot;;[.G107])">
            <text:p/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RS">
            <text:p>RS</text:p>
          </table:table-cell>
          <table:table-cell table:style-name="ce150" table:formula="of:=IF([.G107]&lt;&gt;&quot;&quot;;MIN([.J107];[.M107];[.P107];[.T107];[.W107]);&quot;&quot;)" office:value-type="currency" office:currency="EUR" office:value="0.06">
            <text:p>0.060 €</text:p>
          </table:table-cell>
          <table:table-cell table:style-name="ce143" table:formula="of:=[.G107]" office:value-type="float" office:value="1">
            <text:p>1</text:p>
          </table:table-cell>
          <table:table-cell table:style-name="ce163" table:formula="of:=[.AB107]*[.AC107]" office:value-type="float" office:value="0.06">
            <text:p>0.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RT424005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K_PAR, K_SER</text:p>
          </table:table-cell>
          <table:table-cell table:style-name="ce48" office:value-type="string">
            <text:p>Arduino Shield</text:p>
          </table:table-cell>
          <table:table-cell table:style-name="ce52" table:formula="of:=IF([.F108]=&quot;Power board&quot;;[.B108]*2;[.B10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RT424005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K_DOUT2</text:p>
          </table:table-cell>
          <table:table-cell table:style-name="ce30" office:value-type="string">
            <text:p>AUX PS</text:p>
          </table:table-cell>
          <table:table-cell table:style-name="ce51" table:formula="of:=IF([.F109]=&quot;Power board&quot;;[.B109]*2;[.B109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8:.G109])" office:value-type="float" office:value="3">
            <text:p>3</text:p>
          </table:table-cell>
          <table:table-cell table:style-name="ce58" office:value-type="float" office:value="9950168">
            <text:p>9950168</text:p>
          </table:table-cell>
          <table:table-cell table:style-name="ce64" office:value-type="string">
            <text:p>G2RL-2 5DC</text:p>
          </table:table-cell>
          <table:table-cell table:style-name="ce67" office:value-type="float" office:value="3.94">
            <text:p>3.94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RTE24005</text:p>
          </table:table-cell>
          <table:table-cell table:style-name="ce93" office:value-type="float" office:value="2.92">
            <text:p>2.920</text:p>
          </table:table-cell>
          <table:table-cell table:style-name="ce101"/>
          <table:table-cell table:style-name="ce86" office:value-type="string">
            <text:p>RTE24005</text:p>
          </table:table-cell>
          <table:table-cell table:style-name="ce93" office:value-type="float" office:value="2.85">
            <text:p>2.850</text:p>
          </table:table-cell>
          <table:table-cell table:style-name="ce101"/>
          <table:table-cell table:style-name="ce86" office:value-type="string">
            <text:p>198-6898</text:p>
          </table:table-cell>
          <table:table-cell table:style-name="ce86" office:value-type="string">
            <text:p>RTE24005</text:p>
          </table:table-cell>
          <table:table-cell table:style-name="ce93" office:value-type="float" office:value="4.676">
            <text:p>4.676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RT424005</text:p>
          </table:table-cell>
          <table:table-cell table:style-name="ce125" office:value-type="float" office:value="1.26">
            <text:p>1.260</text:p>
          </table:table-cell>
          <table:table-cell table:style-name="ce101" office:value-type="float" office:value="1">
            <text:p>1</text:p>
          </table:table-cell>
          <table:table-cell table:style-name="ce133" table:formula="of:=[.G110]" office:value-type="float" office:value="3">
            <text:p>3</text:p>
          </table:table-cell>
          <table:table-cell table:style-name="ce101" table:formula="of:=IF([.Y110]&lt;&gt;&quot;&quot;;&quot;&quot;;[.G108])">
            <text:p/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TME">
            <text:p>TME</text:p>
          </table:table-cell>
          <table:table-cell table:style-name="ce151" table:formula="of:=IF([.G108]&lt;&gt;&quot;&quot;;MIN([.J110];[.M110];[.P110];[.T110];[.W110]);&quot;&quot;)" office:value-type="currency" office:currency="EUR" office:value="1.26">
            <text:p>1.260 €</text:p>
          </table:table-cell>
          <table:table-cell table:style-name="ce144" table:formula="of:=[.G110]" office:value-type="float" office:value="3">
            <text:p>3</text:p>
          </table:table-cell>
          <table:table-cell table:style-name="ce163" table:formula="of:=[.AB110]*[.AC110]" office:value-type="float" office:value="3.78">
            <text:p>3.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G6K-2F-5DC</text:p>
          </table:table-cell>
          <table:table-cell table:style-name="ce31" office:value-type="string">
            <text:p>SMD, relay</text:p>
          </table:table-cell>
          <table:table-cell table:style-name="ce46" office:value-type="string">
            <text:p>K_S1, K_S2</text:p>
          </table:table-cell>
          <table:table-cell table:style-name="ce48" office:value-type="string">
            <text:p>Arduino Shield</text:p>
          </table:table-cell>
          <table:table-cell table:style-name="ce52" table:formula="of:=IF([.F112]=&quot;Power board&quot;;[.B112]*2;[.B112])" office:value-type="float" office:value="2">
            <text:p>2</text:p>
          </table:table-cell>
          <table:table-cell table:style-name="ce58" office:value-type="float" office:value="4446185">
            <text:p>4446185</text:p>
          </table:table-cell>
          <table:table-cell table:style-name="ce64" office:value-type="string">
            <text:p>G6K-2F 5DC</text:p>
          </table:table-cell>
          <table:table-cell table:style-name="ce67" office:value-type="float" office:value="5.87">
            <text:p>5.8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G6K-2F DC5</text:p>
          </table:table-cell>
          <table:table-cell table:style-name="ce93" office:value-type="float" office:value="3.86">
            <text:p>3.860</text:p>
          </table:table-cell>
          <table:table-cell table:style-name="ce101"/>
          <table:table-cell table:style-name="ce86" office:value-type="string">
            <text:p>G6K-2F-5DC</text:p>
          </table:table-cell>
          <table:table-cell table:style-name="ce93" office:value-type="float" office:value="4">
            <text:p>4.000</text:p>
          </table:table-cell>
          <table:table-cell table:style-name="ce101"/>
          <table:table-cell table:style-name="ce86" office:value-type="string">
            <text:p>683-9633</text:p>
          </table:table-cell>
          <table:table-cell table:style-name="ce86" office:value-type="string">
            <text:p>G6K2F5DC</text:p>
          </table:table-cell>
          <table:table-cell table:style-name="ce93" office:value-type="float" office:value="4.928">
            <text:p>4.928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G6K-2F-5DC</text:p>
          </table:table-cell>
          <table:table-cell table:style-name="ce125" office:value-type="float" office:value="2.49">
            <text:p>2.49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112]&lt;&gt;&quot;&quot;;&quot;&quot;;[.G112])" office:value-type="float" office:value="2">
            <text:p>2</text:p>
          </table:table-cell>
          <table:table-cell table:style-name="ce144" table:formula="of:=IF([.AB112]=[.J112];&quot;Farnell&quot;; IF([.AB112]=[.M112]; &quot;Digikey&quot;; IF([.AB112]=[.P112]; &quot;Mouser&quot;; IF([.AB112]=[.T112]; &quot;RS&quot;; IF([.AB112]=[.W112]; &quot;TME&quot;)))))" office:value-type="string" office:string-value="TME">
            <text:p>TME</text:p>
          </table:table-cell>
          <table:table-cell table:style-name="ce151" table:formula="of:=IF([.G112]&lt;&gt;&quot;&quot;;MIN([.J112];[.M112];[.P112];[.T112];[.W112]);&quot;&quot;)" office:value-type="currency" office:currency="EUR" office:value="2.49">
            <text:p>2.49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12]*[.AC112]" office:value-type="float" office:value="4.98">
            <text:p>4.980</text:p>
          </table:table-cell>
          <table:table-cell table:number-columns-repeated="994"/>
        </table:table-row>
        <table:table-row table:style-name="ro2">
          <table:table-cell table:style-name="ce3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8" office:value-type="string">
            <text:p>SK 145/37,5</text:p>
          </table:table-cell>
          <table:table-cell table:style-name="ce30" office:value-type="string">
            <text:p>THT Heatsink for installation of Q21 and Q22 like on the picture <text:a xlink:href="https://raw.githubusercontent.com/eez-open/psu-hw/master/Building%20instructions/AUX%20PS%20r5B9%20heatsink.JPG" office:target-frame-name="_blank">here</text:a>.</text:p>
          </table:table-cell>
          <table:table-cell table:style-name="ce45" office:value-type="string">
            <text:p>KK1</text:p>
          </table:table-cell>
          <table:table-cell table:style-name="ce30" office:value-type="string">
            <text:p>AUX PS</text:p>
          </table:table-cell>
          <table:table-cell table:style-name="ce51" table:formula="of:=IF([.F113]=&quot;Power board&quot;;[.B113]*2;[.B113])" office:value-type="float" office:value="1">
            <text:p>1</text:p>
          </table:table-cell>
          <table:table-cell table:style-name="ce18" office:value-type="float" office:value="4621414">
            <text:p>4621414</text:p>
          </table:table-cell>
          <table:table-cell table:style-name="ce30" office:value-type="string">
            <text:p>SK 145/37,5 STS-220</text:p>
          </table:table-cell>
          <table:table-cell table:style-name="ce66" office:value-type="float" office:value="3.53">
            <text:p>3.53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113]" office:value-type="float" office:value="1">
            <text:p>1</text:p>
          </table:table-cell>
          <table:table-cell table:formula="of:=IF([.Y113]&lt;&gt;&quot;&quot;;&quot;&quot;;[.G113])">
            <text:p/>
          </table:table-cell>
          <table:table-cell table:style-name="ce143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>
            <text:p>Farnell</text:p>
          </table:table-cell>
          <table:table-cell table:style-name="ce150" table:formula="of:=IF([.G113]&lt;&gt;&quot;&quot;;MIN([.J113];[.M113];[.P113];[.T113];[.W113]);&quot;&quot;)" office:value-type="currency" office:currency="EUR" office:value="3.53">
            <text:p>3.530 €</text:p>
          </table:table-cell>
          <table:table-cell table:style-name="ce143" office:value-type="float" office:value="1">
            <text:p>1</text:p>
          </table:table-cell>
          <table:table-cell table:style-name="ce163" table:formula="of:=[.AB113]*[.AC113]" office:value-type="float" office:value="3.53">
            <text:p>3.53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 nut</text:p>
          </table:table-cell>
          <table:table-cell table:style-name="ce31" office:value-type="string">
            <text:p>For mounting Q21, Q22 to KK1 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114]=&quot;Power board&quot;; [.B114]*2;[.B11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3/BN117</text:p>
          </table:table-cell>
          <table:table-cell table:style-name="ce125" office:value-type="float" office:value="0.005">
            <text:p>0.005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114]=[.J114];&quot;Farnell&quot;; IF([.AB114]=[.M114]; &quot;Digikey&quot;; IF([.AB114]=[.P114]; &quot;Mouser&quot;; IF([.AB114]=[.T114]; &quot;RS&quot;; IF([.AB114]=[.W114]; &quot;TME&quot;)))))" office:value-type="string" office:string-value="TME">
            <text:p>TME</text:p>
          </table:table-cell>
          <table:table-cell table:style-name="ce151" table:formula="of:=IF([.G114]&lt;&gt;&quot;&quot;;MIN([.J114];[.M114];[.P114];[.T114];[.W114]);&quot;&quot;)" office:value-type="currency" office:currency="EUR" office:value="0.005">
            <text:p>0.005 €</text:p>
          </table:table-cell>
          <table:table-cell table:style-name="ce144" office:value-type="float" office:value="1">
            <text:p>1</text:p>
          </table:table-cell>
          <table:table-cell table:style-name="ce163" table:formula="of:=[.AB114]*[.AC114]" office:value-type="float" office:value="0.005">
            <text:p>0.00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Washer externally serrated M3, D=6mm</text:p>
          </table:table-cell>
          <table:table-cell table:style-name="ce30" office:value-type="string">
            <text:p>For mounting Q21, Q22 to KK1 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115]=&quot;Power board&quot;; [.B115]*2;[.B115])" office:value-type="float" office:value="1">
            <text:p>1</text:p>
          </table:table-cell>
          <table:table-cell table:style-name="ce18" office:value-type="float" office:value="7096471">
            <text:p>7096471</text:p>
          </table:table-cell>
          <table:table-cell table:style-name="ce30" office:value-type="string">
            <text:p>6797/3.0</text:p>
          </table:table-cell>
          <table:table-cell table:style-name="ce66" office:value-type="float" office:value="1.87">
            <text:p>1.870</text:p>
          </table:table-cell>
          <table:table-cell table:style-name="ce73" office:value-type="float" office:value="100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/BN789</text:p>
          </table:table-cell>
          <table:table-cell table:style-name="ce66" office:value-type="float" office:value="0.0082">
            <text:p>0.008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115]=[.J115];&quot;Farnell&quot;; IF([.AB115]=[.M115]; &quot;Digikey&quot;; IF([.AB115]=[.P115]; &quot;Mouser&quot;; IF([.AB115]=[.T115]; &quot;RS&quot;; IF([.AB115]=[.W115]; &quot;TME&quot;)))))" office:value-type="string" office:string-value="TME">
            <text:p>TME</text:p>
          </table:table-cell>
          <table:table-cell table:style-name="ce150" table:formula="of:=IF([.G115]&lt;&gt;&quot;&quot;;MIN([.J115];[.M115];[.P115];[.T115];[.W115]);&quot;&quot;)" office:value-type="currency" office:currency="EUR" office:value="0.0082">
            <text:p>0.008 €</text:p>
          </table:table-cell>
          <table:table-cell table:style-name="ce143" table:formula="of:=[.G115]" office:value-type="float" office:value="1">
            <text:p>1</text:p>
          </table:table-cell>
          <table:table-cell table:style-name="ce163" table:formula="of:=[.AB115]*[.AC115]" office:value-type="float" office:value="0.0082">
            <text:p>0.008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x8, black finish</text:p>
          </table:table-cell>
          <table:table-cell table:style-name="ce31" office:value-type="string">
            <text:p>For mouniting Q21, Q22 to KK1 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116]=&quot;Power board&quot;; [.B116]*2;[.B11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3X8/D7985B </text:p>
          </table:table-cell>
          <table:table-cell table:style-name="ce125" office:value-type="float" office:value="0.01854">
            <text:p>0.019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116]=[.J116];&quot;Farnell&quot;; IF([.AB116]=[.M116]; &quot;Digikey&quot;; IF([.AB116]=[.P116]; &quot;Mouser&quot;; IF([.AB116]=[.T116]; &quot;RS&quot;; IF([.AB116]=[.W116]; &quot;TME&quot;)))))" office:value-type="string" office:string-value="TME">
            <text:p>TME</text:p>
          </table:table-cell>
          <table:table-cell table:style-name="ce151" table:formula="of:=IF([.G116]&lt;&gt;&quot;&quot;;MIN([.J116];[.M116];[.P116];[.T116];[.W116]);&quot;&quot;)" office:value-type="currency" office:currency="EUR" office:value="0.01854">
            <text:p>0.019 €</text:p>
          </table:table-cell>
          <table:table-cell table:style-name="ce144" table:formula="of:=[.G116]" office:value-type="float" office:value="1">
            <text:p>1</text:p>
          </table:table-cell>
          <table:table-cell table:style-name="ce163" table:formula="of:=[.AB116]*[.AC116]" office:value-type="float" office:value="0.01854">
            <text:p>0.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8" office:value-type="string">
            <text:p>RN112-4-02</text:p>
          </table:table-cell>
          <table:table-cell table:style-name="ce30" office:value-type="string">
            <text:p>THT, <text:span text:style-name="T4">solder on the bottom layer!</text:span></text:p>
          </table:table-cell>
          <table:table-cell table:style-name="ce45" office:value-type="string">
            <text:p>L1</text:p>
          </table:table-cell>
          <table:table-cell table:style-name="ce30" office:value-type="string">
            <text:p>Power board</text:p>
          </table:table-cell>
          <table:table-cell table:style-name="ce51" table:formula="of:=IF([.F117]=&quot;Power board&quot;;[.B117]*2;[.B117])" office:value-type="float" office:value="2">
            <text:p>2</text:p>
          </table:table-cell>
          <table:table-cell table:style-name="ce18" office:value-type="string">
            <text:p>1191474</text:p>
          </table:table-cell>
          <table:table-cell table:style-name="ce30" office:value-type="string">
            <text:p>RN112-4-02</text:p>
          </table:table-cell>
          <table:table-cell table:style-name="ce66" office:value-type="float" office:value="3.24">
            <text:p>3.24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817-1535-ND</text:p>
          </table:table-cell>
          <table:table-cell table:style-name="ce92" office:value-type="float" office:value="2.51">
            <text:p>2.51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31-RN112-4/02 </text:p>
          </table:table-cell>
          <table:table-cell table:style-name="ce92" office:value-type="float" office:value="2.29">
            <text:p>2.29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219-3261</text:p>
          </table:table-cell>
          <table:table-cell table:style-name="ce110" office:value-type="string">
            <text:p>RN112-4-02</text:p>
          </table:table-cell>
          <table:table-cell table:style-name="ce92" office:value-type="float" office:value="3.16">
            <text:p>3.16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117]" office:value-type="float" office:value="2">
            <text:p>2</text:p>
          </table:table-cell>
          <table:table-cell table:formula="of:=IF([.Y117]&lt;&gt;&quot;&quot;;&quot;&quot;;[.G117])">
            <text:p/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>
            <text:p>Mouser</text:p>
          </table:table-cell>
          <table:table-cell table:style-name="ce150" table:formula="of:=IF([.G117]&lt;&gt;&quot;&quot;;MIN([.J117];[.M117];[.P117];[.T117];[.W117]);&quot;&quot;)" office:value-type="currency" office:currency="EUR" office:value="2.29">
            <text:p>2.29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17]*[.AC117]" office:value-type="float" office:value="4.58">
            <text:p>4.580</text:p>
          </table:table-cell>
          <table:table-cell table:number-columns-repeated="994"/>
        </table:table-row>
        <table:table-row table:style-name="ro5">
          <table:table-cell table:style-name="ce3" office:value-type="float" office:value="71">
            <text:p>7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0uH</text:p>
          </table:table-cell>
          <table:table-cell table:style-name="ce31" office:value-type="string">
            <text:p>SMD; 7.3mm x 7.3mm</text:p>
          </table:table-cell>
          <table:table-cell table:style-name="ce46" office:value-type="string">
            <text:p>L5</text:p>
          </table:table-cell>
          <table:table-cell table:style-name="ce48" office:value-type="string">
            <text:p>AUX PS</text:p>
          </table:table-cell>
          <table:table-cell table:style-name="ce52" table:formula="of:=IF([.F118]=&quot;Power board&quot;;[.B118]*2;[.B118])" office:value-type="float" office:value="1">
            <text:p>1</text:p>
          </table:table-cell>
          <table:table-cell table:style-name="ce58" office:value-type="float" office:value="2455059">
            <text:p>2455059</text:p>
          </table:table-cell>
          <table:table-cell table:style-name="ce64" office:value-type="string">
            <text:p>SRR0745A-471M</text:p>
          </table:table-cell>
          <table:table-cell table:style-name="ce67" office:value-type="float" office:value="0.918">
            <text:p>0.91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RR0745A-471M</text:p>
          </table:table-cell>
          <table:table-cell table:style-name="ce93" office:value-type="float" office:value="0.77">
            <text:p>0.770</text:p>
          </table:table-cell>
          <table:table-cell table:style-name="ce101"/>
          <table:table-cell table:style-name="ce86" office:value-type="string">
            <text:p>SRR0745A-471M</text:p>
          </table:table-cell>
          <table:table-cell table:style-name="ce93" office:value-type="float" office:value="0.814">
            <text:p>0.814</text:p>
          </table:table-cell>
          <table:table-cell table:style-name="ce101"/>
          <table:table-cell table:style-name="ce86" office:value-type="string">
            <text:p>770-1182</text:p>
          </table:table-cell>
          <table:table-cell table:style-name="ce86" office:value-type="string">
            <text:p>DR74-471-R</text:p>
          </table:table-cell>
          <table:table-cell table:style-name="ce93" office:value-type="float" office:value="0.977">
            <text:p>0.977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DE0704-470</text:p>
          </table:table-cell>
          <table:table-cell table:style-name="ce125" office:value-type="float" office:value="0.2537">
            <text:p>0.254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18]&lt;&gt;&quot;&quot;;&quot;&quot;;[.G118])" office:value-type="float" office:value="1">
            <text:p>1</text:p>
          </table:table-cell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TME">
            <text:p>TME</text:p>
          </table:table-cell>
          <table:table-cell table:style-name="ce151" table:formula="of:=IF([.G118]&lt;&gt;&quot;&quot;;MIN([.J118];[.M118];[.P118];[.T118];[.W118]);&quot;&quot;)" office:value-type="currency" office:currency="EUR" office:value="0.2537">
            <text:p>0.254 €</text:p>
          </table:table-cell>
          <table:table-cell table:style-name="ce144" office:value-type="float" office:value="1">
            <text:p>1</text:p>
          </table:table-cell>
          <table:table-cell table:style-name="ce163" table:formula="of:=[.AB118]*[.AC118]" office:value-type="float" office:value="0.2537">
            <text:p>0.254</text:p>
          </table:table-cell>
          <table:table-cell table:number-columns-repeated="994"/>
        </table:table-row>
        <table:table-row table:style-name="ro5">
          <table:table-cell table:style-name="ce3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8" office:value-type="string">
            <text:p>33uH - 7443551331</text:p>
          </table:table-cell>
          <table:table-cell table:style-name="ce30" office:value-type="string">
            <text:p>SMD; 13.2mm x 12.8mm</text:p>
          </table:table-cell>
          <table:table-cell table:style-name="ce45" office:value-type="string">
            <text:p>L2</text:p>
          </table:table-cell>
          <table:table-cell table:style-name="ce30" office:value-type="string">
            <text:p>Power board</text:p>
          </table:table-cell>
          <table:table-cell table:style-name="ce51" table:formula="of:=IF([.F119]=&quot;Power board&quot;;[.B119]*2;[.B119])" office:value-type="float" office:value="2">
            <text:p>2</text:p>
          </table:table-cell>
          <table:table-cell table:style-name="ce18" office:value-type="float" office:value="2211631">
            <text:p>2211631</text:p>
          </table:table-cell>
          <table:table-cell table:style-name="ce30" office:value-type="string">
            <text:p>Würth - 7443551331</text:p>
          </table:table-cell>
          <table:table-cell table:style-name="ce66" office:value-type="float" office:value="3.07">
            <text:p>3.070</text:p>
          </table:table-cell>
          <table:table-cell table:style-name="ce73" office:value-type="float" office:value="1">
            <text:p>1</text:p>
          </table:table-cell>
          <table:table-cell table:style-name="ce85" office:value-type="float" office:value="7443551331">
            <text:p>7443551331</text:p>
          </table:table-cell>
          <table:table-cell table:style-name="ce92" office:value-type="float" office:value="3.38">
            <text:p>3.380</text:p>
          </table:table-cell>
          <table:table-cell table:style-name="ce100"/>
          <table:table-cell table:style-name="ce85" office:value-type="float" office:value="7443551331">
            <text:p>7443551331</text:p>
          </table:table-cell>
          <table:table-cell table:style-name="ce92" office:value-type="float" office:value="2.97">
            <text:p>2.97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119]&lt;&gt;&quot;&quot;;&quot;&quot;;[.G119])" office:value-type="float" office:value="2">
            <text:p>2</text:p>
          </table:table-cell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>
            <text:p>Mouser</text:p>
          </table:table-cell>
          <table:table-cell table:style-name="ce150" table:formula="of:=IF([.G119]&lt;&gt;&quot;&quot;;MIN([.J119];[.M119];[.P119];[.T119];[.W119]);&quot;&quot;)" office:value-type="currency" office:currency="EUR" office:value="2.97">
            <text:p>2.97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19]*[.AC119]" office:value-type="float" office:value="5.94">
            <text:p>5.940</text:p>
          </table:table-cell>
          <table:table-cell table:number-columns-repeated="994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IHLP2020CZER3R3M11</text:p>
          </table:table-cell>
          <table:table-cell table:style-name="ce31" office:value-type="string">
            <text:p>SMD; 5.49mm x 5.18mm</text:p>
          </table:table-cell>
          <table:table-cell table:style-name="ce46" office:value-type="string">
            <text:p>L3, L4</text:p>
          </table:table-cell>
          <table:table-cell table:style-name="ce48" office:value-type="string">
            <text:p>Power board</text:p>
          </table:table-cell>
          <table:table-cell table:style-name="ce52" table:formula="of:=IF([.F120]=&quot;Power board&quot;;[.B120]*2;[.B120])" office:value-type="float" office:value="4">
            <text:p>4</text:p>
          </table:table-cell>
          <table:table-cell table:style-name="ce58" office:value-type="string">
            <text:p>1741325</text:p>
          </table:table-cell>
          <table:table-cell table:style-name="ce64" office:value-type="string">
            <text:p>IHLP2020CZER3R3M11</text:p>
          </table:table-cell>
          <table:table-cell table:style-name="ce67" office:value-type="float" office:value="1.41">
            <text:p>1.41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IHLP2020CZER3R3M11</text:p>
          </table:table-cell>
          <table:table-cell table:style-name="ce93" office:value-type="float" office:value="2.16">
            <text:p>2.160</text:p>
          </table:table-cell>
          <table:table-cell table:style-name="ce101"/>
          <table:table-cell table:style-name="ce86" office:value-type="string">
            <text:p>IHLP2020CZER3R3M11</text:p>
          </table:table-cell>
          <table:table-cell table:style-name="ce93" office:value-type="float" office:value="1.03">
            <text:p>1.030</text:p>
          </table:table-cell>
          <table:table-cell table:style-name="ce101"/>
          <table:table-cell table:style-name="ce86" office:value-type="string">
            <text:p>748-6912</text:p>
          </table:table-cell>
          <table:table-cell table:style-name="ce86" office:value-type="string">
            <text:p>IHLP2020CZER3R3M01</text:p>
          </table:table-cell>
          <table:table-cell table:style-name="ce93" office:value-type="float" office:value="1.518">
            <text:p>1.51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0]&lt;&gt;&quot;&quot;;&quot;&quot;;[.G120])" office:value-type="float" office:value="4">
            <text:p>4</text:p>
          </table:table-cell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>
            <text:p>Mouser</text:p>
          </table:table-cell>
          <table:table-cell table:style-name="ce151" table:formula="of:=IF([.G120]&lt;&gt;&quot;&quot;;MIN([.J120];[.M120];[.P120];[.T120];[.W120]);&quot;&quot;)" office:value-type="currency" office:currency="EUR" office:value="1.03">
            <text:p>1.030 €</text:p>
          </table:table-cell>
          <table:table-cell table:style-name="ce144" office:value-type="float" office:value="4">
            <text:p>4</text:p>
          </table:table-cell>
          <table:table-cell table:style-name="ce163" table:formula="of:=[.AB120]*[.AC120]" office:value-type="float" office:value="4.12">
            <text:p>4.120</text:p>
          </table:table-cell>
          <table:table-cell table:number-columns-repeated="994"/>
        </table:table-row>
        <table:table-row table:style-name="ro3">
          <table:table-cell table:style-name="ce3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8" office:value-type="string">
            <text:p>TFT_320QVT</text:p>
          </table:table-cell>
          <table:table-cell table:style-name="ce30" office:value-type="string">
            <text:p>THT; 2x20-pin socket</text:p>
          </table:table-cell>
          <table:table-cell table:style-name="ce45" office:value-type="string">
            <text:p>LCD1</text:p>
          </table:table-cell>
          <table:table-cell table:style-name="ce30" office:value-type="string">
            <text:p>Arduino Shield</text:p>
          </table:table-cell>
          <table:table-cell table:style-name="ce51" table:formula="of:=IF([.F121]=&quot;Power board&quot;;[.B121]*2;[.B121])" office:value-type="float" office:value="1">
            <text:p>1</text:p>
          </table:table-cell>
          <table:table-cell table:style-name="ce18" office:value-type="string">
            <text:p>7992033</text:p>
          </table:table-cell>
          <table:table-cell table:style-name="ce30" office:value-type="string">
            <text:p>M20-7832046</text:p>
          </table:table-cell>
          <table:table-cell table:style-name="ce66" office:value-type="float" office:value="2.75">
            <text:p>2.7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M20-7832046</text:p>
          </table:table-cell>
          <table:table-cell table:style-name="ce92" office:value-type="float" office:value="3.16">
            <text:p>3.160</text:p>
          </table:table-cell>
          <table:table-cell table:style-name="ce100"/>
          <table:table-cell table:style-name="ce85" office:value-type="string">
            <text:p>M20-7832046</text:p>
          </table:table-cell>
          <table:table-cell table:style-name="ce92" office:value-type="float" office:value="2.53">
            <text:p>2.530</text:p>
          </table:table-cell>
          <table:table-cell table:style-name="ce100"/>
          <table:table-cell table:style-name="ce110" office:value-type="string">
            <text:p>681-6851</text:p>
          </table:table-cell>
          <table:table-cell table:style-name="ce110" office:value-type="string">
            <text:p>M20-7832046</text:p>
          </table:table-cell>
          <table:table-cell table:style-name="ce92" office:value-type="float" office:value="3.027">
            <text:p>3.027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ZL262-40DG</text:p>
          </table:table-cell>
          <table:table-cell table:style-name="ce66" office:value-type="float" office:value="0.3292">
            <text:p>0.329</text:p>
          </table:table-cell>
          <table:table-cell table:style-name="ce100" office:value-type="float" office:value="2">
            <text:p>2</text:p>
          </table:table-cell>
          <table:table-cell table:formula="of:=[.G121]" office:value-type="float" office:value="1">
            <text:p>1</text:p>
          </table:table-cell>
          <table:table-cell table:formula="of:=IF([.Y121]&lt;&gt;&quot;&quot;;&quot;&quot;;[.G121])">
            <text:p/>
          </table:table-cell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TME">
            <text:p>TME</text:p>
          </table:table-cell>
          <table:table-cell table:style-name="ce150" table:formula="of:=IF([.G121]&lt;&gt;&quot;&quot;;MIN([.J121];[.M121];[.P121];[.T121];[.W121]);&quot;&quot;)" office:value-type="currency" office:currency="EUR" office:value="0.3292">
            <text:p>0.329 €</text:p>
          </table:table-cell>
          <table:table-cell table:style-name="ce143" office:value-type="float" office:value="2">
            <text:p>2</text:p>
          </table:table-cell>
          <table:table-cell table:style-name="ce163" table:formula="of:=[.AB121]*[.AC121]" office:value-type="float" office:value="0.6584">
            <text:p>0.658</text:p>
          </table:table-cell>
          <table:table-cell table:number-columns-repeated="994"/>
        </table:table-row>
        <table:table-row table:style-name="ro11">
          <table:table-cell table:style-name="ce3" office:value-type="float" office:value="75">
            <text:p>7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HSMG-C170</text:p>
          </table:table-cell>
          <table:table-cell table:style-name="ce31" office:value-type="string">
            <text:p>0805 Green</text:p>
          </table:table-cell>
          <table:table-cell table:style-name="ce46" office:value-type="string">
            <text:p>LED_O1, LED_O2</text:p>
          </table:table-cell>
          <table:table-cell table:style-name="ce48" office:value-type="string">
            <text:p>Arduino Shield</text:p>
          </table:table-cell>
          <table:table-cell table:style-name="ce52" table:formula="of:=IF([.F122]=&quot;Power board&quot;;[.B122]*2;[.B122])" office:value-type="float" office:value="2">
            <text:p>2</text:p>
          </table:table-cell>
          <table:table-cell table:style-name="ce58" office:value-type="float" office:value="5790852">
            <text:p>5790852</text:p>
          </table:table-cell>
          <table:table-cell table:style-name="ce64" office:value-type="string">
            <text:p>HSMG-C170</text:p>
          </table:table-cell>
          <table:table-cell table:style-name="ce67" office:value-type="float" office:value="0.204">
            <text:p>0.20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HSMG-C170</text:p>
          </table:table-cell>
          <table:table-cell table:style-name="ce93" office:value-type="float" office:value="0.49">
            <text:p>0.490</text:p>
          </table:table-cell>
          <table:table-cell table:style-name="ce101"/>
          <table:table-cell table:style-name="ce86" office:value-type="string">
            <text:p>630-HSMG-C170</text:p>
          </table:table-cell>
          <table:table-cell table:style-name="ce93" office:value-type="float" office:value="0.06">
            <text:p>0.060</text:p>
          </table:table-cell>
          <table:table-cell table:style-name="ce101"/>
          <table:table-cell table:style-name="ce86" office:value-type="string">
            <text:p>435-6767</text:p>
          </table:table-cell>
          <table:table-cell table:style-name="ce86" office:value-type="string">
            <text:p>HSMG-C170</text:p>
          </table:table-cell>
          <table:table-cell table:style-name="ce93" office:value-type="float" office:value="0.206">
            <text:p>0.206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HSMG-C170</text:p>
          </table:table-cell>
          <table:table-cell table:style-name="ce125" office:value-type="float" office:value="0.0952">
            <text:p>0.095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22]&lt;&gt;&quot;&quot;;&quot;&quot;;[.G122])" office:value-type="float" office:value="2">
            <text:p>2</text:p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>
            <text:p>Mouser</text:p>
          </table:table-cell>
          <table:table-cell table:style-name="ce151" table:formula="of:=IF([.G122]&lt;&gt;&quot;&quot;;MIN([.J122];[.M122];[.P122];[.T122];[.W122]);&quot;&quot;)" office:value-type="currency" office:currency="EUR" office:value="0.06">
            <text:p>0.06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22]*[.AC122]" office:value-type="float" office:value="0.12">
            <text:p>0.120</text:p>
          </table:table-cell>
          <table:table-cell table:number-columns-repeated="994"/>
        </table:table-row>
        <table:table-row table:style-name="ro12">
          <table:table-cell table:style-name="ce3" office:value-type="float" office:value="76">
            <text:p>76</text:p>
          </table:table-cell>
          <table:table-cell office:value-type="float" office:value="5">
            <text:p>5</text:p>
          </table:table-cell>
          <table:table-cell table:style-name="ce18" office:value-type="string">
            <text:p>HSMH-C170</text:p>
          </table:table-cell>
          <table:table-cell table:style-name="ce30" office:value-type="string">
            <text:p>0805 Red</text:p>
          </table:table-cell>
          <table:table-cell table:style-name="ce45" office:value-type="string">
            <text:p>LED_CC1, LED_CC2, LED_PROG1, LED_PROG2, LED_SP</text:p>
          </table:table-cell>
          <table:table-cell table:style-name="ce30" office:value-type="string">
            <text:p>Arduino Shield</text:p>
          </table:table-cell>
          <table:table-cell table:style-name="ce51" table:formula="of:=IF([.F123]=&quot;Power board&quot;;[.B123]*2;[.B123])" office:value-type="float" office:value="5">
            <text:p>5</text:p>
          </table:table-cell>
          <table:table-cell table:style-name="ce18" office:value-type="float" office:value="5790840">
            <text:p>5790840</text:p>
          </table:table-cell>
          <table:table-cell table:style-name="ce30" office:value-type="string">
            <text:p>HSMH-C170</text:p>
          </table:table-cell>
          <table:table-cell table:style-name="ce66" office:value-type="float" office:value="0.488">
            <text:p>0.488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HSMH-C170</text:p>
          </table:table-cell>
          <table:table-cell table:style-name="ce92" office:value-type="float" office:value="0.44">
            <text:p>0.440</text:p>
          </table:table-cell>
          <table:table-cell table:style-name="ce100"/>
          <table:table-cell table:style-name="ce85" office:value-type="string">
            <text:p>630-HSMH-C170</text:p>
          </table:table-cell>
          <table:table-cell table:style-name="ce92" office:value-type="float" office:value="0.06">
            <text:p>0.060</text:p>
          </table:table-cell>
          <table:table-cell table:style-name="ce100"/>
          <table:table-cell table:style-name="ce110" office:value-type="string">
            <text:p>486-0468</text:p>
          </table:table-cell>
          <table:table-cell table:style-name="ce110" office:value-type="string">
            <text:p>HSMH-C170</text:p>
          </table:table-cell>
          <table:table-cell table:style-name="ce92" office:value-type="float" office:value="0.188">
            <text:p>0.188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HSMH-C170</text:p>
          </table:table-cell>
          <table:table-cell table:style-name="ce66" office:value-type="float" office:value="0.0574">
            <text:p>0.057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123]&lt;&gt;&quot;&quot;;&quot;&quot;;[.G123])" office:value-type="float" office:value="5">
            <text:p>5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TME">
            <text:p>TME</text:p>
          </table:table-cell>
          <table:table-cell table:style-name="ce150" table:formula="of:=IF([.G123]&lt;&gt;&quot;&quot;;MIN([.J123];[.M123];[.P123];[.T123];[.W123]);&quot;&quot;)" office:value-type="currency" office:currency="EUR" office:value="0.0574">
            <text:p>0.057 €</text:p>
          </table:table-cell>
          <table:table-cell table:style-name="ce143" office:value-type="float" office:value="5">
            <text:p>5</text:p>
          </table:table-cell>
          <table:table-cell table:style-name="ce163" table:formula="of:=[.AB123]*[.AC123]" office:value-type="float" office:value="0.287">
            <text:p>0.287</text:p>
          </table:table-cell>
          <table:table-cell table:number-columns-repeated="994"/>
        </table:table-row>
        <table:table-row table:style-name="ro6">
          <table:table-cell table:style-name="ce3" office:value-type="float" office:value="77">
            <text:p>7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HSMD-C170</text:p>
          </table:table-cell>
          <table:table-cell table:style-name="ce31" office:value-type="string">
            <text:p>0805 Orange</text:p>
          </table:table-cell>
          <table:table-cell table:style-name="ce46" office:value-type="string">
            <text:p>LED_PWR</text:p>
          </table:table-cell>
          <table:table-cell table:style-name="ce48" office:value-type="string">
            <text:p>Arduino Shield</text:p>
          </table:table-cell>
          <table:table-cell table:style-name="ce52" table:formula="of:=IF([.F124]=&quot;Power board&quot;;[.B124]*2;[.B124])" office:value-type="float" office:value="1">
            <text:p>1</text:p>
          </table:table-cell>
          <table:table-cell table:style-name="ce58" office:value-type="string">
            <text:p>5790864</text:p>
          </table:table-cell>
          <table:table-cell table:style-name="ce64" office:value-type="string">
            <text:p>HSMD-C170</text:p>
          </table:table-cell>
          <table:table-cell table:style-name="ce67" office:value-type="float" office:value="0.24">
            <text:p>0.24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HSMD-C170</text:p>
          </table:table-cell>
          <table:table-cell table:style-name="ce93" office:value-type="float" office:value="0.44">
            <text:p>0.440</text:p>
          </table:table-cell>
          <table:table-cell table:style-name="ce101"/>
          <table:table-cell table:style-name="ce86" office:value-type="string">
            <text:p>630-HSMD-C170</text:p>
          </table:table-cell>
          <table:table-cell table:style-name="ce93" office:value-type="float" office:value="0.06">
            <text:p>0.060</text:p>
          </table:table-cell>
          <table:table-cell table:style-name="ce101"/>
          <table:table-cell table:style-name="ce86" office:value-type="string">
            <text:p>486-0525</text:p>
          </table:table-cell>
          <table:table-cell table:style-name="ce86" office:value-type="string">
            <text:p>HSMD-C170</text:p>
          </table:table-cell>
          <table:table-cell table:style-name="ce93" office:value-type="float" office:value="0.231">
            <text:p>0.231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HSMD-C170</text:p>
          </table:table-cell>
          <table:table-cell table:style-name="ce125" office:value-type="float" office:value="0.0586">
            <text:p>0.059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124]&lt;&gt;&quot;&quot;;&quot;&quot;;[.G124])" office:value-type="float" office:value="1">
            <text:p>1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TME">
            <text:p>TME</text:p>
          </table:table-cell>
          <table:table-cell table:style-name="ce151" table:formula="of:=IF([.G124]&lt;&gt;&quot;&quot;;MIN([.J124];[.M124];[.P124];[.T124];[.W124]);&quot;&quot;)" office:value-type="currency" office:currency="EUR" office:value="0.0586">
            <text:p>0.059 €</text:p>
          </table:table-cell>
          <table:table-cell table:style-name="ce144" office:value-type="float" office:value="1">
            <text:p>1</text:p>
          </table:table-cell>
          <table:table-cell table:style-name="ce163" table:formula="of:=[.AB124]*[.AC124]" office:value-type="float" office:value="0.0586">
            <text:p>0.059</text:p>
          </table:table-cell>
          <table:table-cell table:number-columns-repeated="994"/>
        </table:table-row>
        <table:table-row table:style-name="ro5">
          <table:table-cell table:style-name="ce3" office:value-type="float" office:value="78">
            <text:p>78</text:p>
          </table:table-cell>
          <table:table-cell office:value-type="float" office:value="4">
            <text:p>4</text:p>
          </table:table-cell>
          <table:table-cell table:style-name="ce18" office:value-type="string">
            <text:p>HSMY-C170</text:p>
          </table:table-cell>
          <table:table-cell table:style-name="ce30" office:value-type="string">
            <text:p>0805 Yellow</text:p>
          </table:table-cell>
          <table:table-cell table:style-name="ce45" office:value-type="string">
            <text:p>LED_CV1, LED_CV2, LED_S1, LED_S2</text:p>
          </table:table-cell>
          <table:table-cell table:style-name="ce30" office:value-type="string">
            <text:p>Arduino Shield</text:p>
          </table:table-cell>
          <table:table-cell table:style-name="ce51" table:formula="of:=IF([.F125]=&quot;Power board&quot;;[.B125]*2;[.B125])" office:value-type="float" office:value="4">
            <text:p>4</text:p>
          </table:table-cell>
          <table:table-cell table:style-name="ce18" office:value-type="string">
            <text:p>5790876</text:p>
          </table:table-cell>
          <table:table-cell table:style-name="ce30" office:value-type="string">
            <text:p>HSMY-C170</text:p>
          </table:table-cell>
          <table:table-cell table:style-name="ce66" office:value-type="float" office:value="0.33">
            <text:p>0.33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HSMY-C170</text:p>
          </table:table-cell>
          <table:table-cell table:style-name="ce92" office:value-type="float" office:value="0.44">
            <text:p>0.440</text:p>
          </table:table-cell>
          <table:table-cell table:style-name="ce100"/>
          <table:table-cell table:style-name="ce85" office:value-type="string">
            <text:p>630-HSMY-C170</text:p>
          </table:table-cell>
          <table:table-cell table:style-name="ce92" office:value-type="float" office:value="0.06">
            <text:p>0.060</text:p>
          </table:table-cell>
          <table:table-cell table:style-name="ce100"/>
          <table:table-cell table:style-name="ce110" office:value-type="string">
            <text:p>486-0519</text:p>
          </table:table-cell>
          <table:table-cell table:style-name="ce110" office:value-type="string">
            <text:p>HSMY-C170</text:p>
          </table:table-cell>
          <table:table-cell table:style-name="ce92" office:value-type="float" office:value="0.248">
            <text:p>0.248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HSMY-C170</text:p>
          </table:table-cell>
          <table:table-cell table:style-name="ce66" office:value-type="float" office:value="0.06">
            <text:p>0.060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125]&lt;&gt;&quot;&quot;;&quot;&quot;;[.G125])" office:value-type="float" office:value="4">
            <text:p>4</text:p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>
            <text:p>Mouser</text:p>
          </table:table-cell>
          <table:table-cell table:style-name="ce150" table:formula="of:=IF([.G125]&lt;&gt;&quot;&quot;;MIN([.J125];[.M125];[.P125];[.T125];[.W125]);&quot;&quot;)" office:value-type="currency" office:currency="EUR" office:value="0.06">
            <text:p>0.060 €</text:p>
          </table:table-cell>
          <table:table-cell table:style-name="ce143" table:formula="of:=[.G125]" office:value-type="float" office:value="4">
            <text:p>4</text:p>
          </table:table-cell>
          <table:table-cell table:style-name="ce163" table:formula="of:=[.AB125]*[.AC125]" office:value-type="float" office:value="0.24">
            <text:p>0.240</text:p>
          </table:table-cell>
          <table:table-cell table:number-columns-repeated="994"/>
        </table:table-row>
        <table:table-row table:style-name="ro5">
          <table:table-cell table:style-name="ce3" office:value-type="float" office:value="79">
            <text:p>7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K/Beta:3570K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NTC1</text:p>
          </table:table-cell>
          <table:table-cell table:style-name="ce48" office:value-type="string">
            <text:p>Power board</text:p>
          </table:table-cell>
          <table:table-cell table:style-name="ce52" table:formula="of:=IF([.F126]=&quot;Power board&quot;;[.B126]*2;[.B126])" office:value-type="float" office:value="2">
            <text:p>2</text:p>
          </table:table-cell>
          <table:table-cell table:style-name="ce58" office:value-type="string">
            <text:p>1612623</text:p>
          </table:table-cell>
          <table:table-cell table:style-name="ce64" office:value-type="string">
            <text:p>NTCS0805E3103JMT</text:p>
          </table:table-cell>
          <table:table-cell table:style-name="ce67" office:value-type="float" office:value="0.413">
            <text:p>0.413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NTCS0805E3103JMT</text:p>
          </table:table-cell>
          <table:table-cell table:style-name="ce93" office:value-type="float" office:value="0.25">
            <text:p>0.250</text:p>
          </table:table-cell>
          <table:table-cell table:style-name="ce101"/>
          <table:table-cell table:style-name="ce86" office:value-type="string">
            <text:p>NTCS0805E3103JMT</text:p>
          </table:table-cell>
          <table:table-cell table:style-name="ce93" office:value-type="float" office:value="0.145">
            <text:p>0.145</text:p>
          </table:table-cell>
          <table:table-cell table:style-name="ce101"/>
          <table:table-cell table:style-name="ce86" office:value-type="string">
            <text:p>697-4601</text:p>
          </table:table-cell>
          <table:table-cell table:style-name="ce86" office:value-type="string">
            <text:p>NB12K00103JBB</text:p>
          </table:table-cell>
          <table:table-cell table:style-name="ce93" office:value-type="float" office:value="0.392">
            <text:p>0.392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NTCS0805E3103JMT</text:p>
          </table:table-cell>
          <table:table-cell table:style-name="ce125" office:value-type="float" office:value="0.19">
            <text:p>0.19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26]&lt;&gt;&quot;&quot;;&quot;&quot;;[.G126])" office:value-type="float" office:value="2">
            <text:p>2</text:p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>
            <text:p>Mouser</text:p>
          </table:table-cell>
          <table:table-cell table:style-name="ce151" table:formula="of:=IF([.G126]&lt;&gt;&quot;&quot;;MIN([.J126];[.M126];[.P126];[.T126];[.W126]);&quot;&quot;)" office:value-type="currency" office:currency="EUR" office:value="0.145">
            <text:p>0.145 €</text:p>
          </table:table-cell>
          <table:table-cell table:style-name="ce144" office:value-type="float" office:value="2">
            <text:p>2</text:p>
          </table:table-cell>
          <table:table-cell table:style-name="ce163" table:formula="of:=[.AB126]*[.AC126]" office:value-type="float" office:value="0.29">
            <text:p>0.290</text:p>
          </table:table-cell>
          <table:table-cell table:number-columns-repeated="994"/>
        </table:table-row>
        <table:table-row table:style-name="ro3">
          <table:table-cell table:style-name="ce3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8" office:value-type="string">
            <text:p>MOC3052</text:p>
          </table:table-cell>
          <table:table-cell table:style-name="ce30" office:value-type="string">
            <text:p>SMD; SDIP-6</text:p>
          </table:table-cell>
          <table:table-cell table:style-name="ce45" office:value-type="string">
            <text:p>OK1</text:p>
          </table:table-cell>
          <table:table-cell table:style-name="ce30" office:value-type="string">
            <text:p>AUX PS</text:p>
          </table:table-cell>
          <table:table-cell table:style-name="ce51" table:formula="of:=IF([.F127]=&quot;Power board&quot;;[.B127]*2;[.B127])" office:value-type="float" office:value="1">
            <text:p>1</text:p>
          </table:table-cell>
          <table:table-cell table:style-name="ce18" office:value-type="float" office:value="2453236">
            <text:p>2453236</text:p>
          </table:table-cell>
          <table:table-cell table:style-name="ce30" office:value-type="string">
            <text:p>MOC3052SM</text:p>
          </table:table-cell>
          <table:table-cell table:style-name="ce66" office:value-type="float" office:value="0.884">
            <text:p>0.884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MOC3052SM</text:p>
          </table:table-cell>
          <table:table-cell table:style-name="ce92" office:value-type="float" office:value="0.91">
            <text:p>0.910</text:p>
          </table:table-cell>
          <table:table-cell table:style-name="ce100"/>
          <table:table-cell table:style-name="ce85" office:value-type="string">
            <text:p>MOC3052SM</text:p>
          </table:table-cell>
          <table:table-cell table:style-name="ce92" office:value-type="float" office:value="0.75">
            <text:p>0.750</text:p>
          </table:table-cell>
          <table:table-cell table:style-name="ce100"/>
          <table:table-cell table:style-name="ce110" office:value-type="string">
            <text:p>761-3690</text:p>
          </table:table-cell>
          <table:table-cell table:style-name="ce110" office:value-type="string">
            <text:p>MOC3052SM</text:p>
          </table:table-cell>
          <table:table-cell table:style-name="ce92" office:value-type="float" office:value="0.739">
            <text:p>0.739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OC3052SR2VM</text:p>
          </table:table-cell>
          <table:table-cell table:style-name="ce66" office:value-type="float" office:value="0.38">
            <text:p>0.380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127]&lt;&gt;&quot;&quot;;&quot;&quot;;[.G127])" office:value-type="float" office:value="1">
            <text:p>1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TME">
            <text:p>TME</text:p>
          </table:table-cell>
          <table:table-cell table:style-name="ce150" table:formula="of:=IF([.G127]&lt;&gt;&quot;&quot;;MIN([.J127];[.M127];[.P127];[.T127];[.W127]);&quot;&quot;)" office:value-type="currency" office:currency="EUR" office:value="0.38">
            <text:p>0.380 €</text:p>
          </table:table-cell>
          <table:table-cell table:style-name="ce143" office:value-type="float" office:value="1">
            <text:p>1</text:p>
          </table:table-cell>
          <table:table-cell table:style-name="ce163" table:formula="of:=[.AB127]*[.AC127]" office:value-type="float" office:value="0.38">
            <text:p>0.380</text:p>
          </table:table-cell>
          <table:table-cell table:number-columns-repeated="994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MOC3062</text:p>
          </table:table-cell>
          <table:table-cell table:style-name="ce31" office:value-type="string">
            <text:p>SMD; SDIP-6</text:p>
          </table:table-cell>
          <table:table-cell table:style-name="ce46" office:value-type="string">
            <text:p>OK2</text:p>
          </table:table-cell>
          <table:table-cell table:style-name="ce48" office:value-type="string">
            <text:p>AUX PS</text:p>
          </table:table-cell>
          <table:table-cell table:style-name="ce52" table:formula="of:=IF([.F128]=&quot;Power board&quot;;[.B128]*2;[.B128])" office:value-type="float" office:value="1">
            <text:p>1</text:p>
          </table:table-cell>
          <table:table-cell table:style-name="ce58" office:value-type="float" office:value="2322554">
            <text:p>2322554</text:p>
          </table:table-cell>
          <table:table-cell table:style-name="ce64" office:value-type="string">
            <text:p>MOC3062SR2VM</text:p>
          </table:table-cell>
          <table:table-cell table:style-name="ce67" office:value-type="float" office:value="0.977">
            <text:p>0.977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MOC3062SM</text:p>
          </table:table-cell>
          <table:table-cell table:style-name="ce93" office:value-type="float" office:value="1.11">
            <text:p>1.110</text:p>
          </table:table-cell>
          <table:table-cell table:style-name="ce101"/>
          <table:table-cell table:style-name="ce86" office:value-type="string">
            <text:p>MOC3062SM</text:p>
          </table:table-cell>
          <table:table-cell table:style-name="ce93" office:value-type="float" office:value="0.924">
            <text:p>0.924</text:p>
          </table:table-cell>
          <table:table-cell table:style-name="ce101"/>
          <table:table-cell table:style-name="ce86" office:value-type="string">
            <text:p>806-6064</text:p>
          </table:table-cell>
          <table:table-cell table:style-name="ce86" office:value-type="string">
            <text:p>MOC3062SM</text:p>
          </table:table-cell>
          <table:table-cell table:style-name="ce93" office:value-type="float" office:value="0.718">
            <text:p>0.718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OC3062XSM</text:p>
          </table:table-cell>
          <table:table-cell table:style-name="ce125" office:value-type="float" office:value="0.41">
            <text:p>0.41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128]&lt;&gt;&quot;&quot;;&quot;&quot;;[.G128])" office:value-type="float" office:value="1">
            <text:p>1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41">
            <text:p>0.410 €</text:p>
          </table:table-cell>
          <table:table-cell table:style-name="ce144" office:value-type="float" office:value="1">
            <text:p>1</text:p>
          </table:table-cell>
          <table:table-cell table:style-name="ce163" table:formula="of:=[.AB128]*[.AC128]" office:value-type="float" office:value="0.41">
            <text:p>0.410</text:p>
          </table:table-cell>
          <table:table-cell table:number-columns-repeated="994"/>
        </table:table-row>
        <table:table-row table:style-name="ro3">
          <table:table-cell table:style-name="ce3" office:value-type="float" office:value="82">
            <text:p>82</text:p>
          </table:table-cell>
          <table:table-cell office:value-type="float" office:value="2">
            <text:p>2</text:p>
          </table:table-cell>
          <table:table-cell table:style-name="ce18" office:value-type="string">
            <text:p>HCPL-181</text:p>
          </table:table-cell>
          <table:table-cell table:style-name="ce30" office:value-type="string">
            <text:p>SOIC-4</text:p>
          </table:table-cell>
          <table:table-cell table:style-name="ce45" office:value-type="string">
            <text:p>OK3, OK4</text:p>
          </table:table-cell>
          <table:table-cell table:style-name="ce30" office:value-type="string">
            <text:p>AUX PS</text:p>
          </table:table-cell>
          <table:table-cell table:style-name="ce51" table:formula="of:=IF([.F129]=&quot;Power board&quot;;[.B129]*2;[.B12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HCPL-181</text:p>
          </table:table-cell>
          <table:table-cell table:style-name="ce31" office:value-type="string">
            <text:p>SOIC-4</text:p>
          </table:table-cell>
          <table:table-cell table:style-name="ce46" office:value-type="string">
            <text:p>OK5, OK6</text:p>
          </table:table-cell>
          <table:table-cell table:style-name="ce48" office:value-type="string">
            <text:p>Arduino Shield</text:p>
          </table:table-cell>
          <table:table-cell table:style-name="ce52" table:formula="of:=IF([.F130]=&quot;Power board&quot;;[.B130]*2;[.B130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29:.G130])" office:value-type="float" office:value="4">
            <text:p>4</text:p>
          </table:table-cell>
          <table:table-cell table:style-name="ce18" office:value-type="float" office:value="1244525">
            <text:p>1244525</text:p>
          </table:table-cell>
          <table:table-cell table:style-name="ce30" office:value-type="string">
            <text:p>HCPL-181-000E</text:p>
          </table:table-cell>
          <table:table-cell table:style-name="ce66" office:value-type="float" office:value="0.342">
            <text:p>0.34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HCPL-181-000E</text:p>
          </table:table-cell>
          <table:table-cell table:style-name="ce92" office:value-type="float" office:value="0.56">
            <text:p>0.560</text:p>
          </table:table-cell>
          <table:table-cell table:style-name="ce100"/>
          <table:table-cell table:style-name="ce85" office:value-type="string">
            <text:p>HCPL-181-000E</text:p>
          </table:table-cell>
          <table:table-cell table:style-name="ce92" office:value-type="float" office:value="0.15">
            <text:p>0.150</text:p>
          </table:table-cell>
          <table:table-cell table:style-name="ce100"/>
          <table:table-cell table:style-name="ce110" office:value-type="string">
            <text:p>693-5277</text:p>
          </table:table-cell>
          <table:table-cell table:style-name="ce110" office:value-type="string">
            <text:p>HCPL-181-000E</text:p>
          </table:table-cell>
          <table:table-cell table:style-name="ce92" office:value-type="float" office:value="0.343">
            <text:p>0.343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HCPL-181-000E</text:p>
          </table:table-cell>
          <table:table-cell table:style-name="ce66" office:value-type="float" office:value="0.25">
            <text:p>0.250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131]&lt;&gt;&quot;&quot;;&quot;&quot;;[.G131])" office:value-type="float" office:value="4">
            <text:p>4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>
            <text:p>Mouser</text:p>
          </table:table-cell>
          <table:table-cell table:style-name="ce150" table:formula="of:=IF([.G131]&lt;&gt;&quot;&quot;;MIN([.J131];[.M131];[.P131];[.T131];[.W131]);&quot;&quot;)" office:value-type="currency" office:currency="EUR" office:value="0.15">
            <text:p>0.150 €</text:p>
          </table:table-cell>
          <table:table-cell table:style-name="ce143" table:formula="of:=[.G131]" office:value-type="float" office:value="4">
            <text:p>4</text:p>
          </table:table-cell>
          <table:table-cell table:style-name="ce163" table:formula="of:=[.AB131]*[.AC131]" office:value-type="float" office:value="0.6">
            <text:p>0.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>
            <text:p>83</text:p>
          </table:table-cell>
          <table:table-cell office:value-type="float" office:value="2">
            <text:p>2</text:p>
          </table:table-cell>
          <table:table-cell table:style-name="ce18" office:value-type="string">
            <text:p>IRFR5305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Q1, Q7</text:p>
          </table:table-cell>
          <table:table-cell table:style-name="ce30" office:value-type="string">
            <text:p>Power board</text:p>
          </table:table-cell>
          <table:table-cell table:style-name="ce51" table:formula="of:=IF([.F133]=&quot;Power board&quot;;[.B133]*2;[.B133])" office:value-type="float" office:value="4">
            <text:p>4</text:p>
          </table:table-cell>
          <table:table-cell table:style-name="ce18" office:value-type="string">
            <text:p>8649820</text:p>
          </table:table-cell>
          <table:table-cell table:style-name="ce30" office:value-type="string">
            <text:p>IRFR5305PBF</text:p>
          </table:table-cell>
          <table:table-cell table:style-name="ce66" office:value-type="float" office:value="0.994">
            <text:p>0.994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FR5305PBF-ND</text:p>
          </table:table-cell>
          <table:table-cell table:style-name="ce92" office:value-type="float" office:value="0.81">
            <text:p>0.810</text:p>
          </table:table-cell>
          <table:table-cell table:style-name="ce100"/>
          <table:table-cell table:style-name="ce85" office:value-type="string">
            <text:p>942-IRFR5305PBF</text:p>
          </table:table-cell>
          <table:table-cell table:style-name="ce92" office:value-type="float" office:value="0.805">
            <text:p>0.805</text:p>
          </table:table-cell>
          <table:table-cell table:style-name="ce100"/>
          <table:table-cell table:style-name="ce110" office:value-type="string">
            <text:p><text:s/>543-2496</text:p>
          </table:table-cell>
          <table:table-cell table:style-name="ce110" office:value-type="string">
            <text:p>IRFR5305PBF</text:p>
          </table:table-cell>
          <table:table-cell table:style-name="ce92" office:value-type="float" office:value="0.994">
            <text:p>0.99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FR5305PBF</text:p>
          </table:table-cell>
          <table:table-cell table:style-name="ce66" office:value-type="float" office:value="0.54">
            <text:p>0.540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33]&lt;&gt;&quot;&quot;;&quot;&quot;;[.G133])" office:value-type="float" office:value="4">
            <text:p>4</text:p>
          </table:table-cell>
          <table:table-cell table:style-name="ce143" table:formula="of:=IF([.AB133]=[.J133];&quot;Farnell&quot;; IF([.AB133]=[.M133]; &quot;Digikey&quot;; IF([.AB133]=[.P133]; &quot;Mouser&quot;; IF([.AB133]=[.T133]; &quot;RS&quot;; IF([.AB133]=[.W133]; &quot;TME&quot;)))))" office:value-type="string" office:string-value="TME">
            <text:p>TME</text:p>
          </table:table-cell>
          <table:table-cell table:style-name="ce150" table:formula="of:=IF([.G133]&lt;&gt;&quot;&quot;;MIN([.J133];[.M133];[.P133];[.T133];[.W133]);&quot;&quot;)" office:value-type="currency" office:currency="EUR" office:value="0.54">
            <text:p>0.54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33]*[.AC133]" office:value-type="float" office:value="1.08">
            <text:p>1.0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>
            <text:p>Option #1: SPD30P06P</text:p>
          </table:table-cell>
          <table:table-cell table:style-name="ce31" office:value-type="string">
            <text:p>TO-252</text:p>
          </table:table-cell>
          <table:table-cell table:style-name="ce46" office:value-type="string">
            <text:p>Q1, Q7</text:p>
          </table:table-cell>
          <table:table-cell table:style-name="ce48" office:value-type="string">
            <text:p>Power board</text:p>
          </table:table-cell>
          <table:table-cell table:style-name="ce52" table:formula="of:=IF([.F134]=&quot;Power board&quot;;[.B134]*2;[.B134])" office:value-type="float" office:value="0">
            <text:p>0</text:p>
          </table:table-cell>
          <table:table-cell table:style-name="ce58" office:value-type="string">
            <text:p>2480881</text:p>
          </table:table-cell>
          <table:table-cell table:style-name="ce64" office:value-type="string">
            <text:p>SPD30P06P G</text:p>
          </table:table-cell>
          <table:table-cell table:style-name="ce67" office:value-type="float" office:value="0.98">
            <text:p>0.9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PD30P06P GCT-ND</text:p>
          </table:table-cell>
          <table:table-cell table:style-name="ce93" office:value-type="float" office:value="1.03">
            <text:p>1.030</text:p>
          </table:table-cell>
          <table:table-cell table:style-name="ce101"/>
          <table:table-cell table:style-name="ce86" office:value-type="string">
            <text:p>726-SPD30P06PG </text:p>
          </table:table-cell>
          <table:table-cell table:style-name="ce93" office:value-type="float" office:value="1.02">
            <text:p>1.020</text:p>
          </table:table-cell>
          <table:table-cell table:style-name="ce101"/>
          <table:table-cell table:style-name="ce86" office:value-type="string">
            <text:p>898-6864</text:p>
          </table:table-cell>
          <table:table-cell table:style-name="ce86" office:value-type="string">
            <text:p>SPD30P06P G</text:p>
          </table:table-cell>
          <table:table-cell table:style-name="ce93" office:value-type="float" office:value="0.861">
            <text:p>0.861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SPD30P06PGBTMA1</text:p>
          </table:table-cell>
          <table:table-cell table:style-name="ce125" office:value-type="float" office:value="0.78">
            <text:p>0.78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>
            <text:p>Option #2: SUD19P06-60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Q1, Q7</text:p>
          </table:table-cell>
          <table:table-cell table:style-name="ce30" office:value-type="string">
            <text:p>Power board</text:p>
          </table:table-cell>
          <table:table-cell table:style-name="ce51" table:formula="of:=IF([.F135]=&quot;Power board&quot;;[.B135]*2;[.B135])" office:value-type="float" office:value="0">
            <text:p>0</text:p>
          </table:table-cell>
          <table:table-cell table:style-name="ce18" office:value-type="string">
            <text:p>2101465</text:p>
          </table:table-cell>
          <table:table-cell table:style-name="ce30" office:value-type="string">
            <text:p>SUD19P06-60-GE3</text:p>
          </table:table-cell>
          <table:table-cell table:style-name="ce66" office:value-type="float" office:value="1.59">
            <text:p>1.59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SUD19P06-60-GE3</text:p>
          </table:table-cell>
          <table:table-cell table:style-name="ce92" office:value-type="float" office:value="0.95">
            <text:p>0.950</text:p>
          </table:table-cell>
          <table:table-cell table:style-name="ce100"/>
          <table:table-cell table:style-name="ce85" office:value-type="string">
            <text:p>SUD19P06-60-GE3</text:p>
          </table:table-cell>
          <table:table-cell table:style-name="ce92" office:value-type="float" office:value="1.07">
            <text:p>1.07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MMBT5551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11, Q12, Q17, Q19, Q20</text:p>
          </table:table-cell>
          <table:table-cell table:style-name="ce48" office:value-type="string">
            <text:p>Power board</text:p>
          </table:table-cell>
          <table:table-cell table:style-name="ce52" table:formula="of:=IF([.F136]=&quot;Power board&quot;;[.B136]*2;[.B136])" office:value-type="float" office:value="10">
            <text:p>10</text:p>
          </table:table-cell>
          <table:table-cell table:style-name="ce58" office:value-type="float" office:value="1459109">
            <text:p>1459109</text:p>
          </table:table-cell>
          <table:table-cell table:style-name="ce64" office:value-type="string">
            <text:p>MMBT5551LT1G</text:p>
          </table:table-cell>
          <table:table-cell table:style-name="ce67" office:value-type="float" office:value="0.167">
            <text:p>0.167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MMBT5551LT1G</text:p>
          </table:table-cell>
          <table:table-cell table:style-name="ce93" office:value-type="float" office:value="0.18">
            <text:p>0.180</text:p>
          </table:table-cell>
          <table:table-cell table:style-name="ce101"/>
          <table:table-cell table:style-name="ce86" office:value-type="string">
            <text:p>MMBT5551LT1G</text:p>
          </table:table-cell>
          <table:table-cell table:style-name="ce93" office:value-type="float" office:value="0.163">
            <text:p>0.163</text:p>
          </table:table-cell>
          <table:table-cell table:style-name="ce101"/>
          <table:table-cell table:style-name="ce86" office:value-type="string">
            <text:p>545-0400</text:p>
          </table:table-cell>
          <table:table-cell table:style-name="ce86" office:value-type="string">
            <text:p>MMBT5551LT1G</text:p>
          </table:table-cell>
          <table:table-cell table:style-name="ce93" office:value-type="float" office:value="0.129">
            <text:p>0.129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MBT5551</text:p>
          </table:table-cell>
          <table:table-cell table:style-name="ce125" office:value-type="float" office:value="0.0204">
            <text:p>0.02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136]&lt;&gt;&quot;&quot;;&quot;&quot;;[.G136])" office:value-type="float" office:value="10">
            <text:p>10</text:p>
          </table:table-cell>
          <table:table-cell table:style-name="ce144" table:formula="of:=IF([.AB136]=[.J136];&quot;Farnell&quot;; IF([.AB136]=[.M136]; &quot;Digikey&quot;; IF([.AB136]=[.P136]; &quot;Mouser&quot;; IF([.AB136]=[.T136]; &quot;RS&quot;; IF([.AB136]=[.W136]; &quot;TME&quot;)))))" office:value-type="string" office:string-value="TME">
            <text:p>TME</text:p>
          </table:table-cell>
          <table:table-cell table:style-name="ce151" table:formula="of:=IF([.G134]&lt;&gt;&quot;&quot;;MIN([.J136];[.M136];[.P136];[.T136];[.W136]);&quot;&quot;)" office:value-type="currency" office:currency="EUR" office:value="0.0204">
            <text:p>0.020 €</text:p>
          </table:table-cell>
          <table:table-cell table:style-name="ce144" office:value-type="float" office:value="25">
            <text:p>25</text:p>
          </table:table-cell>
          <table:table-cell table:style-name="ce163" table:formula="of:=[.AB136]*[.AC136]" office:value-type="float" office:value="0.51">
            <text:p>0.510</text:p>
          </table:table-cell>
          <table:table-cell table:number-columns-repeated="994"/>
        </table:table-row>
        <table:table-row table:style-name="ro7">
          <table:table-cell table:style-name="ce3" office:value-type="float" office:value="85">
            <text:p>85</text:p>
          </table:table-cell>
          <table:table-cell office:value-type="float" office:value="4">
            <text:p>4</text:p>
          </table:table-cell>
          <table:table-cell table:style-name="ce18" office:value-type="string">
            <text:p>MMBT5401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Q2, Q9, Q10, Q18</text:p>
          </table:table-cell>
          <table:table-cell table:style-name="ce30" office:value-type="string">
            <text:p>Power board</text:p>
          </table:table-cell>
          <table:table-cell table:style-name="ce51" table:formula="of:=IF([.F137]=&quot;Power board&quot;;[.B137]*2;[.B137])" office:value-type="float" office:value="8">
            <text:p>8</text:p>
          </table:table-cell>
          <table:table-cell table:style-name="ce18" office:value-type="float" office:value="1459108">
            <text:p>1459108</text:p>
          </table:table-cell>
          <table:table-cell table:style-name="ce30" office:value-type="string">
            <text:p>MMBT5401LT1G</text:p>
          </table:table-cell>
          <table:table-cell table:style-name="ce66" office:value-type="float" office:value="0.167">
            <text:p>0.16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MMBT5401LT1G</text:p>
          </table:table-cell>
          <table:table-cell table:style-name="ce92" office:value-type="float" office:value="0.18">
            <text:p>0.180</text:p>
          </table:table-cell>
          <table:table-cell table:style-name="ce100"/>
          <table:table-cell table:style-name="ce85" office:value-type="string">
            <text:p>MMBT5401LT1G</text:p>
          </table:table-cell>
          <table:table-cell table:style-name="ce92" office:value-type="float" office:value="0.163">
            <text:p>0.163</text:p>
          </table:table-cell>
          <table:table-cell table:style-name="ce100"/>
          <table:table-cell table:style-name="ce110" office:value-type="string">
            <text:p>545-0393</text:p>
          </table:table-cell>
          <table:table-cell table:style-name="ce110" office:value-type="string">
            <text:p>MMBT5401LT1G</text:p>
          </table:table-cell>
          <table:table-cell table:style-name="ce92" office:value-type="float" office:value="0.151">
            <text:p>0.151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MMBT5401</text:p>
          </table:table-cell>
          <table:table-cell table:style-name="ce66" office:value-type="float" office:value="0.0205">
            <text:p>0.021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137]&lt;&gt;&quot;&quot;;&quot;&quot;;[.G137])" office:value-type="float" office:value="8">
            <text:p>8</text:p>
          </table:table-cell>
          <table:table-cell table:style-name="ce143" table:formula="of:=IF([.AB137]=[.J137];&quot;Farnell&quot;; IF([.AB137]=[.M137]; &quot;Digikey&quot;; IF([.AB137]=[.P137]; &quot;Mouser&quot;; IF([.AB137]=[.T137]; &quot;RS&quot;; IF([.AB137]=[.W137]; &quot;TME&quot;)))))" office:value-type="string" office:string-value="TME">
            <text:p>TME</text:p>
          </table:table-cell>
          <table:table-cell table:style-name="ce150" table:formula="of:=IF([.G137]&lt;&gt;&quot;&quot;;MIN([.J137];[.M137];[.P137];[.T137];[.W137]);&quot;&quot;)" office:value-type="currency" office:currency="EUR" office:value="0.0205">
            <text:p>0.021 €</text:p>
          </table:table-cell>
          <table:table-cell table:style-name="ce143" office:value-type="float" office:value="25">
            <text:p>25</text:p>
          </table:table-cell>
          <table:table-cell table:style-name="ce163" table:formula="of:=[.AB137]*[.AC137]" office:value-type="float" office:value="0.5125">
            <text:p>0.513</text:p>
          </table:table-cell>
          <table:table-cell table:number-columns-repeated="994"/>
        </table:table-row>
        <table:table-row table:style-name="ro6">
          <table:table-cell table:style-name="ce3" office:value-type="float" office:value="86">
            <text:p>8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BTA26-600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Q21, Q22</text:p>
          </table:table-cell>
          <table:table-cell table:style-name="ce48" office:value-type="string">
            <text:p>AUX PS</text:p>
          </table:table-cell>
          <table:table-cell table:style-name="ce52" table:formula="of:=IF([.F138]=&quot;Power board&quot;;[.B138]*2;[.B138])" office:value-type="float" office:value="2">
            <text:p>2</text:p>
          </table:table-cell>
          <table:table-cell table:style-name="ce58" office:value-type="float" office:value="1057286">
            <text:p>1057286</text:p>
          </table:table-cell>
          <table:table-cell table:style-name="ce64" office:value-type="string">
            <text:p>BTA26-600BRG</text:p>
          </table:table-cell>
          <table:table-cell table:style-name="ce67" office:value-type="float" office:value="2.84">
            <text:p>2.84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BTA26-600BRG</text:p>
          </table:table-cell>
          <table:table-cell table:style-name="ce93" office:value-type="float" office:value="2.93">
            <text:p>2.930</text:p>
          </table:table-cell>
          <table:table-cell table:style-name="ce101"/>
          <table:table-cell table:style-name="ce86" office:value-type="string">
            <text:p>BTA26-600BRG</text:p>
          </table:table-cell>
          <table:table-cell table:style-name="ce93" office:value-type="float" office:value="3.11">
            <text:p>3.110</text:p>
          </table:table-cell>
          <table:table-cell table:style-name="ce101"/>
          <table:table-cell table:style-name="ce86" office:value-type="string">
            <text:p>714-0515</text:p>
          </table:table-cell>
          <table:table-cell table:style-name="ce86" office:value-type="string">
            <text:p>BTA26-600BRG</text:p>
          </table:table-cell>
          <table:table-cell table:style-name="ce93" office:value-type="float" office:value="3.038">
            <text:p>3.038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BTA26-600BRG</text:p>
          </table:table-cell>
          <table:table-cell table:style-name="ce125" office:value-type="float" office:value="2.54">
            <text:p>2.540</text:p>
          </table:table-cell>
          <table:table-cell table:style-name="ce101" office:value-type="float" office:value="1">
            <text:p>1</text:p>
          </table:table-cell>
          <table:table-cell table:style-name="ce133" table:formula="of:=[.G138]" office:value-type="float" office:value="2">
            <text:p>2</text:p>
          </table:table-cell>
          <table:table-cell table:style-name="ce101" table:formula="of:=IF([.Y138]&lt;&gt;&quot;&quot;;&quot;&quot;;[.G138])">
            <text:p/>
          </table:table-cell>
          <table:table-cell table:style-name="ce144" table:formula="of:=IF([.AB138]=[.J138];&quot;Farnell&quot;; IF([.AB138]=[.M138]; &quot;Digikey&quot;; IF([.AB138]=[.P138]; &quot;Mouser&quot;; IF([.AB138]=[.T138]; &quot;RS&quot;; IF([.AB138]=[.W138]; &quot;TME&quot;)))))" office:value-type="string" office:string-value="TME">
            <text:p>TME</text:p>
          </table:table-cell>
          <table:table-cell table:style-name="ce151" table:formula="of:=IF([.G138]&lt;&gt;&quot;&quot;;MIN([.J138];[.M138];[.P138];[.T138];[.W138]);&quot;&quot;)" office:value-type="currency" office:currency="EUR" office:value="2.54">
            <text:p>2.54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38]*[.AC138]" office:value-type="float" office:value="5.08">
            <text:p>5.080</text:p>
          </table:table-cell>
          <table:table-cell table:number-columns-repeated="994"/>
        </table:table-row>
        <table:table-row table:style-name="ro5">
          <table:table-cell table:style-name="ce3"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18" office:value-type="string">
            <text:p>IRLL2705PBF</text:p>
          </table:table-cell>
          <table:table-cell table:style-name="ce30" office:value-type="string">
            <text:p>SOT-223</text:p>
          </table:table-cell>
          <table:table-cell table:style-name="ce45" office:value-type="string">
            <text:p>Q13</text:p>
          </table:table-cell>
          <table:table-cell table:style-name="ce30" office:value-type="string">
            <text:p>Power board</text:p>
          </table:table-cell>
          <table:table-cell table:style-name="ce51" table:formula="of:=IF([.F139]=&quot;Power board&quot;;[.B139]*2;[.B13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IRLL2705PBF</text:p>
          </table:table-cell>
          <table:table-cell table:style-name="ce31" office:value-type="string">
            <text:p>SOT-223</text:p>
          </table:table-cell>
          <table:table-cell table:style-name="ce46" office:value-type="string">
            <text:p>Q23</text:p>
          </table:table-cell>
          <table:table-cell table:style-name="ce48" office:value-type="string">
            <text:p>AUX PS</text:p>
          </table:table-cell>
          <table:table-cell table:style-name="ce52" table:formula="of:=IF([.F140]=&quot;Power board&quot;;[.B140]*2;[.B140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9:.G140])" office:value-type="float" office:value="3">
            <text:p>3</text:p>
          </table:table-cell>
          <table:table-cell table:style-name="ce18" office:value-type="float" office:value="8651230">
            <text:p>8651230</text:p>
          </table:table-cell>
          <table:table-cell table:style-name="ce30" office:value-type="string">
            <text:p>IRLL2705PBF</text:p>
          </table:table-cell>
          <table:table-cell table:style-name="ce66" office:value-type="float" office:value="0.578">
            <text:p>0.578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LL2705PBF-ND </text:p>
          </table:table-cell>
          <table:table-cell table:style-name="ce92" office:value-type="float" office:value="0.63">
            <text:p>0.6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942-IRLL2705PBF </text:p>
          </table:table-cell>
          <table:table-cell table:style-name="ce92" office:value-type="float" office:value="0.622">
            <text:p>0.622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40-9907</text:p>
          </table:table-cell>
          <table:table-cell table:style-name="ce110" office:value-type="string">
            <text:p>IRLL2705PBF</text:p>
          </table:table-cell>
          <table:table-cell table:style-name="ce92" office:value-type="float" office:value="0.26">
            <text:p>0.26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LL2705PBF</text:p>
          </table:table-cell>
          <table:table-cell table:style-name="ce66" office:value-type="float" office:value="0.307">
            <text:p>0.307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41]&lt;&gt;&quot;&quot;;&quot;&quot;;[.G141])" office:value-type="float" office:value="3">
            <text:p>3</text:p>
          </table:table-cell>
          <table:table-cell table:style-name="ce143" table:formula="of:=IF([.AB141]=[.J141];&quot;Farnell&quot;; IF([.AB141]=[.M141]; &quot;Digikey&quot;; IF([.AB141]=[.P141]; &quot;Mouser&quot;; IF([.AB141]=[.T141]; &quot;RS&quot;; IF([.AB141]=[.W141]; &quot;TME&quot;)))))" office:value-type="string" office:string-value="RS">
            <text:p>RS</text:p>
          </table:table-cell>
          <table:table-cell table:style-name="ce150" table:formula="of:=IF([.G141]&lt;&gt;&quot;&quot;;MIN([.J141];[.M141];[.P141];[.T141];[.W141]);&quot;&quot;)" office:value-type="currency" office:currency="EUR" office:value="0.26">
            <text:p>0.260 €</text:p>
          </table:table-cell>
          <table:table-cell table:style-name="ce143" table:formula="of:=[.G141]" office:value-type="float" office:value="3">
            <text:p>3</text:p>
          </table:table-cell>
          <table:table-cell table:style-name="ce163" table:formula="of:=[.AB141]*[.AC141]" office:value-type="float" office:value="0.78">
            <text:p>0.7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>
            <text:p>88</text:p>
          </table:table-cell>
          <table:table-cell office:value-type="float" office:value="1">
            <text:p>1</text:p>
          </table:table-cell>
          <table:table-cell table:style-name="ce18" office:value-type="string">
            <text:p>IRFR48ZPB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Q14</text:p>
          </table:table-cell>
          <table:table-cell table:style-name="ce30" office:value-type="string">
            <text:p>Power board</text:p>
          </table:table-cell>
          <table:table-cell table:style-name="ce51" table:formula="of:=IF([.F143]=&quot;Power board&quot;;[.B143]*2;[.B143])" office:value-type="float" office:value="2">
            <text:p>2</text:p>
          </table:table-cell>
          <table:table-cell table:style-name="ce18" office:value-type="string">
            <text:p>1013388</text:p>
          </table:table-cell>
          <table:table-cell table:style-name="ce30" office:value-type="string">
            <text:p>IRFR48ZPBF</text:p>
          </table:table-cell>
          <table:table-cell table:style-name="ce66" office:value-type="float" office:value="1.31">
            <text:p>1.31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FR48ZTRLPBFCT-ND </text:p>
          </table:table-cell>
          <table:table-cell table:style-name="ce92" office:value-type="float" office:value="1.09">
            <text:p>1.09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942-IRFR48ZPBF</text:p>
          </table:table-cell>
          <table:table-cell table:style-name="ce92" office:value-type="float" office:value="1.11">
            <text:p>1.11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88-7055</text:p>
          </table:table-cell>
          <table:table-cell table:style-name="ce110" office:value-type="string">
            <text:p>IRFR48ZPBF</text:p>
          </table:table-cell>
          <table:table-cell table:style-name="ce92" office:value-type="float" office:value="1.234">
            <text:p>1.23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FR48ZPBF</text:p>
          </table:table-cell>
          <table:table-cell table:style-name="ce66" office:value-type="float" office:value="0.54">
            <text:p>0.540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43]&lt;&gt;&quot;&quot;;&quot;&quot;;[.G143])" office:value-type="float" office:value="2">
            <text:p>2</text:p>
          </table:table-cell>
          <table:table-cell table:style-name="ce143" table:formula="of:=IF([.AB143]=[.J143];&quot;Farnell&quot;; IF([.AB143]=[.M143]; &quot;Digikey&quot;; IF([.AB143]=[.P143]; &quot;Mouser&quot;; IF([.AB143]=[.T143]; &quot;RS&quot;; IF([.AB143]=[.W143]; &quot;TME&quot;)))))" office:value-type="string" office:string-value="TME">
            <text:p>TME</text:p>
          </table:table-cell>
          <table:table-cell table:style-name="ce150" table:formula="of:=IF([.G143]&lt;&gt;&quot;&quot;;MIN([.J143];[.M143];[.P143];[.T143];[.W143]);&quot;&quot;)" office:value-type="currency" office:currency="EUR" office:value="0.54">
            <text:p>0.540 €</text:p>
          </table:table-cell>
          <table:table-cell table:style-name="ce143" table:formula="of:=[.G143]" office:value-type="float" office:value="2">
            <text:p>2</text:p>
          </table:table-cell>
          <table:table-cell table:style-name="ce163" table:formula="of:=[.AB143]*[.AC143]" office:value-type="float" office:value="1.08">
            <text:p>1.080</text:p>
          </table:table-cell>
          <table:table-cell table:number-columns-repeated="994"/>
        </table:table-row>
        <table:table-row table:style-name="ro11">
          <table:table-cell table:style-name="ce3" office:value-type="float" office:value="89">
            <text:p>89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IRLML2246TRPBF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26, Q27, Q28, Q29, Q31</text:p>
          </table:table-cell>
          <table:table-cell table:style-name="ce48" office:value-type="string">
            <text:p>Arduino Shield</text:p>
          </table:table-cell>
          <table:table-cell table:style-name="ce52" table:formula="of:=IF([.F144]=&quot;Power board&quot;;[.B144]*2;[.B144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IRLML2246TRPBF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Q15</text:p>
          </table:table-cell>
          <table:table-cell table:style-name="ce30" office:value-type="string">
            <text:p>Power board</text:p>
          </table:table-cell>
          <table:table-cell table:style-name="ce51" table:formula="of:=IF([.F145]=&quot;Power board&quot;;[.B145]*2;[.B145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4:.G145])" office:value-type="float" office:value="7">
            <text:p>7</text:p>
          </table:table-cell>
          <table:table-cell table:style-name="ce58" office:value-type="string">
            <text:p>1888166</text:p>
          </table:table-cell>
          <table:table-cell table:style-name="ce64" office:value-type="string">
            <text:p>IRLML2246TRPBF</text:p>
          </table:table-cell>
          <table:table-cell table:style-name="ce67" office:value-type="float" office:value="0.287">
            <text:p>0.287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IRLML2246TRPBF</text:p>
          </table:table-cell>
          <table:table-cell table:style-name="ce93" office:value-type="float" office:value="0.4">
            <text:p>0.400</text:p>
          </table:table-cell>
          <table:table-cell table:style-name="ce101"/>
          <table:table-cell table:style-name="ce86" office:value-type="string">
            <text:p>IRLML2246TRPBF</text:p>
          </table:table-cell>
          <table:table-cell table:style-name="ce93" office:value-type="float" office:value="0.389">
            <text:p>0.389</text:p>
          </table:table-cell>
          <table:table-cell table:style-name="ce101"/>
          <table:table-cell table:style-name="ce86" office:value-type="string">
            <text:p>760-4432</text:p>
          </table:table-cell>
          <table:table-cell table:style-name="ce86" office:value-type="string">
            <text:p>IRLML2246TRPBF</text:p>
          </table:table-cell>
          <table:table-cell table:style-name="ce93" office:value-type="float" office:value="0.322">
            <text:p>0.322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IRLML2246TRPBF</text:p>
          </table:table-cell>
          <table:table-cell table:style-name="ce125" office:value-type="float" office:value="0.1">
            <text:p>0.10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46]&lt;&gt;&quot;&quot;;&quot;&quot;;[.G146])" office:value-type="float" office:value="7">
            <text:p>7</text:p>
          </table:table-cell>
          <table:table-cell table:style-name="ce144" table:formula="of:=IF([.AB146]=[.J146];&quot;Farnell&quot;; IF([.AB146]=[.M146]; &quot;Digikey&quot;; IF([.AB146]=[.P146]; &quot;Mouser&quot;; IF([.AB146]=[.T146]; &quot;RS&quot;; IF([.AB146]=[.W146]; &quot;TME&quot;)))))" office:value-type="string" office:string-value="TME">
            <text:p>TME</text:p>
          </table:table-cell>
          <table:table-cell table:style-name="ce151" table:formula="of:=IF([.G146]&lt;&gt;&quot;&quot;;MIN([.J146];[.M146];[.P146];[.T146];[.W146]);&quot;&quot;)" office:value-type="currency" office:currency="EUR" office:value="0.1">
            <text:p>0.100 €</text:p>
          </table:table-cell>
          <table:table-cell table:style-name="ce144" table:formula="of:=[.G146]" office:value-type="float" office:value="7">
            <text:p>7</text:p>
          </table:table-cell>
          <table:table-cell table:style-name="ce163" table:formula="of:=[.AB146]*[.AC146]" office:value-type="float" office:value="0.7">
            <text:p>0.70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2N7002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24, Q25</text:p>
          </table:table-cell>
          <table:table-cell table:style-name="ce48" office:value-type="string">
            <text:p>AUX PS</text:p>
          </table:table-cell>
          <table:table-cell table:style-name="ce52" table:formula="of:=IF([.F148]=&quot;Power board&quot;;[.B148]*2;[.B14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2N7002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Q3, Q16</text:p>
          </table:table-cell>
          <table:table-cell table:style-name="ce30" office:value-type="string">
            <text:p>Power board</text:p>
          </table:table-cell>
          <table:table-cell table:style-name="ce51" table:formula="of:=IF([.F149]=&quot;Power board&quot;;[.B149]*2;[.B149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2N7002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30, Q32, Q33</text:p>
          </table:table-cell>
          <table:table-cell table:style-name="ce48" office:value-type="string">
            <text:p>Arduino Shield</text:p>
          </table:table-cell>
          <table:table-cell table:style-name="ce52" table:formula="of:=IF([.F150]=&quot;Power board&quot;;[.B150]*2;[.B150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8:.G150])" office:value-type="float" office:value="9">
            <text:p>9</text:p>
          </table:table-cell>
          <table:table-cell table:style-name="ce18" office:value-type="float" office:value="1713823">
            <text:p>1713823</text:p>
          </table:table-cell>
          <table:table-cell table:style-name="ce30" office:value-type="string">
            <text:p>2N7002-7-F</text:p>
          </table:table-cell>
          <table:table-cell table:style-name="ce66" office:value-type="float" office:value="0.135">
            <text:p>0.135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2N7002LT1G</text:p>
          </table:table-cell>
          <table:table-cell table:style-name="ce92" office:value-type="float" office:value="0.13">
            <text:p>0.130</text:p>
          </table:table-cell>
          <table:table-cell table:style-name="ce100"/>
          <table:table-cell table:style-name="ce85" office:value-type="string">
            <text:p>2N7002LT1G</text:p>
          </table:table-cell>
          <table:table-cell table:style-name="ce92" office:value-type="float" office:value="0.118">
            <text:p>0.118</text:p>
          </table:table-cell>
          <table:table-cell table:style-name="ce100"/>
          <table:table-cell table:style-name="ce110" office:value-type="string">
            <text:p>545-0012</text:p>
          </table:table-cell>
          <table:table-cell table:style-name="ce110" office:value-type="string">
            <text:p>2N7002LT1G</text:p>
          </table:table-cell>
          <table:table-cell table:style-name="ce92" office:value-type="float" office:value="0.108">
            <text:p>0.108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2N7002LT1G</text:p>
          </table:table-cell>
          <table:table-cell table:style-name="ce66" office:value-type="float" office:value="0.019">
            <text:p>0.019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151]&lt;&gt;&quot;&quot;;&quot;&quot;;[.G151])" office:value-type="float" office:value="9">
            <text:p>9</text:p>
          </table:table-cell>
          <table:table-cell table:style-name="ce143" table:formula="of:=IF([.AB151]=[.J151];&quot;Farnell&quot;; IF([.AB151]=[.M151]; &quot;Digikey&quot;; IF([.AB151]=[.P151]; &quot;Mouser&quot;; IF([.AB151]=[.T151]; &quot;RS&quot;; IF([.AB151]=[.W151]; &quot;TME&quot;)))))" office:value-type="string" office:string-value="TME">
            <text:p>TME</text:p>
          </table:table-cell>
          <table:table-cell table:style-name="ce150" table:formula="of:=IF([.G151]&lt;&gt;&quot;&quot;;MIN([.J151];[.M151];[.P151];[.T151];[.W151]);&quot;&quot;)" office:value-type="currency" office:currency="EUR" office:value="0.019">
            <text:p>0.019 €</text:p>
          </table:table-cell>
          <table:table-cell table:style-name="ce143" office:value-type="float" office:value="25">
            <text:p>25</text:p>
          </table:table-cell>
          <table:table-cell table:style-name="ce163" table:formula="of:=[.AB151]*[.AC151]" office:value-type="float" office:value="0.475">
            <text:p>0.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1">
            <text:p>91</text:p>
          </table:table-cell>
          <table:table-cell office:value-type="float" office:value="1">
            <text:p>1</text:p>
          </table:table-cell>
          <table:table-cell table:style-name="ce18" office:value-type="string">
            <text:p>IRFP250N</text:p>
          </table:table-cell>
          <table:table-cell table:style-name="ce30" office:value-type="string">
            <text:p>THT,<text:span text:style-name="T5"> </text:span><text:span text:style-name="T3">solder on the bottom layer!</text:span> See pic <text:a xlink:href="https://github.com/eez-open/psu-hw/blob/master/Building%20instructions/Power%20board%20Q4%20pins%20bending.JPG">here</text:a> and <text:a xlink:href="https://github.com/eez-open/psu-hw/blob/master/Building%20instructions/Power%20board%20Q4%20mounting.JPG">here</text:a></text:p>
          </table:table-cell>
          <table:table-cell table:style-name="ce45" office:value-type="string">
            <text:p>Q4</text:p>
          </table:table-cell>
          <table:table-cell table:style-name="ce30" office:value-type="string">
            <text:p>Power board</text:p>
          </table:table-cell>
          <table:table-cell table:style-name="ce51" table:formula="of:=IF([.F153]=&quot;Power board&quot;;[.B153]*2;[.B153])" office:value-type="float" office:value="2">
            <text:p>2</text:p>
          </table:table-cell>
          <table:table-cell table:style-name="ce18" office:value-type="string">
            <text:p>8649260</text:p>
          </table:table-cell>
          <table:table-cell table:style-name="ce30" office:value-type="string">
            <text:p>IRFP250NPBF</text:p>
          </table:table-cell>
          <table:table-cell table:style-name="ce66" office:value-type="float" office:value="2.08">
            <text:p>2.08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FP250NPBF</text:p>
          </table:table-cell>
          <table:table-cell table:style-name="ce92" office:value-type="float" office:value="1.87">
            <text:p>1.870</text:p>
          </table:table-cell>
          <table:table-cell table:style-name="ce100"/>
          <table:table-cell table:style-name="ce85" office:value-type="string">
            <text:p>IRFP250NPBF</text:p>
          </table:table-cell>
          <table:table-cell table:style-name="ce92" office:value-type="float" office:value="1.87">
            <text:p>1.870</text:p>
          </table:table-cell>
          <table:table-cell table:style-name="ce100"/>
          <table:table-cell table:style-name="ce110" office:value-type="string">
            <text:p>541-0042</text:p>
          </table:table-cell>
          <table:table-cell table:style-name="ce110" office:value-type="string">
            <text:p>IRFP250NPBF</text:p>
          </table:table-cell>
          <table:table-cell table:style-name="ce92" office:value-type="float" office:value="2.1">
            <text:p>2.10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FP250NPBF</text:p>
          </table:table-cell>
          <table:table-cell table:style-name="ce66" office:value-type="float" office:value="1.06">
            <text:p>1.060</text:p>
          </table:table-cell>
          <table:table-cell table:style-name="ce100" office:value-type="float" office:value="1">
            <text:p>1</text:p>
          </table:table-cell>
          <table:table-cell table:formula="of:=[.G153]" office:value-type="float" office:value="2">
            <text:p>2</text:p>
          </table:table-cell>
          <table:table-cell table:formula="of:=IF([.Y153]&lt;&gt;&quot;&quot;;&quot;&quot;;[.G153])">
            <text:p/>
          </table:table-cell>
          <table:table-cell table:style-name="ce143" table:formula="of:=IF([.AB153]=[.J153];&quot;Farnell&quot;; IF([.AB153]=[.M153]; &quot;Digikey&quot;; IF([.AB153]=[.P153]; &quot;Mouser&quot;; IF([.AB153]=[.T153]; &quot;RS&quot;; IF([.AB153]=[.W153]; &quot;TME&quot;)))))" office:value-type="string" office:string-value="TME">
            <text:p>TME</text:p>
          </table:table-cell>
          <table:table-cell table:style-name="ce150" table:formula="of:=IF([.G153]&lt;&gt;&quot;&quot;;MIN([.J153];[.M153];[.P153];[.T153];[.W153]);&quot;&quot;)" office:value-type="currency" office:currency="EUR" office:value="1.06">
            <text:p>1.06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53]*[.AC153]" office:value-type="float" office:value="2.12">
            <text:p>2.120</text:p>
          </table:table-cell>
          <table:table-cell table:number-columns-repeated="994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C857C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5</text:p>
          </table:table-cell>
          <table:table-cell table:style-name="ce48" office:value-type="string">
            <text:p>Power board</text:p>
          </table:table-cell>
          <table:table-cell table:style-name="ce52" table:formula="of:=IF([.F154]=&quot;Power board&quot;;[.B154]*2;[.B154])" office:value-type="float" office:value="2">
            <text:p>2</text:p>
          </table:table-cell>
          <table:table-cell table:style-name="ce58" office:value-type="string">
            <text:p>8734771</text:p>
          </table:table-cell>
          <table:table-cell table:style-name="ce64" office:value-type="string">
            <text:p>BC857C,215</text:p>
          </table:table-cell>
          <table:table-cell table:style-name="ce67" office:value-type="float" office:value="0.022">
            <text:p>0.02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BC857CLT1G</text:p>
          </table:table-cell>
          <table:table-cell table:style-name="ce93" office:value-type="float" office:value="0.12">
            <text:p>0.120</text:p>
          </table:table-cell>
          <table:table-cell table:style-name="ce101"/>
          <table:table-cell table:style-name="ce86" office:value-type="string">
            <text:p>BC857CLT1G</text:p>
          </table:table-cell>
          <table:table-cell table:style-name="ce93" office:value-type="float" office:value="0.109">
            <text:p>0.109</text:p>
          </table:table-cell>
          <table:table-cell table:style-name="ce101"/>
          <table:table-cell table:style-name="ce86" office:value-type="string">
            <text:p>690-0105</text:p>
          </table:table-cell>
          <table:table-cell table:style-name="ce86" office:value-type="string">
            <text:p>BC857CLT1G</text:p>
          </table:table-cell>
          <table:table-cell table:style-name="ce93" office:value-type="float" office:value="0.102">
            <text:p>0.102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BC857C-DIO</text:p>
          </table:table-cell>
          <table:table-cell table:style-name="ce125" office:value-type="float" office:value="0.02">
            <text:p>0.02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154]&lt;&gt;&quot;&quot;;&quot;&quot;;[.G154])" office:value-type="float" office:value="2">
            <text:p>2</text:p>
          </table:table-cell>
          <table:table-cell table:style-name="ce144" table:formula="of:=IF([.AB154]=[.J154];&quot;Farnell&quot;; IF([.AB154]=[.M154]; &quot;Digikey&quot;; IF([.AB154]=[.P154]; &quot;Mouser&quot;; IF([.AB154]=[.T154]; &quot;RS&quot;; IF([.AB154]=[.W154]; &quot;TME&quot;)))))" office:value-type="string" office:string-value="TME">
            <text:p>TME</text:p>
          </table:table-cell>
          <table:table-cell table:style-name="ce151" table:formula="of:=IF([.G154]&lt;&gt;&quot;&quot;;MIN([.J154];[.M154];[.P154];[.T154];[.W154]);&quot;&quot;)" office:value-type="currency" office:currency="EUR" office:value="0.02">
            <text:p>0.02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54]*[.AC154]" office:value-type="float" office:value="0.04">
            <text:p>0.040</text:p>
          </table:table-cell>
          <table:table-cell table:number-columns-repeated="994"/>
        </table:table-row>
        <table:table-row table:style-name="ro3">
          <table:table-cell table:style-name="ce3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8" office:value-type="string">
            <text:p>BCP56-16.115</text:p>
          </table:table-cell>
          <table:table-cell table:style-name="ce30" office:value-type="string">
            <text:p>SOT-223</text:p>
          </table:table-cell>
          <table:table-cell table:style-name="ce45" office:value-type="string">
            <text:p>Q6, Q8</text:p>
          </table:table-cell>
          <table:table-cell table:style-name="ce30" office:value-type="string">
            <text:p>Power board</text:p>
          </table:table-cell>
          <table:table-cell table:style-name="ce51" table:formula="of:=IF([.F155]=&quot;Power board&quot;;[.B155]*2;[.B155])" office:value-type="float" office:value="4">
            <text:p>4</text:p>
          </table:table-cell>
          <table:table-cell table:style-name="ce18" office:value-type="string">
            <text:p>1081258</text:p>
          </table:table-cell>
          <table:table-cell table:style-name="ce30" office:value-type="string">
            <text:p>BCP56-16,115</text:p>
          </table:table-cell>
          <table:table-cell table:style-name="ce66" office:value-type="float" office:value="0.256">
            <text:p>0.256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BCP56-16T1G</text:p>
          </table:table-cell>
          <table:table-cell table:style-name="ce92" office:value-type="float" office:value="0.36">
            <text:p>0.360</text:p>
          </table:table-cell>
          <table:table-cell table:style-name="ce100"/>
          <table:table-cell table:style-name="ce85" office:value-type="string">
            <text:p>BCP56-16,115</text:p>
          </table:table-cell>
          <table:table-cell table:style-name="ce92" office:value-type="float" office:value="0.34">
            <text:p>0.340</text:p>
          </table:table-cell>
          <table:table-cell table:style-name="ce100"/>
          <table:table-cell table:style-name="ce110" office:value-type="string">
            <text:p>773-7633</text:p>
          </table:table-cell>
          <table:table-cell table:style-name="ce110" office:value-type="string">
            <text:p>BCP56-16T3G</text:p>
          </table:table-cell>
          <table:table-cell table:style-name="ce92" office:value-type="float" office:value="0.242">
            <text:p>0.242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BCP56-16.115</text:p>
          </table:table-cell>
          <table:table-cell table:style-name="ce66" office:value-type="float" office:value="0.106">
            <text:p>0.106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155]&lt;&gt;&quot;&quot;;&quot;&quot;;[.G155])" office:value-type="float" office:value="4">
            <text:p>4</text:p>
          </table:table-cell>
          <table:table-cell table:style-name="ce143" table:formula="of:=IF([.AB155]=[.J155];&quot;Farnell&quot;; IF([.AB155]=[.M155]; &quot;Digikey&quot;; IF([.AB155]=[.P155]; &quot;Mouser&quot;; IF([.AB155]=[.T155]; &quot;RS&quot;; IF([.AB155]=[.W155]; &quot;TME&quot;)))))" office:value-type="string" office:string-value="TME">
            <text:p>TME</text:p>
          </table:table-cell>
          <table:table-cell table:style-name="ce150" table:formula="of:=IF([.G155]&lt;&gt;&quot;&quot;;MIN([.J155];[.M155];[.P155];[.T155];[.W155]);&quot;&quot;)" office:value-type="currency" office:currency="EUR" office:value="0.106">
            <text:p>0.106 €</text:p>
          </table:table-cell>
          <table:table-cell table:style-name="ce143" office:value-type="float" office:value="4">
            <text:p>4</text:p>
          </table:table-cell>
          <table:table-cell table:style-name="ce163" table:formula="of:=[.AB155]*[.AC155]" office:value-type="float" office:value="0.424">
            <text:p>0.424</text:p>
          </table:table-cell>
          <table:table-cell table:number-columns-repeated="994"/>
        </table:table-row>
        <table:table-row table:style-name="ro6">
          <table:table-cell table:style-name="ce3" office:value-type="float" office:value="94">
            <text:p>94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0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JP1, JP2, JP3, R56</text:p>
          </table:table-cell>
          <table:table-cell table:style-name="ce48" office:value-type="string">
            <text:p>Power board</text:p>
          </table:table-cell>
          <table:table-cell table:style-name="ce52" table:formula="of:=IF([.F156]=&quot;Power board&quot;;[.B156]*2;[.B156])" office:value-type="float" office:value="8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5">
            <text:p>5</text:p>
          </table:table-cell>
          <table:table-cell table:style-name="ce18" office:value-type="string">
            <text:p>0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JP4, JP5, JP6, JP7, JP8</text:p>
          </table:table-cell>
          <table:table-cell table:style-name="ce30" office:value-type="string">
            <text:p>Arduino Shield</text:p>
          </table:table-cell>
          <table:table-cell table:style-name="ce51" table:formula="of:=IF([.F157]=&quot;Power board&quot;;[.B157]*2;[.B157])" office:value-type="float" office:value="5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56:.G157])" office:value-type="float" office:value="13">
            <text:p>13</text:p>
          </table:table-cell>
          <table:table-cell table:style-name="ce58" office:value-type="float" office:value="9233750">
            <text:p>9233750</text:p>
          </table:table-cell>
          <table:table-cell table:style-name="ce64" office:value-type="string">
            <text:p>RC0805JR-070RL</text:p>
          </table:table-cell>
          <table:table-cell table:style-name="ce67" office:value-type="float" office:value="0.0095">
            <text:p>0.010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2012J000CS</text:p>
          </table:table-cell>
          <table:table-cell table:style-name="ce93" office:value-type="float" office:value="0.014">
            <text:p>0.014</text:p>
          </table:table-cell>
          <table:table-cell table:style-name="ce101"/>
          <table:table-cell table:style-name="ce86" office:value-type="string">
            <text:p>RC0805JR-070RL</text:p>
          </table:table-cell>
          <table:table-cell table:style-name="ce93" office:value-type="float" office:value="0.012">
            <text:p>0.012</text:p>
          </table:table-cell>
          <table:table-cell table:style-name="ce101"/>
          <table:table-cell table:style-name="ce86" office:value-type="string">
            <text:p>679-0800</text:p>
          </table:table-cell>
          <table:table-cell table:style-name="ce86" office:value-type="string">
            <text:p>CRCW08050000Z0EA</text:p>
          </table:table-cell>
          <table:table-cell table:style-name="ce93" office:value-type="float" office:value="0.02">
            <text:p>0.02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0R</text:p>
          </table:table-cell>
          <table:table-cell table:style-name="ce125" office:value-type="float" office:value="0.006">
            <text:p>0.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58]&lt;&gt;&quot;&quot;;&quot;&quot;;[.G158])" office:value-type="float" office:value="13">
            <text:p>13</text:p>
          </table:table-cell>
          <table:table-cell table:style-name="ce144" table:formula="of:=IF([.AB158]=[.J158];&quot;Farnell&quot;; IF([.AB158]=[.M158]; &quot;Digikey&quot;; IF([.AB158]=[.P158]; &quot;Mouser&quot;; IF([.AB158]=[.T158]; &quot;RS&quot;; IF([.AB158]=[.W158]; &quot;TME&quot;)))))" office:value-type="string" office:string-value="TME">
            <text:p>TME</text:p>
          </table:table-cell>
          <table:table-cell table:style-name="ce151" table:formula="of:=IF([.G158]&lt;&gt;&quot;&quot;;MIN([.J158];[.M158];[.P158];[.T158];[.W158]);&quot;&quot;)" office:value-type="currency" office:currency="EUR" office:value="0.006">
            <text:p>0.006 €</text:p>
          </table:table-cell>
          <table:table-cell table:style-name="ce144" office:value-type="float" office:value="15">
            <text:p>15</text:p>
          </table:table-cell>
          <table:table-cell table:style-name="ce163" table:formula="of:=[.AB158]*[.AC158]" office:value-type="float" office:value="0.09">
            <text:p>0.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95">
            <text:p>95</text:p>
          </table:table-cell>
          <table:table-cell table:style-name="ce13" office:value-type="float" office:value="6">
            <text:p>6</text:p>
          </table:table-cell>
          <table:table-cell table:style-name="ce19" office:value-type="string">
            <text:p>10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, R15, R22, R23, R73, R75</text:p>
          </table:table-cell>
          <table:table-cell table:style-name="ce48" office:value-type="string">
            <text:p>Power board</text:p>
          </table:table-cell>
          <table:table-cell table:style-name="ce52" table:formula="of:=IF([.F160]=&quot;Power board&quot;;[.B160]*2;[.B160])" office:value-type="float" office:value="12">
            <text:p>1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0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23</text:p>
          </table:table-cell>
          <table:table-cell table:style-name="ce30" office:value-type="string">
            <text:p>AUX PS</text:p>
          </table:table-cell>
          <table:table-cell table:style-name="ce51" table:formula="of:=IF([.F161]=&quot;Power board&quot;;[.B161]*2;[.B161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0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5, R146</text:p>
          </table:table-cell>
          <table:table-cell table:style-name="ce48" office:value-type="string">
            <text:p>Arduino Shield</text:p>
          </table:table-cell>
          <table:table-cell table:style-name="ce52" table:formula="of:=IF([.F162]=&quot;Power board&quot;;[.B162]*2;[.B162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0:.G162])" office:value-type="float" office:value="15">
            <text:p>15</text:p>
          </table:table-cell>
          <table:table-cell table:style-name="ce18" office:value-type="float" office:value="2352619">
            <text:p>2352619</text:p>
          </table:table-cell>
          <table:table-cell table:style-name="ce30" office:value-type="string">
            <text:p>RCV0805100KFKEA</text:p>
          </table:table-cell>
          <table:table-cell table:style-name="ce66" office:value-type="float" office:value="0.08">
            <text:p>0.08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00K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100K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223-0691</text:p>
          </table:table-cell>
          <table:table-cell table:style-name="ce110" office:value-type="string">
            <text:p>CRG0805F100K</text:p>
          </table:table-cell>
          <table:table-cell table:style-name="ce92" office:value-type="float" office:value="0.007">
            <text:p>0.00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100K-1%</text:p>
          </table:table-cell>
          <table:table-cell table:style-name="ce66" office:value-type="float" office:value="0.00807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63]&lt;&gt;&quot;&quot;;&quot;&quot;;[.G163])" office:value-type="float" office:value="15">
            <text:p>15</text:p>
          </table:table-cell>
          <table:table-cell table:style-name="ce143" table:formula="of:=IF([.AB163]=[.J163];&quot;Farnell&quot;; IF([.AB163]=[.M163]; &quot;Digikey&quot;; IF([.AB163]=[.P163]; &quot;Mouser&quot;; IF([.AB163]=[.T163]; &quot;RS&quot;; IF([.AB163]=[.W163]; &quot;TME&quot;)))))" office:value-type="string" office:string-value="RS">
            <text:p>RS</text:p>
          </table:table-cell>
          <table:table-cell table:style-name="ce150" table:formula="of:=IF([.G163]&lt;&gt;&quot;&quot;;MIN([.J163];[.M163];[.P163];[.T163];[.W163]);&quot;&quot;)" office:value-type="currency" office:currency="EUR" office:value="0.007">
            <text:p>0.007 €</text:p>
          </table:table-cell>
          <table:table-cell table:style-name="ce143" table:formula="of:=[.G163]" office:value-type="float" office:value="15">
            <text:p>15</text:p>
          </table:table-cell>
          <table:table-cell table:style-name="ce163" table:formula="of:=[.AB163]*[.AC163]" office:value-type="float" office:value="0.105">
            <text:p>0.10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>
            <text:p>96</text:p>
          </table:table-cell>
          <table:table-cell office:value-type="float" office:value="2">
            <text:p>2</text:p>
          </table:table-cell>
          <table:table-cell table:style-name="ce18" office:value-type="string">
            <text:p>100K <text:span text:style-name="T2">0.1%</text:span>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43, R53</text:p>
          </table:table-cell>
          <table:table-cell table:style-name="ce30" office:value-type="string">
            <text:p>Power board</text:p>
          </table:table-cell>
          <table:table-cell table:style-name="ce51" table:formula="of:=IF([.F165]=&quot;Power board&quot;;[.B165]*2;[.B165])" office:value-type="float" office:value="4">
            <text:p>4</text:p>
          </table:table-cell>
          <table:table-cell table:style-name="ce18" office:value-type="float" office:value="1577686">
            <text:p>1577686</text:p>
          </table:table-cell>
          <table:table-cell table:style-name="ce30" office:value-type="string">
            <text:p>ERA6AEB104V</text:p>
          </table:table-cell>
          <table:table-cell table:style-name="ce66" office:value-type="float" office:value="0.205">
            <text:p>0.205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RT0805BRD07100KL</text:p>
          </table:table-cell>
          <table:table-cell table:style-name="ce92" office:value-type="float" office:value="0.35">
            <text:p>0.350</text:p>
          </table:table-cell>
          <table:table-cell table:style-name="ce100"/>
          <table:table-cell table:style-name="ce85" office:value-type="string">
            <text:p>CPF0805B100KE</text:p>
          </table:table-cell>
          <table:table-cell table:style-name="ce92" office:value-type="float" office:value="0.095">
            <text:p>0.095</text:p>
          </table:table-cell>
          <table:table-cell table:style-name="ce100"/>
          <table:table-cell table:style-name="ce110" office:value-type="string">
            <text:p>666-2673</text:p>
          </table:table-cell>
          <table:table-cell table:style-name="ce110" office:value-type="string">
            <text:p>CPF0805B100KE</text:p>
          </table:table-cell>
          <table:table-cell table:style-name="ce92" office:value-type="float" office:value="0.112">
            <text:p>0.112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RN73C2A100KBTDF</text:p>
          </table:table-cell>
          <table:table-cell table:style-name="ce66" office:value-type="float" office:value="0.513">
            <text:p>0.513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165]&lt;&gt;&quot;&quot;;&quot;&quot;;[.G165])" office:value-type="float" office:value="4">
            <text:p>4</text:p>
          </table:table-cell>
          <table:table-cell table:style-name="ce143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>
            <text:p>Mouser</text:p>
          </table:table-cell>
          <table:table-cell table:style-name="ce150" table:formula="of:=IF([.G165]&lt;&gt;&quot;&quot;;MIN([.J165];[.M165];[.P165];[.T165];[.W165]);&quot;&quot;)" office:value-type="currency" office:currency="EUR" office:value="0.095">
            <text:p>0.095 €</text:p>
          </table:table-cell>
          <table:table-cell table:style-name="ce143" office:value-type="float" office:value="4">
            <text:p>4</text:p>
          </table:table-cell>
          <table:table-cell table:style-name="ce163" table:formula="of:=[.AB165]*[.AC165]" office:value-type="float" office:value="0.38">
            <text:p>0.380</text:p>
          </table:table-cell>
          <table:table-cell table:number-columns-repeated="994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6</text:p>
          </table:table-cell>
          <table:table-cell table:style-name="ce48" office:value-type="string">
            <text:p>AUX PS</text:p>
          </table:table-cell>
          <table:table-cell table:style-name="ce52" table:formula="of:=IF([.F166]=&quot;Power board&quot;;[.B166]*2;[.B166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0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55</text:p>
          </table:table-cell>
          <table:table-cell table:style-name="ce30" office:value-type="string">
            <text:p>Arduino Shield</text:p>
          </table:table-cell>
          <table:table-cell table:style-name="ce51" table:formula="of:=IF([.F167]=&quot;Power board&quot;;[.B167]*2;[.B16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10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7, R8, R42</text:p>
          </table:table-cell>
          <table:table-cell table:style-name="ce48" office:value-type="string">
            <text:p>Power board</text:p>
          </table:table-cell>
          <table:table-cell table:style-name="ce52" table:formula="of:=IF([.F168]=&quot;Power board&quot;;[.B168]*2;[.B168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6:.G168])" office:value-type="float" office:value="8">
            <text:p>8</text:p>
          </table:table-cell>
          <table:table-cell table:style-name="ce18" office:value-type="string">
            <text:p>9332375</text:p>
          </table:table-cell>
          <table:table-cell table:style-name="ce30" office:value-type="string">
            <text:p>MC01W08051100R</text:p>
          </table:table-cell>
          <table:table-cell table:style-name="ce66" office:value-type="float" office:value="0.002">
            <text:p>0.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00R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100R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679-0807</text:p>
          </table:table-cell>
          <table:table-cell table:style-name="ce110" office:value-type="string">
            <text:p>CRCW0805100RFKEA</text:p>
          </table:table-cell>
          <table:table-cell table:style-name="ce92" office:value-type="float" office:value="0.031">
            <text:p>0.031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100R</text:p>
          </table:table-cell>
          <table:table-cell table:style-name="ce66" office:value-type="float" office:value="0.008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69]&lt;&gt;&quot;&quot;;&quot;&quot;;[.G169])" office:value-type="float" office:value="8">
            <text:p>8</text:p>
          </table:table-cell>
          <table:table-cell table:style-name="ce143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>
            <text:p>Farnell</text:p>
          </table:table-cell>
          <table:table-cell table:style-name="ce150" table:formula="of:=IF([.G169]&lt;&gt;&quot;&quot;;MIN([.J169];[.M169];[.P169];[.T169];[.W169]);&quot;&quot;)" office:value-type="currency" office:currency="EUR" office:value="0.002">
            <text:p>0.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69]*[.AC169]" office:value-type="float" office:value="0.02">
            <text:p>0.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>
            <text:p>98</text:p>
          </table:table-cell>
          <table:table-cell office:value-type="float" office:value="2">
            <text:p>2</text:p>
          </table:table-cell>
          <table:table-cell table:style-name="ce18" office:value-type="string">
            <text:p>1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21, R122</text:p>
          </table:table-cell>
          <table:table-cell table:style-name="ce30" office:value-type="string">
            <text:p>AUX PS</text:p>
          </table:table-cell>
          <table:table-cell table:style-name="ce51" table:formula="of:=IF([.F171]=&quot;Power board&quot;;[.B171]*2;[.B17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>
            <text:p>5</text:p>
          </table:table-cell>
          <table:table-cell table:style-name="ce19" office:value-type="string">
            <text:p>1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9, R145, R149, R157, R165</text:p>
          </table:table-cell>
          <table:table-cell table:style-name="ce48" office:value-type="string">
            <text:p>Arduino Shield</text:p>
          </table:table-cell>
          <table:table-cell table:style-name="ce52" table:formula="of:=IF([.F172]=&quot;Power board&quot;;[.B172]*2;[.B172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3">
          <table:table-cell table:style-name="ce3"/>
          <table:table-cell office:value-type="float" office:value="19">
            <text:p>19</text:p>
          </table:table-cell>
          <table:table-cell table:style-name="ce18" office:value-type="string">
            <text:p>1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3, R10, R11, R19, R27, R40, R49, R51, R58, R64, R69, R72, R74, R82, R91, R94, R95, R98, R102</text:p>
          </table:table-cell>
          <table:table-cell table:style-name="ce30" office:value-type="string">
            <text:p>Power board</text:p>
          </table:table-cell>
          <table:table-cell table:style-name="ce51" table:formula="of:=IF([.F173]=&quot;Power board&quot;;[.B173]*2;[.B173])" office:value-type="float" office:value="38">
            <text:p>3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1:.G173])" office:value-type="float" office:value="45">
            <text:p>45</text:p>
          </table:table-cell>
          <table:table-cell table:style-name="ce58" office:value-type="float" office:value="9237755">
            <text:p>9237755</text:p>
          </table:table-cell>
          <table:table-cell table:style-name="ce64" office:value-type="string">
            <text:p>RC0805FR-0710KL</text:p>
          </table:table-cell>
          <table:table-cell table:style-name="ce67" office:value-type="float" office:value="0.0113">
            <text:p>0.011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0K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10K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223-0562</text:p>
          </table:table-cell>
          <table:table-cell table:style-name="ce86" office:value-type="string">
            <text:p>CRG0805F10K</text:p>
          </table:table-cell>
          <table:table-cell table:style-name="ce93" office:value-type="float" office:value="0.021">
            <text:p>0.02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10K</text:p>
          </table:table-cell>
          <table:table-cell table:style-name="ce125" office:value-type="float" office:value="0.0077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74]&lt;&gt;&quot;&quot;;&quot;&quot;;[.G174])" office:value-type="float" office:value="45">
            <text:p>45</text:p>
          </table:table-cell>
          <table:table-cell table:style-name="ce144" table:formula="of:=IF([.AB174]=[.J174];&quot;Farnell&quot;; IF([.AB174]=[.M174]; &quot;Digikey&quot;; IF([.AB174]=[.P174]; &quot;Mouser&quot;; IF([.AB174]=[.T174]; &quot;RS&quot;; IF([.AB174]=[.W174]; &quot;TME&quot;)))))" office:value-type="string" office:string-value="TME">
            <text:p>TME</text:p>
          </table:table-cell>
          <table:table-cell table:style-name="ce151" table:formula="of:=IF([.G174]&lt;&gt;&quot;&quot;;MIN([.J174];[.M174];[.P174];[.T174];[.W174]);&quot;&quot;)" office:value-type="currency" office:currency="EUR" office:value="0.0077">
            <text:p>0.008 €</text:p>
          </table:table-cell>
          <table:table-cell table:style-name="ce144" office:value-type="float" office:value="50">
            <text:p>50</text:p>
          </table:table-cell>
          <table:table-cell table:style-name="ce163" table:formula="of:=[.AB174]*[.AC174]" office:value-type="float" office:value="0.385">
            <text:p>0.38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R 1%</text:p>
          </table:table-cell>
          <table:table-cell table:style-name="ce31" office:value-type="string">
            <text:p>1206</text:p>
          </table:table-cell>
          <table:table-cell table:style-name="ce46" office:value-type="string">
            <text:p>R143</text:p>
          </table:table-cell>
          <table:table-cell table:style-name="ce48" office:value-type="string">
            <text:p>Arduino Shield</text:p>
          </table:table-cell>
          <table:table-cell table:style-name="ce52" table:formula="of:=IF([.F176]=&quot;Power board&quot;;[.B176]*2;[.B176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office:value-type="float" office:value="3">
            <text:p>3</text:p>
          </table:table-cell>
          <table:table-cell table:style-name="ce18" office:value-type="string">
            <text:p>10R 1%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R9, R33, R81</text:p>
          </table:table-cell>
          <table:table-cell table:style-name="ce30" office:value-type="string">
            <text:p>Power board</text:p>
          </table:table-cell>
          <table:table-cell table:style-name="ce51" table:formula="of:=IF([.F177]=&quot;Power board&quot;;[.B177]*2;[.B177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6:.G177])" office:value-type="float" office:value="7">
            <text:p>7</text:p>
          </table:table-cell>
          <table:table-cell table:style-name="ce58" office:value-type="string">
            <text:p>9236643</text:p>
          </table:table-cell>
          <table:table-cell table:style-name="ce64" office:value-type="string">
            <text:p>RC1206FR-0710RL</text:p>
          </table:table-cell>
          <table:table-cell table:style-name="ce67" office:value-type="float" office:value="0.017">
            <text:p>0.017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1206FR-0710RL</text:p>
          </table:table-cell>
          <table:table-cell table:style-name="ce93" office:value-type="float" office:value="0.029">
            <text:p>0.029</text:p>
          </table:table-cell>
          <table:table-cell table:style-name="ce101"/>
          <table:table-cell table:style-name="ce86" office:value-type="string">
            <text:p>RC1206FR-0710RL</text:p>
          </table:table-cell>
          <table:table-cell table:style-name="ce93" office:value-type="float" office:value="0.022">
            <text:p>0.022</text:p>
          </table:table-cell>
          <table:table-cell table:style-name="ce101"/>
          <table:table-cell table:style-name="ce86" office:value-type="string">
            <text:p>740-9085</text:p>
          </table:table-cell>
          <table:table-cell table:style-name="ce86" office:value-type="string">
            <text:p>CR1206-FX-10R0ELF</text:p>
          </table:table-cell>
          <table:table-cell table:style-name="ce93" office:value-type="float" office:value="0.028">
            <text:p>0.028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RCW120610R0FKTABC</text:p>
          </table:table-cell>
          <table:table-cell table:style-name="ce125" office:value-type="float" office:value="0.0137">
            <text:p>0.014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78]&lt;&gt;&quot;&quot;;&quot;&quot;;[.G178])" office:value-type="float" office:value="7">
            <text:p>7</text:p>
          </table:table-cell>
          <table:table-cell table:style-name="ce144" table:formula="of:=IF([.AB178]=[.J178];&quot;Farnell&quot;; IF([.AB178]=[.M178]; &quot;Digikey&quot;; IF([.AB178]=[.P178]; &quot;Mouser&quot;; IF([.AB178]=[.T178]; &quot;RS&quot;; IF([.AB178]=[.W178]; &quot;TME&quot;)))))" office:value-type="string" office:string-value="TME">
            <text:p>TME</text:p>
          </table:table-cell>
          <table:table-cell table:style-name="ce151" table:formula="of:=IF([.G178]&lt;&gt;&quot;&quot;;MIN([.J178];[.M178];[.P178];[.T178];[.W178]);&quot;&quot;)" office:value-type="currency" office:currency="EUR" office:value="0.0137">
            <text:p>0.014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178]*[.AC178]" office:value-type="float" office:value="0.137">
            <text:p>0.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2K4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44</text:p>
          </table:table-cell>
          <table:table-cell table:style-name="ce48" office:value-type="string">
            <text:p>Arduino Shield</text:p>
          </table:table-cell>
          <table:table-cell table:style-name="ce52" table:formula="of:=IF([.F180]=&quot;Power board&quot;;[.B180]*2;[.B180])" office:value-type="float" office:value="1">
            <text:p>1</text:p>
          </table:table-cell>
          <table:table-cell table:style-name="ce58" office:value-type="float" office:value="2141850">
            <text:p>2141850</text:p>
          </table:table-cell>
          <table:table-cell table:style-name="ce64" office:value-type="string">
            <text:p>MC01W0805112K4</text:p>
          </table:table-cell>
          <table:table-cell table:style-name="ce67" office:value-type="float" office:value="0.0023">
            <text:p>0.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2K4L</text:p>
          </table:table-cell>
          <table:table-cell table:style-name="ce93" office:value-type="float" office:value="0.09">
            <text:p>0.090</text:p>
          </table:table-cell>
          <table:table-cell table:style-name="ce101"/>
          <table:table-cell table:style-name="ce86" office:value-type="string">
            <text:p>RC0805FR-0712K4L</text:p>
          </table:table-cell>
          <table:table-cell table:style-name="ce93" office:value-type="float" office:value="0.091">
            <text:p>0.091</text:p>
          </table:table-cell>
          <table:table-cell table:style-name="ce101"/>
          <table:table-cell table:style-name="ce86" office:value-type="string">
            <text:p>679-0863</text:p>
          </table:table-cell>
          <table:table-cell table:style-name="ce86" office:value-type="string">
            <text:p>CRCW080512K4FKEA</text:p>
          </table:table-cell>
          <table:table-cell table:style-name="ce93" office:value-type="float" office:value="0.008">
            <text:p>0.008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80]&lt;&gt;&quot;&quot;;&quot;&quot;;[.G180])" office:value-type="float" office:value="1">
            <text:p>1</text:p>
          </table:table-cell>
          <table:table-cell table:style-name="ce144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>
            <text:p>Farnell</text:p>
          </table:table-cell>
          <table:table-cell table:style-name="ce151" table:formula="of:=IF([.G180]&lt;&gt;&quot;&quot;;MIN([.J180];[.M180];[.P180];[.T180];[.W180]);&quot;&quot;)" office:value-type="currency" office:currency="EUR" office:value="0.0023">
            <text:p>0.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180]*[.AC180]" office:value-type="float" office:value="0.023">
            <text:p>0.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8" office:value-type="string">
            <text:p>18-22R / 7W</text:p>
          </table:table-cell>
          <table:table-cell table:style-name="ce30" office:value-type="string">
            <text:p>THT, RM 5mm, radial, max. Height 40 mm</text:p>
          </table:table-cell>
          <table:table-cell table:style-name="ce45" office:value-type="string">
            <text:p>R103</text:p>
          </table:table-cell>
          <table:table-cell table:style-name="ce30" office:value-type="string">
            <text:p>AUX PS</text:p>
          </table:table-cell>
          <table:table-cell table:style-name="ce51" table:formula="of:=IF([.F181]=&quot;Power board&quot;;[.B181]*2;[.B181])" office:value-type="float" office:value="1">
            <text:p>1</text:p>
          </table:table-cell>
          <table:table-cell table:style-name="ce18" office:value-type="float" office:value="1687978">
            <text:p>1687978</text:p>
          </table:table-cell>
          <table:table-cell table:style-name="ce30" office:value-type="string">
            <text:p>SQM7-22RJI</text:p>
          </table:table-cell>
          <table:table-cell table:style-name="ce66" office:value-type="float" office:value="0.474">
            <text:p>0.474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QMW722RJ</text:p>
          </table:table-cell>
          <table:table-cell table:style-name="ce92" office:value-type="float" office:value="0.59">
            <text:p>0.590</text:p>
          </table:table-cell>
          <table:table-cell table:style-name="ce100"/>
          <table:table-cell table:style-name="ce85" office:value-type="string">
            <text:p>280-PRM7-20-RC</text:p>
          </table:table-cell>
          <table:table-cell table:style-name="ce92" office:value-type="float" office:value="0.378">
            <text:p>0.378</text:p>
          </table:table-cell>
          <table:table-cell table:style-name="ce100"/>
          <table:table-cell table:style-name="ce110" office:value-type="string">
            <text:p>199-8087</text:p>
          </table:table-cell>
          <table:table-cell table:style-name="ce110" office:value-type="string">
            <text:p>SQMW722RJ</text:p>
          </table:table-cell>
          <table:table-cell table:style-name="ce92" office:value-type="float" office:value="0.725">
            <text:p>0.725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181]" office:value-type="float" office:value="1">
            <text:p>1</text:p>
          </table:table-cell>
          <table:table-cell/>
          <table:table-cell table:style-name="ce143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>
            <text:p>Mouser</text:p>
          </table:table-cell>
          <table:table-cell table:style-name="ce150" table:formula="of:=IF([.G181]&lt;&gt;&quot;&quot;;MIN([.J181];[.M181];[.P181];[.T181];[.W181]);&quot;&quot;)" office:value-type="currency" office:currency="EUR" office:value="0.378">
            <text:p>0.378 €</text:p>
          </table:table-cell>
          <table:table-cell table:style-name="ce143" office:value-type="float" office:value="1">
            <text:p>1</text:p>
          </table:table-cell>
          <table:table-cell table:style-name="ce163" table:formula="of:=[.AB181]*[.AC181]" office:value-type="float" office:value="0.378">
            <text:p>0.378</text:p>
          </table:table-cell>
          <table:table-cell table:number-columns-repeated="994"/>
        </table:table-row>
        <table:table-row table:style-name="ro7">
          <table:table-cell table:style-name="ce3" office:value-type="float" office:value="102">
            <text:p>102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6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7, R34</text:p>
          </table:table-cell>
          <table:table-cell table:style-name="ce48" office:value-type="string">
            <text:p>Power board</text:p>
          </table:table-cell>
          <table:table-cell table:style-name="ce52" table:formula="of:=IF([.F182]=&quot;Power board&quot;;[.B182]*2;[.B182])" office:value-type="float" office:value="4">
            <text:p>4</text:p>
          </table:table-cell>
          <table:table-cell table:style-name="ce58" office:value-type="string">
            <text:p>9332677</text:p>
          </table:table-cell>
          <table:table-cell table:style-name="ce64" office:value-type="string">
            <text:p>MC01W0805116K</text:p>
          </table:table-cell>
          <table:table-cell table:style-name="ce67" office:value-type="float" office:value="0.002">
            <text:p>0.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6K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16K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679-0920</text:p>
          </table:table-cell>
          <table:table-cell table:style-name="ce86" office:value-type="string">
            <text:p>CRCW080516K0FKEA</text:p>
          </table:table-cell>
          <table:table-cell table:style-name="ce93" office:value-type="float" office:value="0.014">
            <text:p>0.014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16K-1%</text:p>
          </table:table-cell>
          <table:table-cell table:style-name="ce125" office:value-type="float" office:value="0.008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82]&lt;&gt;&quot;&quot;;&quot;&quot;;[.G182])" office:value-type="float" office:value="4">
            <text:p>4</text:p>
          </table:table-cell>
          <table:table-cell table:style-name="ce144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>
            <text:p>Farnell</text:p>
          </table:table-cell>
          <table:table-cell table:style-name="ce151" table:formula="of:=IF([.G182]&lt;&gt;&quot;&quot;;MIN([.J182];[.M182];[.P182];[.T182];[.W182]);&quot;&quot;)" office:value-type="currency" office:currency="EUR" office:value="0.002">
            <text:p>0.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182]*[.AC182]" office:value-type="float" office:value="0.02">
            <text:p>0.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>
            <text:p>103</text:p>
          </table:table-cell>
          <table:table-cell office:value-type="float" office:value="4">
            <text:p>4</text:p>
          </table:table-cell>
          <table:table-cell table:style-name="ce18" office:value-type="string">
            <text:p>18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34, R147, R148, R150</text:p>
          </table:table-cell>
          <table:table-cell table:style-name="ce30" office:value-type="string">
            <text:p>Arduino Shield</text:p>
          </table:table-cell>
          <table:table-cell table:style-name="ce51" table:formula="of:=IF([.F183]=&quot;Power board&quot;;[.B183]*2;[.B183])" office:value-type="float" office:value="4">
            <text:p>4</text:p>
          </table:table-cell>
          <table:table-cell table:style-name="ce18" office:value-type="float" office:value="2447583">
            <text:p>2447583</text:p>
          </table:table-cell>
          <table:table-cell table:style-name="ce30" office:value-type="string">
            <text:p>MCWR08X1800FTL</text:p>
          </table:table-cell>
          <table:table-cell table:style-name="ce66" office:value-type="float" office:value="0.0064">
            <text:p>0.00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80R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180R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223-0326</text:p>
          </table:table-cell>
          <table:table-cell table:style-name="ce110" office:value-type="string">
            <text:p>CRG0805F180R</text:p>
          </table:table-cell>
          <table:table-cell table:style-name="ce92" office:value-type="float" office:value="0.006">
            <text:p>0.006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180R-1%</text:p>
          </table:table-cell>
          <table:table-cell table:style-name="ce66" office:value-type="float" office:value="0.00807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83]&lt;&gt;&quot;&quot;;&quot;&quot;;[.G183])" office:value-type="float" office:value="4">
            <text:p>4</text:p>
          </table:table-cell>
          <table:table-cell table:style-name="ce143" office:value-type="string">
            <text:p>Farnell</text:p>
          </table:table-cell>
          <table:table-cell table:style-name="ce150" table:formula="of:=IF([.G183]&lt;&gt;&quot;&quot;;MIN([.J183];[.M183];[.P183];[.T183];[.W183])*[.G183];&quot;&quot;)" office:value-type="currency" office:currency="EUR" office:value="0.024">
            <text:p>0.024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83]*[.AC183]" office:value-type="float" office:value="0.24">
            <text:p>0.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4, R120</text:p>
          </table:table-cell>
          <table:table-cell table:style-name="ce48" office:value-type="string">
            <text:p>AUX PS</text:p>
          </table:table-cell>
          <table:table-cell table:style-name="ce52" table:formula="of:=IF([.F184]=&quot;Power board&quot;;[.B184]*2;[.B18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3, R164</text:p>
          </table:table-cell>
          <table:table-cell table:style-name="ce30" office:value-type="string">
            <text:p>Arduino Shield</text:p>
          </table:table-cell>
          <table:table-cell table:style-name="ce51" table:formula="of:=IF([.F185]=&quot;Power board&quot;;[.B185]*2;[.B185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>
            <text:p>5</text:p>
          </table:table-cell>
          <table:table-cell table:style-name="ce19" office:value-type="string">
            <text:p>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8, R38, R68, R78, R92</text:p>
          </table:table-cell>
          <table:table-cell table:style-name="ce48" office:value-type="string">
            <text:p>Power board</text:p>
          </table:table-cell>
          <table:table-cell table:style-name="ce52" table:formula="of:=IF([.F186]=&quot;Power board&quot;;[.B186]*2;[.B186])" office:value-type="float" office:value="10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4:.G186])" office:value-type="float" office:value="14">
            <text:p>14</text:p>
          </table:table-cell>
          <table:table-cell table:style-name="ce18" office:value-type="float" office:value="1099800">
            <text:p>1099800</text:p>
          </table:table-cell>
          <table:table-cell table:style-name="ce30" office:value-type="string">
            <text:p>WCR0805-1K0FI</text:p>
          </table:table-cell>
          <table:table-cell table:style-name="ce66" office:value-type="float" office:value="0.0179">
            <text:p>0.018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K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1K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223-0427</text:p>
          </table:table-cell>
          <table:table-cell table:style-name="ce110" office:value-type="string">
            <text:p>CRG0805F1K0</text:p>
          </table:table-cell>
          <table:table-cell table:style-name="ce92" office:value-type="float" office:value="0.013">
            <text:p>0.013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1K</text:p>
          </table:table-cell>
          <table:table-cell table:style-name="ce66" office:value-type="float" office:value="0.0077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87]&lt;&gt;&quot;&quot;;&quot;&quot;;[.G187])" office:value-type="float" office:value="14">
            <text:p>14</text:p>
          </table:table-cell>
          <table:table-cell table:style-name="ce143" table:formula="of:=IF([.AB187]=[.J187];&quot;Farnell&quot;; IF([.AB187]=[.M187]; &quot;Digikey&quot;; IF([.AB187]=[.P187]; &quot;Mouser&quot;; IF([.AB187]=[.T187]; &quot;RS&quot;; IF([.AB187]=[.W187]; &quot;TME&quot;)))))" office:value-type="string" office:string-value="TME">
            <text:p>TME</text:p>
          </table:table-cell>
          <table:table-cell table:style-name="ce150" table:formula="of:=IF([.G187]&lt;&gt;&quot;&quot;;MIN([.J187];[.M187];[.P187];[.T187];[.W187]);&quot;&quot;)" office:value-type="currency" office:currency="EUR" office:value="0.0077">
            <text:p>0.008 €</text:p>
          </table:table-cell>
          <table:table-cell table:style-name="ce143" office:value-type="float" office:value="15">
            <text:p>15</text:p>
          </table:table-cell>
          <table:table-cell table:style-name="ce163" table:formula="of:=[.AB187]*[.AC187]" office:value-type="float" office:value="0.1155">
            <text:p>0.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ce18" office:value-type="string">
            <text:p>1K8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24, R55</text:p>
          </table:table-cell>
          <table:table-cell table:style-name="ce30" office:value-type="string">
            <text:p>Power board</text:p>
          </table:table-cell>
          <table:table-cell table:style-name="ce51" table:formula="of:=IF([.F189]=&quot;Power board&quot;;[.B189]*2;[.B189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K8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0, R151</text:p>
          </table:table-cell>
          <table:table-cell table:style-name="ce48" office:value-type="string">
            <text:p>Arduino Shield</text:p>
          </table:table-cell>
          <table:table-cell table:style-name="ce52" table:formula="of:=IF([.F190]=&quot;Power board&quot;;[.B190]*2;[.B190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9:.G190])" office:value-type="float" office:value="6">
            <text:p>6</text:p>
          </table:table-cell>
          <table:table-cell table:style-name="ce18" office:value-type="float" office:value="2447595">
            <text:p>2447595</text:p>
          </table:table-cell>
          <table:table-cell table:style-name="ce30" office:value-type="string">
            <text:p>MCWR08X1801FTL</text:p>
          </table:table-cell>
          <table:table-cell table:style-name="ce66" office:value-type="float" office:value="0.0063">
            <text:p>0.00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K8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1K8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679-1033</text:p>
          </table:table-cell>
          <table:table-cell table:style-name="ce110" office:value-type="string">
            <text:p>CRCW08051K80FKEA</text:p>
          </table:table-cell>
          <table:table-cell table:style-name="ce92" office:value-type="float" office:value="0.011">
            <text:p>0.011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1K8-1%</text:p>
          </table:table-cell>
          <table:table-cell table:style-name="ce66" office:value-type="float" office:value="0.00817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91]&lt;&gt;&quot;&quot;;&quot;&quot;;[.G191])" office:value-type="float" office:value="6">
            <text:p>6</text:p>
          </table:table-cell>
          <table:table-cell table:style-name="ce143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>
            <text:p>Farnell</text:p>
          </table:table-cell>
          <table:table-cell table:style-name="ce150" table:formula="of:=IF([.G191]&lt;&gt;&quot;&quot;;MIN([.J191];[.M191];[.P191];[.T191];[.W191]);&quot;&quot;)" office:value-type="currency" office:currency="EUR" office:value="0.0063">
            <text:p>0.006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91]*[.AC191]" office:value-type="float" office:value="0.063">
            <text:p>0.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>
            <text:p>106</text:p>
          </table:table-cell>
          <table:table-cell office:value-type="float" office:value="2">
            <text:p>2</text:p>
          </table:table-cell>
          <table:table-cell table:style-name="ce18" office:value-type="string">
            <text:p>1R <text:s/>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29, R132</text:p>
          </table:table-cell>
          <table:table-cell table:style-name="ce30" office:value-type="string">
            <text:p>Arduino Shield</text:p>
          </table:table-cell>
          <table:table-cell table:style-name="ce51" table:formula="of:=IF([.F193]=&quot;Power board&quot;;[.B193]*2;[.B19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1R <text:s/>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6</text:p>
          </table:table-cell>
          <table:table-cell table:style-name="ce48" office:value-type="string">
            <text:p>Power board</text:p>
          </table:table-cell>
          <table:table-cell table:style-name="ce52" table:formula="of:=IF([.F194]=&quot;Power board&quot;;[.B194]*2;[.B19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3:.G194])" office:value-type="float" office:value="4">
            <text:p>4</text:p>
          </table:table-cell>
          <table:table-cell table:style-name="ce18" office:value-type="float" office:value="2141629">
            <text:p>2141629</text:p>
          </table:table-cell>
          <table:table-cell table:style-name="ce30" office:value-type="string">
            <text:p>MC01W080511R0</text:p>
          </table:table-cell>
          <table:table-cell table:style-name="ce66" office:value-type="float" office:value="0.0022">
            <text:p>0.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RL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RC0805FR-071RL</text:p>
          </table:table-cell>
          <table:table-cell table:style-name="ce92" office:value-type="float" office:value="0.091">
            <text:p>0.091</text:p>
          </table:table-cell>
          <table:table-cell table:style-name="ce100"/>
          <table:table-cell table:style-name="ce110" office:value-type="string">
            <text:p>721-5631</text:p>
          </table:table-cell>
          <table:table-cell table:style-name="ce110" office:value-type="string">
            <text:p>ERJ6BQF1R0V</text:p>
          </table:table-cell>
          <table:table-cell table:style-name="ce92" office:value-type="float" office:value="0.246">
            <text:p>0.246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RC0805FR-071R</text:p>
          </table:table-cell>
          <table:table-cell table:style-name="ce66" office:value-type="float" office:value="0.00934">
            <text:p>0.009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95]&lt;&gt;&quot;&quot;;&quot;&quot;;[.G195])" office:value-type="float" office:value="4">
            <text:p>4</text:p>
          </table:table-cell>
          <table:table-cell table:style-name="ce143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>
            <text:p>Farnell</text:p>
          </table:table-cell>
          <table:table-cell table:style-name="ce150" table:formula="of:=IF([.G195]&lt;&gt;&quot;&quot;;MIN([.J195];[.M195];[.P195];[.T195];[.W195]);&quot;&quot;)" office:value-type="currency" office:currency="EUR" office:value="0.0022">
            <text:p>0.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95]*[.AC195]" office:value-type="float" office:value="0.022">
            <text:p>0.022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>
            <text:p>107</text:p>
          </table:table-cell>
          <table:table-cell office:value-type="float" office:value="2">
            <text:p>2</text:p>
          </table:table-cell>
          <table:table-cell table:style-name="ce18" office:value-type="string">
            <text:p>24K <text:span text:style-name="T2">0.1%</text:span>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44, R54</text:p>
          </table:table-cell>
          <table:table-cell table:style-name="ce30" office:value-type="string">
            <text:p>Power board</text:p>
          </table:table-cell>
          <table:table-cell table:style-name="ce51" table:formula="of:=IF([.F197]=&quot;Power board&quot;;[.B197]*2;[.B197])" office:value-type="float" office:value="4">
            <text:p>4</text:p>
          </table:table-cell>
          <table:table-cell table:style-name="ce18" office:value-type="string">
            <text:p>1670195</text:p>
          </table:table-cell>
          <table:table-cell table:style-name="ce30" office:value-type="string">
            <text:p>ERA3AEB243V</text:p>
          </table:table-cell>
          <table:table-cell table:style-name="ce66" office:value-type="float" office:value="0.184">
            <text:p>0.184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YAG1843CT-ND</text:p>
          </table:table-cell>
          <table:table-cell table:style-name="ce92" office:value-type="float" office:value="0.33">
            <text:p>0.3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0-RN732ATTD2402B25</text:p>
          </table:table-cell>
          <table:table-cell table:style-name="ce92" office:value-type="float" office:value="0.292">
            <text:p>0.292</text:p>
          </table:table-cell>
          <table:table-cell table:style-name="ce100" office:value-type="float" office:value="1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AR0805-24K-0.1% </text:p>
          </table:table-cell>
          <table:table-cell table:style-name="ce66" office:value-type="float" office:value="0.1106">
            <text:p>0.111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197]&lt;&gt;&quot;&quot;;&quot;&quot;;[.G197])" office:value-type="float" office:value="4">
            <text:p>4</text:p>
          </table:table-cell>
          <table:table-cell table:style-name="ce143" table:formula="of:=IF([.AB197]=[.J197];&quot;Farnell&quot;; IF([.AB197]=[.M197]; &quot;Digikey&quot;; IF([.AB197]=[.P197]; &quot;Mouser&quot;; IF([.AB197]=[.T197]; &quot;RS&quot;; IF([.AB197]=[.W197]; &quot;TME&quot;)))))" office:value-type="string" office:string-value="TME">
            <text:p>TME</text:p>
          </table:table-cell>
          <table:table-cell table:style-name="ce150" table:formula="of:=IF([.G197]&lt;&gt;&quot;&quot;;MIN([.J197];[.M197];[.P197];[.T197];[.W197]);&quot;&quot;)" office:value-type="currency" office:currency="EUR" office:value="0.1106">
            <text:p>0.111 €</text:p>
          </table:table-cell>
          <table:table-cell table:style-name="ce143" office:value-type="float" office:value="4">
            <text:p>4</text:p>
          </table:table-cell>
          <table:table-cell table:style-name="ce163" table:formula="of:=[.AB197]*[.AC197]" office:value-type="float" office:value="0.4424">
            <text:p>0.442</text:p>
          </table:table-cell>
          <table:table-cell table:number-columns-repeated="994"/>
        </table:table-row>
        <table:table-row table:style-name="ro7">
          <table:table-cell table:style-name="ce3" office:value-type="float" office:value="108">
            <text:p>10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22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4, R125</text:p>
          </table:table-cell>
          <table:table-cell table:style-name="ce48" office:value-type="string">
            <text:p>AUX PS</text:p>
          </table:table-cell>
          <table:table-cell table:style-name="ce52" table:formula="of:=IF([.F198]=&quot;Power board&quot;;[.B198]*2;[.B198])" office:value-type="float" office:value="2">
            <text:p>2</text:p>
          </table:table-cell>
          <table:table-cell table:style-name="ce58" office:value-type="string">
            <text:p>2447609</text:p>
          </table:table-cell>
          <table:table-cell table:style-name="ce64" office:value-type="string">
            <text:p>MCWR08X22R0FTL</text:p>
          </table:table-cell>
          <table:table-cell table:style-name="ce67" office:value-type="float" office:value="0.0069">
            <text:p>0.007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0603YC104KAT2A</text:p>
          </table:table-cell>
          <table:table-cell table:style-name="ce93" office:value-type="float" office:value="0.09">
            <text:p>0.0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03-RC0805FR-0722RL</text:p>
          </table:table-cell>
          <table:table-cell table:style-name="ce93" office:value-type="float" office:value="0.094">
            <text:p>0.094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223-0203</text:p>
          </table:table-cell>
          <table:table-cell table:style-name="ce86" office:value-type="string">
            <text:p>CRG0805F22R</text:p>
          </table:table-cell>
          <table:table-cell table:style-name="ce93" office:value-type="float" office:value="0.006">
            <text:p>0.006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22R-1%</text:p>
          </table:table-cell>
          <table:table-cell table:style-name="ce125" office:value-type="float" office:value="0.00843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98]&lt;&gt;&quot;&quot;;&quot;&quot;;[.G198])" office:value-type="float" office:value="2">
            <text:p>2</text:p>
          </table:table-cell>
          <table:table-cell table:style-name="ce144" table:formula="of:=IF([.AB198]=[.J198];&quot;Farnell&quot;; IF([.AB198]=[.M198]; &quot;Digikey&quot;; IF([.AB198]=[.P198]; &quot;Mouser&quot;; IF([.AB198]=[.T198]; &quot;RS&quot;; IF([.AB198]=[.W198]; &quot;TME&quot;)))))" office:value-type="string" office:string-value="RS">
            <text:p>RS</text:p>
          </table:table-cell>
          <table:table-cell table:style-name="ce151" table:formula="of:=IF([.G198]&lt;&gt;&quot;&quot;;MIN([.J198];[.M198];[.P198];[.T198];[.W198]);&quot;&quot;)" office:value-type="currency" office:currency="EUR" office:value="0.006">
            <text:p>0.006 €</text:p>
          </table:table-cell>
          <table:table-cell table:style-name="ce144" table:formula="of:=[.G198]" office:value-type="float" office:value="2">
            <text:p>2</text:p>
          </table:table-cell>
          <table:table-cell table:style-name="ce163" table:formula="of:=[.AB198]*[.AC198]" office:value-type="float" office:value="0.012">
            <text:p>0.012</text:p>
          </table:table-cell>
          <table:table-cell table:number-columns-repeated="994"/>
        </table:table-row>
        <table:table-row table:style-name="ro7">
          <table:table-cell table:style-name="ce3" office:value-type="float" office:value="109">
            <text:p>109</text:p>
          </table:table-cell>
          <table:table-cell office:value-type="float" office:value="11">
            <text:p>11</text:p>
          </table:table-cell>
          <table:table-cell table:style-name="ce18" office:value-type="string">
            <text:p>22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21, R31, R35, R36, R41, R47, R57, R76, R77, R79, R80</text:p>
          </table:table-cell>
          <table:table-cell table:style-name="ce30" office:value-type="string">
            <text:p>Power board</text:p>
          </table:table-cell>
          <table:table-cell table:style-name="ce51" table:formula="of:=IF([.F199]=&quot;Power board&quot;;[.B199]*2;[.B199])" office:value-type="float" office:value="22">
            <text:p>2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 table:formula="of:=[.AB199]*[.AC199]" office:value-type="float" office:value="0">
            <text:p>0.000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22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0, R113, R118</text:p>
          </table:table-cell>
          <table:table-cell table:style-name="ce48" office:value-type="string">
            <text:p>AUX PS</text:p>
          </table:table-cell>
          <table:table-cell table:style-name="ce52" table:formula="of:=IF([.F200]=&quot;Power board&quot;;[.B200]*2;[.B200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22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6, R177</text:p>
          </table:table-cell>
          <table:table-cell table:style-name="ce30" office:value-type="string">
            <text:p>Arduino Shield</text:p>
          </table:table-cell>
          <table:table-cell table:style-name="ce51" table:formula="of:=IF([.F201]=&quot;Power board&quot;;[.B201]*2;[.B20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9:.G201])" office:value-type="float" office:value="27">
            <text:p>27</text:p>
          </table:table-cell>
          <table:table-cell table:style-name="ce58" office:value-type="string">
            <text:p>1099795</text:p>
          </table:table-cell>
          <table:table-cell table:style-name="ce64" office:value-type="string">
            <text:p>WCR0805-220RFI</text:p>
          </table:table-cell>
          <table:table-cell table:style-name="ce67" office:value-type="float" office:value="0.024">
            <text:p>0.02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220R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220R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223-0332</text:p>
          </table:table-cell>
          <table:table-cell table:style-name="ce86" office:value-type="string">
            <text:p>CRG0805F220R</text:p>
          </table:table-cell>
          <table:table-cell table:style-name="ce93" office:value-type="float" office:value="0.024">
            <text:p>0.024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220R</text:p>
          </table:table-cell>
          <table:table-cell table:style-name="ce125" office:value-type="float" office:value="0.00714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02]&lt;&gt;&quot;&quot;;&quot;&quot;;[.G202])" office:value-type="float" office:value="27">
            <text:p>27</text:p>
          </table:table-cell>
          <table:table-cell table:style-name="ce144" table:formula="of:=IF([.AB202]=[.J202];&quot;Farnell&quot;; IF([.AB202]=[.M202]; &quot;Digikey&quot;; IF([.AB202]=[.P202]; &quot;Mouser&quot;; IF([.AB202]=[.T202]; &quot;RS&quot;; IF([.AB202]=[.W202]; &quot;TME&quot;)))))" office:value-type="string" office:string-value="TME">
            <text:p>TME</text:p>
          </table:table-cell>
          <table:table-cell table:style-name="ce151" table:formula="of:=IF([.G202]&lt;&gt;&quot;&quot;;MIN([.J202];[.M202];[.P202];[.T202];[.W202]);&quot;&quot;)" office:value-type="currency" office:currency="EUR" office:value="0.00714">
            <text:p>0.007 €</text:p>
          </table:table-cell>
          <table:table-cell table:style-name="ce144" office:value-type="float" office:value="50">
            <text:p>50</text:p>
          </table:table-cell>
          <table:table-cell table:style-name="ce163" table:formula="of:=[.AB202]*[.AC202]" office:value-type="float" office:value="0.357">
            <text:p>0.35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0">
            <text:p>110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K91 (0.1 or 1%)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60, R70</text:p>
          </table:table-cell>
          <table:table-cell table:style-name="ce48" office:value-type="string">
            <text:p>Power board</text:p>
          </table:table-cell>
          <table:table-cell table:style-name="ce52" table:formula="of:=IF([.F204]=&quot;Power board&quot;;[.B204]*2;[.B204])" office:value-type="float" office:value="4">
            <text:p>4</text:p>
          </table:table-cell>
          <table:table-cell table:style-name="ce58" office:value-type="string">
            <text:p>1575824</text:p>
          </table:table-cell>
          <table:table-cell table:style-name="ce64" office:value-type="string">
            <text:p>MCTC0525B1911T5E</text:p>
          </table:table-cell>
          <table:table-cell table:style-name="ce67" office:value-type="float" office:value="0.31">
            <text:p>0.310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YAG4852CT-ND</text:p>
          </table:table-cell>
          <table:table-cell table:style-name="ce93" office:value-type="float" office:value="0.35">
            <text:p>0.3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03-RT0805BRD071K91L</text:p>
          </table:table-cell>
          <table:table-cell table:style-name="ce93" office:value-type="float" office:value="0.321">
            <text:p>0.32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14-5610</text:p>
          </table:table-cell>
          <table:table-cell table:style-name="ce86" office:value-type="string">
            <text:p>RN73C2A1K91B</text:p>
          </table:table-cell>
          <table:table-cell table:style-name="ce93" office:value-type="float" office:value="0.548">
            <text:p>0.54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CRCW08051K91FKTABC</text:p>
          </table:table-cell>
          <table:table-cell table:style-name="ce125" office:value-type="float" office:value="0.01265">
            <text:p>0.013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04]&lt;&gt;&quot;&quot;;&quot;&quot;;[.G204])" office:value-type="float" office:value="4">
            <text:p>4</text:p>
          </table:table-cell>
          <table:table-cell table:style-name="ce144" table:formula="of:=IF([.AB204]=[.J204];&quot;Farnell&quot;; IF([.AB204]=[.M204]; &quot;Digikey&quot;; IF([.AB204]=[.P204]; &quot;Mouser&quot;; IF([.AB204]=[.T204]; &quot;RS&quot;; IF([.AB204]=[.W204]; &quot;TME&quot;)))))" office:value-type="string" office:string-value="TME">
            <text:p>TME</text:p>
          </table:table-cell>
          <table:table-cell table:style-name="ce151" table:formula="of:=IF([.G204]&lt;&gt;&quot;&quot;;MIN([.J204];[.M204];[.P204];[.T204];[.W204]);&quot;&quot;)" office:value-type="currency" office:currency="EUR" office:value="0.01265">
            <text:p>0.013 €</text:p>
          </table:table-cell>
          <table:table-cell table:style-name="ce144" table:formula="of:=[.G204]" office:value-type="float" office:value="4">
            <text:p>4</text:p>
          </table:table-cell>
          <table:table-cell table:style-name="ce163" table:formula="of:=[.AB204]*[.AC204]" office:value-type="float" office:value="0.0506">
            <text:p>0.051</text:p>
          </table:table-cell>
          <table:table-cell table:number-columns-repeated="994"/>
        </table:table-row>
        <table:table-row table:style-name="ro3">
          <table:table-cell table:style-name="ce3" office:value-type="float" office:value="111">
            <text:p>111</text:p>
          </table:table-cell>
          <table:table-cell office:value-type="float" office:value="3">
            <text:p>3</text:p>
          </table:table-cell>
          <table:table-cell table:style-name="ce18" office:value-type="string">
            <text:p>2K2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06, R107, R119</text:p>
          </table:table-cell>
          <table:table-cell table:style-name="ce30" office:value-type="string">
            <text:p>AUX PS</text:p>
          </table:table-cell>
          <table:table-cell table:style-name="ce51" table:formula="of:=IF([.F205]=&quot;Power board&quot;;[.B205]*2;[.B205])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8">
            <text:p>8</text:p>
          </table:table-cell>
          <table:table-cell table:style-name="ce19" office:value-type="string">
            <text:p>2K2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9, R30, R32, R45, R59, R61, R90, R93</text:p>
          </table:table-cell>
          <table:table-cell table:style-name="ce48" office:value-type="string">
            <text:p>Power board</text:p>
          </table:table-cell>
          <table:table-cell table:style-name="ce52" table:formula="of:=IF([.F206]=&quot;Power board&quot;;[.B206]*2;[.B206])" office:value-type="float" office:value="16">
            <text:p>1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5:.G206])" office:value-type="float" office:value="19">
            <text:p>19</text:p>
          </table:table-cell>
          <table:table-cell table:style-name="ce18" office:value-type="string">
            <text:p>9237534</text:p>
          </table:table-cell>
          <table:table-cell table:style-name="ce30" office:value-type="string">
            <text:p>RC0805FR-072K2L</text:p>
          </table:table-cell>
          <table:table-cell table:style-name="ce66" office:value-type="float" office:value="0.0113">
            <text:p>0.011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2K2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2K2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679-1207</text:p>
          </table:table-cell>
          <table:table-cell table:style-name="ce110" office:value-type="string">
            <text:p>CRCW08052K20FKEA</text:p>
          </table:table-cell>
          <table:table-cell table:style-name="ce92" office:value-type="float" office:value="0.027">
            <text:p>0.02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2K2-1%</text:p>
          </table:table-cell>
          <table:table-cell table:style-name="ce66" office:value-type="float" office:value="0.00807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07]&lt;&gt;&quot;&quot;;&quot;&quot;;[.G207])" office:value-type="float" office:value="19">
            <text:p>19</text:p>
          </table:table-cell>
          <table:table-cell table:style-name="ce143" table:formula="of:=IF([.AB207]=[.J207];&quot;Farnell&quot;; IF([.AB207]=[.M207]; &quot;Digikey&quot;; IF([.AB207]=[.P207]; &quot;Mouser&quot;; IF([.AB207]=[.T207]; &quot;RS&quot;; IF([.AB207]=[.W207]; &quot;TME&quot;)))))" office:value-type="string" office:string-value="TME">
            <text:p>TME</text:p>
          </table:table-cell>
          <table:table-cell table:style-name="ce150" table:formula="of:=IF([.G207]&lt;&gt;&quot;&quot;;MIN([.J207];[.M207];[.P207];[.T207];[.W207]);&quot;&quot;)" office:value-type="currency" office:currency="EUR" office:value="0.00807">
            <text:p>0.008 €</text:p>
          </table:table-cell>
          <table:table-cell table:style-name="ce143" office:value-type="float" office:value="30">
            <text:p>30</text:p>
          </table:table-cell>
          <table:table-cell table:style-name="ce163" table:formula="of:=[.AB207]*[.AC207]" office:value-type="float" office:value="0.2421">
            <text:p>0.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>
            <text:p>112</text:p>
          </table:table-cell>
          <table:table-cell office:value-type="float" office:value="1">
            <text:p>1</text:p>
          </table:table-cell>
          <table:table-cell table:style-name="ce18" office:value-type="string">
            <text:p>2R2 5% / 2W</text:p>
          </table:table-cell>
          <table:table-cell table:style-name="ce30" office:value-type="string">
            <text:p>2512</text:p>
          </table:table-cell>
          <table:table-cell table:style-name="ce45" office:value-type="string">
            <text:p>R26</text:p>
          </table:table-cell>
          <table:table-cell table:style-name="ce30" office:value-type="string">
            <text:p>Power board</text:p>
          </table:table-cell>
          <table:table-cell table:style-name="ce51" table:formula="of:=IF([.F209]=&quot;Power board&quot;;[.B209]*2;[.B209])" office:value-type="float" office:value="2">
            <text:p>2</text:p>
          </table:table-cell>
          <table:table-cell table:style-name="ce18" office:value-type="float" office:value="1376975">
            <text:p>1376975</text:p>
          </table:table-cell>
          <table:table-cell table:style-name="ce30" office:value-type="string">
            <text:p>RC2512JK-7W2R2L</text:p>
          </table:table-cell>
          <table:table-cell table:style-name="ce66" office:value-type="float" office:value="0.557">
            <text:p>0.55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RM2512-JW-2R2ELF</text:p>
          </table:table-cell>
          <table:table-cell table:style-name="ce92" office:value-type="float" office:value="0.32">
            <text:p>0.320</text:p>
          </table:table-cell>
          <table:table-cell table:style-name="ce100"/>
          <table:table-cell table:style-name="ce85" office:value-type="string">
            <text:p>CRM2512-JW-2R2ELF</text:p>
          </table:table-cell>
          <table:table-cell table:style-name="ce92" office:value-type="float" office:value="0.341">
            <text:p>0.341</text:p>
          </table:table-cell>
          <table:table-cell table:style-name="ce100"/>
          <table:table-cell table:style-name="ce110" office:value-type="string">
            <text:p>720-3231</text:p>
          </table:table-cell>
          <table:table-cell table:style-name="ce110" office:value-type="string">
            <text:p>CRM2512-JW-2R2ELF</text:p>
          </table:table-cell>
          <table:table-cell table:style-name="ce92" office:value-type="float" office:value="0.406">
            <text:p>0.406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WF25P-2R2-5%</text:p>
          </table:table-cell>
          <table:table-cell table:style-name="ce66" office:value-type="float" office:value="0.0419">
            <text:p>0.042</text:p>
          </table:table-cell>
          <table:table-cell table:style-name="ce100" office:value-type="float" office:value="50">
            <text:p>50</text:p>
          </table:table-cell>
          <table:table-cell/>
          <table:table-cell table:formula="of:=IF([.Y209]&lt;&gt;&quot;&quot;;&quot;&quot;;[.G209])" office:value-type="float" office:value="2">
            <text:p>2</text:p>
          </table:table-cell>
          <table:table-cell table:style-name="ce143" table:formula="of:=IF([.AB209]=[.J209];&quot;Farnell&quot;; IF([.AB209]=[.M209]; &quot;Digikey&quot;; IF([.AB209]=[.P209]; &quot;Mouser&quot;; IF([.AB209]=[.T209]; &quot;RS&quot;; IF([.AB209]=[.W209]; &quot;TME&quot;)))))" office:value-type="string" office:string-value="TME">
            <text:p>TME</text:p>
          </table:table-cell>
          <table:table-cell table:style-name="ce150" table:formula="of:=IF([.G209]&lt;&gt;&quot;&quot;;MIN([.J209];[.M209];[.P209];[.T209];[.W209]);&quot;&quot;)" office:value-type="currency" office:currency="EUR" office:value="0.0419">
            <text:p>0.042 €</text:p>
          </table:table-cell>
          <table:table-cell table:style-name="ce143" office:value-type="float" office:value="2">
            <text:p>2</text:p>
          </table:table-cell>
          <table:table-cell table:style-name="ce163" table:formula="of:=[.AB209]*[.AC209]" office:value-type="float" office:value="0.0838">
            <text:p>0.084</text:p>
          </table:table-cell>
          <table:table-cell table:number-columns-repeated="994"/>
        </table:table-row>
        <table:table-row table:style-name="ro7">
          <table:table-cell table:style-name="ce3" office:value-type="float" office:value="113">
            <text:p>113</text:p>
          </table:table-cell>
          <table:table-cell table:style-name="ce13" office:value-type="float" office:value="3">
            <text:p>3</text:p>
          </table:table-cell>
          <table:table-cell table:style-name="ce19" office:value-type="string">
            <text:p>33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, R20, R25</text:p>
          </table:table-cell>
          <table:table-cell table:style-name="ce48" office:value-type="string">
            <text:p>Power board</text:p>
          </table:table-cell>
          <table:table-cell table:style-name="ce52" table:formula="of:=IF([.F210]=&quot;Power board&quot;;[.B210]*2;[.B210])" office:value-type="float" office:value="6">
            <text:p>6</text:p>
          </table:table-cell>
          <table:table-cell table:style-name="ce58" office:value-type="string">
            <text:p>9333070</text:p>
          </table:table-cell>
          <table:table-cell table:style-name="ce64" office:value-type="string">
            <text:p>MC01W08051330K</text:p>
          </table:table-cell>
          <table:table-cell table:style-name="ce67" office:value-type="float" office:value="0.002">
            <text:p>0.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330KL</text:p>
          </table:table-cell>
          <table:table-cell table:style-name="ce93" office:value-type="float" office:value="0.09">
            <text:p>0.0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RC0805FR-07330KL</text:p>
          </table:table-cell>
          <table:table-cell table:style-name="ce93" office:value-type="float" office:value="0.091">
            <text:p>0.09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79-1272</text:p>
          </table:table-cell>
          <table:table-cell table:style-name="ce86" office:value-type="string">
            <text:p>CRCW0805330KFKEA</text:p>
          </table:table-cell>
          <table:table-cell table:style-name="ce93" office:value-type="float" office:value="0.024">
            <text:p>0.024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330K</text:p>
          </table:table-cell>
          <table:table-cell table:style-name="ce125" office:value-type="float" office:value="0.00746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10]&lt;&gt;&quot;&quot;;&quot;&quot;;[.G210])" office:value-type="float" office:value="6">
            <text:p>6</text:p>
          </table:table-cell>
          <table:table-cell table:style-name="ce144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>
            <text:p>Farnell</text:p>
          </table:table-cell>
          <table:table-cell table:style-name="ce151" table:formula="of:=IF([.G210]&lt;&gt;&quot;&quot;;MIN([.J210];[.M210];[.P210];[.T210];[.W210]);&quot;&quot;)" office:value-type="currency" office:currency="EUR" office:value="0.002">
            <text:p>0.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10]*[.AC210]" office:value-type="float" office:value="0.02">
            <text:p>0.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>
            <text:p>114</text:p>
          </table:table-cell>
          <table:table-cell office:value-type="float" office:value="2">
            <text:p>2</text:p>
          </table:table-cell>
          <table:table-cell table:style-name="ce18" office:value-type="string">
            <text:p>33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83, R101</text:p>
          </table:table-cell>
          <table:table-cell table:style-name="ce30" office:value-type="string">
            <text:p>Power board</text:p>
          </table:table-cell>
          <table:table-cell table:style-name="ce51" table:formula="of:=IF([.F211]=&quot;Power board&quot;;[.B211]*2;[.B211])" office:value-type="float" office:value="4">
            <text:p>4</text:p>
          </table:table-cell>
          <table:table-cell table:style-name="ce18" office:value-type="string">
            <text:p>9333037</text:p>
          </table:table-cell>
          <table:table-cell table:style-name="ce30" office:value-type="string">
            <text:p>MC01W08051330R</text:p>
          </table:table-cell>
          <table:table-cell table:style-name="ce66" office:value-type="float" office:value="0.002">
            <text:p>0.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330RL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RC0805FR-07330RL</text:p>
          </table:table-cell>
          <table:table-cell table:style-name="ce92" office:value-type="float" office:value="0.091">
            <text:p>0.091</text:p>
          </table:table-cell>
          <table:table-cell table:style-name="ce100"/>
          <table:table-cell table:style-name="ce110" office:value-type="string">
            <text:p>740-9022</text:p>
          </table:table-cell>
          <table:table-cell table:style-name="ce110" office:value-type="string">
            <text:p>CR0805-FX-3300GLF</text:p>
          </table:table-cell>
          <table:table-cell table:style-name="ce92" office:value-type="float" office:value="0.025">
            <text:p>0.025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330R</text:p>
          </table:table-cell>
          <table:table-cell table:style-name="ce66" office:value-type="float" office:value="0.00693">
            <text:p>0.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11]&lt;&gt;&quot;&quot;;&quot;&quot;;[.G211])" office:value-type="float" office:value="4">
            <text:p>4</text:p>
          </table:table-cell>
          <table:table-cell table:style-name="ce143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>
            <text:p>Farnell</text:p>
          </table:table-cell>
          <table:table-cell table:style-name="ce150" table:formula="of:=IF([.G211]&lt;&gt;&quot;&quot;;MIN([.J211];[.M211];[.P211];[.T211];[.W211]);&quot;&quot;)" office:value-type="currency" office:currency="EUR" office:value="0.002">
            <text:p>0.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11]*[.AC211]" office:value-type="float" office:value="0.02">
            <text:p>0.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>
            <text:p>115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330R 5% / 2W</text:p>
          </table:table-cell>
          <table:table-cell table:style-name="ce31" office:value-type="string">
            <text:p>2512</text:p>
          </table:table-cell>
          <table:table-cell table:style-name="ce46" office:value-type="string">
            <text:p>R104, R105, R108, R111</text:p>
          </table:table-cell>
          <table:table-cell table:style-name="ce48" office:value-type="string">
            <text:p>AUX PS</text:p>
          </table:table-cell>
          <table:table-cell table:style-name="ce52" table:formula="of:=IF([.F212]=&quot;Power board&quot;;[.B212]*2;[.B212])" office:value-type="float" office:value="4">
            <text:p>4</text:p>
          </table:table-cell>
          <table:table-cell table:style-name="ce58" office:value-type="string">
            <text:p>1265196</text:p>
          </table:table-cell>
          <table:table-cell table:style-name="ce64" office:value-type="string">
            <text:p>3520330RJT</text:p>
          </table:table-cell>
          <table:table-cell table:style-name="ce67" office:value-type="float" office:value="0.122">
            <text:p>0.12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HC2512FT330R</text:p>
          </table:table-cell>
          <table:table-cell table:style-name="ce93" office:value-type="float" office:value="0.76">
            <text:p>0.760</text:p>
          </table:table-cell>
          <table:table-cell table:style-name="ce101"/>
          <table:table-cell table:style-name="ce86" office:value-type="string">
            <text:p>3521330RFT</text:p>
          </table:table-cell>
          <table:table-cell table:style-name="ce93" office:value-type="float" office:value="0.58">
            <text:p>0.580</text:p>
          </table:table-cell>
          <table:table-cell table:style-name="ce101"/>
          <table:table-cell table:style-name="ce86" office:value-type="string">
            <text:p>755-1224</text:p>
          </table:table-cell>
          <table:table-cell table:style-name="ce86" office:value-type="string">
            <text:p>3521330RFT</text:p>
          </table:table-cell>
          <table:table-cell table:style-name="ce93" office:value-type="float" office:value="0.182">
            <text:p>0.182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WF25P-330R-5%</text:p>
          </table:table-cell>
          <table:table-cell table:style-name="ce125" office:value-type="float" office:value="0.0419">
            <text:p>0.042</text:p>
          </table:table-cell>
          <table:table-cell table:style-name="ce101" office:value-type="float" office:value="50">
            <text:p>50</text:p>
          </table:table-cell>
          <table:table-cell table:style-name="ce133"/>
          <table:table-cell table:style-name="ce101" table:formula="of:=IF([.Y212]&lt;&gt;&quot;&quot;;&quot;&quot;;[.G212])" office:value-type="float" office:value="4">
            <text:p>4</text:p>
          </table:table-cell>
          <table:table-cell table:style-name="ce144" table:formula="of:=IF([.AB212]=[.J212];&quot;Farnell&quot;; IF([.AB212]=[.M212]; &quot;Digikey&quot;; IF([.AB212]=[.P212]; &quot;Mouser&quot;; IF([.AB212]=[.T212]; &quot;RS&quot;; IF([.AB212]=[.W212]; &quot;TME&quot;)))))" office:value-type="string" office:string-value="TME">
            <text:p>TME</text:p>
          </table:table-cell>
          <table:table-cell table:style-name="ce151" table:formula="of:=IF([.G212]&lt;&gt;&quot;&quot;;MIN([.J212];[.M212];[.P212];[.T212];[.W212]);&quot;&quot;)" office:value-type="currency" office:currency="EUR" office:value="0.0419">
            <text:p>0.04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12]*[.AC212]" office:value-type="float" office:value="0.419">
            <text:p>0.419</text:p>
          </table:table-cell>
          <table:table-cell table:number-columns-repeated="994"/>
        </table:table-row>
        <table:table-row table:style-name="ro11">
          <table:table-cell table:style-name="ce3" office:value-type="float" office:value="116">
            <text:p>116</text:p>
          </table:table-cell>
          <table:table-cell office:value-type="float" office:value="2">
            <text:p>2</text:p>
          </table:table-cell>
          <table:table-cell table:style-name="ce18" office:value-type="string">
            <text:p>47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37, R50</text:p>
          </table:table-cell>
          <table:table-cell table:style-name="ce30" office:value-type="string">
            <text:p>Power board</text:p>
          </table:table-cell>
          <table:table-cell table:style-name="ce51" table:formula="of:=IF([.F213]=&quot;Power board&quot;;[.B213]*2;[.B213])" office:value-type="float" office:value="4">
            <text:p>4</text:p>
          </table:table-cell>
          <table:table-cell table:style-name="ce18" office:value-type="float" office:value="1099798">
            <text:p>1099798</text:p>
          </table:table-cell>
          <table:table-cell table:style-name="ce30" office:value-type="string">
            <text:p>WCR0805-470RFI</text:p>
          </table:table-cell>
          <table:table-cell table:style-name="ce66" office:value-type="float" office:value="0.0239">
            <text:p>0.024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470R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470R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223-0376</text:p>
          </table:table-cell>
          <table:table-cell table:style-name="ce110" office:value-type="string">
            <text:p>CRG0805F470R</text:p>
          </table:table-cell>
          <table:table-cell table:style-name="ce92" office:value-type="float" office:value="0.024">
            <text:p>0.024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470R</text:p>
          </table:table-cell>
          <table:table-cell table:style-name="ce66" office:value-type="float" office:value="0.00727">
            <text:p>0.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13]&lt;&gt;&quot;&quot;;&quot;&quot;;[.G213])" office:value-type="float" office:value="4">
            <text:p>4</text:p>
          </table:table-cell>
          <table:table-cell table:style-name="ce143" table:formula="of:=IF([.AB213]=[.J213];&quot;Farnell&quot;; IF([.AB213]=[.M213]; &quot;Digikey&quot;; IF([.AB213]=[.P213]; &quot;Mouser&quot;; IF([.AB213]=[.T213]; &quot;RS&quot;; IF([.AB213]=[.W213]; &quot;TME&quot;)))))" office:value-type="string" office:string-value="TME">
            <text:p>TME</text:p>
          </table:table-cell>
          <table:table-cell table:style-name="ce150" table:formula="of:=IF([.G213]&lt;&gt;&quot;&quot;;MIN([.J213];[.M213];[.P213];[.T213];[.W213]);&quot;&quot;)" office:value-type="currency" office:currency="EUR" office:value="0.00727">
            <text:p>0.007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13]*[.AC213]" office:value-type="float" office:value="0.0727">
            <text:p>0.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7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54, R158</text:p>
          </table:table-cell>
          <table:table-cell table:style-name="ce48" office:value-type="string">
            <text:p>Arduino Shield</text:p>
          </table:table-cell>
          <table:table-cell table:style-name="ce52" table:formula="of:=IF([.F214]=&quot;Power board&quot;;[.B214]*2;[.B21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7">
            <text:p>7</text:p>
          </table:table-cell>
          <table:table-cell table:style-name="ce18" office:value-type="string">
            <text:p>47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5, R66, R67, R85, R86, R87, R100</text:p>
          </table:table-cell>
          <table:table-cell table:style-name="ce30" office:value-type="string">
            <text:p>Power board</text:p>
          </table:table-cell>
          <table:table-cell table:style-name="ce51" table:formula="of:=IF([.F215]=&quot;Power board&quot;;[.B215]*2;[.B215])" office:value-type="float" office:value="14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4:.G215])" office:value-type="float" office:value="16">
            <text:p>16</text:p>
          </table:table-cell>
          <table:table-cell table:style-name="ce58" office:value-type="string">
            <text:p>2447664</text:p>
          </table:table-cell>
          <table:table-cell table:style-name="ce64" office:value-type="string">
            <text:p>MCWR08X4702FTL</text:p>
          </table:table-cell>
          <table:table-cell table:style-name="ce67" office:value-type="float" office:value="0.0063">
            <text:p>0.006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47K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47K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679-1434</text:p>
          </table:table-cell>
          <table:table-cell table:style-name="ce86" office:value-type="string">
            <text:p>CRCW080547K0FKEA</text:p>
          </table:table-cell>
          <table:table-cell table:style-name="ce93" office:value-type="float" office:value="0.01">
            <text:p>0.01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47K</text:p>
          </table:table-cell>
          <table:table-cell table:style-name="ce125" office:value-type="float" office:value="0.00714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16]&lt;&gt;&quot;&quot;;&quot;&quot;;[.G216])" office:value-type="float" office:value="16">
            <text:p>16</text:p>
          </table:table-cell>
          <table:table-cell table:style-name="ce144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>
            <text:p>Farnell</text:p>
          </table:table-cell>
          <table:table-cell table:style-name="ce151" table:formula="of:=IF([.G216]&lt;&gt;&quot;&quot;;MIN([.J216];[.M216];[.P216];[.T216];[.W216]);&quot;&quot;)" office:value-type="currency" office:currency="EUR" office:value="0.0063">
            <text:p>0.006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216]*[.AC216]" office:value-type="float" office:value="0.126">
            <text:p>0.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>
            <text:p>118</text:p>
          </table:table-cell>
          <table:table-cell table:style-name="ce13" office:value-type="float" office:value="11">
            <text:p>11</text:p>
          </table:table-cell>
          <table:table-cell table:style-name="ce19" office:value-type="string">
            <text:p>4K7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6, R127, R128, R131, R133, R136, R137, R156, R159, R161, R162</text:p>
          </table:table-cell>
          <table:table-cell table:style-name="ce48" office:value-type="string">
            <text:p>Arduino Shield</text:p>
          </table:table-cell>
          <table:table-cell table:style-name="ce52" table:formula="of:=IF([.F218]=&quot;Power board&quot;;[.B218]*2;[.B218])" office:value-type="float" office:value="11">
            <text:p>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4K7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</text:p>
          </table:table-cell>
          <table:table-cell table:style-name="ce30" office:value-type="string">
            <text:p>Power board</text:p>
          </table:table-cell>
          <table:table-cell table:style-name="ce51" table:formula="of:=IF([.F219]=&quot;Power board&quot;;[.B219]*2;[.B21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8:.G219])" office:value-type="float" office:value="13">
            <text:p>13</text:p>
          </table:table-cell>
          <table:table-cell table:style-name="ce58" office:value-type="string">
            <text:p>9333266</text:p>
          </table:table-cell>
          <table:table-cell table:style-name="ce64" office:value-type="string">
            <text:p>MC01W080514K7</text:p>
          </table:table-cell>
          <table:table-cell table:style-name="ce67" office:value-type="float" office:value="0.002">
            <text:p>0.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4K7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4K7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223-0528</text:p>
          </table:table-cell>
          <table:table-cell table:style-name="ce86" office:value-type="string">
            <text:p>CRG0805F4K7</text:p>
          </table:table-cell>
          <table:table-cell table:style-name="ce93" office:value-type="float" office:value="0.011">
            <text:p>0.01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4K7</text:p>
          </table:table-cell>
          <table:table-cell table:style-name="ce125" office:value-type="float" office:value="0.008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0]&lt;&gt;&quot;&quot;;&quot;&quot;;[.G220])" office:value-type="float" office:value="13">
            <text:p>13</text:p>
          </table:table-cell>
          <table:table-cell table:style-name="ce144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>
            <text:p>Farnell</text:p>
          </table:table-cell>
          <table:table-cell table:style-name="ce151" table:formula="of:=IF([.G220]&lt;&gt;&quot;&quot;;MIN([.J220];[.M220];[.P220];[.T220];[.W220]);&quot;&quot;)" office:value-type="currency" office:currency="EUR" office:value="0.002">
            <text:p>0.002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220]*[.AC220]" office:value-type="float" office:value="0.04">
            <text:p>0.04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49R9 <text:s/>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8, R140, R141, R142</text:p>
          </table:table-cell>
          <table:table-cell table:style-name="ce48" office:value-type="string">
            <text:p>Arduino Shield</text:p>
          </table:table-cell>
          <table:table-cell table:style-name="ce52" table:formula="of:=IF([.F222]=&quot;Power board&quot;;[.B222]*2;[.B222])" office:value-type="float" office:value="4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49R9 <text:s/>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09, R112</text:p>
          </table:table-cell>
          <table:table-cell table:style-name="ce30" office:value-type="string">
            <text:p>AUX PS</text:p>
          </table:table-cell>
          <table:table-cell table:style-name="ce51" table:formula="of:=IF([.F223]=&quot;Power board&quot;;[.B223]*2;[.B22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office:value-type="float" office:value="6">
            <text:p>6</text:p>
          </table:table-cell>
          <table:table-cell table:style-name="ce58" office:value-type="float" office:value="2141727">
            <text:p>2141727</text:p>
          </table:table-cell>
          <table:table-cell table:style-name="ce64" office:value-type="string">
            <text:p>MC01W0805149R9</text:p>
          </table:table-cell>
          <table:table-cell table:style-name="ce67" office:value-type="float" office:value="0.002">
            <text:p>0.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49R9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49R9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679-1462</text:p>
          </table:table-cell>
          <table:table-cell table:style-name="ce86" office:value-type="string">
            <text:p>CRCW080549R9FKEA</text:p>
          </table:table-cell>
          <table:table-cell table:style-name="ce93" office:value-type="float" office:value="0.011">
            <text:p>0.01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49R9</text:p>
          </table:table-cell>
          <table:table-cell table:style-name="ce125" office:value-type="float" office:value="0.00714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4]&lt;&gt;&quot;&quot;;&quot;&quot;;[.G224])" office:value-type="float" office:value="6">
            <text:p>6</text:p>
          </table:table-cell>
          <table:table-cell table:style-name="ce144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>
            <text:p>Farnell</text:p>
          </table:table-cell>
          <table:table-cell table:style-name="ce151" table:formula="of:=IF([.G224]&lt;&gt;&quot;&quot;;MIN([.J224];[.M224];[.P224];[.T224];[.W224]);&quot;&quot;)" office:value-type="currency" office:currency="EUR" office:value="0.002">
            <text:p>0.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24]*[.AC224]" office:value-type="float" office:value="0.02">
            <text:p>0.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5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48</text:p>
          </table:table-cell>
          <table:table-cell table:style-name="ce48" office:value-type="string">
            <text:p>Power board</text:p>
          </table:table-cell>
          <table:table-cell table:style-name="ce52" table:formula="of:=IF([.F226]=&quot;Power board&quot;;[.B226]*2;[.B226])" office:value-type="float" office:value="2">
            <text:p>2</text:p>
          </table:table-cell>
          <table:table-cell table:style-name="ce58" office:value-type="string">
            <text:p>9334653</text:p>
          </table:table-cell>
          <table:table-cell table:style-name="ce64" office:value-type="string">
            <text:p>MC01W0805551K</text:p>
          </table:table-cell>
          <table:table-cell table:style-name="ce67" office:value-type="float" office:value="0.0147">
            <text:p>0.015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51K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51K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679-1525</text:p>
          </table:table-cell>
          <table:table-cell table:style-name="ce86" office:value-type="string">
            <text:p>CRCW080551K0FKEA</text:p>
          </table:table-cell>
          <table:table-cell table:style-name="ce93" office:value-type="float" office:value="0.02">
            <text:p>0.02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51K</text:p>
          </table:table-cell>
          <table:table-cell table:style-name="ce125" office:value-type="float" office:value="0.00605">
            <text:p>0.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6]&lt;&gt;&quot;&quot;;&quot;&quot;;[.G226])" office:value-type="float" office:value="2">
            <text:p>2</text:p>
          </table:table-cell>
          <table:table-cell table:style-name="ce144" table:formula="of:=IF([.AB226]=[.J226];&quot;Farnell&quot;; IF([.AB226]=[.M226]; &quot;Digikey&quot;; IF([.AB226]=[.P226]; &quot;Mouser&quot;; IF([.AB226]=[.T226]; &quot;RS&quot;; IF([.AB226]=[.W226]; &quot;TME&quot;)))))" office:value-type="string" office:string-value="TME">
            <text:p>TME</text:p>
          </table:table-cell>
          <table:table-cell table:style-name="ce151" table:formula="of:=IF([.G226]&lt;&gt;&quot;&quot;;MIN([.J226];[.M226];[.P226];[.T226];[.W226]);&quot;&quot;)" office:value-type="currency" office:currency="EUR" office:value="0.00605">
            <text:p>0.006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26]*[.AC226]" office:value-type="float" office:value="0.0605">
            <text:p>0.061</text:p>
          </table:table-cell>
          <table:table-cell table:number-columns-repeated="994"/>
        </table:table-row>
        <table:table-row table:style-name="ro7">
          <table:table-cell table:style-name="ce3" office:value-type="float" office:value="121">
            <text:p>121</text:p>
          </table:table-cell>
          <table:table-cell office:value-type="float" office:value="2">
            <text:p>2</text:p>
          </table:table-cell>
          <table:table-cell table:style-name="ce18" office:value-type="string">
            <text:p>5K1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8, R84, R97</text:p>
          </table:table-cell>
          <table:table-cell table:style-name="ce30" office:value-type="string">
            <text:p>Power board</text:p>
          </table:table-cell>
          <table:table-cell table:style-name="ce51" table:formula="of:=IF([.F227]=&quot;Power board&quot;;[.B227]*2;[.B227])" office:value-type="float" office:value="4">
            <text:p>4</text:p>
          </table:table-cell>
          <table:table-cell table:style-name="ce18" office:value-type="float" office:value="9333320">
            <text:p>9333320</text:p>
          </table:table-cell>
          <table:table-cell table:style-name="ce30" office:value-type="string">
            <text:p>MC01W080515K1</text:p>
          </table:table-cell>
          <table:table-cell table:style-name="ce66" office:value-type="float" office:value="0.0021">
            <text:p>0.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5K1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5K1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679-1569</text:p>
          </table:table-cell>
          <table:table-cell table:style-name="ce110" office:value-type="string">
            <text:p>CRCW08055K10FKEA</text:p>
          </table:table-cell>
          <table:table-cell table:style-name="ce92" office:value-type="float" office:value="0.027">
            <text:p>0.02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5K1</text:p>
          </table:table-cell>
          <table:table-cell table:style-name="ce66" office:value-type="float" office:value="0.00654">
            <text:p>0.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27]&lt;&gt;&quot;&quot;;&quot;&quot;;[.G227])" office:value-type="float" office:value="4">
            <text:p>4</text:p>
          </table:table-cell>
          <table:table-cell table:style-name="ce143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>
            <text:p>Farnell</text:p>
          </table:table-cell>
          <table:table-cell table:style-name="ce150" table:formula="of:=IF([.G227]&lt;&gt;&quot;&quot;;MIN([.J227];[.M227];[.P227];[.T227];[.W227]);&quot;&quot;)" office:value-type="currency" office:currency="EUR" office:value="0.0021">
            <text:p>0.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27]*[.AC227]" office:value-type="float" office:value="0.021">
            <text:p>0.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5K6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5, R117</text:p>
          </table:table-cell>
          <table:table-cell table:style-name="ce48" office:value-type="string">
            <text:p>AUX PS</text:p>
          </table:table-cell>
          <table:table-cell table:style-name="ce52" table:formula="of:=IF([.F228]=&quot;Power board&quot;;[.B228]*2;[.B22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5K6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88, R99</text:p>
          </table:table-cell>
          <table:table-cell table:style-name="ce30" office:value-type="string">
            <text:p>Power board</text:p>
          </table:table-cell>
          <table:table-cell table:style-name="ce51" table:formula="of:=IF([.F229]=&quot;Power board&quot;;[.B229]*2;[.B229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28:.G229])" office:value-type="float" office:value="6">
            <text:p>6</text:p>
          </table:table-cell>
          <table:table-cell table:style-name="ce58" office:value-type="float" office:value="2447693">
            <text:p>2447693</text:p>
          </table:table-cell>
          <table:table-cell table:style-name="ce64" office:value-type="string">
            <text:p>MCWR08X5601FTL</text:p>
          </table:table-cell>
          <table:table-cell table:style-name="ce67" office:value-type="float" office:value="0.0063">
            <text:p>0.006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5K6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5K6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679-1572</text:p>
          </table:table-cell>
          <table:table-cell table:style-name="ce86" office:value-type="string">
            <text:p>CRCW08055K60FKEA</text:p>
          </table:table-cell>
          <table:table-cell table:style-name="ce93" office:value-type="float" office:value="0.021">
            <text:p>0.02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5K6-1%</text:p>
          </table:table-cell>
          <table:table-cell table:style-name="ce125" office:value-type="float" office:value="0.00807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30]&lt;&gt;&quot;&quot;;&quot;&quot;;[.G230])" office:value-type="float" office:value="6">
            <text:p>6</text:p>
          </table:table-cell>
          <table:table-cell table:style-name="ce144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>
            <text:p>Farnell</text:p>
          </table:table-cell>
          <table:table-cell table:style-name="ce151" table:formula="of:=IF([.G230]&lt;&gt;&quot;&quot;;MIN([.J230];[.M230];[.P230];[.T230];[.W230]);&quot;&quot;)" office:value-type="currency" office:currency="EUR" office:value="0.0063">
            <text:p>0.006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30]*[.AC230]" office:value-type="float" office:value="0.063">
            <text:p>0.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13" office:value-type="float" office:value="3">
            <text:p>3</text:p>
          </table:table-cell>
          <table:table-cell table:style-name="ce19" office:value-type="string">
            <text:p>75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46, R89, R96</text:p>
          </table:table-cell>
          <table:table-cell table:style-name="ce48" office:value-type="string">
            <text:p>Power board</text:p>
          </table:table-cell>
          <table:table-cell table:style-name="ce52" table:formula="of:=IF([.F232]=&quot;Power board&quot;;[.B232]*2;[.B232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75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52, R153</text:p>
          </table:table-cell>
          <table:table-cell table:style-name="ce30" office:value-type="string">
            <text:p>Arduino Shield</text:p>
          </table:table-cell>
          <table:table-cell table:style-name="ce51" table:formula="of:=IF([.F233]=&quot;Power board&quot;;[.B233]*2;[.B23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2:.G233])" office:value-type="float" office:value="8">
            <text:p>8</text:p>
          </table:table-cell>
          <table:table-cell table:style-name="ce58" office:value-type="string">
            <text:p>9333525</text:p>
          </table:table-cell>
          <table:table-cell table:style-name="ce64" office:value-type="string">
            <text:p>MC01W08051750R</text:p>
          </table:table-cell>
          <table:table-cell table:style-name="ce67" office:value-type="float" office:value="0.002">
            <text:p>0.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750R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750R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679-1660</text:p>
          </table:table-cell>
          <table:table-cell table:style-name="ce86" office:value-type="string">
            <text:p>CRCW0805750RFKEA</text:p>
          </table:table-cell>
          <table:table-cell table:style-name="ce93" office:value-type="float" office:value="0.01">
            <text:p>0.01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RCW0805750RFKTABC</text:p>
          </table:table-cell>
          <table:table-cell table:style-name="ce125" office:value-type="float" office:value="0.0116">
            <text:p>0.012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34]&lt;&gt;&quot;&quot;;&quot;&quot;;[.G234])" office:value-type="float" office:value="8">
            <text:p>8</text:p>
          </table:table-cell>
          <table:table-cell table:style-name="ce144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>
            <text:p>Farnell</text:p>
          </table:table-cell>
          <table:table-cell table:style-name="ce151" table:formula="of:=IF([.G234]&lt;&gt;&quot;&quot;;MIN([.J234];[.M234];[.P234];[.T234];[.W234]);&quot;&quot;)" office:value-type="currency" office:currency="EUR" office:value="0.002">
            <text:p>0.002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234]*[.AC234]" office:value-type="float" office:value="0.04">
            <text:p>0.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>
            <text:p>124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7K5 <text:span text:style-name="T2">0.1%</text:span>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39, R52</text:p>
          </table:table-cell>
          <table:table-cell table:style-name="ce48" office:value-type="string">
            <text:p>Power board</text:p>
          </table:table-cell>
          <table:table-cell table:style-name="ce52" table:formula="of:=IF([.F236]=&quot;Power board&quot;;[.B236]*2;[.B236])" office:value-type="float" office:value="4">
            <text:p>4</text:p>
          </table:table-cell>
          <table:table-cell table:style-name="ce58" office:value-type="float" office:value="1670239">
            <text:p>1670239</text:p>
          </table:table-cell>
          <table:table-cell table:style-name="ce64" office:value-type="string">
            <text:p>ERA6AEB752V</text:p>
          </table:table-cell>
          <table:table-cell table:style-name="ce67" office:value-type="float" office:value="0.312">
            <text:p>0.31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T0805BRD077K5L</text:p>
          </table:table-cell>
          <table:table-cell table:style-name="ce93" office:value-type="float" office:value="0.35">
            <text:p>0.350</text:p>
          </table:table-cell>
          <table:table-cell table:style-name="ce101"/>
          <table:table-cell table:style-name="ce86" office:value-type="string">
            <text:p>RT0805BRD077K5L</text:p>
          </table:table-cell>
          <table:table-cell table:style-name="ce93" office:value-type="float" office:value="0.357">
            <text:p>0.357</text:p>
          </table:table-cell>
          <table:table-cell table:style-name="ce101"/>
          <table:table-cell table:style-name="ce86" office:value-type="string">
            <text:p>666-2588</text:p>
          </table:table-cell>
          <table:table-cell table:style-name="ce86" office:value-type="string">
            <text:p>CPF0805B7K5E</text:p>
          </table:table-cell>
          <table:table-cell table:style-name="ce93" office:value-type="float" office:value="0.28">
            <text:p>0.280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RN73C2A7K5BTDF</text:p>
          </table:table-cell>
          <table:table-cell table:style-name="ce125" office:value-type="float" office:value="0.52">
            <text:p>0.520</text:p>
          </table:table-cell>
          <table:table-cell table:style-name="ce101" office:value-type="float" office:value="2">
            <text:p>2</text:p>
          </table:table-cell>
          <table:table-cell table:style-name="ce133"/>
          <table:table-cell table:style-name="ce101" table:formula="of:=IF([.Y236]&lt;&gt;&quot;&quot;;&quot;&quot;;[.G236])" office:value-type="float" office:value="4">
            <text:p>4</text:p>
          </table:table-cell>
          <table:table-cell table:style-name="ce144" table:formula="of:=IF([.AB236]=[.J236];&quot;Farnell&quot;; IF([.AB236]=[.M236]; &quot;Digikey&quot;; IF([.AB236]=[.P236]; &quot;Mouser&quot;; IF([.AB236]=[.T236]; &quot;RS&quot;; IF([.AB236]=[.W236]; &quot;TME&quot;)))))" office:value-type="string" office:string-value="RS">
            <text:p>RS</text:p>
          </table:table-cell>
          <table:table-cell table:style-name="ce151" table:formula="of:=IF([.G236]&lt;&gt;&quot;&quot;;MIN([.J236];[.M236];[.P236];[.T236];[.W236]);&quot;&quot;)" office:value-type="currency" office:currency="EUR" office:value="0.28">
            <text:p>0.280 €</text:p>
          </table:table-cell>
          <table:table-cell table:style-name="ce144" office:value-type="float" office:value="5">
            <text:p>5</text:p>
          </table:table-cell>
          <table:table-cell table:style-name="ce163" table:formula="of:=[.AB236]*[.AC236]" office:value-type="float" office:value="1.4">
            <text:p>1.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>
            <text:p>125</text:p>
          </table:table-cell>
          <table:table-cell office:value-type="float" office:value="2">
            <text:p>2</text:p>
          </table:table-cell>
          <table:table-cell table:style-name="ce18" office:value-type="string">
            <text:p>82R (0.1 or 1%)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R62, R71</text:p>
          </table:table-cell>
          <table:table-cell table:style-name="ce30" office:value-type="string">
            <text:p>Power board</text:p>
          </table:table-cell>
          <table:table-cell table:style-name="ce51" table:formula="of:=IF([.F237]=&quot;Power board&quot;;[.B237]*2;[.B237])" office:value-type="float" office:value="4">
            <text:p>4</text:p>
          </table:table-cell>
          <table:table-cell table:style-name="ce18" office:value-type="string">
            <text:p>1577592</text:p>
          </table:table-cell>
          <table:table-cell table:style-name="ce30" office:value-type="string">
            <text:p>ERA3AEB820V</text:p>
          </table:table-cell>
          <table:table-cell table:style-name="ce66" office:value-type="float" office:value="0.185">
            <text:p>0.185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P82DBCT-ND</text:p>
          </table:table-cell>
          <table:table-cell table:style-name="ce92" office:value-type="float" office:value="0.37">
            <text:p>0.37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ERA-6AEB820V</text:p>
          </table:table-cell>
          <table:table-cell table:style-name="ce92" office:value-type="float" office:value="0.547">
            <text:p>0.547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65-863</text:p>
          </table:table-cell>
          <table:table-cell table:style-name="ce110" office:value-type="string">
            <text:p>ERA6AEB820V</text:p>
          </table:table-cell>
          <table:table-cell table:style-name="ce92" office:value-type="float" office:value="0.046">
            <text:p>0.046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AR0805-82R-0.1%</text:p>
          </table:table-cell>
          <table:table-cell table:style-name="ce66" office:value-type="float" office:value="0.113">
            <text:p>0.113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237]&lt;&gt;&quot;&quot;;&quot;&quot;;[.G237])" office:value-type="float" office:value="4">
            <text:p>4</text:p>
          </table:table-cell>
          <table:table-cell table:style-name="ce143" table:formula="of:=IF([.AB237]=[.J237];&quot;Farnell&quot;; IF([.AB237]=[.M237]; &quot;Digikey&quot;; IF([.AB237]=[.P237]; &quot;Mouser&quot;; IF([.AB237]=[.T237]; &quot;RS&quot;; IF([.AB237]=[.W237]; &quot;TME&quot;)))))" office:value-type="string" office:string-value="RS">
            <text:p>RS</text:p>
          </table:table-cell>
          <table:table-cell table:style-name="ce150" table:formula="of:=IF([.G237]&lt;&gt;&quot;&quot;;MIN([.J237];[.M237];[.P237];[.T237];[.W237]);&quot;&quot;)" office:value-type="currency" office:currency="EUR" office:value="0.046">
            <text:p>0.046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37]*[.AC237]" office:value-type="float" office:value="0.46">
            <text:p>0.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>
            <text:p>12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0R010 1% / 2W</text:p>
          </table:table-cell>
          <table:table-cell table:style-name="ce31" office:value-type="string">
            <text:p>2512 or 1206 / min 1W</text:p>
          </table:table-cell>
          <table:table-cell table:style-name="ce46" office:value-type="string">
            <text:p>R4</text:p>
          </table:table-cell>
          <table:table-cell table:style-name="ce48" office:value-type="string">
            <text:p>Power board</text:p>
          </table:table-cell>
          <table:table-cell table:style-name="ce52" table:formula="of:=IF([.F238]=&quot;Power board&quot;;[.B238]*2;[.B238])" office:value-type="float" office:value="2">
            <text:p>2</text:p>
          </table:table-cell>
          <table:table-cell table:style-name="ce58" office:value-type="float" office:value="1435947">
            <text:p>1435947</text:p>
          </table:table-cell>
          <table:table-cell table:style-name="ce64" office:value-type="string">
            <text:p>CRA2512-FZ-R010ELF</text:p>
          </table:table-cell>
          <table:table-cell table:style-name="ce67" office:value-type="float" office:value="0.484">
            <text:p>0.48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RA2512-FZ-R010ELF</text:p>
          </table:table-cell>
          <table:table-cell table:style-name="ce93" office:value-type="float" office:value="0.54">
            <text:p>0.540</text:p>
          </table:table-cell>
          <table:table-cell table:style-name="ce101"/>
          <table:table-cell table:style-name="ce86" office:value-type="string">
            <text:p>CRA2512-FZ-R010ELF</text:p>
          </table:table-cell>
          <table:table-cell table:style-name="ce93" office:value-type="float" office:value="0.568">
            <text:p>0.568</text:p>
          </table:table-cell>
          <table:table-cell table:style-name="ce101"/>
          <table:table-cell table:style-name="ce86" office:value-type="string">
            <text:p>693-4381</text:p>
          </table:table-cell>
          <table:table-cell table:style-name="ce86" office:value-type="string">
            <text:p>CRA2512-FZ-R010ELF</text:p>
          </table:table-cell>
          <table:table-cell table:style-name="ce93" office:value-type="float" office:value="0.515">
            <text:p>0.515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LRP2512-R010-1%</text:p>
          </table:table-cell>
          <table:table-cell table:style-name="ce125" office:value-type="float" office:value="0.150806">
            <text:p>0.151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238]&lt;&gt;&quot;&quot;;&quot;&quot;;[.G238])" office:value-type="float" office:value="2">
            <text:p>2</text:p>
          </table:table-cell>
          <table:table-cell table:style-name="ce144" table:formula="of:=IF([.AB238]=[.J238];&quot;Farnell&quot;; IF([.AB238]=[.M238]; &quot;Digikey&quot;; IF([.AB238]=[.P238]; &quot;Mouser&quot;; IF([.AB238]=[.T238]; &quot;RS&quot;; IF([.AB238]=[.W238]; &quot;TME&quot;)))))" office:value-type="string" office:string-value="TME">
            <text:p>TME</text:p>
          </table:table-cell>
          <table:table-cell table:style-name="ce151" table:formula="of:=IF([.G238]&lt;&gt;&quot;&quot;;MIN([.J238];[.M238];[.P238];[.T238];[.W238]);&quot;&quot;)" office:value-type="currency" office:currency="EUR" office:value="0.150806">
            <text:p>0.151 €</text:p>
          </table:table-cell>
          <table:table-cell table:style-name="ce144" office:value-type="float" office:value="5">
            <text:p>5</text:p>
          </table:table-cell>
          <table:table-cell table:style-name="ce163" table:formula="of:=[.AB238]*[.AC238]" office:value-type="float" office:value="0.75403">
            <text:p>0.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>
            <text:p>127</text:p>
          </table:table-cell>
          <table:table-cell office:value-type="float" office:value="1">
            <text:p>1</text:p>
          </table:table-cell>
          <table:table-cell table:style-name="ce18" office:value-type="string">
            <text:p>0R020 1% / 2W</text:p>
          </table:table-cell>
          <table:table-cell table:style-name="ce30" office:value-type="string">
            <text:p>2512, 2-3 W (max. ±75 PPM/°C)</text:p>
          </table:table-cell>
          <table:table-cell table:style-name="ce45" office:value-type="string">
            <text:p>R65</text:p>
          </table:table-cell>
          <table:table-cell table:style-name="ce30" office:value-type="string">
            <text:p>Power board</text:p>
          </table:table-cell>
          <table:table-cell table:style-name="ce51" table:formula="of:=IF([.F239]=&quot;Power board&quot;;[.B239]*2;[.B239])" office:value-type="float" office:value="2">
            <text:p>2</text:p>
          </table:table-cell>
          <table:table-cell table:style-name="ce18" office:value-type="string">
            <text:p>1435948</text:p>
          </table:table-cell>
          <table:table-cell table:style-name="ce30" office:value-type="string">
            <text:p>CRA2512-FZ-R020ELF</text:p>
          </table:table-cell>
          <table:table-cell table:style-name="ce66" office:value-type="float" office:value="0.513">
            <text:p>0.513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RA2512-FZ-R020ELF</text:p>
          </table:table-cell>
          <table:table-cell table:style-name="ce92" office:value-type="float" office:value="0.54">
            <text:p>0.540</text:p>
          </table:table-cell>
          <table:table-cell table:style-name="ce100"/>
          <table:table-cell table:style-name="ce85" office:value-type="string">
            <text:p>CRA2512-FZ-R020ELF</text:p>
          </table:table-cell>
          <table:table-cell table:style-name="ce92" office:value-type="float" office:value="0.568">
            <text:p>0.568</text:p>
          </table:table-cell>
          <table:table-cell table:style-name="ce100"/>
          <table:table-cell table:style-name="ce110" office:value-type="string">
            <text:p>693-4384</text:p>
          </table:table-cell>
          <table:table-cell table:style-name="ce110" office:value-type="string">
            <text:p>CRA2512-FZ-R020ELF</text:p>
          </table:table-cell>
          <table:table-cell table:style-name="ce92" office:value-type="float" office:value="0.507">
            <text:p>0.507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WW25NR020FTL</text:p>
          </table:table-cell>
          <table:table-cell table:style-name="ce66" office:value-type="float" office:value="0.189">
            <text:p>0.189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239]&lt;&gt;&quot;&quot;;&quot;&quot;;[.G239])" office:value-type="float" office:value="2">
            <text:p>2</text:p>
          </table:table-cell>
          <table:table-cell table:style-name="ce143" table:formula="of:=IF([.AB239]=[.J239];&quot;Farnell&quot;; IF([.AB239]=[.M239]; &quot;Digikey&quot;; IF([.AB239]=[.P239]; &quot;Mouser&quot;; IF([.AB239]=[.T239]; &quot;RS&quot;; IF([.AB239]=[.W239]; &quot;TME&quot;)))))" office:value-type="string" office:string-value="TME">
            <text:p>TME</text:p>
          </table:table-cell>
          <table:table-cell table:style-name="ce150" table:formula="of:=IF([.G239]&lt;&gt;&quot;&quot;;MIN([.J239];[.M239];[.P239];[.T239];[.W239]);&quot;&quot;)" office:value-type="currency" office:currency="EUR" office:value="0.189">
            <text:p>0.189 €</text:p>
          </table:table-cell>
          <table:table-cell table:style-name="ce143" office:value-type="float" office:value="5">
            <text:p>5</text:p>
          </table:table-cell>
          <table:table-cell table:style-name="ce163" table:formula="of:=[.AB239]*[.AC239]" office:value-type="float" office:value="0.945">
            <text:p>0.945</text:p>
          </table:table-cell>
          <table:table-cell table:number-columns-repeated="994"/>
        </table:table-row>
        <table:table-row table:style-name="ro2">
          <table:table-cell table:style-name="ce3" office:value-type="float" office:value="128">
            <text:p>128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0R16 1%</text:p>
          </table:table-cell>
          <table:table-cell table:style-name="ce31" office:value-type="string">
            <text:p>1210</text:p>
          </table:table-cell>
          <table:table-cell table:style-name="ce46" office:value-type="string">
            <text:p>R63</text:p>
          </table:table-cell>
          <table:table-cell table:style-name="ce48" office:value-type="string">
            <text:p>Power board</text:p>
          </table:table-cell>
          <table:table-cell table:style-name="ce52" table:formula="of:=IF([.F240]=&quot;Power board&quot;;[.B240]*2;[.B240])" office:value-type="float" office:value="2">
            <text:p>2</text:p>
          </table:table-cell>
          <table:table-cell table:style-name="ce58" office:value-type="string">
            <text:p>2503067</text:p>
          </table:table-cell>
          <table:table-cell table:style-name="ce64" office:value-type="string">
            <text:p>WW10PR160FTL</text:p>
          </table:table-cell>
          <table:table-cell table:style-name="ce67" office:value-type="float" office:value="0.626">
            <text:p>0.626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RL1206-FW-R160ELFCT-ND</text:p>
          </table:table-cell>
          <table:table-cell table:style-name="ce93" office:value-type="float" office:value="0.38">
            <text:p>0.3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52-CRL1206FWR160ELF</text:p>
          </table:table-cell>
          <table:table-cell table:style-name="ce93" office:value-type="float" office:value="0.341">
            <text:p>0.34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94-4207</text:p>
          </table:table-cell>
          <table:table-cell table:style-name="ce86" office:value-type="string">
            <text:p>CRL1206-FW-R160ELF</text:p>
          </table:table-cell>
          <table:table-cell table:style-name="ce93" office:value-type="float" office:value="0.071">
            <text:p>0.071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CS1206N2-0R16-1%</text:p>
          </table:table-cell>
          <table:table-cell table:style-name="ce125" office:value-type="float" office:value="0.06091">
            <text:p>0.061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240]&lt;&gt;&quot;&quot;;&quot;&quot;;[.G240])" office:value-type="float" office:value="2">
            <text:p>2</text:p>
          </table:table-cell>
          <table:table-cell table:style-name="ce144" table:formula="of:=IF([.AB240]=[.J240];&quot;Farnell&quot;; IF([.AB240]=[.M240]; &quot;Digikey&quot;; IF([.AB240]=[.P240]; &quot;Mouser&quot;; IF([.AB240]=[.T240]; &quot;RS&quot;; IF([.AB240]=[.W240]; &quot;TME&quot;)))))" office:value-type="string" office:string-value="TME">
            <text:p>TME</text:p>
          </table:table-cell>
          <table:table-cell table:style-name="ce151" table:formula="of:=IF([.G240]&lt;&gt;&quot;&quot;;MIN([.J240];[.M240];[.P240];[.T240];[.W240]);&quot;&quot;)" office:value-type="currency" office:currency="EUR" office:value="0.06091">
            <text:p>0.061 €</text:p>
          </table:table-cell>
          <table:table-cell table:style-name="ce144" office:value-type="float" office:value="5">
            <text:p>5</text:p>
          </table:table-cell>
          <table:table-cell table:style-name="ce163" table:formula="of:=[.AB240]*[.AC240]" office:value-type="float" office:value="0.30455">
            <text:p>0.305</text:p>
          </table:table-cell>
          <table:table-cell table:number-columns-repeated="994"/>
        </table:table-row>
        <table:table-row table:style-name="ro5">
          <table:table-cell table:style-name="ce3" office:value-type="float" office:value="129">
            <text:p>129</text:p>
          </table:table-cell>
          <table:table-cell office:value-type="float" office:value="1">
            <text:p>1</text:p>
          </table:table-cell>
          <table:table-cell table:style-name="ce18" office:value-type="string">
            <text:p>1M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76</text:p>
          </table:table-cell>
          <table:table-cell table:style-name="ce30" office:value-type="string">
            <text:p>Arduino Shield</text:p>
          </table:table-cell>
          <table:table-cell table:style-name="ce51" table:formula="of:=IF([.F241]=&quot;Power board&quot;;[.B241]*2;[.B241])" office:value-type="float" office:value="1">
            <text:p>1</text:p>
          </table:table-cell>
          <table:table-cell table:style-name="ce18" office:value-type="string">
            <text:p>2447596</text:p>
          </table:table-cell>
          <table:table-cell table:style-name="ce30" office:value-type="string">
            <text:p>MCWR08X1004FTL</text:p>
          </table:table-cell>
          <table:table-cell table:style-name="ce66" office:value-type="float" office:value="0.0058">
            <text:p>0.00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311-1.00MCRCT-ND</text:p>
          </table:table-cell>
          <table:table-cell table:style-name="ce92" office:value-type="float" office:value="0.09">
            <text:p>0.09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03-RC0805FR-071ML</text:p>
          </table:table-cell>
          <table:table-cell table:style-name="ce92" office:value-type="float" office:value="0.094">
            <text:p>0.094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223-0821</text:p>
          </table:table-cell>
          <table:table-cell table:style-name="ce110" office:value-type="string">
            <text:p>CRG0805F1M0</text:p>
          </table:table-cell>
          <table:table-cell table:style-name="ce92" office:value-type="float" office:value="0.019">
            <text:p>0.019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1M</text:p>
          </table:table-cell>
          <table:table-cell table:style-name="ce66" office:value-type="float" office:value="0.008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41]&lt;&gt;&quot;&quot;;&quot;&quot;;[.G241])" office:value-type="float" office:value="1">
            <text:p>1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>
            <text:p>Farnell</text:p>
          </table:table-cell>
          <table:table-cell table:style-name="ce150" table:formula="of:=IF([.G241]&lt;&gt;&quot;&quot;;MIN([.J241];[.M241];[.P241];[.T241];[.W241]);&quot;&quot;)" office:value-type="currency" office:currency="EUR" office:value="0.0058">
            <text:p>0.006 €</text:p>
          </table:table-cell>
          <table:table-cell table:style-name="ce143" office:value-type="float" office:value="5">
            <text:p>5</text:p>
          </table:table-cell>
          <table:table-cell table:style-name="ce163" table:formula="of:=[.AB241]*[.AC241]" office:value-type="float" office:value="0.029">
            <text:p>0.029</text:p>
          </table:table-cell>
          <table:table-cell table:number-columns-repeated="994"/>
        </table:table-row>
        <table:table-row table:style-name="ro6">
          <table:table-cell table:style-name="ce3" office:value-type="float" office:value="130">
            <text:p>130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x10K <text:s/>5%</text:p>
          </table:table-cell>
          <table:table-cell table:style-name="ce31" office:value-type="string">
            <text:p>1206; resistor array</text:p>
          </table:table-cell>
          <table:table-cell table:style-name="ce46" office:value-type="string">
            <text:p>RN1, RN2</text:p>
          </table:table-cell>
          <table:table-cell table:style-name="ce48" office:value-type="string">
            <text:p>Arduino Shield</text:p>
          </table:table-cell>
          <table:table-cell table:style-name="ce52" table:formula="of:=IF([.F242]=&quot;Power board&quot;;[.B242]*2;[.B242])" office:value-type="float" office:value="2">
            <text:p>2</text:p>
          </table:table-cell>
          <table:table-cell table:style-name="ce58" office:value-type="string">
            <text:p>1770137</text:p>
          </table:table-cell>
          <table:table-cell table:style-name="ce64" office:value-type="string">
            <text:p>CAY16-103J4LF</text:p>
          </table:table-cell>
          <table:table-cell table:style-name="ce67" office:value-type="float" office:value="0.11">
            <text:p>0.110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AY16-103J4LF</text:p>
          </table:table-cell>
          <table:table-cell table:style-name="ce93" office:value-type="float" office:value="0.09">
            <text:p>0.090</text:p>
          </table:table-cell>
          <table:table-cell table:style-name="ce101"/>
          <table:table-cell table:style-name="ce86" office:value-type="string">
            <text:p>CAY16-103J4LF</text:p>
          </table:table-cell>
          <table:table-cell table:style-name="ce93" office:value-type="float" office:value="0.095">
            <text:p>0.095</text:p>
          </table:table-cell>
          <table:table-cell table:style-name="ce101"/>
          <table:table-cell table:style-name="ce86" office:value-type="string">
            <text:p>522-5585</text:p>
          </table:table-cell>
          <table:table-cell table:style-name="ce86" office:value-type="string">
            <text:p>CAY16-103J4LF</text:p>
          </table:table-cell>
          <table:table-cell table:style-name="ce93" office:value-type="float" office:value="0.02">
            <text:p>0.02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DR1206-10K-4/8</text:p>
          </table:table-cell>
          <table:table-cell table:style-name="ce125" office:value-type="float" office:value="0.00673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42]&lt;&gt;&quot;&quot;;&quot;&quot;;[.G242])" office:value-type="float" office:value="2">
            <text:p>2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TME">
            <text:p>TME</text:p>
          </table:table-cell>
          <table:table-cell table:style-name="ce151" table:formula="of:=IF([.G242]&lt;&gt;&quot;&quot;;MIN([.J242];[.M242];[.P242];[.T242];[.W242]);&quot;&quot;)" office:value-type="currency" office:currency="EUR" office:value="0.00673">
            <text:p>0.007 €</text:p>
          </table:table-cell>
          <table:table-cell table:style-name="ce144" office:value-type="float" office:value="2">
            <text:p>2</text:p>
          </table:table-cell>
          <table:table-cell table:style-name="ce163" table:formula="of:=[.AB242]*[.AC242]" office:value-type="float" office:value="0.01346">
            <text:p>0.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>
            <text:p>131</text:p>
          </table:table-cell>
          <table:table-cell office:value-type="float" office:value="1">
            <text:p>1</text:p>
          </table:table-cell>
          <table:table-cell table:style-name="ce18" office:value-type="string">
            <text:p>CG2-470L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SAR1</text:p>
          </table:table-cell>
          <table:table-cell table:style-name="ce30" office:value-type="string">
            <text:p>AUX PS</text:p>
          </table:table-cell>
          <table:table-cell table:style-name="ce51" table:formula="of:=IF([.F243]=&quot;Power board&quot;;[.B243]*2;[.B243])" office:value-type="float" office:value="1">
            <text:p>1</text:p>
          </table:table-cell>
          <table:table-cell table:style-name="ce18" office:value-type="float" office:value="1846854">
            <text:p>1846854</text:p>
          </table:table-cell>
          <table:table-cell table:style-name="ce30" office:value-type="string">
            <text:p>2027-47-BLF</text:p>
          </table:table-cell>
          <table:table-cell table:style-name="ce66" office:value-type="float" office:value="1.85">
            <text:p>1.8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027-47-BLF</text:p>
          </table:table-cell>
          <table:table-cell table:style-name="ce92" office:value-type="float" office:value="1.27">
            <text:p>1.270</text:p>
          </table:table-cell>
          <table:table-cell table:style-name="ce100"/>
          <table:table-cell table:style-name="ce85" office:value-type="string">
            <text:p>2027-47-BLF</text:p>
          </table:table-cell>
          <table:table-cell table:style-name="ce92" office:value-type="float" office:value="1.34">
            <text:p>1.340</text:p>
          </table:table-cell>
          <table:table-cell table:style-name="ce100"/>
          <table:table-cell table:style-name="ce110" office:value-type="string">
            <text:p>878-3652</text:p>
          </table:table-cell>
          <table:table-cell table:style-name="ce110" office:value-type="string">
            <text:p>CG2-470L</text:p>
          </table:table-cell>
          <table:table-cell table:style-name="ce92" office:value-type="float" office:value="2.279">
            <text:p>2.279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CG2-470L</text:p>
          </table:table-cell>
          <table:table-cell table:style-name="ce66" office:value-type="float" office:value="1.45">
            <text:p>1.450</text:p>
          </table:table-cell>
          <table:table-cell table:style-name="ce100" office:value-type="float" office:value="1.45">
            <text:p>1</text:p>
          </table:table-cell>
          <table:table-cell table:formula="of:=[.G243]" office:value-type="float" office:value="1">
            <text:p>1</text:p>
          </table:table-cell>
          <table:table-cell/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>
            <text:p>Digikey</text:p>
          </table:table-cell>
          <table:table-cell table:style-name="ce150" table:formula="of:=IF([.G243]&lt;&gt;&quot;&quot;;MIN([.J243];[.M243];[.P243];[.T243];[.W243]);&quot;&quot;)" office:value-type="currency" office:currency="EUR" office:value="1.27">
            <text:p>1.27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43]*[.AC243]" office:value-type="float" office:value="1.27">
            <text:p>1.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D-BZEN-0903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SP1 Buzzer</text:p>
          </table:table-cell>
          <table:table-cell table:style-name="ce48" office:value-type="string">
            <text:p>Arduino Shield</text:p>
          </table:table-cell>
          <table:table-cell table:style-name="ce52" table:formula="of:=IF([.F244]=&quot;Power board&quot;;[.B244]*2;[.B24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TE092703-6</text:p>
          </table:table-cell>
          <table:table-cell table:style-name="ce93" office:value-type="float" office:value="2.2">
            <text:p>2.20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LD-BZEN-0903</text:p>
          </table:table-cell>
          <table:table-cell table:style-name="ce125" office:value-type="float" office:value="0.504">
            <text:p>0.504</text:p>
          </table:table-cell>
          <table:table-cell table:style-name="ce101" office:value-type="float" office:value="3">
            <text:p>3</text:p>
          </table:table-cell>
          <table:table-cell table:style-name="ce133" table:formula="of:=[.G244]" office:value-type="float" office:value="1">
            <text:p>1</text:p>
          </table:table-cell>
          <table:table-cell table:style-name="ce101" table:formula="of:=IF([.Y244]&lt;&gt;&quot;&quot;;&quot;&quot;;[.G244])">
            <text:p/>
          </table:table-cell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TME">
            <text:p>TME</text:p>
          </table:table-cell>
          <table:table-cell table:style-name="ce151" table:formula="of:=IF([.G244]&lt;&gt;&quot;&quot;;MIN([.J244];[.M244];[.P244];[.T244];[.W244]);&quot;&quot;)" office:value-type="currency" office:currency="EUR" office:value="0.504">
            <text:p>0.504 €</text:p>
          </table:table-cell>
          <table:table-cell table:style-name="ce144" office:value-type="float" office:value="3">
            <text:p>3</text:p>
          </table:table-cell>
          <table:table-cell table:style-name="ce163" table:formula="of:=[.AB244]*[.AC244]" office:value-type="float" office:value="1.512">
            <text:p>1.512</text:p>
          </table:table-cell>
          <table:table-cell table:number-columns-repeated="994"/>
        </table:table-row>
        <table:table-row table:style-name="ro7">
          <table:table-cell table:style-name="ce3" office:value-type="float" office:value="133">
            <text:p>133</text:p>
          </table:table-cell>
          <table:table-cell office:value-type="float" office:value="1">
            <text:p>1</text:p>
          </table:table-cell>
          <table:table-cell table:style-name="ce18" office:value-type="string">
            <text:p>A101SYCQ04</text:p>
          </table:table-cell>
          <table:table-cell table:style-name="ce30" office:value-type="string">
            <text:p>THT, <text:span text:style-name="T3">solder on the bottom layer</text:span>. See pic <text:a xlink:href="https://raw.githubusercontent.com/eez-open/psu-hw/master/Building%20instructions/Arduino%20shield%20r3B4%20power%20SW.JPG" office:target-frame-name="_blank">here</text:a>.</text:p>
          </table:table-cell>
          <table:table-cell table:style-name="ce45" office:value-type="string">
            <text:p>SW1</text:p>
          </table:table-cell>
          <table:table-cell table:style-name="ce30" office:value-type="string">
            <text:p>Arduino Shield</text:p>
          </table:table-cell>
          <table:table-cell table:style-name="ce51" table:formula="of:=IF([.F245]=&quot;Power board&quot;;[.B245]*2;[.B245])" office:value-type="float" office:value="1">
            <text:p>1</text:p>
          </table:table-cell>
          <table:table-cell table:style-name="ce18" office:value-type="string">
            <text:p>2292959</text:p>
          </table:table-cell>
          <table:table-cell table:style-name="ce30" office:value-type="string">
            <text:p>A101SYCQ04</text:p>
          </table:table-cell>
          <table:table-cell table:style-name="ce66" office:value-type="float" office:value="2.76">
            <text:p>2.76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A101SYCQ04</text:p>
          </table:table-cell>
          <table:table-cell table:style-name="ce92" office:value-type="float" office:value="3">
            <text:p>3.000</text:p>
          </table:table-cell>
          <table:table-cell table:style-name="ce100"/>
          <table:table-cell table:style-name="ce85" office:value-type="string">
            <text:p>A101SYCQ04</text:p>
          </table:table-cell>
          <table:table-cell table:style-name="ce92" office:value-type="float" office:value="2.64">
            <text:p>2.640</text:p>
          </table:table-cell>
          <table:table-cell table:style-name="ce100"/>
          <table:table-cell table:style-name="ce110" office:value-type="string">
            <text:p>710-9788</text:p>
          </table:table-cell>
          <table:table-cell table:style-name="ce110" office:value-type="string">
            <text:p>A101SYCQ04</text:p>
          </table:table-cell>
          <table:table-cell table:style-name="ce92" office:value-type="float" office:value="2.576">
            <text:p>2.576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245]" office:value-type="float" office:value="1">
            <text:p>1</text:p>
          </table:table-cell>
          <table:table-cell table:formula="of:=IF([.Y245]&lt;&gt;&quot;&quot;;&quot;&quot;;[.G245])">
            <text:p/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RS">
            <text:p>RS</text:p>
          </table:table-cell>
          <table:table-cell table:style-name="ce150" table:formula="of:=IF([.G245]&lt;&gt;&quot;&quot;;MIN([.J245];[.M245];[.P245];[.T245];[.W245]);&quot;&quot;)" office:value-type="currency" office:currency="EUR" office:value="2.576">
            <text:p>2.576 €</text:p>
          </table:table-cell>
          <table:table-cell table:style-name="ce143" office:value-type="float" office:value="1">
            <text:p>1</text:p>
          </table:table-cell>
          <table:table-cell table:style-name="ce163" table:formula="of:=[.AB245]*[.AC245]" office:value-type="float" office:value="2.576">
            <text:p>2.576</text:p>
          </table:table-cell>
          <table:table-cell table:number-columns-repeated="994"/>
        </table:table-row>
        <table:table-row table:style-name="ro7">
          <table:table-cell table:style-name="ce3" office:value-type="float" office:value="134">
            <text:p>13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PEC12R-4225F-S0024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SW2 incremental encoder, shaft length 25 mm</text:p>
          </table:table-cell>
          <table:table-cell table:style-name="ce48" office:value-type="string">
            <text:p>Arduino Shield</text:p>
          </table:table-cell>
          <table:table-cell table:style-name="ce52" table:formula="of:=IF([.F246]=&quot;Power board&quot;;[.B246]*2;[.B246])" office:value-type="float" office:value="1">
            <text:p>1</text:p>
          </table:table-cell>
          <table:table-cell table:style-name="ce58" office:value-type="string">
            <text:p>2663533</text:p>
          </table:table-cell>
          <table:table-cell table:style-name="ce64" office:value-type="string">
            <text:p>PEC12R-4225F-S0024</text:p>
          </table:table-cell>
          <table:table-cell table:style-name="ce67" office:value-type="float" office:value="1.58">
            <text:p>1.5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PEC12R-4225F-S0024-ND</text:p>
          </table:table-cell>
          <table:table-cell table:style-name="ce93" office:value-type="float" office:value="1.18">
            <text:p>1.1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52-PEC12R-4225F-S24</text:p>
          </table:table-cell>
          <table:table-cell table:style-name="ce93" office:value-type="float" office:value="1.15">
            <text:p>1.1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81-6811</text:p>
          </table:table-cell>
          <table:table-cell table:style-name="ce86" office:value-type="string">
            <text:p>PEC12R-4225F-S0024</text:p>
          </table:table-cell>
          <table:table-cell table:style-name="ce93" office:value-type="float" office:value="1.12">
            <text:p>1.12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 office:value-type="float" office:value="1">
            <text:p>1</text:p>
          </table:table-cell>
          <table:table-cell table:style-name="ce133" table:formula="of:=[.G246]" office:value-type="float" office:value="1">
            <text:p>1</text:p>
          </table:table-cell>
          <table:table-cell table:style-name="ce101"/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RS">
            <text:p>RS</text:p>
          </table:table-cell>
          <table:table-cell table:style-name="ce151" table:formula="of:=IF([.G246]&lt;&gt;&quot;&quot;;MIN([.J246];[.M246];[.P246];[.T246];[.W246]);&quot;&quot;)" office:value-type="currency" office:currency="EUR" office:value="1.12">
            <text:p>1.12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46]*[.AC246]" office:value-type="float" office:value="1.12">
            <text:p>1.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>
            <text:p>135</text:p>
          </table:table-cell>
          <table:table-cell office:value-type="float" office:value="1">
            <text:p>1</text:p>
          </table:table-cell>
          <table:table-cell table:style-name="ce18" office:value-type="string">
            <text:p>1301.9316</text:p>
          </table:table-cell>
          <table:table-cell table:style-name="ce30" office:value-type="string">
            <text:p>SMD; tactile switch</text:p>
          </table:table-cell>
          <table:table-cell table:style-name="ce45" office:value-type="string">
            <text:p>SW3</text:p>
          </table:table-cell>
          <table:table-cell table:style-name="ce30" office:value-type="string">
            <text:p>Arduino Shield</text:p>
          </table:table-cell>
          <table:table-cell table:style-name="ce51" table:formula="of:=IF([.F247]=&quot;Power board&quot;;[.B247]*2;[.B247])" office:value-type="float" office:value="1">
            <text:p>1</text:p>
          </table:table-cell>
          <table:table-cell table:style-name="ce18" office:value-type="float" office:value="1217765">
            <text:p>1217765</text:p>
          </table:table-cell>
          <table:table-cell table:style-name="ce30" office:value-type="string">
            <text:p>1301.9316</text:p>
          </table:table-cell>
          <table:table-cell table:style-name="ce66" office:value-type="float" office:value="0.302">
            <text:p>0.30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FSM6JSMA</text:p>
          </table:table-cell>
          <table:table-cell table:style-name="ce92" office:value-type="float" office:value="0.21">
            <text:p>0.210</text:p>
          </table:table-cell>
          <table:table-cell table:style-name="ce100"/>
          <table:table-cell table:style-name="ce85" office:value-type="string">
            <text:p>1301.9316</text:p>
          </table:table-cell>
          <table:table-cell table:style-name="ce92" office:value-type="float" office:value="0.27">
            <text:p>0.270</text:p>
          </table:table-cell>
          <table:table-cell table:style-name="ce100"/>
          <table:table-cell table:style-name="ce110" office:value-type="string">
            <text:p>718-2443</text:p>
          </table:table-cell>
          <table:table-cell table:style-name="ce110" office:value-type="string">
            <text:p>FSM6JSMATR</text:p>
          </table:table-cell>
          <table:table-cell table:style-name="ce92" office:value-type="float" office:value="0.818">
            <text:p>0.818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1301.9316</text:p>
          </table:table-cell>
          <table:table-cell table:style-name="ce66" office:value-type="float" office:value="0.22">
            <text:p>0.220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247]&lt;&gt;&quot;&quot;;&quot;&quot;;[.G247])" office:value-type="float" office:value="1">
            <text:p>1</text:p>
          </table:table-cell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>
            <text:p>Digikey</text:p>
          </table:table-cell>
          <table:table-cell table:style-name="ce150" table:formula="of:=IF([.G247]&lt;&gt;&quot;&quot;;MIN([.J247];[.M247];[.P247];[.T247];[.W247]);&quot;&quot;)" office:value-type="currency" office:currency="EUR" office:value="0.21">
            <text:p>0.21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47]*[.AC247]" office:value-type="float" office:value="0.21">
            <text:p>0.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>
            <text:p>13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VTX-214-005-0512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TR1</text:p>
          </table:table-cell>
          <table:table-cell table:style-name="ce48" office:value-type="string">
            <text:p>AUX PS</text:p>
          </table:table-cell>
          <table:table-cell table:style-name="ce52" table:formula="of:=IF([.F248]=&quot;Power board&quot;;[.B248]*2;[.B248])" office:value-type="float" office:value="1">
            <text:p>1</text:p>
          </table:table-cell>
          <table:table-cell table:style-name="ce58" office:value-type="string">
            <text:p>2627176</text:p>
          </table:table-cell>
          <table:table-cell table:style-name="ce64" office:value-type="string">
            <text:p>VTX-214-005-0512</text:p>
          </table:table-cell>
          <table:table-cell table:style-name="ce67" office:value-type="float" office:value="5.98">
            <text:p>5.9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248]" office:value-type="float" office:value="1">
            <text:p>1</text:p>
          </table:table-cell>
          <table:table-cell table:style-name="ce101"/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>
            <text:p>Farnell</text:p>
          </table:table-cell>
          <table:table-cell table:style-name="ce151" table:formula="of:=IF([.G248]&lt;&gt;&quot;&quot;;MIN([.J248];[.M248];[.P248];[.T248];[.W248]);&quot;&quot;)" office:value-type="currency" office:currency="EUR" office:value="5.98">
            <text:p>5.98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48]*[.AC248]" office:value-type="float" office:value="5.98">
            <text:p>5.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>
            <text:p>137</text:p>
          </table:table-cell>
          <table:table-cell office:value-type="float" office:value="2">
            <text:p>2</text:p>
          </table:table-cell>
          <table:table-cell table:style-name="ce18" office:value-type="string">
            <text:p>ERZE14A431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VAR1, VAR2</text:p>
          </table:table-cell>
          <table:table-cell table:style-name="ce30" office:value-type="string">
            <text:p>AUX PS</text:p>
          </table:table-cell>
          <table:table-cell table:style-name="ce51" table:formula="of:=IF([.F249]=&quot;Power board&quot;;[.B249]*2;[.B249])" office:value-type="float" office:value="2">
            <text:p>2</text:p>
          </table:table-cell>
          <table:table-cell table:style-name="ce18" office:value-type="string">
            <text:p>2291852</text:p>
          </table:table-cell>
          <table:table-cell table:style-name="ce30" office:value-type="string">
            <text:p>ERZE14A431</text:p>
          </table:table-cell>
          <table:table-cell table:style-name="ce66" office:value-type="float" office:value="0.546">
            <text:p>0.54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P15589-ND</text:p>
          </table:table-cell>
          <table:table-cell table:style-name="ce92" office:value-type="float" office:value="0.99">
            <text:p>0.99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ERZ-E14A431 </text:p>
          </table:table-cell>
          <table:table-cell table:style-name="ce92" office:value-type="float" office:value="0.905">
            <text:p>0.90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85-8960</text:p>
          </table:table-cell>
          <table:table-cell table:style-name="ce110" office:value-type="string">
            <text:p>ERZE14A431</text:p>
          </table:table-cell>
          <table:table-cell table:style-name="ce92" office:value-type="float" office:value="0.928">
            <text:p>0.928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249]" office:value-type="float" office:value="2">
            <text:p>2</text:p>
          </table:table-cell>
          <table:table-cell/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>
            <text:p>Farnell</text:p>
          </table:table-cell>
          <table:table-cell table:style-name="ce150" table:formula="of:=IF([.G249]&lt;&gt;&quot;&quot;;MIN([.J249];[.M249];[.P249];[.T249];[.W249]);&quot;&quot;)" office:value-type="currency" office:currency="EUR" office:value="0.546">
            <text:p>0.546 €</text:p>
          </table:table-cell>
          <table:table-cell table:style-name="ce143" office:value-type="float" office:value="2">
            <text:p>2</text:p>
          </table:table-cell>
          <table:table-cell table:style-name="ce163" table:formula="of:=[.AB249]*[.AC249]" office:value-type="float" office:value="1.092">
            <text:p>1.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>
            <text:p>13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ERZE11A431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VAR3, VAR4</text:p>
          </table:table-cell>
          <table:table-cell table:style-name="ce48" office:value-type="string">
            <text:p>AUX PS</text:p>
          </table:table-cell>
          <table:table-cell table:style-name="ce52" table:formula="of:=IF([.F250]=&quot;Power board&quot;;[.B250]*2;[.B250])" office:value-type="float" office:value="2">
            <text:p>2</text:p>
          </table:table-cell>
          <table:table-cell table:style-name="ce58" office:value-type="string">
            <text:p>2291831</text:p>
          </table:table-cell>
          <table:table-cell table:style-name="ce64" office:value-type="string">
            <text:p>ERZE11A431</text:p>
          </table:table-cell>
          <table:table-cell table:style-name="ce67" office:value-type="float" office:value="0.418">
            <text:p>0.41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P16688-ND</text:p>
          </table:table-cell>
          <table:table-cell table:style-name="ce93" office:value-type="float" office:value="0.47">
            <text:p>0.47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67-ERZ-E11A431</text:p>
          </table:table-cell>
          <table:table-cell table:style-name="ce93" office:value-type="float" office:value="0.472">
            <text:p>0.472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85-8904</text:p>
          </table:table-cell>
          <table:table-cell table:style-name="ce86" office:value-type="string">
            <text:p>ERZE11A431</text:p>
          </table:table-cell>
          <table:table-cell table:style-name="ce93" office:value-type="float" office:value="0.249">
            <text:p>0.249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250]" office:value-type="float" office:value="2">
            <text:p>2</text:p>
          </table:table-cell>
          <table:table-cell table:style-name="ce101"/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RS">
            <text:p>RS</text:p>
          </table:table-cell>
          <table:table-cell table:style-name="ce151" table:formula="of:=IF([.G250]&lt;&gt;&quot;&quot;;MIN([.J250];[.M250];[.P250];[.T250];[.W250]);&quot;&quot;)" office:value-type="currency" office:currency="EUR" office:value="0.249">
            <text:p>0.249 €</text:p>
          </table:table-cell>
          <table:table-cell table:style-name="ce144" office:value-type="float" office:value="2">
            <text:p>2</text:p>
          </table:table-cell>
          <table:table-cell table:style-name="ce163" table:formula="of:=[.AB250]*[.AC250]" office:value-type="float" office:value="0.498">
            <text:p>0.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>
            <text:p>139</text:p>
          </table:table-cell>
          <table:table-cell office:value-type="float" office:value="1">
            <text:p>1</text:p>
          </table:table-cell>
          <table:table-cell table:style-name="ce18" office:value-type="string">
            <text:p>39-30-1039</text:p>
          </table:table-cell>
          <table:table-cell table:style-name="ce30" office:value-type="string">
            <text:p>THT <text:s/>4,2mm 3-pin</text:p>
          </table:table-cell>
          <table:table-cell table:style-name="ce45" office:value-type="string">
            <text:p>X1</text:p>
          </table:table-cell>
          <table:table-cell table:style-name="ce30" office:value-type="string">
            <text:p>Power board</text:p>
          </table:table-cell>
          <table:table-cell table:style-name="ce51" table:formula="of:=IF([.F251]=&quot;Power board&quot;;[.B251]*2;[.B251])" office:value-type="float" office:value="2">
            <text:p>2</text:p>
          </table:table-cell>
          <table:table-cell table:style-name="ce18" office:value-type="string">
            <text:p>2425045</text:p>
          </table:table-cell>
          <table:table-cell table:style-name="ce30" office:value-type="string">
            <text:p>39-30-1039</text:p>
          </table:table-cell>
          <table:table-cell table:style-name="ce66" office:value-type="float" office:value="0.55">
            <text:p>0.5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WM18442-ND </text:p>
          </table:table-cell>
          <table:table-cell table:style-name="ce92" office:value-type="float" office:value="0.63">
            <text:p>0.6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38-39-30-1039</text:p>
          </table:table-cell>
          <table:table-cell table:style-name="ce92" office:value-type="float" office:value="0.585">
            <text:p>0.58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70-5751</text:p>
          </table:table-cell>
          <table:table-cell table:style-name="ce110" office:value-type="string">
            <text:p>39-30-1039</text:p>
          </table:table-cell>
          <table:table-cell table:style-name="ce92" office:value-type="float" office:value="0.55">
            <text:p>0.550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X-5566-03A3</text:p>
          </table:table-cell>
          <table:table-cell table:style-name="ce66" office:value-type="float" office:value="0.498">
            <text:p>0.498</text:p>
          </table:table-cell>
          <table:table-cell table:style-name="ce100" office:value-type="float" office:value="1">
            <text:p>1</text:p>
          </table:table-cell>
          <table:table-cell table:formula="of:=[.G251]" office:value-type="float" office:value="2">
            <text:p>2</text:p>
          </table:table-cell>
          <table:table-cell table:formula="of:=IF([.Y251]&lt;&gt;&quot;&quot;;&quot;&quot;;[.G251])">
            <text:p/>
          </table:table-cell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TME">
            <text:p>TME</text:p>
          </table:table-cell>
          <table:table-cell table:style-name="ce150" table:formula="of:=IF([.G251]&lt;&gt;&quot;&quot;;MIN([.J251];[.M251];[.P251];[.T251];[.W251]);&quot;&quot;)" office:value-type="currency" office:currency="EUR" office:value="0.498">
            <text:p>0.498 €</text:p>
          </table:table-cell>
          <table:table-cell table:style-name="ce143" office:value-type="float" office:value="2">
            <text:p>2</text:p>
          </table:table-cell>
          <table:table-cell table:style-name="ce163" table:formula="of:=[.AB251]*[.AC251]" office:value-type="float" office:value="0.996">
            <text:p>0.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>
            <text:p>140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2411-01</text:p>
          </table:table-cell>
          <table:table-cell table:style-name="ce31" office:value-type="string">
            <text:p>THT, solder on the bottom layer!</text:p>
          </table:table-cell>
          <table:table-cell table:style-name="ce46" office:value-type="string">
            <text:p>X11 USB Connector</text:p>
          </table:table-cell>
          <table:table-cell table:style-name="ce48" office:value-type="string">
            <text:p>AUX PS</text:p>
          </table:table-cell>
          <table:table-cell table:style-name="ce52" table:formula="of:=IF([.F252]=&quot;Power board&quot;;[.B252]*2;[.B252])" office:value-type="float" office:value="1">
            <text:p>1</text:p>
          </table:table-cell>
          <table:table-cell table:style-name="ce58" office:value-type="float" office:value="1177884">
            <text:p>1177884</text:p>
          </table:table-cell>
          <table:table-cell table:style-name="ce64" office:value-type="string">
            <text:p>2411-01</text:p>
          </table:table-cell>
          <table:table-cell table:style-name="ce67" office:value-type="float" office:value="1.05">
            <text:p>1.05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952-1767-ND</text:p>
          </table:table-cell>
          <table:table-cell table:style-name="ce93" office:value-type="float" office:value="0.73">
            <text:p>0.730</text:p>
          </table:table-cell>
          <table:table-cell table:style-name="ce101"/>
          <table:table-cell table:style-name="ce86" office:value-type="string">
            <text:p>710-61400413321</text:p>
          </table:table-cell>
          <table:table-cell table:style-name="ce93" office:value-type="float" office:value="1.2">
            <text:p>1.20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2411-01</text:p>
          </table:table-cell>
          <table:table-cell table:style-name="ce125" office:value-type="float" office:value="0.66">
            <text:p>0.660</text:p>
          </table:table-cell>
          <table:table-cell table:style-name="ce101" office:value-type="float" office:value="1">
            <text:p>1</text:p>
          </table:table-cell>
          <table:table-cell table:style-name="ce133" table:formula="of:=[.G252]" office:value-type="float" office:value="1">
            <text:p>1</text:p>
          </table:table-cell>
          <table:table-cell table:style-name="ce101" table:formula="of:=IF([.Y252]&lt;&gt;&quot;&quot;;&quot;&quot;;[.G252])">
            <text:p/>
          </table:table-cell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TME">
            <text:p>TME</text:p>
          </table:table-cell>
          <table:table-cell table:style-name="ce151" table:formula="of:=IF([.G252]&lt;&gt;&quot;&quot;;MIN([.J252];[.M252];[.P252];[.T252];[.W252]);&quot;&quot;)" office:value-type="currency" office:currency="EUR" office:value="0.66">
            <text:p>0.66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52]*[.AC252]" office:value-type="float" office:value="0.66">
            <text:p>0.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>
            <text:p>141</text:p>
          </table:table-cell>
          <table:table-cell office:value-type="float" office:value="4">
            <text:p>4</text:p>
          </table:table-cell>
          <table:table-cell table:style-name="ce18" office:value-type="string">
            <text:p>ZL305-08 (or similar with 0.1” raster and <text:span text:style-name="T3">5mm</text:span> height)</text:p>
          </table:table-cell>
          <table:table-cell table:style-name="ce30" office:value-type="string">
            <text:p>THT, <text:span text:style-name="T3">solder on the bottom layer</text:span>! Two headers per one connector.</text:p>
          </table:table-cell>
          <table:table-cell table:style-name="ce45" office:value-type="string">
            <text:p>X12, X14 Front Treminal</text:p>
          </table:table-cell>
          <table:table-cell table:style-name="ce30" office:value-type="string">
            <text:p>Arduino Shield</text:p>
          </table:table-cell>
          <table:table-cell table:style-name="ce51" table:formula="of:=IF([.F253]=&quot;Power board&quot;;[.B253]*2;[.B253])" office:value-type="float" office:value="4">
            <text:p>4</text:p>
          </table:table-cell>
          <table:table-cell table:style-name="ce18" office:value-type="string">
            <text:p>1804161</text:p>
          </table:table-cell>
          <table:table-cell table:style-name="ce30" office:value-type="string">
            <text:p>CES-108-01-G-S</text:p>
          </table:table-cell>
          <table:table-cell table:style-name="ce66" office:value-type="float" office:value="2.42">
            <text:p>2.42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SAM10955-ND </text:p>
          </table:table-cell>
          <table:table-cell table:style-name="ce92" office:value-type="float" office:value="2.34">
            <text:p>2.34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766-6626</text:p>
          </table:table-cell>
          <table:table-cell table:style-name="ce30" office:value-type="string">
            <text:p>CES-108-01-G-S</text:p>
          </table:table-cell>
          <table:table-cell table:style-name="ce92" office:value-type="float" office:value="1.08">
            <text:p>1.08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ZL305-08</text:p>
          </table:table-cell>
          <table:table-cell table:style-name="ce66" office:value-type="float" office:value="0.56">
            <text:p>0.560</text:p>
          </table:table-cell>
          <table:table-cell table:style-name="ce100" office:value-type="float" office:value="1">
            <text:p>1</text:p>
          </table:table-cell>
          <table:table-cell table:formula="of:=[.G253]" office:value-type="float" office:value="4">
            <text:p>4</text:p>
          </table:table-cell>
          <table:table-cell table:formula="of:=IF([.Y253]&lt;&gt;&quot;&quot;;&quot;&quot;;[.G253])">
            <text:p/>
          </table:table-cell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TME">
            <text:p>TME</text:p>
          </table:table-cell>
          <table:table-cell table:style-name="ce150" table:formula="of:=IF([.G253]&lt;&gt;&quot;&quot;;MIN([.J253];[.M253];[.P253];[.T253];[.W253]);&quot;&quot;)" office:value-type="currency" office:currency="EUR" office:value="0.56">
            <text:p>0.560 €</text:p>
          </table:table-cell>
          <table:table-cell table:style-name="ce143" table:formula="of:=[.G253]" office:value-type="float" office:value="4">
            <text:p>4</text:p>
          </table:table-cell>
          <table:table-cell table:style-name="ce163" table:formula="of:=[.AB253]*[.AC253]" office:value-type="float" office:value="2.24">
            <text:p>2.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>
            <text:p>142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TSW-113-07-F-D</text:p>
          </table:table-cell>
          <table:table-cell table:style-name="ce31" office:value-type="string">
            <text:p>THT; 2x13-pin header</text:p>
          </table:table-cell>
          <table:table-cell table:style-name="ce46" office:value-type="string">
            <text:p>X13, X15 Power board main connectors</text:p>
          </table:table-cell>
          <table:table-cell table:style-name="ce48" office:value-type="string">
            <text:p>Arduino Shield</text:p>
          </table:table-cell>
          <table:table-cell table:style-name="ce52" table:formula="of:=IF([.F254]=&quot;Power board&quot;;[.B254]*2;[.B254])" office:value-type="float" office:value="2">
            <text:p>2</text:p>
          </table:table-cell>
          <table:table-cell table:style-name="ce58" office:value-type="string">
            <text:p>2025182</text:p>
          </table:table-cell>
          <table:table-cell table:style-name="ce64" office:value-type="string">
            <text:p>TSW-113-07-F-D</text:p>
          </table:table-cell>
          <table:table-cell table:style-name="ce67" office:value-type="float" office:value="2.24">
            <text:p>2.24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S5566-ND</text:p>
          </table:table-cell>
          <table:table-cell table:style-name="ce93" office:value-type="float" office:value="2.15">
            <text:p>2.1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10-61302621121</text:p>
          </table:table-cell>
          <table:table-cell table:style-name="ce93" office:value-type="float" office:value="1.41">
            <text:p>1.41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254]" office:value-type="float" office:value="2">
            <text:p>2</text:p>
          </table:table-cell>
          <table:table-cell table:style-name="ce101" table:formula="of:=IF([.Y254]&lt;&gt;&quot;&quot;;&quot;&quot;;[.G254])">
            <text:p/>
          </table:table-cell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>
            <text:p>Mouser</text:p>
          </table:table-cell>
          <table:table-cell table:style-name="ce151" table:formula="of:=IF([.G254]&lt;&gt;&quot;&quot;;MIN([.J254];[.M254];[.P254];[.T254];[.W254]);&quot;&quot;)" office:value-type="currency" office:currency="EUR" office:value="1.41">
            <text:p>1.410 €</text:p>
          </table:table-cell>
          <table:table-cell table:style-name="ce144" office:value-type="float" office:value="2">
            <text:p>2</text:p>
          </table:table-cell>
          <table:table-cell table:style-name="ce163" table:formula="of:=[.AB254]*[.AC254]" office:value-type="float" office:value="2.82">
            <text:p>2.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>
            <text:p>143</text:p>
          </table:table-cell>
          <table:table-cell office:value-type="float" office:value="1">
            <text:p>1</text:p>
          </table:table-cell>
          <table:table-cell table:style-name="ce18" office:value-type="string">
            <text:p>22-23-2021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X17 AUX temp</text:p>
          </table:table-cell>
          <table:table-cell table:style-name="ce30" office:value-type="string">
            <text:p>Arduino Shield</text:p>
          </table:table-cell>
          <table:table-cell table:style-name="ce51" table:formula="of:=IF([.F255]=&quot;Power board&quot;;[.B255]*2;[.B255])" office:value-type="float" office:value="1">
            <text:p>1</text:p>
          </table:table-cell>
          <table:table-cell table:style-name="ce18" office:value-type="float" office:value="1462926">
            <text:p>1462926</text:p>
          </table:table-cell>
          <table:table-cell table:style-name="ce30" office:value-type="string">
            <text:p>22-23-2021</text:p>
          </table:table-cell>
          <table:table-cell table:style-name="ce66" office:value-type="float" office:value="0.1">
            <text:p>0.10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2-23-2021</text:p>
          </table:table-cell>
          <table:table-cell table:style-name="ce92" office:value-type="float" office:value="0.14">
            <text:p>0.140</text:p>
          </table:table-cell>
          <table:table-cell table:style-name="ce100"/>
          <table:table-cell table:style-name="ce85" office:value-type="string">
            <text:p>22-23-2021</text:p>
          </table:table-cell>
          <table:table-cell table:style-name="ce92" office:value-type="float" office:value="0.141">
            <text:p>0.141</text:p>
          </table:table-cell>
          <table:table-cell table:style-name="ce100"/>
          <table:table-cell table:style-name="ce110" office:value-type="string">
            <text:p>679-5583</text:p>
          </table:table-cell>
          <table:table-cell table:style-name="ce110" office:value-type="string">
            <text:p>22-23-2021</text:p>
          </table:table-cell>
          <table:table-cell table:style-name="ce92" office:value-type="float" office:value="0.087">
            <text:p>0.087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MX-22-23-2021</text:p>
          </table:table-cell>
          <table:table-cell table:style-name="ce66" office:value-type="float" office:value="0.07">
            <text:p>0.070</text:p>
          </table:table-cell>
          <table:table-cell table:style-name="ce100" office:value-type="float" office:value="10">
            <text:p>10</text:p>
          </table:table-cell>
          <table:table-cell table:formula="of:=[.G255]" office:value-type="float" office:value="1">
            <text:p>1</text:p>
          </table:table-cell>
          <table:table-cell table:formula="of:=IF([.Y255]&lt;&gt;&quot;&quot;;&quot;&quot;;[.G255])">
            <text:p/>
          </table:table-cell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TME">
            <text:p>TME</text:p>
          </table:table-cell>
          <table:table-cell table:style-name="ce150" table:formula="of:=IF([.G255]&lt;&gt;&quot;&quot;;MIN([.J255];[.M255];[.P255];[.T255];[.W255]);&quot;&quot;)" office:value-type="currency" office:currency="EUR" office:value="0.07">
            <text:p>0.07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55]*[.AC255]" office:value-type="float" office:value="0.07">
            <text:p>0.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>
            <text:p>14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SSW-113-02-T-D-RA</text:p>
          </table:table-cell>
          <table:table-cell table:style-name="ce31" office:value-type="string">
            <text:p>THT; 2x13-pin socket</text:p>
          </table:table-cell>
          <table:table-cell table:style-name="ce46" office:value-type="string">
            <text:p>X2</text:p>
          </table:table-cell>
          <table:table-cell table:style-name="ce48" office:value-type="string">
            <text:p>Power board</text:p>
          </table:table-cell>
          <table:table-cell table:style-name="ce52" table:formula="of:=IF([.F256]=&quot;Power board&quot;;[.B256]*2;[.B256])" office:value-type="float" office:value="2">
            <text:p>2</text:p>
          </table:table-cell>
          <table:table-cell table:style-name="ce58" office:value-type="float" office:value="1805583">
            <text:p>1805583</text:p>
          </table:table-cell>
          <table:table-cell table:style-name="ce64" office:value-type="string">
            <text:p>SSW-113-02-G-D-RA</text:p>
          </table:table-cell>
          <table:table-cell table:style-name="ce67" office:value-type="float" office:value="5.7">
            <text:p>5.700</text:p>
          </table:table-cell>
          <table:table-cell table:style-name="ce74" office:value-type="float" office:value="2">
            <text:p>2</text:p>
          </table:table-cell>
          <table:table-cell table:style-name="ce86" office:value-type="string">
            <text:p>SSW-113-02-G-D-RA</text:p>
          </table:table-cell>
          <table:table-cell table:style-name="ce93" office:value-type="float" office:value="5.34">
            <text:p>5.34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ZL263-26DG</text:p>
          </table:table-cell>
          <table:table-cell table:style-name="ce125" office:value-type="float" office:value="0.399">
            <text:p>0.399</text:p>
          </table:table-cell>
          <table:table-cell table:style-name="ce101" office:value-type="float" office:value="2">
            <text:p>2</text:p>
          </table:table-cell>
          <table:table-cell table:style-name="ce133" table:formula="of:=[.G256]" office:value-type="float" office:value="2">
            <text:p>2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TME">
            <text:p>TME</text:p>
          </table:table-cell>
          <table:table-cell table:style-name="ce151" table:formula="of:=IF([.G256]&lt;&gt;&quot;&quot;;MIN([.J256];[.M256];[.P256];[.T256];[.W256]);&quot;&quot;)" office:value-type="currency" office:currency="EUR" office:value="0.399">
            <text:p>0.399 €</text:p>
          </table:table-cell>
          <table:table-cell table:style-name="ce144" office:value-type="float" office:value="2">
            <text:p>2</text:p>
          </table:table-cell>
          <table:table-cell table:style-name="ce163" table:formula="of:=[.AB256]*[.AC256]" office:value-type="float" office:value="0.798">
            <text:p>0.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>
            <text:p>145</text:p>
          </table:table-cell>
          <table:table-cell office:value-type="float" office:value="1">
            <text:p>1</text:p>
          </table:table-cell>
          <table:table-cell table:style-name="ce18" office:value-type="string">
            <text:p>39-30-3055</text:p>
          </table:table-cell>
          <table:table-cell table:style-name="ce30" office:value-type="string">
            <text:p>THT <text:s/>4,2mm 5pin</text:p>
          </table:table-cell>
          <table:table-cell table:style-name="ce45" office:value-type="string">
            <text:p>X3 AC In</text:p>
          </table:table-cell>
          <table:table-cell table:style-name="ce30" office:value-type="string">
            <text:p>AUX PS</text:p>
          </table:table-cell>
          <table:table-cell table:style-name="ce51" table:formula="of:=IF([.F257]=&quot;Power board&quot;;[.B257]*2;[.B257])" office:value-type="float" office:value="1">
            <text:p>1</text:p>
          </table:table-cell>
          <table:table-cell table:style-name="ce18" office:value-type="string">
            <text:p>9963561</text:p>
          </table:table-cell>
          <table:table-cell table:style-name="ce30" office:value-type="string">
            <text:p>39303055</text:p>
          </table:table-cell>
          <table:table-cell table:style-name="ce66" office:value-type="float" office:value="0.53">
            <text:p>0.53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39-30-3055</text:p>
          </table:table-cell>
          <table:table-cell table:style-name="ce92" office:value-type="float" office:value="1.18">
            <text:p>1.180</text:p>
          </table:table-cell>
          <table:table-cell table:style-name="ce100"/>
          <table:table-cell table:style-name="ce85" office:value-type="string">
            <text:p>39-30-3055</text:p>
          </table:table-cell>
          <table:table-cell table:style-name="ce92" office:value-type="float" office:value="0.923">
            <text:p>0.923</text:p>
          </table:table-cell>
          <table:table-cell table:style-name="ce100"/>
          <table:table-cell table:style-name="ce110" office:value-type="string">
            <text:p>670-5861</text:p>
          </table:table-cell>
          <table:table-cell table:style-name="ce110" office:value-type="string">
            <text:p>39-30-3055</text:p>
          </table:table-cell>
          <table:table-cell table:style-name="ce92" office:value-type="float" office:value="0.563">
            <text:p>0.563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257]" office:value-type="float" office:value="1">
            <text:p>1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>
            <text:p>Farnell</text:p>
          </table:table-cell>
          <table:table-cell table:style-name="ce150" table:formula="of:=IF([.G257]&lt;&gt;&quot;&quot;;MIN([.J257];[.M257];[.P257];[.T257];[.W257]);&quot;&quot;)" office:value-type="currency" office:currency="EUR" office:value="0.53">
            <text:p>0.53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57]*[.AC257]" office:value-type="float" office:value="0.53">
            <text:p>0.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09185107324</text:p>
          </table:table-cell>
          <table:table-cell table:style-name="ce31" office:value-type="string">
            <text:p>THT; 2x5-pin header</text:p>
          </table:table-cell>
          <table:table-cell table:style-name="ce46" office:value-type="string">
            <text:p>X5</text:p>
          </table:table-cell>
          <table:table-cell table:style-name="ce48" office:value-type="string">
            <text:p>AUX PS</text:p>
          </table:table-cell>
          <table:table-cell table:style-name="ce52" table:formula="of:=IF([.F258]=&quot;Power board&quot;;[.B258]*2;[.B25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09185107324</text:p>
          </table:table-cell>
          <table:table-cell table:style-name="ce30" office:value-type="string">
            <text:p>THT; 2x5-pin header</text:p>
          </table:table-cell>
          <table:table-cell table:style-name="ce45" office:value-type="string">
            <text:p>X16</text:p>
          </table:table-cell>
          <table:table-cell table:style-name="ce30" office:value-type="string">
            <text:p>Arduino Shield</text:p>
          </table:table-cell>
          <table:table-cell table:style-name="ce51" table:formula="of:=IF([.F259]=&quot;Power board&quot;;[.B259]*2;[.B259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58:.G259])" office:value-type="float" office:value="2">
            <text:p>2</text:p>
          </table:table-cell>
          <table:table-cell table:style-name="ce58" office:value-type="string">
            <text:p>1096985</text:p>
          </table:table-cell>
          <table:table-cell table:style-name="ce64" office:value-type="string">
            <text:p>09 18 510 7324</text:p>
          </table:table-cell>
          <table:table-cell table:style-name="ce67" office:value-type="float" office:value="1.22">
            <text:p>1.2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09185107324</text:p>
          </table:table-cell>
          <table:table-cell table:style-name="ce93" office:value-type="float" office:value="1.46">
            <text:p>1.460</text:p>
          </table:table-cell>
          <table:table-cell table:style-name="ce101"/>
          <table:table-cell table:style-name="ce86" office:value-type="string">
            <text:p>09185107324</text:p>
          </table:table-cell>
          <table:table-cell table:style-name="ce93" office:value-type="float" office:value="1.46">
            <text:p>1.460</text:p>
          </table:table-cell>
          <table:table-cell table:style-name="ce101"/>
          <table:table-cell table:style-name="ce86" office:value-type="string">
            <text:p>740-7108</text:p>
          </table:table-cell>
          <table:table-cell table:style-name="ce86" office:value-type="string">
            <text:p>09185107324</text:p>
          </table:table-cell>
          <table:table-cell table:style-name="ce93" office:value-type="float" office:value="1.442">
            <text:p>1.442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T821-1-10-S1</text:p>
          </table:table-cell>
          <table:table-cell table:style-name="ce125" office:value-type="float" office:value="0.29">
            <text:p>0.290</text:p>
          </table:table-cell>
          <table:table-cell table:style-name="ce101" office:value-type="float" office:value="2">
            <text:p>2</text:p>
          </table:table-cell>
          <table:table-cell table:style-name="ce133" table:formula="of:=[.G260]" office:value-type="float" office:value="2">
            <text:p>2</text:p>
          </table:table-cell>
          <table:table-cell table:style-name="ce101" table:formula="of:=IF([.Y260]&lt;&gt;&quot;&quot;;&quot;&quot;;[.G260])">
            <text:p/>
          </table:table-cell>
          <table:table-cell table:style-name="ce144" table:formula="of:=IF([.AB260]=[.J260];&quot;Farnell&quot;; IF([.AB260]=[.M260]; &quot;Digikey&quot;; IF([.AB260]=[.P260]; &quot;Mouser&quot;; IF([.AB260]=[.T260]; &quot;RS&quot;; IF([.AB260]=[.W260]; &quot;TME&quot;)))))" office:value-type="string" office:string-value="TME">
            <text:p>TME</text:p>
          </table:table-cell>
          <table:table-cell table:style-name="ce151" table:formula="of:=IF([.G260]&lt;&gt;&quot;&quot;;MIN([.J260];[.M260];[.P260];[.T260];[.W260]);&quot;&quot;)" office:value-type="currency" office:currency="EUR" office:value="0.29">
            <text:p>0.290 €</text:p>
          </table:table-cell>
          <table:table-cell table:style-name="ce144" office:value-type="float" office:value="2">
            <text:p>2</text:p>
          </table:table-cell>
          <table:table-cell table:style-name="ce163" table:formula="of:=[.AB260]*[.AC260]" office:value-type="float" office:value="0.58">
            <text:p>0.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261]&lt;&gt;&quot;&quot;;MIN([.J261];[.M261];[.P261];[.T261];[.W261])*[.G261]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22-23-2031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X4 FAN Connector</text:p>
          </table:table-cell>
          <table:table-cell table:style-name="ce48" office:value-type="string">
            <text:p>AUX PS</text:p>
          </table:table-cell>
          <table:table-cell table:style-name="ce52" table:formula="of:=IF([.F262]=&quot;Power board&quot;;[.B262]*2;[.B262])" office:value-type="float" office:value="1">
            <text:p>1</text:p>
          </table:table-cell>
          <table:table-cell table:style-name="ce58" office:value-type="float" office:value="1462950">
            <text:p>1462950</text:p>
          </table:table-cell>
          <table:table-cell table:style-name="ce64" office:value-type="string">
            <text:p>22-23-2031</text:p>
          </table:table-cell>
          <table:table-cell table:style-name="ce67" office:value-type="float" office:value="0.0808">
            <text:p>0.081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2-23-2031</text:p>
          </table:table-cell>
          <table:table-cell table:style-name="ce93" office:value-type="float" office:value="0.21">
            <text:p>0.210</text:p>
          </table:table-cell>
          <table:table-cell table:style-name="ce101"/>
          <table:table-cell table:style-name="ce86" office:value-type="string">
            <text:p>22-23-2031</text:p>
          </table:table-cell>
          <table:table-cell table:style-name="ce93" office:value-type="float" office:value="0.198">
            <text:p>0.198</text:p>
          </table:table-cell>
          <table:table-cell table:style-name="ce101"/>
          <table:table-cell table:style-name="ce86" office:value-type="string">
            <text:p>679-5587</text:p>
          </table:table-cell>
          <table:table-cell table:style-name="ce86" office:value-type="string">
            <text:p>22-23-2031</text:p>
          </table:table-cell>
          <table:table-cell table:style-name="ce93" office:value-type="float" office:value="0.083">
            <text:p>0.083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X-22-23-2031</text:p>
          </table:table-cell>
          <table:table-cell table:style-name="ce125" office:value-type="float" office:value="0.08">
            <text:p>0.080</text:p>
          </table:table-cell>
          <table:table-cell table:style-name="ce101" office:value-type="float" office:value="10">
            <text:p>10</text:p>
          </table:table-cell>
          <table:table-cell table:style-name="ce133" table:formula="of:=[.G262]" office:value-type="float" office:value="1">
            <text:p>1</text:p>
          </table:table-cell>
          <table:table-cell table:style-name="ce101" table:formula="of:=IF([.Y262]&lt;&gt;&quot;&quot;;&quot;&quot;;[.G262])">
            <text:p/>
          </table:table-cell>
          <table:table-cell table:style-name="ce144" table:formula="of:=IF([.AB262]=[.J262];&quot;Farnell&quot;; IF([.AB262]=[.M262]; &quot;Digikey&quot;; IF([.AB262]=[.P262]; &quot;Mouser&quot;; IF([.AB262]=[.T262]; &quot;RS&quot;; IF([.AB262]=[.W262]; &quot;TME&quot;)))))" office:value-type="string" office:string-value="TME">
            <text:p>TME</text:p>
          </table:table-cell>
          <table:table-cell table:style-name="ce151" table:formula="of:=IF([.G262]&lt;&gt;&quot;&quot;;MIN([.J262];[.M262];[.P262];[.T262];[.W262]);&quot;&quot;)" office:value-type="currency" office:currency="EUR" office:value="0.08">
            <text:p>0.08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62]*[.AC262]" office:value-type="float" office:value="0.08">
            <text:p>0.080</text:p>
          </table:table-cell>
          <table:table-cell table:number-columns-repeated="994"/>
        </table:table-row>
        <table:table-row table:style-name="ro7">
          <table:table-cell table:style-name="ce3" office:value-type="float" office:value="148">
            <text:p>148</text:p>
          </table:table-cell>
          <table:table-cell office:value-type="float" office:value="1">
            <text:p>1</text:p>
          </table:table-cell>
          <table:table-cell table:style-name="ce18" office:value-type="string">
            <text:p>CTB9300/3A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X6 DOUT2 Connector</text:p>
          </table:table-cell>
          <table:table-cell table:style-name="ce30" office:value-type="string">
            <text:p>AUX PS</text:p>
          </table:table-cell>
          <table:table-cell table:style-name="ce51" table:formula="of:=IF([.F263]=&quot;Power board&quot;;[.B263]*2;[.B263])" office:value-type="float" office:value="1">
            <text:p>1</text:p>
          </table:table-cell>
          <table:table-cell table:style-name="ce18" office:value-type="string">
            <text:p>3882044</text:p>
          </table:table-cell>
          <table:table-cell table:style-name="ce30" office:value-type="string">
            <text:p>CTB9300/3A</text:p>
          </table:table-cell>
          <table:table-cell table:style-name="ce66" office:value-type="float" office:value="0.176">
            <text:p>0.17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ED2800-ND</text:p>
          </table:table-cell>
          <table:table-cell table:style-name="ce92" office:value-type="float" office:value="0.35">
            <text:p>0.35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710-691311700103 </text:p>
          </table:table-cell>
          <table:table-cell table:style-name="ce92" office:value-type="float" office:value="0.62">
            <text:p>0.620</text:p>
          </table:table-cell>
          <table:table-cell table:style-name="ce100" office:value-type="float" office:value="1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TBG-5.0-PW-3P </text:p>
          </table:table-cell>
          <table:table-cell table:style-name="ce66" office:value-type="float" office:value="0.1141">
            <text:p>0.114</text:p>
          </table:table-cell>
          <table:table-cell table:style-name="ce100"/>
          <table:table-cell table:formula="of:=[.G263]" office:value-type="float" office:value="1">
            <text:p>1</text:p>
          </table:table-cell>
          <table:table-cell table:formula="of:=IF([.Y263]&lt;&gt;&quot;&quot;;&quot;&quot;;[.G263])">
            <text:p/>
          </table:table-cell>
          <table:table-cell table:style-name="ce143" table:formula="of:=IF([.AB263]=[.J263];&quot;Farnell&quot;; IF([.AB263]=[.M263]; &quot;Digikey&quot;; IF([.AB263]=[.P263]; &quot;Mouser&quot;; IF([.AB263]=[.T263]; &quot;RS&quot;; IF([.AB263]=[.W263]; &quot;TME&quot;)))))" office:value-type="string" office:string-value="TME">
            <text:p>TME</text:p>
          </table:table-cell>
          <table:table-cell table:style-name="ce150" table:formula="of:=IF([.G263]&lt;&gt;&quot;&quot;;MIN([.J263];[.M263];[.P263];[.T263];[.W263]);&quot;&quot;)" office:value-type="currency" office:currency="EUR" office:value="0.1141">
            <text:p>0.114 €</text:p>
          </table:table-cell>
          <table:table-cell table:style-name="ce143" office:value-type="float" office:value="1">
            <text:p>1</text:p>
          </table:table-cell>
          <table:table-cell table:style-name="ce163" table:formula="of:=[.AB263]*[.AC263]" office:value-type="float" office:value="0.1141">
            <text:p>0.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>
            <text:p>14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MJ2138812S0LOT6C or WE 74990101210</text:p>
          </table:table-cell>
          <table:table-cell table:style-name="ce31" office:value-type="string">
            <text:p>THT, <text:span text:style-name="T4">solder on the bottom layer!</text:span></text:p>
          </table:table-cell>
          <table:table-cell table:style-name="ce46" office:value-type="string">
            <text:p>X7 RJ45 Connector</text:p>
          </table:table-cell>
          <table:table-cell table:style-name="ce48" office:value-type="string">
            <text:p>AUX PS</text:p>
          </table:table-cell>
          <table:table-cell table:style-name="ce52" table:formula="of:=IF([.F264]=&quot;Power board&quot;;[.B264]*2;[.B264])" office:value-type="float" office:value="1">
            <text:p>1</text:p>
          </table:table-cell>
          <table:table-cell table:style-name="ce58" office:value-type="string">
            <text:p>2356129</text:p>
          </table:table-cell>
          <table:table-cell table:style-name="ce64" office:value-type="string">
            <text:p>74990101210</text:p>
          </table:table-cell>
          <table:table-cell table:style-name="ce67" office:value-type="float" office:value="7.11">
            <text:p>7.11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732-4497-5-ND</text:p>
          </table:table-cell>
          <table:table-cell table:style-name="ce93" office:value-type="float" office:value="9.45">
            <text:p>9.4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10-74990101210</text:p>
          </table:table-cell>
          <table:table-cell table:style-name="ce93" office:value-type="float" office:value="6.96">
            <text:p>6.9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<text:s/>814-9875</text:p>
          </table:table-cell>
          <table:table-cell table:style-name="ce86" office:value-type="string">
            <text:p>74990101210</text:p>
          </table:table-cell>
          <table:table-cell table:style-name="ce93" office:value-type="float" office:value="7.18">
            <text:p>7.18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LMJ2138812S0LOT6C</text:p>
          </table:table-cell>
          <table:table-cell table:style-name="ce125" office:value-type="float" office:value="2.95">
            <text:p>2.950</text:p>
          </table:table-cell>
          <table:table-cell table:style-name="ce101" office:value-type="float" office:value="1">
            <text:p>1</text:p>
          </table:table-cell>
          <table:table-cell table:style-name="ce133" table:formula="of:=[.G264]" office:value-type="float" office:value="1">
            <text:p>1</text:p>
          </table:table-cell>
          <table:table-cell table:style-name="ce101" table:formula="of:=IF([.Y264]&lt;&gt;&quot;&quot;;&quot;&quot;;[.G264])">
            <text:p/>
          </table:table-cell>
          <table:table-cell table:style-name="ce144" table:formula="of:=IF([.AB264]=[.J264];&quot;Farnell&quot;; IF([.AB264]=[.M264]; &quot;Digikey&quot;; IF([.AB264]=[.P264]; &quot;Mouser&quot;; IF([.AB264]=[.T264]; &quot;RS&quot;; IF([.AB264]=[.W264]; &quot;TME&quot;)))))" office:value-type="string" office:string-value="TME">
            <text:p>TME</text:p>
          </table:table-cell>
          <table:table-cell table:style-name="ce151" table:formula="of:=IF([.G264]&lt;&gt;&quot;&quot;;MIN([.J264];[.M264];[.P264];[.T264];[.W264]);&quot;&quot;)" office:value-type="currency" office:currency="EUR" office:value="2.95">
            <text:p>2.95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64]*[.AC264]" office:value-type="float" office:value="2.95">
            <text:p>2.950</text:p>
          </table:table-cell>
          <table:table-cell table:number-columns-repeated="994"/>
        </table:table-row>
        <table:table-row table:style-name="ro3">
          <table:table-cell table:style-name="ce3" office:value-type="float" office:value="150">
            <text:p>150</text:p>
          </table:table-cell>
          <table:table-cell office:value-type="float" office:value="1">
            <text:p>1</text:p>
          </table:table-cell>
          <table:table-cell table:style-name="ce18" office:value-type="string">
            <text:p>826629-8</text:p>
          </table:table-cell>
          <table:table-cell table:style-name="ce30" office:value-type="string">
            <text:p>THT <text:s/>8-Pin Header</text:p>
          </table:table-cell>
          <table:table-cell table:style-name="ce45" office:value-type="string">
            <text:p>X8</text:p>
          </table:table-cell>
          <table:table-cell table:style-name="ce30" office:value-type="string">
            <text:p>AUX PS</text:p>
          </table:table-cell>
          <table:table-cell table:style-name="ce51" table:formula="of:=IF([.F265]=&quot;Power board&quot;;[.B265]*2;[.B265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6">
            <text:p>6</text:p>
          </table:table-cell>
          <table:table-cell table:style-name="ce19" office:value-type="string">
            <text:p>826629-8</text:p>
          </table:table-cell>
          <table:table-cell table:style-name="ce31" office:value-type="string">
            <text:p>THT <text:s/>8-Pin Header</text:p>
          </table:table-cell>
          <table:table-cell table:style-name="ce46" office:value-type="string">
            <text:p>MCU-ADCL, MCU-ADCH, MCU-COMM, MCU-PWML, MCU-PWMH, X18</text:p>
          </table:table-cell>
          <table:table-cell table:style-name="ce48" office:value-type="string">
            <text:p>Arduino Shield</text:p>
          </table:table-cell>
          <table:table-cell table:style-name="ce52" table:formula="of:=IF([.F266]=&quot;Power board&quot;;[.B266]*2;[.B266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65:.G266])" office:value-type="float" office:value="7">
            <text:p>7</text:p>
          </table:table-cell>
          <table:table-cell table:style-name="ce18" office:value-type="float" office:value="1022256">
            <text:p>1022256</text:p>
          </table:table-cell>
          <table:table-cell table:style-name="ce30" office:value-type="string">
            <text:p>M20-9990845</text:p>
          </table:table-cell>
          <table:table-cell table:style-name="ce66" office:value-type="float" office:value="0.117">
            <text:p>0.11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M20-9990845</text:p>
          </table:table-cell>
          <table:table-cell table:style-name="ce92" office:value-type="float" office:value="0.24">
            <text:p>0.240</text:p>
          </table:table-cell>
          <table:table-cell table:style-name="ce100"/>
          <table:table-cell table:style-name="ce85" office:value-type="string">
            <text:p>M20-9990845</text:p>
          </table:table-cell>
          <table:table-cell table:style-name="ce92" office:value-type="float" office:value="0.317">
            <text:p>0.317</text:p>
          </table:table-cell>
          <table:table-cell table:style-name="ce100"/>
          <table:table-cell table:style-name="ce110" office:value-type="string">
            <text:p>681-2997</text:p>
          </table:table-cell>
          <table:table-cell table:style-name="ce110" office:value-type="string">
            <text:p>M20-9990845</text:p>
          </table:table-cell>
          <table:table-cell table:style-name="ce92" office:value-type="float" office:value="0.125">
            <text:p>0.125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ZL201-08G</text:p>
          </table:table-cell>
          <table:table-cell table:style-name="ce66" office:value-type="float" office:value="0.06486">
            <text:p>0.065</text:p>
          </table:table-cell>
          <table:table-cell table:style-name="ce100" office:value-type="float" office:value="10">
            <text:p>10</text:p>
          </table:table-cell>
          <table:table-cell table:formula="of:=[.G267]" office:value-type="float" office:value="7">
            <text:p>7</text:p>
          </table:table-cell>
          <table:table-cell table:formula="of:=IF([.Y267]&lt;&gt;&quot;&quot;;&quot;&quot;;[.G267])">
            <text:p/>
          </table:table-cell>
          <table:table-cell table:style-name="ce143" table:formula="of:=IF([.AB267]=[.J267];&quot;Farnell&quot;; IF([.AB267]=[.M267]; &quot;Digikey&quot;; IF([.AB267]=[.P267]; &quot;Mouser&quot;; IF([.AB267]=[.T267]; &quot;RS&quot;; IF([.AB267]=[.W267]; &quot;TME&quot;)))))" office:value-type="string" office:string-value="TME">
            <text:p>TME</text:p>
          </table:table-cell>
          <table:table-cell table:style-name="ce150" table:formula="of:=IF([.G267]&lt;&gt;&quot;&quot;;MIN([.J267];[.M267];[.P267];[.T267];[.W267]);&quot;&quot;)" office:value-type="currency" office:currency="EUR" office:value="0.06486">
            <text:p>0.065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67]*[.AC267]" office:value-type="float" office:value="0.6486">
            <text:p>0.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51">
            <text:p>151</text:p>
          </table:table-cell>
          <table:table-cell office:value-type="float" office:value="1">
            <text:p>1</text:p>
          </table:table-cell>
          <table:table-cell table:style-name="ce18" office:value-type="string">
            <text:p>826629-6</text:p>
          </table:table-cell>
          <table:table-cell table:style-name="ce30" office:value-type="string">
            <text:p>THT <text:s/>6-Pin Header</text:p>
          </table:table-cell>
          <table:table-cell table:style-name="ce45" office:value-type="string">
            <text:p>MCU-POWER</text:p>
          </table:table-cell>
          <table:table-cell table:style-name="ce30" office:value-type="string">
            <text:p>Arduino Shield</text:p>
          </table:table-cell>
          <table:table-cell table:style-name="ce51" table:formula="of:=IF([.F269]=&quot;Power board&quot;;[.B269]*2;[.B269])" office:value-type="float" office:value="1">
            <text:p>1</text:p>
          </table:table-cell>
          <table:table-cell table:style-name="ce18" office:value-type="string">
            <text:p>1022255</text:p>
          </table:table-cell>
          <table:table-cell table:style-name="ce30" office:value-type="string">
            <text:p>M20-9990646</text:p>
          </table:table-cell>
          <table:table-cell table:style-name="ce66" office:value-type="float" office:value="0.161">
            <text:p>0.161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952-2270-ND </text:p>
          </table:table-cell>
          <table:table-cell table:style-name="ce92" office:value-type="float" office:value="0.22">
            <text:p>0.22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855-M20-9990646 </text:p>
          </table:table-cell>
          <table:table-cell table:style-name="ce92" office:value-type="float" office:value="0.226">
            <text:p>0.226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45-7062</text:p>
          </table:table-cell>
          <table:table-cell table:style-name="ce110" office:value-type="string">
            <text:p>M20-9990646</text:p>
          </table:table-cell>
          <table:table-cell table:style-name="ce92" office:value-type="float" office:value="0.244">
            <text:p>0.244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ZL201-06G</text:p>
          </table:table-cell>
          <table:table-cell table:style-name="ce66" office:value-type="float" office:value="0.03722">
            <text:p>0.037</text:p>
          </table:table-cell>
          <table:table-cell table:style-name="ce100" office:value-type="float" office:value="10">
            <text:p>10</text:p>
          </table:table-cell>
          <table:table-cell table:formula="of:=[.G269]" office:value-type="float" office:value="1">
            <text:p>1</text:p>
          </table:table-cell>
          <table:table-cell/>
          <table:table-cell table:style-name="ce143" table:formula="of:=IF([.AB269]=[.J269];&quot;Farnell&quot;; IF([.AB269]=[.M269]; &quot;Digikey&quot;; IF([.AB269]=[.P269]; &quot;Mouser&quot;; IF([.AB269]=[.T269]; &quot;RS&quot;; IF([.AB269]=[.W269]; &quot;TME&quot;)))))" office:value-type="string" office:string-value="TME">
            <text:p>TME</text:p>
          </table:table-cell>
          <table:table-cell table:style-name="ce150" table:formula="of:=IF([.G269]&lt;&gt;&quot;&quot;;MIN([.J269];[.M269];[.P269];[.T269];[.W269]);&quot;&quot;)" office:value-type="currency" office:currency="EUR" office:value="0.03722">
            <text:p>0.037 €</text:p>
          </table:table-cell>
          <table:table-cell table:style-name="ce143" table:formula="of:=[.G269]" office:value-type="float" office:value="1">
            <text:p>1</text:p>
          </table:table-cell>
          <table:table-cell table:style-name="ce163" table:formula="of:=[.AB269]*[.AC269]" office:value-type="float" office:value="0.03722">
            <text:p>0.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>
            <text:p>15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-89-7361</text:p>
          </table:table-cell>
          <table:table-cell table:style-name="ce31" office:value-type="string">
            <text:p>THT <text:s/>2x18-Pin Header</text:p>
          </table:table-cell>
          <table:table-cell table:style-name="ce46" office:value-type="string">
            <text:p>MCU-DIGITAL</text:p>
          </table:table-cell>
          <table:table-cell table:style-name="ce48" office:value-type="string">
            <text:p>Arduino Shield</text:p>
          </table:table-cell>
          <table:table-cell table:style-name="ce52" table:formula="of:=IF([.F270]=&quot;Power board&quot;;[.B270]*2;[.B270])" office:value-type="float" office:value="1">
            <text:p>1</text:p>
          </table:table-cell>
          <table:table-cell table:style-name="ce58" office:value-type="string">
            <text:p>2356147</text:p>
          </table:table-cell>
          <table:table-cell table:style-name="ce64" office:value-type="string">
            <text:p>61303621121</text:p>
          </table:table-cell>
          <table:table-cell table:style-name="ce67" office:value-type="float" office:value="1.58">
            <text:p>1.5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WM50022-36-ND </text:p>
          </table:table-cell>
          <table:table-cell table:style-name="ce93" office:value-type="float" office:value="3.02">
            <text:p>3.02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38-10-89-7361 </text:p>
          </table:table-cell>
          <table:table-cell table:style-name="ce93" office:value-type="float" office:value="1.68">
            <text:p>1.6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828-1569</text:p>
          </table:table-cell>
          <table:table-cell table:style-name="ce86" office:value-type="string">
            <text:p>61303621121</text:p>
          </table:table-cell>
          <table:table-cell table:style-name="ce93" office:value-type="float" office:value="1.626">
            <text:p>1.626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>
            <text:p>1</text:p>
          </table:table-cell>
          <table:table-cell table:style-name="ce101"/>
          <table:table-cell table:style-name="ce144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>
            <text:p>Farnell</text:p>
          </table:table-cell>
          <table:table-cell table:style-name="ce151" table:formula="of:=IF([.G270]&lt;&gt;&quot;&quot;;MIN([.J270];[.M270];[.P270];[.T270];[.W270]);&quot;&quot;)" office:value-type="currency" office:currency="EUR" office:value="1.58">
            <text:p>1.580 €</text:p>
          </table:table-cell>
          <table:table-cell table:style-name="ce144" table:formula="of:=[.G270]" office:value-type="float" office:value="1">
            <text:p>1</text:p>
          </table:table-cell>
          <table:table-cell table:style-name="ce163" table:formula="of:=[.AB270]*[.AC270]" office:value-type="float" office:value="1.58">
            <text:p>1.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>
            <text:p>153</text:p>
          </table:table-cell>
          <table:table-cell office:value-type="float" office:value="1">
            <text:p>1</text:p>
          </table:table-cell>
          <table:table-cell table:style-name="ce18" office:value-type="string">
            <text:p>826629-5</text:p>
          </table:table-cell>
          <table:table-cell table:style-name="ce30" office:value-type="string">
            <text:p>THT <text:s/>5-Pin Header</text:p>
          </table:table-cell>
          <table:table-cell table:style-name="ce45" office:value-type="string">
            <text:p>X10</text:p>
          </table:table-cell>
          <table:table-cell table:style-name="ce30" office:value-type="string">
            <text:p>AUX PS</text:p>
          </table:table-cell>
          <table:table-cell table:style-name="ce51" table:formula="of:=IF([.F271]=&quot;Power board&quot;;[.B271]*2;[.B271])" office:value-type="float" office:value="1">
            <text:p>1</text:p>
          </table:table-cell>
          <table:table-cell table:style-name="ce18" office:value-type="string">
            <text:p>2452473</text:p>
          </table:table-cell>
          <table:table-cell table:style-name="ce30" office:value-type="string">
            <text:p>826629-5</text:p>
          </table:table-cell>
          <table:table-cell table:style-name="ce66" office:value-type="float" office:value="0.631">
            <text:p>0.631</text:p>
          </table:table-cell>
          <table:table-cell table:style-name="ce73" office:value-type="float" office:value="50">
            <text:p>50</text:p>
          </table:table-cell>
          <table:table-cell table:style-name="ce85" office:value-type="string">
            <text:p>826629-5</text:p>
          </table:table-cell>
          <table:table-cell table:style-name="ce92" office:value-type="float" office:value="0.66">
            <text:p>0.660</text:p>
          </table:table-cell>
          <table:table-cell table:style-name="ce100"/>
          <table:table-cell table:style-name="ce85" office:value-type="string">
            <text:p>M20-9990545</text:p>
          </table:table-cell>
          <table:table-cell table:style-name="ce92" office:value-type="float" office:value="0.217">
            <text:p>0.217</text:p>
          </table:table-cell>
          <table:table-cell table:style-name="ce100"/>
          <table:table-cell table:style-name="ce110" office:value-type="string">
            <text:p>681-2981</text:p>
          </table:table-cell>
          <table:table-cell table:style-name="ce110" office:value-type="string">
            <text:p>M20-9990545</text:p>
          </table:table-cell>
          <table:table-cell table:style-name="ce92" office:value-type="float" office:value="0.16">
            <text:p>0.16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ZL201-05G</text:p>
          </table:table-cell>
          <table:table-cell table:style-name="ce66" office:value-type="float" office:value="0.03165">
            <text:p>0.032</text:p>
          </table:table-cell>
          <table:table-cell table:style-name="ce100" office:value-type="float" office:value="25">
            <text:p>25</text:p>
          </table:table-cell>
          <table:table-cell table:formula="of:=[.G271]" office:value-type="float" office:value="1">
            <text:p>1</text:p>
          </table:table-cell>
          <table:table-cell table:formula="of:=IF([.Y271]&lt;&gt;&quot;&quot;;&quot;&quot;;[.G271])">
            <text:p/>
          </table:table-cell>
          <table:table-cell table:style-name="ce143" table:formula="of:=IF([.AB271]=[.J271];&quot;Farnell&quot;; IF([.AB271]=[.M271]; &quot;Digikey&quot;; IF([.AB271]=[.P271]; &quot;Mouser&quot;; IF([.AB271]=[.T271]; &quot;RS&quot;; IF([.AB271]=[.W271]; &quot;TME&quot;)))))" office:value-type="string" office:string-value="TME">
            <text:p>TME</text:p>
          </table:table-cell>
          <table:table-cell table:style-name="ce150" table:formula="of:=IF([.G271]&lt;&gt;&quot;&quot;;MIN([.J271];[.M271];[.P271];[.T271];[.W271]);&quot;&quot;)" office:value-type="currency" office:currency="EUR" office:value="0.03165">
            <text:p>0.032 €</text:p>
          </table:table-cell>
          <table:table-cell table:style-name="ce143" office:value-type="float" office:value="1">
            <text:p>1</text:p>
          </table:table-cell>
          <table:table-cell table:style-name="ce163" table:formula="of:=[.AB271]*[.AC271]" office:value-type="float" office:value="0.03165">
            <text:p>0.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>
            <text:p>15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32.768kHz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Y1</text:p>
          </table:table-cell>
          <table:table-cell table:style-name="ce48" office:value-type="string">
            <text:p>Arduino Shield</text:p>
          </table:table-cell>
          <table:table-cell table:style-name="ce52" table:formula="of:=IF([.F272]=&quot;Power board&quot;;[.B272]*2;[.B272])" office:value-type="float" office:value="1">
            <text:p>1</text:p>
          </table:table-cell>
          <table:table-cell table:style-name="ce58" office:value-type="string">
            <text:p>1611828</text:p>
          </table:table-cell>
          <table:table-cell table:style-name="ce64" office:value-type="string">
            <text:p>AB38T-32.768KHZ</text:p>
          </table:table-cell>
          <table:table-cell table:style-name="ce67" office:value-type="float" office:value="0.185">
            <text:p>0.185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AB38T-32.768KHZ</text:p>
          </table:table-cell>
          <table:table-cell table:style-name="ce93" office:value-type="float" office:value="0.15">
            <text:p>0.150</text:p>
          </table:table-cell>
          <table:table-cell table:style-name="ce101"/>
          <table:table-cell table:style-name="ce86" office:value-type="string">
            <text:p>AB38T-32.768KHZ</text:p>
          </table:table-cell>
          <table:table-cell table:style-name="ce93" office:value-type="float" office:value="0.155">
            <text:p>0.155</text:p>
          </table:table-cell>
          <table:table-cell table:style-name="ce101"/>
          <table:table-cell table:style-name="ce86" office:value-type="string">
            <text:p>226-1443</text:p>
          </table:table-cell>
          <table:table-cell table:style-name="ce86" office:value-type="string">
            <text:p>LFXTAL002995</text:p>
          </table:table-cell>
          <table:table-cell table:style-name="ce93" office:value-type="float" office:value="0.532">
            <text:p>0.532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32.768K-TC38</text:p>
          </table:table-cell>
          <table:table-cell table:style-name="ce125" office:value-type="float" office:value="0.1444">
            <text:p>0.144</text:p>
          </table:table-cell>
          <table:table-cell table:style-name="ce101" office:value-type="float" office:value="5">
            <text:p>5</text:p>
          </table:table-cell>
          <table:table-cell table:style-name="ce133" table:formula="of:=[.G272]" office:value-type="float" office:value="1">
            <text:p>1</text:p>
          </table:table-cell>
          <table:table-cell table:style-name="ce101" table:formula="of:=IF([.Y272]&lt;&gt;&quot;&quot;;&quot;&quot;;[.G272])">
            <text:p/>
          </table:table-cell>
          <table:table-cell table:style-name="ce144" table:formula="of:=IF([.AB272]=[.J272];&quot;Farnell&quot;; IF([.AB272]=[.M272]; &quot;Digikey&quot;; IF([.AB272]=[.P272]; &quot;Mouser&quot;; IF([.AB272]=[.T272]; &quot;RS&quot;; IF([.AB272]=[.W272]; &quot;TME&quot;)))))" office:value-type="string" office:string-value="TME">
            <text:p>TME</text:p>
          </table:table-cell>
          <table:table-cell table:style-name="ce151" table:formula="of:=IF([.G272]&lt;&gt;&quot;&quot;;MIN([.J272];[.M272];[.P272];[.T272];[.W272]);&quot;&quot;)" office:value-type="currency" office:currency="EUR" office:value="0.1444">
            <text:p>0.144 €</text:p>
          </table:table-cell>
          <table:table-cell table:style-name="ce144" office:value-type="float" office:value="1">
            <text:p>1</text:p>
          </table:table-cell>
          <table:table-cell table:style-name="ce163" table:formula="of:=[.AB272]*[.AC272]" office:value-type="float" office:value="0.1444">
            <text:p>0.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>
            <text:p>155</text:p>
          </table:table-cell>
          <table:table-cell office:value-type="float" office:value="1">
            <text:p>1</text:p>
          </table:table-cell>
          <table:table-cell table:style-name="ce18" office:value-type="string">
            <text:p>25MHz</text:p>
          </table:table-cell>
          <table:table-cell table:style-name="ce30" office:value-type="string">
            <text:p>SMD, 11.5mm x 4.7mm</text:p>
          </table:table-cell>
          <table:table-cell table:style-name="ce45" office:value-type="string">
            <text:p>Y2</text:p>
          </table:table-cell>
          <table:table-cell table:style-name="ce30" office:value-type="string">
            <text:p>Arduino Shield</text:p>
          </table:table-cell>
          <table:table-cell table:style-name="ce51" table:formula="of:=IF([.F273]=&quot;Power board&quot;;[.B273]*2;[.B273])" office:value-type="float" office:value="1">
            <text:p>1</text:p>
          </table:table-cell>
          <table:table-cell table:style-name="ce18" office:value-type="string">
            <text:p>2467741</text:p>
          </table:table-cell>
          <table:table-cell table:style-name="ce30" office:value-type="string">
            <text:p>ABLS-25.000MHZ-B4-F-T</text:p>
          </table:table-cell>
          <table:table-cell table:style-name="ce66" office:value-type="float" office:value="0.393">
            <text:p>0.393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ABLS-25.000MHZ-B4-F-T</text:p>
          </table:table-cell>
          <table:table-cell table:style-name="ce92" office:value-type="float" office:value="0.24">
            <text:p>0.240</text:p>
          </table:table-cell>
          <table:table-cell table:style-name="ce100"/>
          <table:table-cell table:style-name="ce85" office:value-type="string">
            <text:p>ABLS-25.0M-F-T</text:p>
          </table:table-cell>
          <table:table-cell table:style-name="ce92" office:value-type="float" office:value="0.26">
            <text:p>0.260</text:p>
          </table:table-cell>
          <table:table-cell table:style-name="ce100"/>
          <table:table-cell table:style-name="ce110" office:value-type="string">
            <text:p>814-9550</text:p>
          </table:table-cell>
          <table:table-cell table:style-name="ce110" office:value-type="string">
            <text:p>QCS25.0000F18B23R</text:p>
          </table:table-cell>
          <table:table-cell table:style-name="ce92" office:value-type="float" office:value="0.217">
            <text:p>0.217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25.00M-SMDHC49S</text:p>
          </table:table-cell>
          <table:table-cell table:style-name="ce66" office:value-type="float" office:value="0.3732">
            <text:p>0.373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273]&lt;&gt;&quot;&quot;;&quot;&quot;;[.G273])" office:value-type="float" office:value="1">
            <text:p>1</text:p>
          </table:table-cell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RS">
            <text:p>RS</text:p>
          </table:table-cell>
          <table:table-cell table:style-name="ce150" table:formula="of:=IF([.G273]&lt;&gt;&quot;&quot;;MIN([.J273];[.M273];[.P273];[.T273];[.W273]);&quot;&quot;)" office:value-type="currency" office:currency="EUR" office:value="0.217">
            <text:p>0.217 €</text:p>
          </table:table-cell>
          <table:table-cell table:style-name="ce143" office:value-type="float" office:value="1">
            <text:p>1</text:p>
          </table:table-cell>
          <table:table-cell table:style-name="ce163" table:formula="of:=[.AB273]*[.AC273]" office:value-type="float" office:value="0.217">
            <text:p>0.217</text:p>
          </table:table-cell>
          <table:table-cell table:number-columns-repeated="994"/>
        </table:table-row>
        <table:table-row table:style-name="ro7">
          <table:table-cell table:style-name="ce3" office:value-type="float" office:value="156">
            <text:p>15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SMAJ51A</text:p>
          </table:table-cell>
          <table:table-cell table:style-name="ce31" office:value-type="string">
            <text:p>DO-214AC</text:p>
          </table:table-cell>
          <table:table-cell table:style-name="ce46" office:value-type="string">
            <text:p>ZD1</text:p>
          </table:table-cell>
          <table:table-cell table:style-name="ce48" office:value-type="string">
            <text:p>Power board</text:p>
          </table:table-cell>
          <table:table-cell table:style-name="ce52" table:formula="of:=IF([.F274]=&quot;Power board&quot;;[.B274]*2;[.B274])" office:value-type="float" office:value="2">
            <text:p>2</text:p>
          </table:table-cell>
          <table:table-cell table:style-name="ce58" office:value-type="string">
            <text:p>1578999</text:p>
          </table:table-cell>
          <table:table-cell table:style-name="ce64" office:value-type="string">
            <text:p>SMAJ51A</text:p>
          </table:table-cell>
          <table:table-cell table:style-name="ce67" office:value-type="float" office:value="0.163">
            <text:p>0.163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SMAJ51ALFCT-ND</text:p>
          </table:table-cell>
          <table:table-cell table:style-name="ce93" office:value-type="float" office:value="0.37">
            <text:p>0.37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76-SMAJ51A</text:p>
          </table:table-cell>
          <table:table-cell table:style-name="ce93" office:value-type="float" office:value="0.405">
            <text:p>0.405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87-3309</text:p>
          </table:table-cell>
          <table:table-cell table:style-name="ce86" office:value-type="string">
            <text:p>SMAJ51A R3</text:p>
          </table:table-cell>
          <table:table-cell table:style-name="ce93" office:value-type="float" office:value="0.073">
            <text:p>0.073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SMAJ51A-LF </text:p>
          </table:table-cell>
          <table:table-cell table:style-name="ce125" office:value-type="float" office:value="0.175">
            <text:p>0.175</text:p>
          </table:table-cell>
          <table:table-cell table:style-name="ce101" office:value-type="float" office:value="3">
            <text:p>3</text:p>
          </table:table-cell>
          <table:table-cell table:style-name="ce133"/>
          <table:table-cell table:style-name="ce101" table:formula="of:=IF([.Y274]&lt;&gt;&quot;&quot;;&quot;&quot;;[.G274])" office:value-type="float" office:value="2">
            <text:p>2</text:p>
          </table:table-cell>
          <table:table-cell table:style-name="ce144" table:formula="of:=IF([.AB274]=[.J274];&quot;Farnell&quot;; IF([.AB274]=[.M274]; &quot;Digikey&quot;; IF([.AB274]=[.P274]; &quot;Mouser&quot;; IF([.AB274]=[.T274]; &quot;RS&quot;; IF([.AB274]=[.W274]; &quot;TME&quot;)))))" office:value-type="string" office:string-value="RS">
            <text:p>RS</text:p>
          </table:table-cell>
          <table:table-cell table:style-name="ce151" table:formula="of:=IF([.G274]&lt;&gt;&quot;&quot;;MIN([.J274];[.M274];[.P274];[.T274];[.W274]);&quot;&quot;)" office:value-type="currency" office:currency="EUR" office:value="0.073">
            <text:p>0.073 €</text:p>
          </table:table-cell>
          <table:table-cell table:style-name="ce144" table:formula="of:=[.G274]" office:value-type="float" office:value="2">
            <text:p>2</text:p>
          </table:table-cell>
          <table:table-cell table:style-name="ce163" table:formula="of:=[.AB274]*[.AC274]" office:value-type="float" office:value="0.146">
            <text:p>0.146</text:p>
          </table:table-cell>
          <table:table-cell table:number-columns-repeated="994"/>
        </table:table-row>
        <table:table-row table:style-name="ro6">
          <table:table-cell table:style-name="ce3" office:value-type="float" office:value="157">
            <text:p>157</text:p>
          </table:table-cell>
          <table:table-cell office:value-type="float" office:value="5">
            <text:p>5</text:p>
          </table:table-cell>
          <table:table-cell table:style-name="ce18" office:value-type="string">
            <text:p>SMAJ18A</text:p>
          </table:table-cell>
          <table:table-cell table:style-name="ce30" office:value-type="string">
            <text:p>DO-214AC</text:p>
          </table:table-cell>
          <table:table-cell table:style-name="ce45" office:value-type="string">
            <text:p>ZD8, ZD9, ZD11, ZD12, ZD14</text:p>
          </table:table-cell>
          <table:table-cell table:style-name="ce30" office:value-type="string">
            <text:p>Arduino Shield</text:p>
          </table:table-cell>
          <table:table-cell table:style-name="ce51" table:formula="of:=IF([.F275]=&quot;Power board&quot;;[.B275]*2;[.B275])" office:value-type="float" office:value="5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MAJ18A</text:p>
          </table:table-cell>
          <table:table-cell table:style-name="ce31" office:value-type="string">
            <text:p>DO-214AC</text:p>
          </table:table-cell>
          <table:table-cell table:style-name="ce46" office:value-type="string">
            <text:p>ZD6</text:p>
          </table:table-cell>
          <table:table-cell table:style-name="ce48" office:value-type="string">
            <text:p>AUX PS</text:p>
          </table:table-cell>
          <table:table-cell table:style-name="ce52" table:formula="of:=IF([.F276]=&quot;Power board&quot;;[.B276]*2;[.B276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5:.G276])" office:value-type="float" office:value="6">
            <text:p>6</text:p>
          </table:table-cell>
          <table:table-cell table:style-name="ce18" office:value-type="string">
            <text:p>1749305</text:p>
          </table:table-cell>
          <table:table-cell table:style-name="ce30" office:value-type="string">
            <text:p>SMAJ18A-TR</text:p>
          </table:table-cell>
          <table:table-cell table:style-name="ce66" office:value-type="float" office:value="0.07">
            <text:p>0.07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SMA6J18A-TR</text:p>
          </table:table-cell>
          <table:table-cell table:style-name="ce92" office:value-type="float" office:value="0.34">
            <text:p>0.340</text:p>
          </table:table-cell>
          <table:table-cell table:style-name="ce100"/>
          <table:table-cell table:style-name="ce85" office:value-type="string">
            <text:p>SMA6J18A-TR</text:p>
          </table:table-cell>
          <table:table-cell table:style-name="ce92" office:value-type="float" office:value="0.407">
            <text:p>0.407</text:p>
          </table:table-cell>
          <table:table-cell table:style-name="ce100"/>
          <table:table-cell table:style-name="ce110" office:value-type="string">
            <text:p>795-9268</text:p>
          </table:table-cell>
          <table:table-cell table:style-name="ce110" office:value-type="string">
            <text:p>SMA6J18A-TR</text:p>
          </table:table-cell>
          <table:table-cell table:style-name="ce92" office:value-type="float" office:value="0.112">
            <text:p>0.112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P4SMAJ18A-DIO</text:p>
          </table:table-cell>
          <table:table-cell table:style-name="ce66" office:value-type="float" office:value="0.105">
            <text:p>0.105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277]&lt;&gt;&quot;&quot;;&quot;&quot;;[.G277])" office:value-type="float" office:value="6">
            <text:p>6</text:p>
          </table:table-cell>
          <table:table-cell table:style-name="ce143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>
            <text:p>Farnell</text:p>
          </table:table-cell>
          <table:table-cell table:style-name="ce150" table:formula="of:=IF([.G275]&lt;&gt;&quot;&quot;;MIN([.J277];[.M277];[.P277];[.T277];[.W277]);&quot;&quot;)" office:value-type="currency" office:currency="EUR" office:value="0.07">
            <text:p>0.070 €</text:p>
          </table:table-cell>
          <table:table-cell table:style-name="ce143" table:formula="of:=[.G277]" office:value-type="float" office:value="6">
            <text:p>6</text:p>
          </table:table-cell>
          <table:table-cell table:style-name="ce163" table:formula="of:=[.AB277]*[.AC277]" office:value-type="float" office:value="0.42">
            <text:p>0.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>
            <text:p>158</text:p>
          </table:table-cell>
          <table:table-cell office:value-type="float" office:value="1">
            <text:p>1</text:p>
          </table:table-cell>
          <table:table-cell table:style-name="ce18" office:value-type="string">
            <text:p>BZT52C4V3</text:p>
          </table:table-cell>
          <table:table-cell table:style-name="ce30" office:value-type="string">
            <text:p>SOD-123</text:p>
          </table:table-cell>
          <table:table-cell table:style-name="ce45" office:value-type="string">
            <text:p>ZD13</text:p>
          </table:table-cell>
          <table:table-cell table:style-name="ce30" office:value-type="string">
            <text:p>Arduino Shield</text:p>
          </table:table-cell>
          <table:table-cell table:style-name="ce51" table:formula="of:=IF([.F279]=&quot;Power board&quot;;[.B279]*2;[.B279])" office:value-type="float" office:value="1">
            <text:p>1</text:p>
          </table:table-cell>
          <table:table-cell table:style-name="ce18" office:value-type="string">
            <text:p>2077927</text:p>
          </table:table-cell>
          <table:table-cell table:style-name="ce30" office:value-type="string">
            <text:p>BZT52C4V3</text:p>
          </table:table-cell>
          <table:table-cell table:style-name="ce66" office:value-type="float" office:value="0.146">
            <text:p>0.146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2"/>
          <table:table-cell table:style-name="ce100"/>
          <table:table-cell table:style-name="ce85" office:value-type="string">
            <text:p>821-BZT52C4V3</text:p>
          </table:table-cell>
          <table:table-cell table:style-name="ce92" office:value-type="float" office:value="0.108">
            <text:p>0.108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45-3027</text:p>
          </table:table-cell>
          <table:table-cell table:style-name="ce110" office:value-type="string">
            <text:p>MMSZ5229BT1G</text:p>
          </table:table-cell>
          <table:table-cell table:style-name="ce92" office:value-type="float" office:value="0.135">
            <text:p>0.135</text:p>
          </table:table-cell>
          <table:table-cell table:style-name="ce100" office:value-type="float" office:value="20">
            <text:p>20</text:p>
          </table:table-cell>
          <table:table-cell table:style-name="ce122" office:value-type="string">
            <text:p>BZT52C4V3-DIO</text:p>
          </table:table-cell>
          <table:table-cell table:style-name="ce66" office:value-type="float" office:value="0.0189">
            <text:p>0.019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279]&lt;&gt;&quot;&quot;;&quot;&quot;;[.G279])" office:value-type="float" office:value="1">
            <text:p>1</text:p>
          </table:table-cell>
          <table:table-cell table:style-name="ce143" table:formula="of:=IF([.AB279]=[.J279];&quot;Farnell&quot;; IF([.AB279]=[.M279]; &quot;Digikey&quot;; IF([.AB279]=[.P279]; &quot;Mouser&quot;; IF([.AB279]=[.T279]; &quot;RS&quot;; IF([.AB279]=[.W279]; &quot;TME&quot;)))))" office:value-type="string" office:string-value="TME">
            <text:p>TME</text:p>
          </table:table-cell>
          <table:table-cell table:style-name="ce150" table:formula="of:=IF([.G279]&lt;&gt;&quot;&quot;;MIN([.J279];[.M279];[.P279];[.T279];[.W279]);&quot;&quot;)" office:value-type="currency" office:currency="EUR" office:value="0.0189">
            <text:p>0.019 €</text:p>
          </table:table-cell>
          <table:table-cell table:style-name="ce143" office:value-type="float" office:value="1">
            <text:p>1</text:p>
          </table:table-cell>
          <table:table-cell table:style-name="ce163" table:formula="of:=[.AB279]*[.AC279]" office:value-type="float" office:value="0.0189">
            <text:p>0.019</text:p>
          </table:table-cell>
          <table:table-cell table:number-columns-repeated="994"/>
        </table:table-row>
        <table:table-row table:style-name="ro6">
          <table:table-cell table:style-name="ce3" office:value-type="float" office:value="159">
            <text:p>15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ZX384-C15.115</text:p>
          </table:table-cell>
          <table:table-cell table:style-name="ce31" office:value-type="string">
            <text:p>SOD-323</text:p>
          </table:table-cell>
          <table:table-cell table:style-name="ce46" office:value-type="string">
            <text:p>ZD2</text:p>
          </table:table-cell>
          <table:table-cell table:style-name="ce48" office:value-type="string">
            <text:p>Power board</text:p>
          </table:table-cell>
          <table:table-cell table:style-name="ce52" table:formula="of:=IF([.F280]=&quot;Power board&quot;;[.B280]*2;[.B280])" office:value-type="float" office:value="2">
            <text:p>2</text:p>
          </table:table-cell>
          <table:table-cell table:style-name="ce58" office:value-type="string">
            <text:p>8735506</text:p>
          </table:table-cell>
          <table:table-cell table:style-name="ce64" office:value-type="string">
            <text:p>BZX384-C15</text:p>
          </table:table-cell>
          <table:table-cell table:style-name="ce67" office:value-type="float" office:value="0.182">
            <text:p>0.182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MM3Z15VT1G</text:p>
          </table:table-cell>
          <table:table-cell table:style-name="ce93" office:value-type="float" office:value="0.13">
            <text:p>0.130</text:p>
          </table:table-cell>
          <table:table-cell table:style-name="ce101"/>
          <table:table-cell table:style-name="ce86" office:value-type="string">
            <text:p>MM3Z15VT1G</text:p>
          </table:table-cell>
          <table:table-cell table:style-name="ce93" office:value-type="float" office:value="0.118">
            <text:p>0.118</text:p>
          </table:table-cell>
          <table:table-cell table:style-name="ce101"/>
          <table:table-cell table:style-name="ce86" office:value-type="string">
            <text:p>802-4568</text:p>
          </table:table-cell>
          <table:table-cell table:style-name="ce86" office:value-type="string">
            <text:p>MM3Z15VST1G</text:p>
          </table:table-cell>
          <table:table-cell table:style-name="ce93" office:value-type="float" office:value="0.013">
            <text:p>0.013</text:p>
          </table:table-cell>
          <table:table-cell table:style-name="ce101" office:value-type="float" office:value="200">
            <text:p>200</text:p>
          </table:table-cell>
          <table:table-cell table:style-name="ce123" office:value-type="string">
            <text:p>BZX384-C15.115</text:p>
          </table:table-cell>
          <table:table-cell table:style-name="ce125" office:value-type="float" office:value="0.019">
            <text:p>0.019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280]&lt;&gt;&quot;&quot;;&quot;&quot;;[.G280])" office:value-type="float" office:value="2">
            <text:p>2</text:p>
          </table:table-cell>
          <table:table-cell table:style-name="ce144" table:formula="of:=IF([.AB280]=[.J280];&quot;Farnell&quot;; IF([.AB280]=[.M280]; &quot;Digikey&quot;; IF([.AB280]=[.P280]; &quot;Mouser&quot;; IF([.AB280]=[.T280]; &quot;RS&quot;; IF([.AB280]=[.W280]; &quot;TME&quot;)))))" office:value-type="string" office:string-value="RS">
            <text:p>RS</text:p>
          </table:table-cell>
          <table:table-cell table:style-name="ce151" table:formula="of:=IF([.G280]&lt;&gt;&quot;&quot;;MIN([.J280];[.M280];[.P280];[.T280];[.W280]);&quot;&quot;)" office:value-type="currency" office:currency="EUR" office:value="0.013">
            <text:p>0.013 €</text:p>
          </table:table-cell>
          <table:table-cell table:style-name="ce144" office:value-type="float" office:value="2">
            <text:p>2</text:p>
          </table:table-cell>
          <table:table-cell table:style-name="ce163" table:formula="of:=[.AB280]*[.AC280]" office:value-type="float" office:value="0.026">
            <text:p>0.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>
            <text:p>160</text:p>
          </table:table-cell>
          <table:table-cell office:value-type="float" office:value="1">
            <text:p>1</text:p>
          </table:table-cell>
          <table:table-cell table:style-name="ce18" office:value-type="string">
            <text:p>PDZ6.2B</text:p>
          </table:table-cell>
          <table:table-cell table:style-name="ce30" office:value-type="string">
            <text:p>SOD-323</text:p>
          </table:table-cell>
          <table:table-cell table:style-name="ce45" office:value-type="string">
            <text:p>ZD3</text:p>
          </table:table-cell>
          <table:table-cell table:style-name="ce30" office:value-type="string">
            <text:p>Power board</text:p>
          </table:table-cell>
          <table:table-cell table:style-name="ce51" table:formula="of:=IF([.F281]=&quot;Power board&quot;;[.B281]*2;[.B281])" office:value-type="float" office:value="2">
            <text:p>2</text:p>
          </table:table-cell>
          <table:table-cell table:style-name="ce18" office:value-type="string">
            <text:p>1757863</text:p>
          </table:table-cell>
          <table:table-cell table:style-name="ce30" office:value-type="string">
            <text:p>PDZ6.2B,115</text:p>
          </table:table-cell>
          <table:table-cell table:style-name="ce66" office:value-type="float" office:value="0.266">
            <text:p>0.266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MM3Z6V2T1G</text:p>
          </table:table-cell>
          <table:table-cell table:style-name="ce92" office:value-type="float" office:value="0.13">
            <text:p>0.130</text:p>
          </table:table-cell>
          <table:table-cell table:style-name="ce100"/>
          <table:table-cell table:style-name="ce85" office:value-type="string">
            <text:p>MM3Z6V2T1G</text:p>
          </table:table-cell>
          <table:table-cell table:style-name="ce92" office:value-type="float" office:value="0.118">
            <text:p>0.118</text:p>
          </table:table-cell>
          <table:table-cell table:style-name="ce100"/>
          <table:table-cell table:style-name="ce110" office:value-type="string">
            <text:p>725-8247</text:p>
          </table:table-cell>
          <table:table-cell table:style-name="ce110" office:value-type="string">
            <text:p>PDZ6.2B,115</text:p>
          </table:table-cell>
          <table:table-cell table:style-name="ce92" office:value-type="float" office:value="0.014">
            <text:p>0.014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PDZ6.2B</text:p>
          </table:table-cell>
          <table:table-cell table:style-name="ce66" office:value-type="float" office:value="0.0187">
            <text:p>0.019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281]&lt;&gt;&quot;&quot;;&quot;&quot;;[.G281])" office:value-type="float" office:value="2">
            <text:p>2</text:p>
          </table:table-cell>
          <table:table-cell table:style-name="ce143" table:formula="of:=IF([.AB281]=[.J281];&quot;Farnell&quot;; IF([.AB281]=[.M281]; &quot;Digikey&quot;; IF([.AB281]=[.P281]; &quot;Mouser&quot;; IF([.AB281]=[.T281]; &quot;RS&quot;; IF([.AB281]=[.W281]; &quot;TME&quot;)))))" office:value-type="string" office:string-value="RS">
            <text:p>RS</text:p>
          </table:table-cell>
          <table:table-cell table:style-name="ce150" table:formula="of:=IF([.G281]&lt;&gt;&quot;&quot;;MIN([.J281];[.M281];[.P281];[.T281];[.W281]);&quot;&quot;)" office:value-type="currency" office:currency="EUR" office:value="0.014">
            <text:p>0.014 €</text:p>
          </table:table-cell>
          <table:table-cell table:style-name="ce143" office:value-type="float" office:value="2">
            <text:p>2</text:p>
          </table:table-cell>
          <table:table-cell table:style-name="ce163" table:formula="of:=[.AB281]*[.AC281]" office:value-type="float" office:value="0.028">
            <text:p>0.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P4SMAJ48A</text:p>
          </table:table-cell>
          <table:table-cell table:style-name="ce31" office:value-type="string">
            <text:p>DO-214AC</text:p>
          </table:table-cell>
          <table:table-cell table:style-name="ce46" office:value-type="string">
            <text:p>ZD7, ZD10</text:p>
          </table:table-cell>
          <table:table-cell table:style-name="ce48" office:value-type="string">
            <text:p>Arduino Shield</text:p>
          </table:table-cell>
          <table:table-cell table:style-name="ce52" table:formula="of:=IF([.F282]=&quot;Power board&quot;;[.B282]*2;[.B282])" office:value-type="float" office:value="2">
            <text:p>2</text:p>
          </table:table-cell>
          <table:table-cell table:style-name="ce58" office:value-type="string">
            <text:p>1749310</text:p>
          </table:table-cell>
          <table:table-cell table:style-name="ce64" office:value-type="string">
            <text:p>SMAJ48A-TR</text:p>
          </table:table-cell>
          <table:table-cell table:style-name="ce67" office:value-type="float" office:value="0.264">
            <text:p>0.264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MAJ48A-TR</text:p>
          </table:table-cell>
          <table:table-cell table:style-name="ce93" office:value-type="float" office:value="0.34">
            <text:p>0.340</text:p>
          </table:table-cell>
          <table:table-cell table:style-name="ce101"/>
          <table:table-cell table:style-name="ce86" office:value-type="string">
            <text:p>SMAJ48A-TR</text:p>
          </table:table-cell>
          <table:table-cell table:style-name="ce93" office:value-type="float" office:value="0.34">
            <text:p>0.340</text:p>
          </table:table-cell>
          <table:table-cell table:style-name="ce101"/>
          <table:table-cell table:style-name="ce86" office:value-type="string">
            <text:p>687-3286</text:p>
          </table:table-cell>
          <table:table-cell table:style-name="ce86" office:value-type="string">
            <text:p>SMAJ48A</text:p>
          </table:table-cell>
          <table:table-cell table:style-name="ce93" office:value-type="float" office:value="0.098">
            <text:p>0.098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P4SMAJ48A-DIO</text:p>
          </table:table-cell>
          <table:table-cell table:style-name="ce125" office:value-type="float" office:value="0.102">
            <text:p>0.102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282]&lt;&gt;&quot;&quot;;&quot;&quot;;[.G282])" office:value-type="float" office:value="2">
            <text:p>2</text:p>
          </table:table-cell>
          <table:table-cell table:style-name="ce144" table:formula="of:=IF([.AB282]=[.J282];&quot;Farnell&quot;; IF([.AB282]=[.M282]; &quot;Digikey&quot;; IF([.AB282]=[.P282]; &quot;Mouser&quot;; IF([.AB282]=[.T282]; &quot;RS&quot;; IF([.AB282]=[.W282]; &quot;TME&quot;)))))" office:value-type="string" office:string-value="RS">
            <text:p>RS</text:p>
          </table:table-cell>
          <table:table-cell table:style-name="ce151" table:formula="of:=IF([.G282]&lt;&gt;&quot;&quot;;MIN([.J282];[.M282];[.P282];[.T282];[.W282]);&quot;&quot;)" office:value-type="currency" office:currency="EUR" office:value="0.098">
            <text:p>0.098 €</text:p>
          </table:table-cell>
          <table:table-cell table:style-name="ce144" office:value-type="float" office:value="2">
            <text:p>2</text:p>
          </table:table-cell>
          <table:table-cell table:style-name="ce163" table:formula="of:=[.AB282]*[.AC282]" office:value-type="float" office:value="0.196">
            <text:p>0.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>
            <text:p>162</text:p>
          </table:table-cell>
          <table:table-cell office:value-type="float" office:value="2">
            <text:p>2</text:p>
          </table:table-cell>
          <table:table-cell table:style-name="ce18" office:value-type="string">
            <text:p>1.5KE400CA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ZD4, ZD5</text:p>
          </table:table-cell>
          <table:table-cell table:style-name="ce30" office:value-type="string">
            <text:p>AUX PS</text:p>
          </table:table-cell>
          <table:table-cell table:style-name="ce51" table:formula="of:=IF([.F283]=&quot;Power board&quot;;[.B283]*2;[.B283])" office:value-type="float" office:value="2">
            <text:p>2</text:p>
          </table:table-cell>
          <table:table-cell table:style-name="ce18" office:value-type="float" office:value="2341650">
            <text:p>2341650</text:p>
          </table:table-cell>
          <table:table-cell table:style-name="ce30" office:value-type="string">
            <text:p>1.5KE400CARL</text:p>
          </table:table-cell>
          <table:table-cell table:style-name="ce66" office:value-type="float" office:value="0.777">
            <text:p>0.777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1.5KE400CA-TP</text:p>
          </table:table-cell>
          <table:table-cell table:style-name="ce92" office:value-type="float" office:value="0.56">
            <text:p>0.560</text:p>
          </table:table-cell>
          <table:table-cell table:style-name="ce100"/>
          <table:table-cell table:style-name="ce85" office:value-type="string">
            <text:p>1.5KE400CA-TP</text:p>
          </table:table-cell>
          <table:table-cell table:style-name="ce92" office:value-type="float" office:value="0.549">
            <text:p>0.549</text:p>
          </table:table-cell>
          <table:table-cell table:style-name="ce100"/>
          <table:table-cell table:style-name="ce110" office:value-type="string">
            <text:p>486-4381</text:p>
          </table:table-cell>
          <table:table-cell table:style-name="ce110" office:value-type="string">
            <text:p>1.5KE400CA</text:p>
          </table:table-cell>
          <table:table-cell table:style-name="ce92" office:value-type="float" office:value="0.781">
            <text:p>0.781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1.5KE400CA</text:p>
          </table:table-cell>
          <table:table-cell table:style-name="ce66" office:value-type="float" office:value="0.256">
            <text:p>0.256</text:p>
          </table:table-cell>
          <table:table-cell table:style-name="ce100" office:value-type="float" office:value="3">
            <text:p>3</text:p>
          </table:table-cell>
          <table:table-cell table:formula="of:=[.G283]" office:value-type="float" office:value="2">
            <text:p>2</text:p>
          </table:table-cell>
          <table:table-cell/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TME">
            <text:p>TME</text:p>
          </table:table-cell>
          <table:table-cell table:style-name="ce150" table:formula="of:=IF([.G283]&lt;&gt;&quot;&quot;;MIN([.J283];[.M283];[.P283];[.T283];[.W283]);&quot;&quot;)" office:value-type="currency" office:currency="EUR" office:value="0.256">
            <text:p>0.256 €</text:p>
          </table:table-cell>
          <table:table-cell table:style-name="ce143" table:formula="of:=[.G283]" office:value-type="float" office:value="2">
            <text:p>2</text:p>
          </table:table-cell>
          <table:table-cell table:style-name="ce163" table:formula="of:=[.AB283]*[.AC283]" office:value-type="float" office:value="0.512">
            <text:p>0.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>
            <text:p>3</text:p>
          </table:table-cell>
          <table:table-cell table:style-name="ce134" table:formula="of:=SUM([.Y3:.Y283])" office:value-type="float" office:value="57">
            <text:p>57</text:p>
          </table:table-cell>
          <table:table-cell table:style-name="ce136" table:formula="of:=SUM([.Z3:.Z283])" office:value-type="float" office:value="659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199.69906">
            <text:p>199.70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u 50V X7R</text:p>
          </table:table-cell>
          <table:table-cell table:style-name="ce30" office:value-type="string">
            <text:p>0805, 50V</text:p>
          </table:table-cell>
          <table:table-cell table:style-name="ce45" office:value-type="string">
            <text:p>C104A, C109A</text:p>
          </table:table-cell>
          <table:table-cell table:style-name="ce30" office:value-type="string">
            <text:p>Arduino Shield</text:p>
          </table:table-cell>
          <table:table-cell table:style-name="ce51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2</text:p>
          </table:table-cell>
          <table:table-cell table:style-name="ce48" office:value-type="string">
            <text:p>Power board</text:p>
          </table:table-cell>
          <table:table-cell table:style-name="ce52" table:formula="of:=IF([.F288]=&quot;Power board&quot;;[.B288]*2;[.B288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u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149</text:p>
          </table:table-cell>
          <table:table-cell table:style-name="ce30" office:value-type="string">
            <text:p>Arduino Shield</text:p>
          </table:table-cell>
          <table:table-cell table:style-name="ce51" table:formula="of:=IF([.F289]=&quot;Power board&quot;;[.B289]*2;[.B289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4">
            <text:p>4</text:p>
          </table:table-cell>
          <table:table-cell table:style-name="ce19" office:value-type="string">
            <text:p>1n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42, C143, C147, C148</text:p>
          </table:table-cell>
          <table:table-cell table:style-name="ce48" office:value-type="string">
            <text:p>Power board</text:p>
          </table:table-cell>
          <table:table-cell table:style-name="ce52" table:formula="of:=IF([.F290]=&quot;Power board&quot;;[.B290]*2;[.B290])" office:value-type="float" office:value="8">
            <text:p>8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n.c.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C144</text:p>
          </table:table-cell>
          <table:table-cell table:style-name="ce30" office:value-type="string">
            <text:p>Power board</text:p>
          </table:table-cell>
          <table:table-cell table:style-name="ce51" table:formula="of:=IF([.F291]=&quot;Power board&quot;;[.B291]*2;[.B291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2m2</text:p>
          </table:table-cell>
          <table:table-cell table:style-name="ce31" office:value-type="string">
            <text:p>THT, Ø18mm, <text:span text:style-name="T4">solder on bottom layer!</text:span></text:p>
          </table:table-cell>
          <table:table-cell table:style-name="ce46" office:value-type="string">
            <text:p>C145, C146</text:p>
          </table:table-cell>
          <table:table-cell table:style-name="ce48" office:value-type="string">
            <text:p>Power board</text:p>
          </table:table-cell>
          <table:table-cell table:style-name="ce52" table:formula="of:=IF([.F292]=&quot;Power board&quot;;[.B292]*2;[.B292])" office:value-type="float" office:value="4">
            <text:p>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470n 50V X7R</text:p>
          </table:table-cell>
          <table:table-cell table:style-name="ce30" office:value-type="string">
            <text:p>0805, 50V</text:p>
          </table:table-cell>
          <table:table-cell table:style-name="ce45" office:value-type="string">
            <text:p>C150, C153</text:p>
          </table:table-cell>
          <table:table-cell table:style-name="ce30" office:value-type="string">
            <text:p>Arduino Shield</text:p>
          </table:table-cell>
          <table:table-cell table:style-name="ce51" table:formula="of:=IF([.F293]=&quot;Power board&quot;;[.B293]*2;[.B29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n7 10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51, C152</text:p>
          </table:table-cell>
          <table:table-cell table:style-name="ce48" office:value-type="string">
            <text:p>Arduino Shield</text:p>
          </table:table-cell>
          <table:table-cell table:style-name="ce52" table:formula="of:=IF([.F294]=&quot;Power board&quot;;[.B294]*2;[.B29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00n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154</text:p>
          </table:table-cell>
          <table:table-cell table:style-name="ce30" office:value-type="string">
            <text:p>Arduino Shield</text:p>
          </table:table-cell>
          <table:table-cell table:style-name="ce51" table:formula="of:=IF([.F295]=&quot;Power board&quot;;[.B295]*2;[.B295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220n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55</text:p>
          </table:table-cell>
          <table:table-cell table:style-name="ce48" office:value-type="string">
            <text:p>Arduino Shield</text:p>
          </table:table-cell>
          <table:table-cell table:style-name="ce52" table:formula="of:=IF([.F296]=&quot;Power board&quot;;[.B296]*2;[.B29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uF/50V Tant.</text:p>
          </table:table-cell>
          <table:table-cell table:style-name="ce30" office:value-type="string">
            <text:p>6032</text:p>
          </table:table-cell>
          <table:table-cell table:style-name="ce45" office:value-type="string">
            <text:p>C27</text:p>
          </table:table-cell>
          <table:table-cell table:style-name="ce30" office:value-type="string">
            <text:p>power bord</text:p>
          </table:table-cell>
          <table:table-cell table:style-name="ce51" table:formula="of:=IF([.F297]=&quot;Power board&quot;;[.B297]*2;[.B297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62</text:p>
          </table:table-cell>
          <table:table-cell table:style-name="ce48" office:value-type="string">
            <text:p>Power board</text:p>
          </table:table-cell>
          <table:table-cell table:style-name="ce52" table:formula="of:=IF([.F298]=&quot;Power board&quot;;[.B298]*2;[.B298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47u 35V</text:p>
          </table:table-cell>
          <table:table-cell table:style-name="ce30" office:value-type="string">
            <text:p>SMD ELCO, Ø6.3 x 5.8mm</text:p>
          </table:table-cell>
          <table:table-cell table:style-name="ce45" office:value-type="string">
            <text:p>C77, C80</text:p>
          </table:table-cell>
          <table:table-cell table:style-name="ce30" office:value-type="string">
            <text:p>AUX PS</text:p>
          </table:table-cell>
          <table:table-cell table:style-name="ce51" table:formula="of:=IF([.F299]=&quot;Power board&quot;;[.B299]*2;[.B29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MBJ5.0A-TR</text:p>
          </table:table-cell>
          <table:table-cell table:style-name="ce31" office:value-type="string">
            <text:p>DO-214AA</text:p>
          </table:table-cell>
          <table:table-cell table:style-name="ce46" office:value-type="string">
            <text:p>D17</text:p>
          </table:table-cell>
          <table:table-cell table:style-name="ce48" office:value-type="string">
            <text:p>Arduino Shield</text:p>
          </table:table-cell>
          <table:table-cell table:style-name="ce52" table:formula="of:=IF([.F300]=&quot;Power board&quot;;[.B300]*2;[.B300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4">
            <text:p>4</text:p>
          </table:table-cell>
          <table:table-cell table:style-name="ce18" office:value-type="string">
            <text:p>STPS15H100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D22, D23, D24, D25</text:p>
          </table:table-cell>
          <table:table-cell table:style-name="ce30" office:value-type="string">
            <text:p>Power board</text:p>
          </table:table-cell>
          <table:table-cell table:style-name="ce51" table:formula="of:=IF([.F301]=&quot;Power board&quot;;[.B301]*2;[.B301])" office:value-type="float" office:value="8">
            <text:p>8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74LVC1G125GW.125</text:p>
          </table:table-cell>
          <table:table-cell table:style-name="ce31" office:value-type="string">
            <text:p>TSSOP-5</text:p>
          </table:table-cell>
          <table:table-cell table:style-name="ce46" office:value-type="string">
            <text:p>IC33</text:p>
          </table:table-cell>
          <table:table-cell table:style-name="ce48" office:value-type="string">
            <text:p>Arduino board</text:p>
          </table:table-cell>
          <table:table-cell table:style-name="ce52" table:formula="of:=IF([.F302]=&quot;Power board&quot;;[.B302]*2;[.B302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TPA6205A1DGN</text:p>
          </table:table-cell>
          <table:table-cell table:style-name="ce30" office:value-type="string">
            <text:p>MSOP-8</text:p>
          </table:table-cell>
          <table:table-cell table:style-name="ce45" office:value-type="string">
            <text:p>IC34</text:p>
          </table:table-cell>
          <table:table-cell table:style-name="ce30" office:value-type="string">
            <text:p>Arduino board</text:p>
          </table:table-cell>
          <table:table-cell table:style-name="ce51" table:formula="of:=IF([.F303]=&quot;Power board&quot;;[.B303]*2;[.B303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693072010801</text:p>
          </table:table-cell>
          <table:table-cell table:style-name="ce31" office:value-type="string">
            <text:p>Micro SD card</text:p>
          </table:table-cell>
          <table:table-cell table:style-name="ce46" office:value-type="string">
            <text:p>J7</text:p>
          </table:table-cell>
          <table:table-cell table:style-name="ce48" office:value-type="string">
            <text:p>Arduino board</text:p>
          </table:table-cell>
          <table:table-cell table:style-name="ce52" table:formula="of:=IF([.F304]=&quot;Power board&quot;;[.B304]*2;[.B30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HSMY-C170</text:p>
          </table:table-cell>
          <table:table-cell table:style-name="ce30" office:value-type="string">
            <text:p>0805 Yellow</text:p>
          </table:table-cell>
          <table:table-cell table:style-name="ce45" office:value-type="string">
            <text:p>LED</text:p>
          </table:table-cell>
          <table:table-cell table:style-name="ce30" office:value-type="string">
            <text:p>Power board</text:p>
          </table:table-cell>
          <table:table-cell table:style-name="ce51" table:formula="of:=IF([.F305]=&quot;Power board&quot;;[.B305]*2;[.B305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</text:p>
          </table:table-cell>
          <table:table-cell table:style-name="ce48" office:value-type="string">
            <text:p>Power board</text:p>
          </table:table-cell>
          <table:table-cell table:style-name="ce52" table:formula="of:=IF([.F306]=&quot;Power board&quot;;[.B306]*2;[.B306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R <text:s/>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36A, R140A</text:p>
          </table:table-cell>
          <table:table-cell table:style-name="ce30" office:value-type="string">
            <text:p>Arduino Shield</text:p>
          </table:table-cell>
          <table:table-cell table:style-name="ce51" table:formula="of:=IF([.F307]=&quot;Power board&quot;;[.B307]*2;[.B30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7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60, R174</text:p>
          </table:table-cell>
          <table:table-cell table:style-name="ce48" office:value-type="string">
            <text:p>Arduino Shield</text:p>
          </table:table-cell>
          <table:table-cell table:style-name="ce52" table:formula="of:=IF([.F308]=&quot;Power board&quot;;[.B308]*2;[.B30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n.c.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R167</text:p>
          </table:table-cell>
          <table:table-cell table:style-name="ce30" office:value-type="string">
            <text:p>Power board</text:p>
          </table:table-cell>
          <table:table-cell table:style-name="ce51" table:formula="of:=IF([.F309]=&quot;Power board&quot;;[.B309]*2;[.B309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12K</text:p>
          </table:table-cell>
          <table:table-cell table:style-name="ce31" office:value-type="string">
            <text:p>1208</text:p>
          </table:table-cell>
          <table:table-cell table:style-name="ce46" office:value-type="string">
            <text:p>R168</text:p>
          </table:table-cell>
          <table:table-cell table:style-name="ce48" office:value-type="string">
            <text:p>Power board</text:p>
          </table:table-cell>
          <table:table-cell table:style-name="ce52" table:formula="of:=IF([.F310]=&quot;Power board&quot;;[.B310]*2;[.B310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2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9, R175</text:p>
          </table:table-cell>
          <table:table-cell table:style-name="ce30" office:value-type="string">
            <text:p>Arduino board</text:p>
          </table:table-cell>
          <table:table-cell table:style-name="ce51" table:formula="of:=IF([.F311]=&quot;Power board&quot;;[.B311]*2;[.B31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70, R171</text:p>
          </table:table-cell>
          <table:table-cell table:style-name="ce48" office:value-type="string">
            <text:p>Arduino Shield</text:p>
          </table:table-cell>
          <table:table-cell table:style-name="ce52" table:formula="of:=IF([.F312]=&quot;Power board&quot;;[.B312]*2;[.B312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72, R173</text:p>
          </table:table-cell>
          <table:table-cell table:style-name="ce30" office:value-type="string">
            <text:p>Arduino Shield</text:p>
          </table:table-cell>
          <table:table-cell table:style-name="ce51" table:formula="of:=IF([.F313]=&quot;Power board&quot;;[.B313]*2;[.B31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, R14</text:p>
          </table:table-cell>
          <table:table-cell table:style-name="ce48" office:value-type="string">
            <text:p>Power board</text:p>
          </table:table-cell>
          <table:table-cell table:style-name="ce52" table:formula="of:=IF([.F314]=&quot;Power board&quot;;[.B314]*2;[.B314])" office:value-type="float" office:value="4">
            <text:p>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LD-BZEN-0903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SP2, if used mount SP1 on this position</text:p>
          </table:table-cell>
          <table:table-cell table:style-name="ce30" office:value-type="string">
            <text:p>Arduino Shield</text:p>
          </table:table-cell>
          <table:table-cell table:style-name="ce51" table:formula="of:=IF([.F315]=&quot;Power board&quot;;[.B315]*2;[.B315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826629-5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X9</text:p>
          </table:table-cell>
          <table:table-cell table:style-name="ce48" office:value-type="string">
            <text:p>AUX PS</text:p>
          </table:table-cell>
          <table:table-cell table:style-name="ce52" table:formula="of:=IF([.F316]=&quot;Power board&quot;;[.B316]*2;[.B31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282836-2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X19</text:p>
          </table:table-cell>
          <table:table-cell table:style-name="ce30" office:value-type="string">
            <text:p>Power board</text:p>
          </table:table-cell>
          <table:table-cell table:style-name="ce51" table:formula="of:=IF([.F317]=&quot;Power board&quot;;[.B317]*2;[.B317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office:value-type="float" office:value="2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PCA-6B-20-HL-3 or 52746-2071</text:p>
          </table:table-cell>
          <table:table-cell table:style-name="ce31" office:value-type="string">
            <text:p>SMT</text:p>
          </table:table-cell>
          <table:table-cell table:style-name="ce46" office:value-type="string">
            <text:p>X20 3.5" Riverdi TFT LCD</text:p>
          </table:table-cell>
          <table:table-cell table:style-name="ce48" office:value-type="string">
            <text:p>Arduino board</text:p>
          </table:table-cell>
          <table:table-cell table:style-name="ce52" table:formula="of:=IF([.F318]=&quot;Power board&quot;;[.B318]*2;[.B318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FFC 20-pin cable 150 mm</text:p>
          </table:table-cell>
          <table:table-cell table:style-name="ce30"/>
          <table:table-cell table:style-name="ce45" office:value-type="string">
            <text:p>3.5” Riverdi TFT LCD</text:p>
          </table:table-cell>
          <table:table-cell table:style-name="ce30" office:value-type="string">
            <text:p>Arduino board</text:p>
          </table:table-cell>
          <table:table-cell table:style-name="ce51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/>
          <table:table-cell table:style-name="ce46" office:value-type="string">
            <text:p>ZD15</text:p>
          </table:table-cell>
          <table:table-cell table:style-name="ce48" office:value-type="string">
            <text:p>Power board</text:p>
          </table:table-cell>
          <table:table-cell table:style-name="ce52" table:formula="of:=IF([.F320]=&quot;Power board&quot;;[.B320]*2;[.B320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0]&lt;&gt;&quot;&quot;;&quot;&quot;;[.G320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4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>
            <text:p>2</text:p>
          </table:table-cell>
          <table:table-cell table:style-name="ce18" office:value-type="string">
            <text:p>2200uF 63V</text:p>
          </table:table-cell>
          <table:table-cell table:style-name="ce30" office:value-type="string">
            <text:p>THT, <text:span text:style-name="T4">solder on bottom layer!</text:span></text:p>
          </table:table-cell>
          <table:table-cell table:style-name="ce45" office:value-type="string">
            <text:p>C145, C146</text:p>
          </table:table-cell>
          <table:table-cell table:style-name="ce30" office:value-type="string">
            <text:p>Power board</text:p>
          </table:table-cell>
          <table:table-cell table:style-name="ce51" table:formula="of:=IF([.F323]=&quot;Power board&quot;;[.B323]*2;[.B323])" office:value-type="float" office:value="4">
            <text:p>4</text:p>
          </table:table-cell>
          <table:table-cell table:style-name="ce18" office:value-type="string">
            <text:p>1822562</text:p>
          </table:table-cell>
          <table:table-cell table:style-name="ce30" office:value-type="string">
            <text:p>UVR1J222MHD</text:p>
          </table:table-cell>
          <table:table-cell table:style-name="ce66" office:value-type="float" office:value="2.54">
            <text:p>2.54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UVR1H222MHD</text:p>
          </table:table-cell>
          <table:table-cell table:style-name="ce92" office:value-type="float" office:value="1.68">
            <text:p>1.680</text:p>
          </table:table-cell>
          <table:table-cell table:style-name="ce100"/>
          <table:table-cell table:style-name="ce85" office:value-type="string">
            <text:p>UVR1H222MHD</text:p>
          </table:table-cell>
          <table:table-cell table:style-name="ce92" office:value-type="float" office:value="1.71">
            <text:p>1.710</text:p>
          </table:table-cell>
          <table:table-cell table:style-name="ce100"/>
          <table:table-cell table:style-name="ce110" office:value-type="string">
            <text:p>862-3229</text:p>
          </table:table-cell>
          <table:table-cell table:style-name="ce110" office:value-type="string">
            <text:p>UVR1H222MHD</text:p>
          </table:table-cell>
          <table:table-cell table:style-name="ce92" office:value-type="float" office:value="2.156">
            <text:p>2.156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UVR1H222MHD</text:p>
          </table:table-cell>
          <table:table-cell table:style-name="ce66" office:value-type="float" office:value="1.1">
            <text:p>1.10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>
            <text:p>Option #1: UVZ1H222MHD</text:p>
          </table:table-cell>
          <table:table-cell table:style-name="ce31" office:value-type="string">
            <text:p>THT, <text:span text:style-name="T4">solder on bottom layer!</text:span></text:p>
          </table:table-cell>
          <table:table-cell table:style-name="ce46" office:value-type="string">
            <text:p>C145, C146</text:p>
          </table:table-cell>
          <table:table-cell table:style-name="ce48" office:value-type="string">
            <text:p>Power board</text:p>
          </table:table-cell>
          <table:table-cell table:style-name="ce52" table:formula="of:=IF([.F324]=&quot;Power board&quot;;[.B324]*2;[.B324])" office:value-type="float" office:value="0">
            <text:p>0</text:p>
          </table:table-cell>
          <table:table-cell table:style-name="ce58" office:value-type="float" office:value="1822570">
            <text:p>1822570</text:p>
          </table:table-cell>
          <table:table-cell table:style-name="ce64" office:value-type="string">
            <text:p>UVZ1H222MHD</text:p>
          </table:table-cell>
          <table:table-cell table:style-name="ce67" office:value-type="float" office:value="2.42">
            <text:p>2.4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UVZ1H222MHD</text:p>
          </table:table-cell>
          <table:table-cell table:style-name="ce93" office:value-type="float" office:value="1.5">
            <text:p>1.500</text:p>
          </table:table-cell>
          <table:table-cell table:style-name="ce101"/>
          <table:table-cell table:style-name="ce86" office:value-type="string">
            <text:p>UVZ1H222MHD</text:p>
          </table:table-cell>
          <table:table-cell table:style-name="ce93" office:value-type="float" office:value="1.69">
            <text:p>1.690</text:p>
          </table:table-cell>
          <table:table-cell table:style-name="ce101"/>
          <table:table-cell table:style-name="ce86" office:value-type="string">
            <text:p>845-4755</text:p>
          </table:table-cell>
          <table:table-cell table:style-name="ce86" office:value-type="string">
            <text:p>UVZ1H222MHD</text:p>
          </table:table-cell>
          <table:table-cell table:style-name="ce93" office:value-type="float" office:value="1.218">
            <text:p>1.21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UVZ1H222MHD</text:p>
          </table:table-cell>
          <table:table-cell table:style-name="ce125" office:value-type="float" office:value="0.97282">
            <text:p>0.973</text:p>
          </table:table-cell>
          <table:table-cell table:style-name="ce101" office:value-type="float" office:value="0.97282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>
            <text:p>Option #2: UVZ1J222MHD</text:p>
          </table:table-cell>
          <table:table-cell table:style-name="ce30" office:value-type="string">
            <text:p>THT, <text:span text:style-name="T4">solder on bottom layer!</text:span></text:p>
          </table:table-cell>
          <table:table-cell table:style-name="ce45" office:value-type="string">
            <text:p>C145, C146</text:p>
          </table:table-cell>
          <table:table-cell table:style-name="ce30" office:value-type="string">
            <text:p>Power board</text:p>
          </table:table-cell>
          <table:table-cell table:style-name="ce51" table:formula="of:=IF([.F325]=&quot;Power board&quot;;[.B325]*2;[.B325])" office:value-type="float" office:value="0">
            <text:p>0</text:p>
          </table:table-cell>
          <table:table-cell table:style-name="ce18" office:value-type="string">
            <text:p>1822575</text:p>
          </table:table-cell>
          <table:table-cell table:style-name="ce30" office:value-type="string">
            <text:p>UVZ1J222MHD</text:p>
          </table:table-cell>
          <table:table-cell table:style-name="ce66" office:value-type="float" office:value="2.42">
            <text:p>2.42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UVZ1J222MHD</text:p>
          </table:table-cell>
          <table:table-cell table:style-name="ce92" office:value-type="float" office:value="2.21">
            <text:p>2.210</text:p>
          </table:table-cell>
          <table:table-cell table:style-name="ce100"/>
          <table:table-cell table:style-name="ce85" office:value-type="string">
            <text:p>UVZ1J222MHD</text:p>
          </table:table-cell>
          <table:table-cell table:style-name="ce92" office:value-type="float" office:value="2.78">
            <text:p>2.780</text:p>
          </table:table-cell>
          <table:table-cell table:style-name="ce100"/>
          <table:table-cell table:style-name="ce110" office:value-type="string">
            <text:p>862-1759</text:p>
          </table:table-cell>
          <table:table-cell table:style-name="ce110" office:value-type="string">
            <text:p>UVZ1J222MHD</text:p>
          </table:table-cell>
          <table:table-cell table:style-name="ce92" office:value-type="float" office:value="2.814">
            <text:p>2.81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UVZ1J222MHD</text:p>
          </table:table-cell>
          <table:table-cell table:style-name="ce66" office:value-type="float" office:value="1.59292">
            <text:p>1.593</text:p>
          </table:table-cell>
          <table:table-cell table:style-name="ce100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[.Y325]&lt;&gt;&quot;&quot;;&quot;&quot;;[.G325])">
            <text:p/>
          </table:table-cell>
          <table:table-cell table:style-name="ce143" table:formula="of:=IF([.AB325]=[.J325];&quot;Farnell&quot;; IF([.AB325]=[.M325]; &quot;Digikey&quot;; IF([.AB325]=[.P325]; &quot;Mouser&quot;; IF([.AB325]=[.T325]; &quot;RS&quot;; IF([.AB325]=[.W325]; &quot;TME&quot;)))))" office:value-type="string" office:string-value="TME">
            <text:p>TME</text:p>
          </table:table-cell>
          <table:table-cell table:style-name="ce150" table:formula="of:=IF([.G325]&lt;&gt;&quot;&quot;;MIN([.J325];[.M325];[.P325];[.T325];[.W325]);&quot;&quot;)" office:value-type="currency" office:currency="EUR" office:value="1.59292">
            <text:p>1.593 €</text:p>
          </table:table-cell>
          <table:table-cell table:style-name="ce143" office:value-type="float" office:value="4">
            <text:p>4</text:p>
          </table:table-cell>
          <table:table-cell table:style-name="ce163" table:formula="of:=[.AB325]*[.AC325]" office:value-type="float" office:value="6.37168">
            <text:p>6.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>
            <text:p>4</text:p>
          </table:table-cell>
          <table:table-cell table:style-name="ce19" office:value-type="string">
            <text:p>STPS15H100</text:p>
          </table:table-cell>
          <table:table-cell table:style-name="ce31" office:value-type="string">
            <text:p>TO-252</text:p>
          </table:table-cell>
          <table:table-cell table:style-name="ce46" office:value-type="string">
            <text:p>D22, D23, D24, D25</text:p>
          </table:table-cell>
          <table:table-cell table:style-name="ce48" office:value-type="string">
            <text:p>Power board</text:p>
          </table:table-cell>
          <table:table-cell table:style-name="ce52" table:formula="of:=IF([.F326]=&quot;Power board&quot;;[.B326]*2;[.B326])" office:value-type="float" office:value="8">
            <text:p>8</text:p>
          </table:table-cell>
          <table:table-cell table:style-name="ce58" office:value-type="string">
            <text:p>2344052</text:p>
          </table:table-cell>
          <table:table-cell table:style-name="ce64" office:value-type="string">
            <text:p>STPS15H100CB-TR</text:p>
          </table:table-cell>
          <table:table-cell table:style-name="ce67" office:value-type="float" office:value="1.07">
            <text:p>1.0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TPS15H100CB</text:p>
          </table:table-cell>
          <table:table-cell table:style-name="ce93" office:value-type="float" office:value="0.9">
            <text:p>0.900</text:p>
          </table:table-cell>
          <table:table-cell table:style-name="ce101"/>
          <table:table-cell table:style-name="ce86" office:value-type="string">
            <text:p>STPS15H100CB</text:p>
          </table:table-cell>
          <table:table-cell table:style-name="ce93" office:value-type="float" office:value="0.896">
            <text:p>0.896</text:p>
          </table:table-cell>
          <table:table-cell table:style-name="ce101"/>
          <table:table-cell table:style-name="ce86" office:value-type="string">
            <text:p>795-9075</text:p>
          </table:table-cell>
          <table:table-cell table:style-name="ce86" office:value-type="string">
            <text:p>STPS15H100CB-TR</text:p>
          </table:table-cell>
          <table:table-cell table:style-name="ce93" office:value-type="float" office:value="0.924">
            <text:p>0.924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6]&lt;&gt;&quot;&quot;;&quot;&quot;;[.G326])" office:value-type="float" office:value="8">
            <text:p>8</text:p>
          </table:table-cell>
          <table:table-cell table:style-name="ce144" table:formula="of:=IF([.AB326]=[.J326];&quot;Farnell&quot;; IF([.AB326]=[.M326]; &quot;Digikey&quot;; IF([.AB326]=[.P326]; &quot;Mouser&quot;; IF([.AB326]=[.T326]; &quot;RS&quot;; IF([.AB326]=[.W326]; &quot;TME&quot;)))))" office:value-type="string" office:string-value="Mouser">
            <text:p>Mouser</text:p>
          </table:table-cell>
          <table:table-cell table:style-name="ce151" table:formula="of:=IF([.G326]&lt;&gt;&quot;&quot;;MIN([.J326];[.M326];[.P326];[.T326];[.W326]);&quot;&quot;)" office:value-type="currency" office:currency="EUR" office:value="0.896">
            <text:p>0.896 €</text:p>
          </table:table-cell>
          <table:table-cell table:style-name="ce144" office:value-type="float" office:value="8">
            <text:p>8</text:p>
          </table:table-cell>
          <table:table-cell table:style-name="ce163" table:formula="of:=[.AB326]*[.AC326]" office:value-type="float" office:value="7.168">
            <text:p>7.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>
            <text:p>1</text:p>
          </table:table-cell>
          <table:table-cell table:style-name="ce18" office:value-type="string">
            <text:p>12K 1%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R168</text:p>
          </table:table-cell>
          <table:table-cell table:style-name="ce30" office:value-type="string">
            <text:p>Power board</text:p>
          </table:table-cell>
          <table:table-cell table:style-name="ce51" table:formula="of:=IF([.F327]=&quot;Power board&quot;;[.B327]*2;[.B327])" office:value-type="float" office:value="2">
            <text:p>2</text:p>
          </table:table-cell>
          <table:table-cell table:style-name="ce18" office:value-type="string">
            <text:p>1100220</text:p>
          </table:table-cell>
          <table:table-cell table:style-name="ce30" office:value-type="string">
            <text:p>WCR1206-12KFI</text:p>
          </table:table-cell>
          <table:table-cell table:style-name="ce66" office:value-type="float" office:value="0.026">
            <text:p>0.02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1206FR-0712KL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RC1206FR-0712KL</text:p>
          </table:table-cell>
          <table:table-cell table:style-name="ce92" office:value-type="float" office:value="0.091">
            <text:p>0.091</text:p>
          </table:table-cell>
          <table:table-cell table:style-name="ce100"/>
          <table:table-cell table:style-name="ce110" office:value-type="string">
            <text:p>223-2401</text:p>
          </table:table-cell>
          <table:table-cell table:style-name="ce110" office:value-type="string">
            <text:p>CRG1206F12K</text:p>
          </table:table-cell>
          <table:table-cell table:style-name="ce92" office:value-type="float" office:value="0.008">
            <text:p>0.008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1206JR-0712K</text:p>
          </table:table-cell>
          <table:table-cell table:style-name="ce66" office:value-type="float" office:value="0.0063">
            <text:p>0.006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327]&lt;&gt;&quot;&quot;;&quot;&quot;;[.G327])" office:value-type="float" office:value="2">
            <text:p>2</text:p>
          </table:table-cell>
          <table:table-cell table:style-name="ce143" table:formula="of:=IF([.AB327]=[.J327];&quot;Farnell&quot;; IF([.AB327]=[.M327]; &quot;Digikey&quot;; IF([.AB327]=[.P327]; &quot;Mouser&quot;; IF([.AB327]=[.T327]; &quot;RS&quot;; IF([.AB327]=[.W327]; &quot;TME&quot;)))))" office:value-type="string" office:string-value="TME">
            <text:p>TME</text:p>
          </table:table-cell>
          <table:table-cell table:style-name="ce150" table:formula="of:=IF([.G327]&lt;&gt;&quot;&quot;;MIN([.J327];[.M327];[.P327];[.T327];[.W327]);&quot;&quot;)" office:value-type="currency" office:currency="EUR" office:value="0.0063">
            <text:p>0.006 €</text:p>
          </table:table-cell>
          <table:table-cell table:style-name="ce143" office:value-type="float" office:value="2">
            <text:p>2</text:p>
          </table:table-cell>
          <table:table-cell table:style-name="ce163" table:formula="of:=[.AB327]*[.AC327]" office:value-type="float" office:value="0.0126">
            <text:p>0.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>
            <text:p>1</text:p>
          </table:table-cell>
          <table:table-cell table:style-name="ce19" office:value-type="string">
            <text:p>282836-2</text:p>
          </table:table-cell>
          <table:table-cell table:style-name="ce31" office:value-type="string">
            <text:p>THT, Terminal Block</text:p>
          </table:table-cell>
          <table:table-cell table:style-name="ce46" office:value-type="string">
            <text:p>X19</text:p>
          </table:table-cell>
          <table:table-cell table:style-name="ce48" office:value-type="string">
            <text:p>Power board</text:p>
          </table:table-cell>
          <table:table-cell table:style-name="ce52" table:formula="of:=IF([.F328]=&quot;Power board&quot;;[.B328]*2;[.B328])" office:value-type="float" office:value="2">
            <text:p>2</text:p>
          </table:table-cell>
          <table:table-cell table:style-name="ce58" office:value-type="string">
            <text:p>3089034</text:p>
          </table:table-cell>
          <table:table-cell table:style-name="ce64" office:value-type="string">
            <text:p>282836-2</text:p>
          </table:table-cell>
          <table:table-cell table:style-name="ce67" office:value-type="float" office:value="0.452">
            <text:p>0.452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82836-2</text:p>
          </table:table-cell>
          <table:table-cell table:style-name="ce93" office:value-type="float" office:value="0.83">
            <text:p>0.830</text:p>
          </table:table-cell>
          <table:table-cell table:style-name="ce101"/>
          <table:table-cell table:style-name="ce86" office:value-type="string">
            <text:p>282836-2</text:p>
          </table:table-cell>
          <table:table-cell table:style-name="ce93" office:value-type="float" office:value="0.385">
            <text:p>0.385</text:p>
          </table:table-cell>
          <table:table-cell table:style-name="ce101"/>
          <table:table-cell table:style-name="ce86" office:value-type="string">
            <text:p>361-7667</text:p>
          </table:table-cell>
          <table:table-cell table:style-name="ce86" office:value-type="string">
            <text:p>282836-2</text:p>
          </table:table-cell>
          <table:table-cell table:style-name="ce93" office:value-type="float" office:value="0.414">
            <text:p>0.414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282836-2</text:p>
          </table:table-cell>
          <table:table-cell table:style-name="ce125" office:value-type="float" office:value="0.28">
            <text:p>0.280</text:p>
          </table:table-cell>
          <table:table-cell table:style-name="ce101" office:value-type="float" office:value="2">
            <text:p>2</text:p>
          </table:table-cell>
          <table:table-cell table:style-name="ce133" office:value-type="float" office:value="2">
            <text:p>2</text:p>
          </table:table-cell>
          <table:table-cell table:style-name="ce101" table:formula="of:=IF([.Y328]&lt;&gt;&quot;&quot;;&quot;&quot;;[.G328])">
            <text:p/>
          </table:table-cell>
          <table:table-cell table:style-name="ce144" table:formula="of:=IF([.AB328]=[.J328];&quot;Farnell&quot;; IF([.AB328]=[.M328]; &quot;Digikey&quot;; IF([.AB328]=[.P328]; &quot;Mouser&quot;; IF([.AB328]=[.T328]; &quot;RS&quot;; IF([.AB328]=[.W328]; &quot;TME&quot;)))))" office:value-type="string" office:string-value="TME">
            <text:p>TME</text:p>
          </table:table-cell>
          <table:table-cell table:style-name="ce151" table:formula="of:=IF([.G328]&lt;&gt;&quot;&quot;;MIN([.J328];[.M328];[.P328];[.T328];[.W328]);&quot;&quot;)" office:value-type="currency" office:currency="EUR" office:value="0.28">
            <text:p>0.280 €</text:p>
          </table:table-cell>
          <table:table-cell table:style-name="ce144" office:value-type="float" office:value="2">
            <text:p>2</text:p>
          </table:table-cell>
          <table:table-cell table:style-name="ce163" table:formula="of:=[.AB328]*[.AC328]" office:value-type="float" office:value="0.56">
            <text:p>0.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>
            <text:p>1</text:p>
          </table:table-cell>
          <table:table-cell table:style-name="ce18" office:value-type="string">
            <text:p>INDEL TST450/014</text:p>
          </table:table-cell>
          <table:table-cell table:style-name="ce30" office:value-type="string">
            <text:p>-</text:p>
          </table:table-cell>
          <table:table-cell table:style-name="ce45" office:value-type="string">
            <text:p>Transformer: toroidal; 450VA; 230VAC; 2x40V; 2x5.62A; 4kg</text:p>
          </table:table-cell>
          <table:table-cell table:style-name="ce30" office:value-type="string">
            <text:p>Enclosure</text:p>
          </table:table-cell>
          <table:table-cell table:style-name="ce51" table:formula="of:=IF([.F329]=&quot;Power board&quot;;[.B329]*2;[.B329])" office:value-type="string" office:string-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VPT100-5000</text:p>
          </table:table-cell>
          <table:table-cell table:style-name="ce92" office:value-type="float" office:value="81.04">
            <text:p>81.040</text:p>
          </table:table-cell>
          <table:table-cell table:style-name="ce100"/>
          <table:table-cell table:style-name="ce85" office:value-type="string">
            <text:p>VPM100-5000</text:p>
          </table:table-cell>
          <table:table-cell table:style-name="ce92" office:value-type="float" office:value="129.85">
            <text:p>129.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TST450/014</text:p>
          </table:table-cell>
          <table:table-cell table:style-name="ce66" office:value-type="float" office:value="36.5">
            <text:p>36.500</text:p>
          </table:table-cell>
          <table:table-cell table:style-name="ce100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[.Y329]&lt;&gt;&quot;&quot;;&quot;&quot;;[.G329])">
            <text:p/>
          </table:table-cell>
          <table:table-cell table:style-name="ce143" table:formula="of:=IF([.AB329]=[.J329];&quot;Farnell&quot;; IF([.AB329]=[.M329]; &quot;Digikey&quot;; IF([.AB329]=[.P329]; &quot;Mouser&quot;; IF([.AB329]=[.T329]; &quot;RS&quot;; IF([.AB329]=[.W329]; &quot;TME&quot;)))))" office:value-type="string" office:string-value="TME">
            <text:p>TME</text:p>
          </table:table-cell>
          <table:table-cell table:style-name="ce150" table:formula="of:=IF([.G329]&lt;&gt;&quot;&quot;;MIN([.J329];[.M329];[.P329];[.T329];[.W329]);&quot;&quot;)" office:value-type="currency" office:currency="EUR" office:value="36.5">
            <text:p>36.50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29]*[.AC329]" office:value-type="float" office:value="36.5">
            <text:p>36.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MEAN WELL LRS-150-48</text:p>
          </table:table-cell>
          <table:table-cell table:style-name="ce30" office:value-type="string">
            <text:p>Power module 48VDC; 3.3A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33]=&quot;Power board&quot;;[.B333]*2;[.B333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LRS-150-48</text:p>
          </table:table-cell>
          <table:table-cell table:style-name="ce92" office:value-type="float" office:value="23.98">
            <text:p>23.98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LRS-150-48</text:p>
          </table:table-cell>
          <table:table-cell table:style-name="ce66" office:value-type="float" office:value="15.1">
            <text:p>15.100</text:p>
          </table:table-cell>
          <table:table-cell table:style-name="ce100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143" table:formula="of:=IF([.AB333]=[.J333];&quot;Farnell&quot;; IF([.AB333]=[.M333]; &quot;Digikey&quot;; IF([.AB333]=[.P333]; &quot;Mouser&quot;; IF([.AB333]=[.T333]; &quot;RS&quot;; IF([.AB333]=[.W333]; &quot;TME&quot;)))))" office:value-type="string" office:string-value="TME">
            <text:p>TME</text:p>
          </table:table-cell>
          <table:table-cell table:style-name="ce150" table:formula="of:=IF([.G333]&lt;&gt;&quot;&quot;;MIN([.J333];[.M333];[.P333];[.T333];[.W333]);&quot;&quot;)" office:value-type="currency" office:currency="EUR" office:value="15.1">
            <text:p>15.100 €</text:p>
          </table:table-cell>
          <table:table-cell table:style-name="ce143" office:value-type="float" office:value="2">
            <text:p>2</text:p>
          </table:table-cell>
          <table:table-cell table:style-name="ce163" table:formula="of:=[.AB333]*[.AC333]" office:value-type="float" office:value="30.2">
            <text:p>30.2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>
            <text:p>Option #1: MEAN WELL LRS-150F-48</text:p>
          </table:table-cell>
          <table:table-cell table:style-name="ce31" office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>
            <text:p>Power board</text:p>
          </table:table-cell>
          <table:table-cell table:style-name="ce52" table:formula="of:=IF([.F334]=&quot;Power board&quot;;[.B334]*2;[.B334])" office:value-type="float" office:value="0">
            <text:p>0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LRS-150F-48</text:p>
          </table:table-cell>
          <table:table-cell table:style-name="ce93" office:value-type="float" office:value="28.19">
            <text:p>28.1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LRS-150F-48</text:p>
          </table:table-cell>
          <table:table-cell table:style-name="ce125" office:value-type="float" office:value="18">
            <text:p>18.000</text:p>
          </table:table-cell>
          <table:table-cell table:style-name="ce101" office:value-type="float" office:value="1">
            <text:p>1</text:p>
          </table:table-cell>
          <table:table-cell table:style-name="ce133" office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0">
            <text:p>0</text:p>
          </table:table-cell>
          <table:table-cell table:style-name="ce18" office:value-type="string">
            <text:p>Heatsink 70 x 120 mm</text:p>
          </table:table-cell>
          <table:table-cell table:style-name="ce30" office:value-type="string">
            <text:p>Not required if Varisom enclosure kit is purchased!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35]=&quot;Power board&quot;;[.B335]*2;[.B335])" office:value-type="float" office:value="0">
            <text:p>0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RAD-A4463/120</text:p>
          </table:table-cell>
          <table:table-cell table:style-name="ce66" office:value-type="float" office:value="1.37">
            <text:p>1.370</text:p>
          </table:table-cell>
          <table:table-cell table:style-name="ce100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5]*[.AC335]" office:value-type="float" office:value="0">
            <text:p>0.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>
            <text:p>1</text:p>
          </table:table-cell>
          <table:table-cell table:style-name="ce19" office:value-type="string">
            <text:p>Arduino Due</text:p>
          </table:table-cell>
          <table:table-cell table:style-name="ce31"/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36]=&quot;Power board&quot;;[.B336]*2;[.B336])" office:value-type="float" office:value="1">
            <text:p>1</text:p>
          </table:table-cell>
          <table:table-cell table:style-name="ce58" office:value-type="string">
            <text:p>2250861</text:p>
          </table:table-cell>
          <table:table-cell table:style-name="ce64" office:value-type="string">
            <text:p>A000062</text:p>
          </table:table-cell>
          <table:table-cell table:style-name="ce67" office:value-type="float" office:value="40.66">
            <text:p>40.660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>
            <text:p>769-7412</text:p>
          </table:table-cell>
          <table:table-cell table:style-name="ce86" office:value-type="string">
            <text:p>A000062</text:p>
          </table:table-cell>
          <table:table-cell table:style-name="ce93" office:value-type="float" office:value="33.68">
            <text:p>33.68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Itead/Eckstein</text:p>
          </table:table-cell>
          <table:table-cell table:style-name="ce125" office:value-type="float" office:value="19.48">
            <text:p>19.480</text:p>
          </table:table-cell>
          <table:table-cell table:style-name="ce101"/>
          <table:table-cell table:style-name="ce133" office:value-type="string">
            <text:p>-</text:p>
          </table:table-cell>
          <table:table-cell table:style-name="ce101"/>
          <table:table-cell table:style-name="ce144" table:formula="of:=IF([.AB336]=[.J336];&quot;Farnell&quot;; IF([.AB336]=[.M336]; &quot;Digikey&quot;; IF([.AB336]=[.P336]; &quot;Mouser&quot;; IF([.AB336]=[.T336]; &quot;RS&quot;; IF([.AB336]=[.W336]; &quot;TME&quot;)))))" office:value-type="string" office:string-value="TME">
            <text:p>TME</text:p>
          </table:table-cell>
          <table:table-cell table:style-name="ce151" table:formula="of:=IF([.G336]&lt;&gt;&quot;&quot;;MIN([.J336];[.M336];[.P336];[.T336];[.W336]);&quot;&quot;)" office:value-type="currency" office:currency="EUR" office:value="19.48">
            <text:p>19.480 €</text:p>
          </table:table-cell>
          <table:table-cell table:style-name="ce144" office:value-type="float" office:value="1">
            <text:p>1</text:p>
          </table:table-cell>
          <table:table-cell table:style-name="ce163" table:formula="of:=[.AB336]*[.AC336]" office:value-type="float" office:value="19.48">
            <text:p>19.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337]=&quot;Power board&quot;;[.B337]*2;[.B337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Itead/Eckstein</text:p>
          </table:table-cell>
          <table:table-cell table:style-name="ce66" office:value-type="float" office:value="12.14">
            <text:p>12.140</text:p>
          </table:table-cell>
          <table:table-cell table:style-name="ce100"/>
          <table:table-cell office:value-type="string">
            <text:p>-</text:p>
          </table:table-cell>
          <table:table-cell/>
          <table:table-cell table:style-name="ce143" table:formula="of:=IF([.AB337]=[.J337];&quot;Farnell&quot;; IF([.AB337]=[.M337]; &quot;Digikey&quot;; IF([.AB337]=[.P337]; &quot;Mouser&quot;; IF([.AB337]=[.T337]; &quot;RS&quot;; IF([.AB337]=[.W337]; &quot;TME&quot;)))))" office:value-type="string" office:string-value="TME">
            <text:p>TME</text:p>
          </table:table-cell>
          <table:table-cell table:style-name="ce150" table:formula="of:=IF([.G337]&lt;&gt;&quot;&quot;;MIN([.J337];[.M337];[.P337];[.T337];[.W337]);&quot;&quot;)" office:value-type="currency" office:currency="EUR" office:value="12.14">
            <text:p>12.14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37]*[.AC337]" office:value-type="float" office:value="12.14">
            <text:p>12.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>
            <text:p>1</text:p>
          </table:table-cell>
          <table:table-cell table:style-name="ce19" office:value-type="string">
            <text:p>Varisom enclosure kit</text:p>
          </table:table-cell>
          <table:table-cell table:style-name="ce31" office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38]=&quot;Power board&quot;;[.B338]*2;[.B338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+PCBA</text:p>
          </table:table-cell>
          <table:table-cell table:style-name="ce30"/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39]=&quot;Power board&quot;;[.B339]*2;[.B339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3:.AD339])" office:value-type="currency" office:currency="EUR" office:value="61.82">
            <text:p>61.8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6">
          <table:table-cell table:style-name="ce7"/>
          <table:table-cell table:style-name="ce15"/>
          <table:table-cell table:style-name="ce23" office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43]=&quot;Power board&quot;;[.B343]*2;[.B343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MB60251V1-G99</text:p>
          </table:table-cell>
          <table:table-cell table:style-name="ce66" office:value-type="float" office:value="2.59">
            <text:p>2.59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43]=[.J343];&quot;Farnell&quot;; IF([.AB343]=[.M343]; &quot;Digikey&quot;; IF([.AB343]=[.P343]; &quot;Mouser&quot;; IF([.AB343]=[.T343]; &quot;RS&quot;; IF([.AB343]=[.W343]; &quot;TME&quot;)))))" office:value-type="string" office:string-value="TME">
            <text:p>TME</text:p>
          </table:table-cell>
          <table:table-cell table:style-name="ce150" table:formula="of:=IF([.G343]&lt;&gt;&quot;&quot;;MIN([.J343];[.M343];[.P343];[.T343];[.W343]);&quot;&quot;)" office:value-type="currency" office:currency="EUR" office:value="2.59">
            <text:p>2.59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43]*[.AC343]" office:value-type="float" office:value="2.59">
            <text:p>2.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>
            <text:p>4</text:p>
          </table:table-cell>
          <table:table-cell table:style-name="ce19" office:value-type="string">
            <text:p>FSP-2</text:p>
          </table:table-cell>
          <table:table-cell table:style-name="ce31" office:value-type="string">
            <text:p>Fastener for fan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44]=&quot;Power board&quot;;[.B344]*2;[.B344])" office:value-type="float" office:value="4">
            <text:p>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FSP-2</text:p>
          </table:table-cell>
          <table:table-cell table:style-name="ce125" office:value-type="float" office:value="0.1398">
            <text:p>0.14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/>
          <table:table-cell table:style-name="ce144" table:formula="of:=IF([.AB344]=[.J344];&quot;Farnell&quot;; IF([.AB344]=[.M344]; &quot;Digikey&quot;; IF([.AB344]=[.P344]; &quot;Mouser&quot;; IF([.AB344]=[.T344]; &quot;RS&quot;; IF([.AB344]=[.W344]; &quot;TME&quot;)))))" office:value-type="string" office:string-value="TME">
            <text:p>TME</text:p>
          </table:table-cell>
          <table:table-cell table:style-name="ce151" table:formula="of:=IF([.G344]&lt;&gt;&quot;&quot;;MIN([.J344];[.M344];[.P344];[.T344];[.W344]);&quot;&quot;)" office:value-type="currency" office:currency="EUR" office:value="0.1398">
            <text:p>0.140 €</text:p>
          </table:table-cell>
          <table:table-cell table:style-name="ce144" office:value-type="float" office:value="1">
            <text:p>1</text:p>
          </table:table-cell>
          <table:table-cell table:style-name="ce163" table:formula="of:=[.AB344]*[.AC344]" office:value-type="float" office:value="0.1398">
            <text:p>0.14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FG-06</text:p>
          </table:table-cell>
          <table:table-cell table:style-name="ce30" office:value-type="string">
            <text:p>Finger guard, 60x60mm, metal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45]=&quot;Power board&quot;;[.B345]*2;[.B345])" office:value-type="float" office:value="1">
            <text:p>1</text:p>
          </table:table-cell>
          <table:table-cell table:style-name="ce18" office:value-type="string">
            <text:p>2292912</text:p>
          </table:table-cell>
          <table:table-cell table:style-name="ce30" office:value-type="string">
            <text:p>MC32696</text:p>
          </table:table-cell>
          <table:table-cell table:style-name="ce66" office:value-type="float" office:value="0.567">
            <text:p>0.567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FG-06</text:p>
          </table:table-cell>
          <table:table-cell table:style-name="ce66" office:value-type="float" office:value="0.5132">
            <text:p>0.513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45]=[.J345];&quot;Farnell&quot;; IF([.AB345]=[.M345]; &quot;Digikey&quot;; IF([.AB345]=[.P345]; &quot;Mouser&quot;; IF([.AB345]=[.T345]; &quot;RS&quot;; IF([.AB345]=[.W345]; &quot;TME&quot;)))))" office:value-type="string" office:string-value="TME">
            <text:p>TME</text:p>
          </table:table-cell>
          <table:table-cell table:style-name="ce150" table:formula="of:=IF([.G345]&lt;&gt;&quot;&quot;;MIN([.J345];[.M345];[.P345];[.T345];[.W345]);&quot;&quot;)" office:value-type="currency" office:currency="EUR" office:value="0.5132">
            <text:p>0.513 €</text:p>
          </table:table-cell>
          <table:table-cell table:style-name="ce143" office:value-type="float" office:value="1">
            <text:p>1</text:p>
          </table:table-cell>
          <table:table-cell table:style-name="ce163" table:formula="of:=[.AB345]*[.AC345]" office:value-type="float" office:value="0.5132">
            <text:p>0.513</text:p>
          </table:table-cell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C000006</text:p>
          </table:table-cell>
          <table:table-cell table:style-name="ce31" office:value-type="string">
            <text:p>Insert into 2 x headers 5mm height</text:p>
          </table:table-cell>
          <table:table-cell table:style-name="ce46" office:value-type="string">
            <text:p>X12, X14 <text:s/>Front Treminal</text:p>
          </table:table-cell>
          <table:table-cell table:style-name="ce48" office:value-type="string">
            <text:p>Arduino Shield</text:p>
          </table:table-cell>
          <table:table-cell table:style-name="ce52" table:formula="of:=IF([.F346]=&quot;Power board&quot;;[.B346]*2;[.B346])" office:value-type="float" office:value="2">
            <text:p>2</text:p>
          </table:table-cell>
          <table:table-cell table:style-name="ce58" office:value-type="float" office:value="2007972">
            <text:p>2007972</text:p>
          </table:table-cell>
          <table:table-cell table:style-name="ce64" office:value-type="string">
            <text:p>MC000006</text:p>
          </table:table-cell>
          <table:table-cell table:style-name="ce67" office:value-type="float" office:value="1.9">
            <text:p>1.90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6]=[.J346];&quot;Farnell&quot;; IF([.AB346]=[.M346]; &quot;Digikey&quot;; IF([.AB346]=[.P346]; &quot;Mouser&quot;; IF([.AB346]=[.T346]; &quot;RS&quot;; IF([.AB346]=[.W346]; &quot;TME&quot;)))))" office:value-type="string" office:string-value="Farnell">
            <text:p>Farnell</text:p>
          </table:table-cell>
          <table:table-cell table:style-name="ce151" table:formula="of:=IF([.G346]&lt;&gt;&quot;&quot;;MIN([.J346];[.M346];[.P346];[.T346];[.W346]);&quot;&quot;)" office:value-type="currency" office:currency="EUR" office:value="1.9">
            <text:p>1.900 €</text:p>
          </table:table-cell>
          <table:table-cell table:style-name="ce144" table:formula="of:=[.G346]" office:value-type="float" office:value="2">
            <text:p>2</text:p>
          </table:table-cell>
          <table:table-cell table:style-name="ce163" table:formula="of:=[.AB346]*[.AC346]" office:value-type="float" office:value="3.8">
            <text:p>3.800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0.4 mm thermal silicone pad</text:p>
          </table:table-cell>
          <table:table-cell table:style-name="ce30" office:value-type="string">
            <text:p>Power module’s Q4 mounting on heatsink <text:s/>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47]=&quot;Power board&quot;;[.B347]*2;[.B34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SMICA-SOT93</text:p>
          </table:table-cell>
          <table:table-cell table:style-name="ce66" office:value-type="float" office:value="0.2135">
            <text:p>0.214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47]=[.J347];&quot;Farnell&quot;; IF([.AB347]=[.M347]; &quot;Digikey&quot;; IF([.AB347]=[.P347]; &quot;Mouser&quot;; IF([.AB347]=[.T347]; &quot;RS&quot;; IF([.AB347]=[.W347]; &quot;TME&quot;)))))" office:value-type="string" office:string-value="TME">
            <text:p>TME</text:p>
          </table:table-cell>
          <table:table-cell table:style-name="ce150" table:formula="of:=IF([.G347]&lt;&gt;&quot;&quot;;MIN([.J347];[.M347];[.P347];[.T347];[.W347]);&quot;&quot;)" office:value-type="currency" office:currency="EUR" office:value="0.2135">
            <text:p>0.214 €</text:p>
          </table:table-cell>
          <table:table-cell table:style-name="ce143" office:value-type="float" office:value="20">
            <text:p>20</text:p>
          </table:table-cell>
          <table:table-cell table:style-name="ce163" table:formula="of:=[.AB347]*[.AC347]" office:value-type="float" office:value="4.27">
            <text:p>4.270</text:p>
          </table:table-cell>
          <table:table-cell table:number-columns-repeated="994"/>
        </table:table-row>
        <table:table-row table:style-name="ro2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5 mm thick thermal silicone pad (20 x 75 mm)</text:p>
          </table:table-cell>
          <table:table-cell table:style-name="ce31" office:value-type="string">
            <text:p>Mounted below power pre-regulator</text:p>
          </table:table-cell>
          <table:table-cell table:style-name="ce46" office:value-type="string">
            <text:p><text:a xlink:href="http://sz3ks.en.alibaba.com/" office:target-frame-name="_blank">Shenzhen 3KS Electronic Material Co., Ltd.</text:a></text:p>
          </table:table-cell>
          <table:table-cell table:style-name="ce48" office:value-type="string">
            <text:p>Enclosure</text:p>
          </table:table-cell>
          <table:table-cell table:style-name="ce52" table:formula="of:=IF([.F348]=&quot;Power board&quot;;[.B348]*2;[.B34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BS-244DSM-R</text:p>
          </table:table-cell>
          <table:table-cell table:style-name="ce30" office:value-type="string">
            <text:p>Binding post 4mm, red</text:p>
          </table:table-cell>
          <table:table-cell table:style-name="ce45" office:value-type="string">
            <text:p>J1, J5</text:p>
          </table:table-cell>
          <table:table-cell table:style-name="ce30" office:value-type="string">
            <text:p>Arduino Shield</text:p>
          </table:table-cell>
          <table:table-cell table:style-name="ce51" table:formula="of:=IF([.F349]=&quot;Power board&quot;; [.B349]*2;[.B349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S-244DSM-R</text:p>
          </table:table-cell>
          <table:table-cell table:style-name="ce66" office:value-type="float" office:value="1.12">
            <text:p>1.12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49]=[.J349];&quot;Farnell&quot;; IF([.AB349]=[.M349]; &quot;Digikey&quot;; IF([.AB349]=[.P349]; &quot;Mouser&quot;; IF([.AB349]=[.T349]; &quot;RS&quot;; IF([.AB349]=[.W349]; &quot;TME&quot;)))))" office:value-type="string" office:string-value="TME">
            <text:p>TME</text:p>
          </table:table-cell>
          <table:table-cell table:style-name="ce150" table:formula="of:=IF([.G349]&lt;&gt;&quot;&quot;;MIN([.J349];[.M349];[.P349];[.T349];[.W349]);&quot;&quot;)" office:value-type="currency" office:currency="EUR" office:value="1.12">
            <text:p>1.120 €</text:p>
          </table:table-cell>
          <table:table-cell table:style-name="ce143" table:formula="of:=[.G349]" office:value-type="float" office:value="2">
            <text:p>2</text:p>
          </table:table-cell>
          <table:table-cell table:style-name="ce163" table:formula="of:=[.AB349]*[.AC349]" office:value-type="float" office:value="2.24">
            <text:p>2.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BS-244DSM-G</text:p>
          </table:table-cell>
          <table:table-cell table:style-name="ce31" office:value-type="string">
            <text:p>Binding post 4mm, green</text:p>
          </table:table-cell>
          <table:table-cell table:style-name="ce46" office:value-type="string">
            <text:p>J3</text:p>
          </table:table-cell>
          <table:table-cell table:style-name="ce48" office:value-type="string">
            <text:p>Arduino Shield</text:p>
          </table:table-cell>
          <table:table-cell table:style-name="ce52" table:formula="of:=IF([.F350]=&quot;Power board&quot;; [.B350]*2;[.B350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S-244DSM-G</text:p>
          </table:table-cell>
          <table:table-cell table:style-name="ce125" office:value-type="float" office:value="1.12">
            <text:p>1.12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50]=[.J350];&quot;Farnell&quot;; IF([.AB350]=[.M350]; &quot;Digikey&quot;; IF([.AB350]=[.P350]; &quot;Mouser&quot;; IF([.AB350]=[.T350]; &quot;RS&quot;; IF([.AB350]=[.W350]; &quot;TME&quot;)))))" office:value-type="string" office:string-value="TME">
            <text:p>TME</text:p>
          </table:table-cell>
          <table:table-cell table:style-name="ce151" table:formula="of:=IF([.G350]&lt;&gt;&quot;&quot;;MIN([.J350];[.M350];[.P350];[.T350];[.W350]);&quot;&quot;)" office:value-type="currency" office:currency="EUR" office:value="1.12">
            <text:p>1.120 €</text:p>
          </table:table-cell>
          <table:table-cell table:style-name="ce144" table:formula="of:=[.G350]" office:value-type="float" office:value="1">
            <text:p>1</text:p>
          </table:table-cell>
          <table:table-cell table:style-name="ce163" table:formula="of:=[.AB350]*[.AC350]" office:value-type="float" office:value="1.12">
            <text:p>1.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BS-244DSM-B</text:p>
          </table:table-cell>
          <table:table-cell table:style-name="ce30" office:value-type="string">
            <text:p>Binding post 4mm, black</text:p>
          </table:table-cell>
          <table:table-cell table:style-name="ce45" office:value-type="string">
            <text:p>J4, J6</text:p>
          </table:table-cell>
          <table:table-cell table:style-name="ce30" office:value-type="string">
            <text:p>Arduino Shield</text:p>
          </table:table-cell>
          <table:table-cell table:style-name="ce51" table:formula="of:=IF([.F351]=&quot;Power board&quot;; [.B351]*2;[.B351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S-244DSM-B</text:p>
          </table:table-cell>
          <table:table-cell table:style-name="ce66" office:value-type="float" office:value="1.14">
            <text:p>1.14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51]=[.J351];&quot;Farnell&quot;; IF([.AB351]=[.M351]; &quot;Digikey&quot;; IF([.AB351]=[.P351]; &quot;Mouser&quot;; IF([.AB351]=[.T351]; &quot;RS&quot;; IF([.AB351]=[.W351]; &quot;TME&quot;)))))" office:value-type="string" office:string-value="TME">
            <text:p>TME</text:p>
          </table:table-cell>
          <table:table-cell table:style-name="ce150" table:formula="of:=IF([.G351]&lt;&gt;&quot;&quot;;MIN([.J351];[.M351];[.P351];[.T351];[.W351]);&quot;&quot;)" office:value-type="currency" office:currency="EUR" office:value="1.14">
            <text:p>1.140 €</text:p>
          </table:table-cell>
          <table:table-cell table:style-name="ce143" table:formula="of:=[.G351]" office:value-type="float" office:value="2">
            <text:p>2</text:p>
          </table:table-cell>
          <table:table-cell table:style-name="ce163" table:formula="of:=[.AB351]*[.AC351]" office:value-type="float" office:value="2.28">
            <text:p>2.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Washer, spring M5</text:p>
          </table:table-cell>
          <table:table-cell table:style-name="ce31" office:value-type="string">
            <text:p>Binding posts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52]=&quot;Power board&quot;; [.B352]*2;[.B352])" office:value-type="float" office:value="5">
            <text:p>5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5/BN672 </text:p>
          </table:table-cell>
          <table:table-cell table:style-name="ce125" office:value-type="float" office:value="0.0097">
            <text:p>0.010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52]=[.J352];&quot;Farnell&quot;; IF([.AB352]=[.M352]; &quot;Digikey&quot;; IF([.AB352]=[.P352]; &quot;Mouser&quot;; IF([.AB352]=[.T352]; &quot;RS&quot;; IF([.AB352]=[.W352]; &quot;TME&quot;)))))" office:value-type="string" office:string-value="TME">
            <text:p>TME</text:p>
          </table:table-cell>
          <table:table-cell table:style-name="ce151" table:formula="of:=IF([.G352]&lt;&gt;&quot;&quot;;MIN([.J352];[.M352];[.P352];[.T352];[.W352]);&quot;&quot;)" office:value-type="currency" office:currency="EUR" office:value="0.0097">
            <text:p>0.010 €</text:p>
          </table:table-cell>
          <table:table-cell table:style-name="ce144" table:formula="of:=[.G352]" office:value-type="float" office:value="5">
            <text:p>5</text:p>
          </table:table-cell>
          <table:table-cell table:style-name="ce163" table:formula="of:=[.AB352]*[.AC352]" office:value-type="float" office:value="0.0485">
            <text:p>0.049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5 countersunk, black finish</text:p>
          </table:table-cell>
          <table:table-cell table:style-name="ce30" office:value-type="string">
            <text:p>Rear and front panel, bottom ho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3x5 countersunk, black finish</text:p>
          </table:table-cell>
          <table:table-cell table:style-name="ce31" office:value-type="string">
            <text:p>AC/DC mounting rail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54]=&quot;Power board&quot;;[.B354]*2;[.B35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5 countersunk, black finish</text:p>
          </table:table-cell>
          <table:table-cell table:style-name="ce30" office:value-type="string">
            <text:p>Display mounting rail to front panel top ho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55]=&quot;Power board&quot;;[.B355]*2;[.B355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3x5 countersunk, black finish</text:p>
          </table:table-cell>
          <table:table-cell table:style-name="ce31" office:value-type="string">
            <text:p>AC inlet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56]=&quot;Power board&quot;;[.B356]*2;[.B356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office:value-type="float" office:value="8">
            <text:p>8</text:p>
          </table:table-cell>
          <table:table-cell table:style-name="ce18" office:value-type="string">
            <text:p>M3x5 countersunk, black finish</text:p>
          </table:table-cell>
          <table:table-cell table:style-name="ce30" office:value-type="string">
            <text:p>Top and bottom plates, side ho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57]=&quot;Power board&quot;; [.B357]*2;[.B357])" office:value-type="float" office:value="8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8">
            <text:p>8</text:p>
          </table:table-cell>
          <table:table-cell table:style-name="ce19" office:value-type="string">
            <text:p>M3x5 countersunk, black finish</text:p>
          </table:table-cell>
          <table:table-cell table:style-name="ce31" office:value-type="string">
            <text:p>Power board heatsink top and bottom plate mounting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58]=&quot;Power board&quot;;[.B358]*2;[.B358])" office:value-type="float" office:value="8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3:.G358])" office:value-type="float" office:value="25">
            <text:p>25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 table:formula="of:=IF(OR([.H359]=&quot;-&quot;; [.G359]=&quot;&quot;);&quot;&quot;;[.G359]*[.I359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M3X5/D965B</text:p>
          </table:table-cell>
          <table:table-cell table:style-name="ce66" office:value-type="float" office:value="0.01322">
            <text:p>0.013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59]=[.J359];&quot;Farnell&quot;; IF([.AB359]=[.M359]; &quot;Digikey&quot;; IF([.AB359]=[.P359]; &quot;Mouser&quot;; IF([.AB359]=[.T359]; &quot;RS&quot;; IF([.AB359]=[.W359]; &quot;TME&quot;)))))" office:value-type="string" office:string-value="TME">
            <text:p>TME</text:p>
          </table:table-cell>
          <table:table-cell table:style-name="ce150" table:formula="of:=IF([.G359]&lt;&gt;&quot;&quot;;MIN([.J359];[.M359];[.P359];[.T359];[.W359]);&quot;&quot;)" office:value-type="currency" office:currency="EUR" office:value="0.01322">
            <text:p>0.013 €</text:p>
          </table:table-cell>
          <table:table-cell table:style-name="ce143" table:formula="of:=[.G359]" office:value-type="float" office:value="25">
            <text:p>25</text:p>
          </table:table-cell>
          <table:table-cell table:style-name="ce163" table:formula="of:=[.AB359]*[.AC359]" office:value-type="float" office:value="0.3305">
            <text:p>0.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4x6</text:p>
          </table:table-cell>
          <table:table-cell table:style-name="ce30" office:value-type="string">
            <text:p>Front panel hand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61]=&quot;Power board&quot;; [.B361]*2;[.B361])" office:value-type="float" office:value="4">
            <text:p>4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4X6/BN3334</text:p>
          </table:table-cell>
          <table:table-cell table:style-name="ce66" office:value-type="float" office:value="0.0135">
            <text:p>0.014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1]=[.J361];&quot;Farnell&quot;; IF([.AB361]=[.M361]; &quot;Digikey&quot;; IF([.AB361]=[.P361]; &quot;Mouser&quot;; IF([.AB361]=[.T361]; &quot;RS&quot;; IF([.AB361]=[.W361]; &quot;TME&quot;)))))" office:value-type="string" office:string-value="TME">
            <text:p>TME</text:p>
          </table:table-cell>
          <table:table-cell table:style-name="ce150" table:formula="of:=IF([.G361]&lt;&gt;&quot;&quot;;MIN([.J361];[.M361];[.P361];[.T361];[.W361]);&quot;&quot;)" office:value-type="currency" office:currency="EUR" office:value="0.0135">
            <text:p>0.014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361]*[.AC361]" office:value-type="float" office:value="0.135">
            <text:p>0.13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 nut</text:p>
          </table:table-cell>
          <table:table-cell table:style-name="ce31" office:value-type="string">
            <text:p>Earth connection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62]=&quot;Power board&quot;; [.B362]*2;[.B362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3/BN117</text:p>
          </table:table-cell>
          <table:table-cell table:style-name="ce125" office:value-type="float" office:value="0.005">
            <text:p>0.005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62]=[.J362];&quot;Farnell&quot;; IF([.AB362]=[.M362]; &quot;Digikey&quot;; IF([.AB362]=[.P362]; &quot;Mouser&quot;; IF([.AB362]=[.T362]; &quot;RS&quot;; IF([.AB362]=[.W362]; &quot;TME&quot;)))))" office:value-type="string" office:string-value="TME">
            <text:p>TME</text:p>
          </table:table-cell>
          <table:table-cell table:style-name="ce151" table:formula="of:=IF([.G362]&lt;&gt;&quot;&quot;;MIN([.J362];[.M362];[.P362];[.T362];[.W362]);&quot;&quot;)" office:value-type="currency" office:currency="EUR" office:value="0.005">
            <text:p>0.005 €</text:p>
          </table:table-cell>
          <table:table-cell table:style-name="ce144" office:value-type="float" office:value="1">
            <text:p>1</text:p>
          </table:table-cell>
          <table:table-cell table:style-name="ce163" table:formula="of:=[.AB362]*[.AC362]" office:value-type="float" office:value="0.005">
            <text:p>0.00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Washer externally serrated M3, D=6mm</text:p>
          </table:table-cell>
          <table:table-cell table:style-name="ce30" office:value-type="string">
            <text:p>Earth connection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63]=&quot;Power board&quot;; [.B363]*2;[.B363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/BN789</text:p>
          </table:table-cell>
          <table:table-cell table:style-name="ce66" office:value-type="float" office:value="0.0089">
            <text:p>0.009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3]=[.J363];&quot;Farnell&quot;; IF([.AB363]=[.M363]; &quot;Digikey&quot;; IF([.AB363]=[.P363]; &quot;Mouser&quot;; IF([.AB363]=[.T363]; &quot;RS&quot;; IF([.AB363]=[.W363]; &quot;TME&quot;)))))" office:value-type="string" office:string-value="TME">
            <text:p>TME</text:p>
          </table:table-cell>
          <table:table-cell table:style-name="ce150" table:formula="of:=IF([.G363]&lt;&gt;&quot;&quot;;MIN([.J363];[.M363];[.P363];[.T363];[.W363]);&quot;&quot;)" office:value-type="currency" office:currency="EUR" office:value="0.0089">
            <text:p>0.009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363]*[.AC363]" office:value-type="float" office:value="0.089">
            <text:p>0.0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Washer externally serrated M3, D=6mm</text:p>
          </table:table-cell>
          <table:table-cell table:style-name="ce31" office:value-type="string">
            <text:p>Power module’s Q4 mounting on heatsink <text:s/>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64]=&quot;Power board&quot;; [.B364]*2;[.B36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3:.G364])" office:value-type="float" office:value="3">
            <text:p>3</text:p>
          </table:table-cell>
          <table:table-cell table:style-name="ce18" office:value-type="float" office:value="7096471">
            <text:p>7096471</text:p>
          </table:table-cell>
          <table:table-cell table:style-name="ce30" office:value-type="string">
            <text:p>6797/3.0</text:p>
          </table:table-cell>
          <table:table-cell table:style-name="ce66" office:value-type="float" office:value="1.87">
            <text:p>1.870</text:p>
          </table:table-cell>
          <table:table-cell table:style-name="ce73" office:value-type="float" office:value="100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/BN789</text:p>
          </table:table-cell>
          <table:table-cell table:style-name="ce66" office:value-type="float" office:value="0.0082">
            <text:p>0.008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5]=[.J365];&quot;Farnell&quot;; IF([.AB365]=[.M365]; &quot;Digikey&quot;; IF([.AB365]=[.P365]; &quot;Mouser&quot;; IF([.AB365]=[.T365]; &quot;RS&quot;; IF([.AB365]=[.W365]; &quot;TME&quot;)))))" office:value-type="string" office:string-value="TME">
            <text:p>TME</text:p>
          </table:table-cell>
          <table:table-cell table:style-name="ce150" table:formula="of:=IF([.G365]&lt;&gt;&quot;&quot;;MIN([.J365];[.M365];[.P365];[.T365];[.W365]);&quot;&quot;)" office:value-type="currency" office:currency="EUR" office:value="0.0082">
            <text:p>0.008 €</text:p>
          </table:table-cell>
          <table:table-cell table:style-name="ce143" table:formula="of:=[.G365]" office:value-type="float" office:value="3">
            <text:p>3</text:p>
          </table:table-cell>
          <table:table-cell table:style-name="ce163" table:formula="of:=[.AB365]*[.AC365]" office:value-type="float" office:value="0.0246">
            <text:p>0.02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12, cheese head</text:p>
          </table:table-cell>
          <table:table-cell table:style-name="ce30" office:value-type="string">
            <text:p>Power module’s Q4 mounting on heatsink <text:s/>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67]=&quot;Power board&quot;; [.B367]*2;[.B36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M3x12, cheese head</text:p>
          </table:table-cell>
          <table:table-cell table:style-name="ce31" office:value-type="string">
            <text:p>Enclosure feet for Earth connection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68]=&quot;Power board&quot;; [.B368]*2;[.B36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7:.G368])" office:value-type="float" office:value="3">
            <text:p>3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X12/BN272</text:p>
          </table:table-cell>
          <table:table-cell table:style-name="ce66" office:value-type="float" office:value="0.0256">
            <text:p>0.026</text:p>
          </table:table-cell>
          <table:table-cell table:style-name="ce100" office:value-type="float" office:value="200">
            <text:p>200</text:p>
          </table:table-cell>
          <table:table-cell table:number-columns-repeated="2"/>
          <table:table-cell table:style-name="ce143" table:formula="of:=IF([.AB369]=[.J369];&quot;Farnell&quot;; IF([.AB369]=[.M369]; &quot;Digikey&quot;; IF([.AB369]=[.P369]; &quot;Mouser&quot;; IF([.AB369]=[.T369]; &quot;RS&quot;; IF([.AB369]=[.W369]; &quot;TME&quot;)))))" office:value-type="string" office:string-value="TME">
            <text:p>TME</text:p>
          </table:table-cell>
          <table:table-cell table:style-name="ce150" table:formula="of:=IF([.G369]&lt;&gt;&quot;&quot;;MIN([.J369];[.M369];[.P369];[.T369];[.W369]);&quot;&quot;)" office:value-type="currency" office:currency="EUR" office:value="0.0256">
            <text:p>0.026 €</text:p>
          </table:table-cell>
          <table:table-cell table:style-name="ce143" table:formula="of:=[.G369]" office:value-type="float" office:value="3">
            <text:p>3</text:p>
          </table:table-cell>
          <table:table-cell table:style-name="ce163" table:formula="of:=[.AB369]*[.AC369]" office:value-type="float" office:value="0.0768">
            <text:p>0.077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Washer M3, 8mm</text:p>
          </table:table-cell>
          <table:table-cell table:style-name="ce30" office:value-type="string">
            <text:p>Enclosure feet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71]=&quot;Power board&quot;; [.B371]*2;[.B371])" office:value-type="float" office:value="4">
            <text:p>4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8X0.4/BN806</text:p>
          </table:table-cell>
          <table:table-cell table:style-name="ce66" office:value-type="float" office:value="0.02586">
            <text:p>0.026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71]=[.J371];&quot;Farnell&quot;; IF([.AB371]=[.M371]; &quot;Digikey&quot;; IF([.AB371]=[.P371]; &quot;Mouser&quot;; IF([.AB371]=[.T371]; &quot;RS&quot;; IF([.AB371]=[.W371]; &quot;TME&quot;)))))" office:value-type="string" office:string-value="TME">
            <text:p>TME</text:p>
          </table:table-cell>
          <table:table-cell table:style-name="ce150" table:formula="of:=IF([.G371]&lt;&gt;&quot;&quot;;MIN([.J371];[.M371];[.P371];[.T371];[.W371]);&quot;&quot;)" office:value-type="currency" office:currency="EUR" office:value="0.02586">
            <text:p>0.026 €</text:p>
          </table:table-cell>
          <table:table-cell table:style-name="ce143" table:formula="of:=[.G371]" office:value-type="float" office:value="4">
            <text:p>4</text:p>
          </table:table-cell>
          <table:table-cell table:style-name="ce163" table:formula="of:=[.AB371]*[.AC371]" office:value-type="float" office:value="0.10344">
            <text:p>0.10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M3x8, black finish</text:p>
          </table:table-cell>
          <table:table-cell table:style-name="ce31" office:value-type="string">
            <text:p>AUX PS mounting, ext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372]=&quot;Power board&quot;; [.B372]*2;[.B372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8, black finish</text:p>
          </table:table-cell>
          <table:table-cell table:style-name="ce30" office:value-type="string">
            <text:p>Three part heatsink joints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73]=&quot;Power board&quot;; [.B373]*2;[.B373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3">
            <text:p>3</text:p>
          </table:table-cell>
          <table:table-cell table:style-name="ce19" office:value-type="string">
            <text:p>M3x8, black finish</text:p>
          </table:table-cell>
          <table:table-cell table:style-name="ce31" office:value-type="string">
            <text:p>Enclosure feet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74]=&quot;Power board&quot;; [.B374]*2;[.B374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8, black finish</text:p>
          </table:table-cell>
          <table:table-cell table:style-name="ce30" office:value-type="string">
            <text:p>Power module mounting on heatsink <text:s/>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75]=&quot;Power board&quot;; [.B375]*2;[.B375])" office:value-type="float" office:value="8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2:.G375])" office:value-type="float" office:value="20">
            <text:p>20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3X8/D7985B </text:p>
          </table:table-cell>
          <table:table-cell table:style-name="ce125" office:value-type="float" office:value="0.01854">
            <text:p>0.019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76]=[.J376];&quot;Farnell&quot;; IF([.AB376]=[.M376]; &quot;Digikey&quot;; IF([.AB376]=[.P376]; &quot;Mouser&quot;; IF([.AB376]=[.T376]; &quot;RS&quot;; IF([.AB376]=[.W376]; &quot;TME&quot;)))))" office:value-type="string" office:string-value="TME">
            <text:p>TME</text:p>
          </table:table-cell>
          <table:table-cell table:style-name="ce151" table:formula="of:=IF([.G376]&lt;&gt;&quot;&quot;;MIN([.J376];[.M376];[.P376];[.T376];[.W376]);&quot;&quot;)" office:value-type="currency" office:currency="EUR" office:value="0.01854">
            <text:p>0.019 €</text:p>
          </table:table-cell>
          <table:table-cell table:style-name="ce144" table:formula="of:=[.G376]" office:value-type="float" office:value="20">
            <text:p>20</text:p>
          </table:table-cell>
          <table:table-cell table:style-name="ce163" table:formula="of:=[.AB376]*[.AC376]" office:value-type="float" office:value="0.3708">
            <text:p>0.37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M3x5</text:p>
          </table:table-cell>
          <table:table-cell table:style-name="ce31" office:value-type="string">
            <text:p>AUX PS mounting, int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378]=&quot;Power board&quot;; [.B378]*2;[.B378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5</text:p>
          </table:table-cell>
          <table:table-cell table:style-name="ce30" office:value-type="string">
            <text:p>TFT display to display mounting rail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79]=&quot;Power board&quot;; [.B379]*2;[.B379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M3x5</text:p>
          </table:table-cell>
          <table:table-cell table:style-name="ce31" office:value-type="string">
            <text:p>AC/DC terminals cover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80]=&quot;Power board&quot;; [.B380]*2;[.B380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5</text:p>
          </table:table-cell>
          <table:table-cell table:style-name="ce30" office:value-type="string">
            <text:p>AC/DC mounting rail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81]=&quot;Power board&quot;; [.B381]*2;[.B381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8:.G381])" office:value-type="float" office:value="14">
            <text:p>1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3X5/D7985 </text:p>
          </table:table-cell>
          <table:table-cell table:style-name="ce125" office:value-type="float" office:value="0.01268">
            <text:p>0.013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82]=[.J382];&quot;Farnell&quot;; IF([.AB382]=[.M382]; &quot;Digikey&quot;; IF([.AB382]=[.P382]; &quot;Mouser&quot;; IF([.AB382]=[.T382]; &quot;RS&quot;; IF([.AB382]=[.W382]; &quot;TME&quot;)))))" office:value-type="string" office:string-value="TME">
            <text:p>TME</text:p>
          </table:table-cell>
          <table:table-cell table:style-name="ce151" table:formula="of:=IF([.G382]&lt;&gt;&quot;&quot;;MIN([.J382];[.M382];[.P382];[.T382];[.W382]);&quot;&quot;)" office:value-type="currency" office:currency="EUR" office:value="0.01268">
            <text:p>0.013 €</text:p>
          </table:table-cell>
          <table:table-cell table:style-name="ce144" table:formula="of:=[.G382]" office:value-type="float" office:value="14">
            <text:p>14</text:p>
          </table:table-cell>
          <table:table-cell table:style-name="ce163" table:formula="of:=[.AB382]*[.AC382]" office:value-type="float" office:value="0.17752">
            <text:p>0.178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TFF-M3X40/DR124</text:p>
          </table:table-cell>
          <table:table-cell table:style-name="ce31" office:value-type="string">
            <text:p>40 mm metal spacer, M3 (a pair is required for dual channel)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84]=&quot;Power board&quot;; [.B384]*2;[.B384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TFF-M3X40/DR124</text:p>
          </table:table-cell>
          <table:table-cell table:style-name="ce125" office:value-type="float" office:value="0.1558">
            <text:p>0.156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84]=[.J384];&quot;Farnell&quot;; IF([.AB384]=[.M384]; &quot;Digikey&quot;; IF([.AB384]=[.P384]; &quot;Mouser&quot;; IF([.AB384]=[.T384]; &quot;RS&quot;; IF([.AB384]=[.W384]; &quot;TME&quot;)))))" office:value-type="string" office:string-value="TME">
            <text:p>TME</text:p>
          </table:table-cell>
          <table:table-cell table:style-name="ce151" table:formula="of:=IF([.G384]&lt;&gt;&quot;&quot;;MIN([.J384];[.M384];[.P384];[.T384];[.W384]);&quot;&quot;)" office:value-type="currency" office:currency="EUR" office:value="0.1558">
            <text:p>0.156 €</text:p>
          </table:table-cell>
          <table:table-cell table:style-name="ce144" table:formula="of:=[.G384]" office:value-type="float" office:value="2">
            <text:p>2</text:p>
          </table:table-cell>
          <table:table-cell table:style-name="ce163" table:formula="of:=[.AB384]*[.AC384]" office:value-type="float" office:value="0.3116">
            <text:p>0.31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>
            <text:p>5</text:p>
          </table:table-cell>
          <table:table-cell table:style-name="ce18" office:value-type="string">
            <text:p>Screwed spacer sleeve; hexagonal</text:p>
          </table:table-cell>
          <table:table-cell table:style-name="ce30" office:value-type="string">
            <text:p>14 mm, M3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85]=&quot;Power board&quot;; [.B385]*2;[.B385])" office:value-type="float" office:value="5">
            <text:p>5</text:p>
          </table:table-cell>
          <table:table-cell table:style-name="ce18" office:value-type="float" office:value="1466812">
            <text:p>1466812</text:p>
          </table:table-cell>
          <table:table-cell table:style-name="ce30" office:value-type="string">
            <text:p>05.03.143 </text:p>
          </table:table-cell>
          <table:table-cell table:style-name="ce66" office:value-type="float" office:value="0.397">
            <text:p>0.397</text:p>
          </table:table-cell>
          <table:table-cell table:style-name="ce73" office:value-type="float" office:value="4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X14/BN3320</text:p>
          </table:table-cell>
          <table:table-cell table:style-name="ce66" office:value-type="float" office:value="0.3094">
            <text:p>0.309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85]=[.J385];&quot;Farnell&quot;; IF([.AB385]=[.M385]; &quot;Digikey&quot;; IF([.AB385]=[.P385]; &quot;Mouser&quot;; IF([.AB385]=[.T385]; &quot;RS&quot;; IF([.AB385]=[.W385]; &quot;TME&quot;)))))" office:value-type="string" office:string-value="TME">
            <text:p>TME</text:p>
          </table:table-cell>
          <table:table-cell table:style-name="ce150" table:formula="of:=IF([.G385]&lt;&gt;&quot;&quot;;MIN([.J385];[.M385];[.P385];[.T385];[.W385]);&quot;&quot;)" office:value-type="currency" office:currency="EUR" office:value="0.3094">
            <text:p>0.309 €</text:p>
          </table:table-cell>
          <table:table-cell table:style-name="ce143" table:formula="of:=[.G385]" office:value-type="float" office:value="5">
            <text:p>5</text:p>
          </table:table-cell>
          <table:table-cell table:style-name="ce163" table:formula="of:=[.AB385]*[.AC385]" office:value-type="float" office:value="1.547">
            <text:p>1.547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Screwed spacer sleeve; M5; 8mm; brass</text:p>
          </table:table-cell>
          <table:table-cell table:style-name="ce31" office:value-type="string">
            <text:p>Extend binding post for PCB mounting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86]=&quot;Power board&quot;; [.B386]*2;[.B386])" office:value-type="float" office:value="5">
            <text:p>5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TFM-M5X8/DR218</text:p>
          </table:table-cell>
          <table:table-cell table:style-name="ce125" office:value-type="float" office:value="0.1868">
            <text:p>0.187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86]=[.J386];&quot;Farnell&quot;; IF([.AB386]=[.M386]; &quot;Digikey&quot;; IF([.AB386]=[.P386]; &quot;Mouser&quot;; IF([.AB386]=[.T386]; &quot;RS&quot;; IF([.AB386]=[.W386]; &quot;TME&quot;)))))" office:value-type="string" office:string-value="TME">
            <text:p>TME</text:p>
          </table:table-cell>
          <table:table-cell table:style-name="ce151" table:formula="of:=IF([.G386]&lt;&gt;&quot;&quot;;MIN([.J386];[.M386];[.P386];[.T386];[.W386]);&quot;&quot;)" office:value-type="currency" office:currency="EUR" office:value="0.1868">
            <text:p>0.187 €</text:p>
          </table:table-cell>
          <table:table-cell table:style-name="ce144" table:formula="of:=[.G386]" office:value-type="float" office:value="5">
            <text:p>5</text:p>
          </table:table-cell>
          <table:table-cell table:style-name="ce163" table:formula="of:=[.AB386]*[.AC386]" office:value-type="float" office:value="0.934">
            <text:p>0.93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8">
            <text:p>8</text:p>
          </table:table-cell>
          <table:table-cell table:style-name="ce18" office:value-type="string">
            <text:p>Spacer sleeve; 5mm; cylindrical; brass</text:p>
          </table:table-cell>
          <table:table-cell table:style-name="ce30" office:value-type="string">
            <text:p>Power module mounting on heatsink <text:s/>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87]=&quot;Power board&quot;; [.B387]*2;[.B387])" office:value-type="float" office:value="8">
            <text:p>8</text:p>
          </table:table-cell>
          <table:table-cell table:style-name="ce18" office:value-type="float" office:value="1733405">
            <text:p>1733405</text:p>
          </table:table-cell>
          <table:table-cell table:style-name="ce30" office:value-type="string">
            <text:p>D01475</text:p>
          </table:table-cell>
          <table:table-cell table:style-name="ce66" office:value-type="float" office:value="0.106">
            <text:p>0.106</text:p>
          </table:table-cell>
          <table:table-cell table:style-name="ce73" office:value-type="float" office:value="10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DR316/3.2X5</text:p>
          </table:table-cell>
          <table:table-cell table:style-name="ce66" office:value-type="float" office:value="0.057">
            <text:p>0.05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87]=[.J387];&quot;Farnell&quot;; IF([.AB387]=[.M387]; &quot;Digikey&quot;; IF([.AB387]=[.P387]; &quot;Mouser&quot;; IF([.AB387]=[.T387]; &quot;RS&quot;; IF([.AB387]=[.W387]; &quot;TME&quot;)))))" office:value-type="string" office:string-value="TME">
            <text:p>TME</text:p>
          </table:table-cell>
          <table:table-cell table:style-name="ce150" table:formula="of:=IF([.G387]&lt;&gt;&quot;&quot;;MIN([.J387];[.M387];[.P387];[.T387];[.W387]);&quot;&quot;)" office:value-type="currency" office:currency="EUR" office:value="0.057">
            <text:p>0.057 €</text:p>
          </table:table-cell>
          <table:table-cell table:style-name="ce143" table:formula="of:=[.G387]" office:value-type="float" office:value="8">
            <text:p>8</text:p>
          </table:table-cell>
          <table:table-cell table:style-name="ce163" table:formula="of:=[.AB387]*[.AC387]" office:value-type="float" office:value="0.456">
            <text:p>0.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4">
            <text:p>4</text:p>
          </table:table-cell>
          <table:table-cell table:style-name="ce19" office:value-type="string">
            <text:p>FIX-3-2</text:p>
          </table:table-cell>
          <table:table-cell table:style-name="ce31" office:value-type="string">
            <text:p>2mm spacer between TFT display and display mounting frame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88]=&quot;Power board&quot;; [.B388]*2;[.B388])" office:value-type="float" office:value="4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FIX-3-2</text:p>
          </table:table-cell>
          <table:table-cell table:style-name="ce125" office:value-type="float" office:value="0.0159">
            <text:p>0.016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88]=[.J388];&quot;Farnell&quot;; IF([.AB388]=[.M388]; &quot;Digikey&quot;; IF([.AB388]=[.P388]; &quot;Mouser&quot;; IF([.AB388]=[.T388]; &quot;RS&quot;; IF([.AB388]=[.W388]; &quot;TME&quot;)))))" office:value-type="string" office:string-value="TME">
            <text:p>TME</text:p>
          </table:table-cell>
          <table:table-cell table:style-name="ce151" table:formula="of:=IF([.G388]&lt;&gt;&quot;&quot;;MIN([.J388];[.M388];[.P388];[.T388];[.W388]);&quot;&quot;)" office:value-type="currency" office:currency="EUR" office:value="0.0159">
            <text:p>0.016 €</text:p>
          </table:table-cell>
          <table:table-cell table:style-name="ce144" table:formula="of:=[.G388]" office:value-type="float" office:value="4">
            <text:p>4</text:p>
          </table:table-cell>
          <table:table-cell table:style-name="ce163" table:formula="of:=[.AB388]*[.AC388]" office:value-type="float" office:value="0.0636">
            <text:p>0.06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2">
            <text:p>12</text:p>
          </table:table-cell>
          <table:table-cell table:style-name="ce18" office:value-type="string">
            <text:p>Light pipe for LED</text:p>
          </table:table-cell>
          <table:table-cell table:style-name="ce30" office:value-type="string">
            <text:p>Round; Ø3mm; Front: convex; straight</text:p>
          </table:table-cell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389]=&quot;Power board&quot;; [.B389]*2;[.B389])" office:value-type="float" office:value="12">
            <text:p>12</text:p>
          </table:table-cell>
          <table:table-cell table:style-name="ce18" office:value-type="float" office:value="2293496">
            <text:p>2293496</text:p>
          </table:table-cell>
          <table:table-cell table:style-name="ce30" office:value-type="string">
            <text:p>PLP2-500</text:p>
          </table:table-cell>
          <table:table-cell table:style-name="ce66" office:value-type="float" office:value="0.627">
            <text:p>0.627</text:p>
          </table:table-cell>
          <table:table-cell table:style-name="ce73" office:value-type="float" office:value="10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PLP2-625</text:p>
          </table:table-cell>
          <table:table-cell table:style-name="ce66" office:value-type="float" office:value="0.331">
            <text:p>0.331</text:p>
          </table:table-cell>
          <table:table-cell table:style-name="ce100" office:value-type="float" office:value="5">
            <text:p>5</text:p>
          </table:table-cell>
          <table:table-cell table:number-columns-repeated="2"/>
          <table:table-cell table:style-name="ce143" table:formula="of:=IF([.AB389]=[.J389];&quot;Farnell&quot;; IF([.AB389]=[.M389]; &quot;Digikey&quot;; IF([.AB389]=[.P389]; &quot;Mouser&quot;; IF([.AB389]=[.T389]; &quot;RS&quot;; IF([.AB389]=[.W389]; &quot;TME&quot;)))))" office:value-type="string" office:string-value="TME">
            <text:p>TME</text:p>
          </table:table-cell>
          <table:table-cell table:style-name="ce150" table:formula="of:=IF([.G389]&lt;&gt;&quot;&quot;;MIN([.J389];[.M389];[.P389];[.T389];[.W389]);&quot;&quot;)" office:value-type="currency" office:currency="EUR" office:value="0.331">
            <text:p>0.331 €</text:p>
          </table:table-cell>
          <table:table-cell table:style-name="ce143" table:formula="of:=[.G389]" office:value-type="float" office:value="12">
            <text:p>12</text:p>
          </table:table-cell>
          <table:table-cell table:style-name="ce163" table:formula="of:=[.AB389]*[.AC389]" office:value-type="float" office:value="3.972">
            <text:p>3.97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Schurter 4304.6090</text:p>
          </table:table-cell>
          <table:table-cell table:style-name="ce31" office:value-type="string">
            <text:p>C14 IEC inlet, switch, 2 fuse drawer is included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90]=&quot;Power board&quot;; [.B390]*2;[.B390])" office:value-type="float" office:value="1">
            <text:p>1</text:p>
          </table:table-cell>
          <table:table-cell table:style-name="ce58" office:value-type="float" office:value="2080294">
            <text:p>2080294</text:p>
          </table:table-cell>
          <table:table-cell table:style-name="ce64" office:value-type="string">
            <text:p>4304.6090</text:p>
          </table:table-cell>
          <table:table-cell table:style-name="ce67" office:value-type="float" office:value="9.2">
            <text:p>9.20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486-1084-ND</text:p>
          </table:table-cell>
          <table:table-cell table:style-name="ce93" office:value-type="float" office:value="13.08">
            <text:p>13.0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93-4304.6090 </text:p>
          </table:table-cell>
          <table:table-cell table:style-name="ce93" office:value-type="float" office:value="11.76">
            <text:p>11.7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867-7308</text:p>
          </table:table-cell>
          <table:table-cell table:style-name="ce86" office:value-type="string">
            <text:p>4304.6090</text:p>
          </table:table-cell>
          <table:table-cell table:style-name="ce93" office:value-type="float" office:value="9.05">
            <text:p>9.05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4304.6090</text:p>
          </table:table-cell>
          <table:table-cell table:style-name="ce125" office:value-type="float" office:value="3.594">
            <text:p>3.594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90]=[.J390];&quot;Farnell&quot;; IF([.AB390]=[.M390]; &quot;Digikey&quot;; IF([.AB390]=[.P390]; &quot;Mouser&quot;; IF([.AB390]=[.T390]; &quot;RS&quot;; IF([.AB390]=[.W390]; &quot;TME&quot;)))))" office:value-type="string" office:string-value="TME">
            <text:p>TME</text:p>
          </table:table-cell>
          <table:table-cell table:style-name="ce151" table:formula="of:=IF([.G390]&lt;&gt;&quot;&quot;;MIN([.J390];[.M390];[.P390];[.T390];[.W390]);&quot;&quot;)" office:value-type="currency" office:currency="EUR" office:value="3.594">
            <text:p>3.594 €</text:p>
          </table:table-cell>
          <table:table-cell table:style-name="ce144" table:formula="of:=[.G390]" office:value-type="float" office:value="1">
            <text:p>1</text:p>
          </table:table-cell>
          <table:table-cell table:style-name="ce163" table:formula="of:=[.AB390]*[.AC390]" office:value-type="float" office:value="3.594">
            <text:p>3.59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4A Fuse</text:p>
          </table:table-cell>
          <table:table-cell table:style-name="ce30" office:value-type="string">
            <text:p>230 VAC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91]=&quot;Power board&quot;; [.B391]*2;[.B391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ZKT-4A</text:p>
          </table:table-cell>
          <table:table-cell table:style-name="ce66" office:value-type="float" office:value="0.0946">
            <text:p>0.095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91]=[.J391];&quot;Farnell&quot;; IF([.AB391]=[.M391]; &quot;Digikey&quot;; IF([.AB391]=[.P391]; &quot;Mouser&quot;; IF([.AB391]=[.T391]; &quot;RS&quot;; IF([.AB391]=[.W391]; &quot;TME&quot;)))))" office:value-type="string" office:string-value="TME">
            <text:p>TME</text:p>
          </table:table-cell>
          <table:table-cell table:style-name="ce150" table:formula="of:=IF([.G391]&lt;&gt;&quot;&quot;;MIN([.J391];[.M391];[.P391];[.T391];[.W391]);&quot;&quot;)" office:value-type="currency" office:currency="EUR" office:value="0.0946">
            <text:p>0.095 €</text:p>
          </table:table-cell>
          <table:table-cell table:style-name="ce143" table:formula="of:=[.G391]" office:value-type="float" office:value="2">
            <text:p>2</text:p>
          </table:table-cell>
          <table:table-cell table:style-name="ce163" table:formula="of:=[.AB391]*[.AC391]" office:value-type="float" office:value="0.1892">
            <text:p>0.189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 office:value-type="string">
            <text:p>8A Fuse</text:p>
          </table:table-cell>
          <table:table-cell table:style-name="ce31" office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>
            <text:p>0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ZKT-8A/125V </text:p>
          </table:table-cell>
          <table:table-cell table:style-name="ce125" office:value-type="float" office:value="0.0939">
            <text:p>0.094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92]=[.J392];&quot;Farnell&quot;; IF([.AB392]=[.M392]; &quot;Digikey&quot;; IF([.AB392]=[.P392]; &quot;Mouser&quot;; IF([.AB392]=[.T392]; &quot;RS&quot;; IF([.AB392]=[.W392]; &quot;TME&quot;)))))" office:value-type="string" office:string-value="TME">
            <text:p>TME</text:p>
          </table:table-cell>
          <table:table-cell table:style-name="ce151" table:formula="of:=IF([.G392]&lt;&gt;&quot;&quot;;MIN([.J392];[.M392];[.P392];[.T392];[.W392]);&quot;&quot;)" office:value-type="currency" office:currency="EUR" office:value="0.0939">
            <text:p>0.094 €</text:p>
          </table:table-cell>
          <table:table-cell table:style-name="ce144" table:formula="of:=[.G392]" office:value-type="float" office:value="0">
            <text:p>0</text:p>
          </table:table-cell>
          <table:table-cell table:style-name="ce163" table:formula="of:=[.AB392]*[.AC392]" office:value-type="float" office:value="0">
            <text:p>0.00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0.05">
            <text:p>0.05</text:p>
          </table:table-cell>
          <table:table-cell table:style-name="ce18" office:value-type="string">
            <text:p>CB-HFT50.8/1M-BL</text:p>
          </table:table-cell>
          <table:table-cell table:style-name="ce30" office:value-type="string">
            <text:p>Heat shrink sleeve; 2:1, 50.8mm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93]=&quot;Power board&quot;; [.B393]*2;[.B393])" office:value-type="float" office:value="0.05">
            <text:p>0.05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CB-HFT50.8/1M-BL</text:p>
          </table:table-cell>
          <table:table-cell table:style-name="ce66" office:value-type="float" office:value="1.241">
            <text:p>1.241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93]=[.J393];&quot;Farnell&quot;; IF([.AB393]=[.M393]; &quot;Digikey&quot;; IF([.AB393]=[.P393]; &quot;Mouser&quot;; IF([.AB393]=[.T393]; &quot;RS&quot;; IF([.AB393]=[.W393]; &quot;TME&quot;)))))" office:value-type="string" office:string-value="TME">
            <text:p>TME</text:p>
          </table:table-cell>
          <table:table-cell table:style-name="ce150" table:formula="of:=IF([.G393]&lt;&gt;&quot;&quot;;MIN([.J393];[.M393];[.P393];[.T393];[.W393]);&quot;&quot;)" office:value-type="currency" office:currency="EUR" office:value="1.241">
            <text:p>1.241 €</text:p>
          </table:table-cell>
          <table:table-cell table:style-name="ce143" office:value-type="float" office:value="1">
            <text:p>1</text:p>
          </table:table-cell>
          <table:table-cell table:style-name="ce163" table:formula="of:=[.AB393]*[.AC393]" office:value-type="float" office:value="1.241">
            <text:p>1.24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A3116068</text:p>
          </table:table-cell>
          <table:table-cell table:style-name="ce31" office:value-type="string">
            <text:p>Encoder knob head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94]=&quot;Power board&quot;; [.B394]*2;[.B39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A3116068</text:p>
          </table:table-cell>
          <table:table-cell table:style-name="ce125" office:value-type="float" office:value="1.49536">
            <text:p>1.495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94]=[.J394];&quot;Farnell&quot;; IF([.AB394]=[.M394]; &quot;Digikey&quot;; IF([.AB394]=[.P394]; &quot;Mouser&quot;; IF([.AB394]=[.T394]; &quot;RS&quot;; IF([.AB394]=[.W394]; &quot;TME&quot;)))))" office:value-type="string" office:string-value="TME">
            <text:p>TME</text:p>
          </table:table-cell>
          <table:table-cell table:style-name="ce151" table:formula="of:=IF([.G394]&lt;&gt;&quot;&quot;;MIN([.J394];[.M394];[.P394];[.T394];[.W394]);&quot;&quot;)" office:value-type="currency" office:currency="EUR" office:value="1.49536">
            <text:p>1.495 €</text:p>
          </table:table-cell>
          <table:table-cell table:style-name="ce144" office:value-type="float" office:value="1">
            <text:p>1</text:p>
          </table:table-cell>
          <table:table-cell table:style-name="ce163" table:formula="of:=[.AB394]*[.AC394]" office:value-type="float" office:value="1.49536">
            <text:p>1.49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A3216007</text:p>
          </table:table-cell>
          <table:table-cell table:style-name="ce30" office:value-type="string">
            <text:p>Encoder knob cap; grey</text:p>
          </table:table-cell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395]=&quot;Power board&quot;; [.B395]*2;[.B395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A3216007</text:p>
          </table:table-cell>
          <table:table-cell table:style-name="ce66" office:value-type="float" office:value="0.5631">
            <text:p>0.563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95]=[.J395];&quot;Farnell&quot;; IF([.AB395]=[.M395]; &quot;Digikey&quot;; IF([.AB395]=[.P395]; &quot;Mouser&quot;; IF([.AB395]=[.T395]; &quot;RS&quot;; IF([.AB395]=[.W395]; &quot;TME&quot;)))))" office:value-type="string" office:string-value="TME">
            <text:p>TME</text:p>
          </table:table-cell>
          <table:table-cell table:style-name="ce150" table:formula="of:=IF([.G395]&lt;&gt;&quot;&quot;;MIN([.J395];[.M395];[.P395];[.T395];[.W395]);&quot;&quot;)" office:value-type="currency" office:currency="EUR" office:value="0.5631">
            <text:p>0.563 €</text:p>
          </table:table-cell>
          <table:table-cell table:style-name="ce143" office:value-type="float" office:value="1">
            <text:p>1</text:p>
          </table:table-cell>
          <table:table-cell table:style-name="ce163" table:formula="of:=[.AB395]*[.AC395]" office:value-type="float" office:value="0.5631">
            <text:p>0.56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96]=&quot;Power board&quot;; [.B396]*2;[.B39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908-AP8GSDHC4-B</text:p>
          </table:table-cell>
          <table:table-cell table:style-name="ce93" office:value-type="float" office:value="8.71">
            <text:p>8.710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S400-0080R11</text:p>
          </table:table-cell>
          <table:table-cell table:style-name="ce125" office:value-type="float" office:value="3.84">
            <text:p>3.84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96]=[.J396];&quot;Farnell&quot;; IF([.AB396]=[.M396]; &quot;Digikey&quot;; IF([.AB396]=[.P396]; &quot;Mouser&quot;; IF([.AB396]=[.T396]; &quot;RS&quot;; IF([.AB396]=[.W396]; &quot;TME&quot;)))))" office:value-type="string" office:string-value="TME">
            <text:p>TME</text:p>
          </table:table-cell>
          <table:table-cell table:style-name="ce151" table:formula="of:=IF([.G396]&lt;&gt;&quot;&quot;;MIN([.J396];[.M396];[.P396];[.T396];[.W396]);&quot;&quot;)" office:value-type="currency" office:currency="EUR" office:value="3.84">
            <text:p>3.840 €</text:p>
          </table:table-cell>
          <table:table-cell table:style-name="ce144" office:value-type="float" office:value="1">
            <text:p>1</text:p>
          </table:table-cell>
          <table:table-cell table:style-name="ce163" table:formula="of:=[.AB396]*[.AC396]" office:value-type="float" office:value="3.84">
            <text:p>3.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CTB92VG/3S</text:p>
          </table:table-cell>
          <table:table-cell table:style-name="ce30" office:value-type="string">
            <text:p>Pluggable terminal block; female; 5mm; angled 90° for DOUT2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97]=&quot;Power board&quot;; [.B397]*2;[.B397])" office:value-type="float" office:value="1">
            <text:p>1</text:p>
          </table:table-cell>
          <table:table-cell table:style-name="ce18" office:value-type="string">
            <text:p>3881921 </text:p>
          </table:table-cell>
          <table:table-cell table:style-name="ce30" office:value-type="string">
            <text:p>CTB92VG/3S</text:p>
          </table:table-cell>
          <table:table-cell table:style-name="ce66" office:value-type="float" office:value="1.07">
            <text:p>1.070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TBW-5.0-3P</text:p>
          </table:table-cell>
          <table:table-cell table:style-name="ce66" office:value-type="float" office:value="0.42">
            <text:p>0.42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97]=[.J397];&quot;Farnell&quot;; IF([.AB397]=[.M397]; &quot;Digikey&quot;; IF([.AB397]=[.P397]; &quot;Mouser&quot;; IF([.AB397]=[.T397]; &quot;RS&quot;; IF([.AB397]=[.W397]; &quot;TME&quot;)))))" office:value-type="string" office:string-value="TME">
            <text:p>TME</text:p>
          </table:table-cell>
          <table:table-cell table:style-name="ce150" table:formula="of:=IF([.G397]&lt;&gt;&quot;&quot;;MIN([.J397];[.M397];[.P397];[.T397];[.W397]);&quot;&quot;)" office:value-type="currency" office:currency="EUR" office:value="0.42">
            <text:p>0.42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97]*[.AC397]" office:value-type="float" office:value="0.42">
            <text:p>0.4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7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49:.AD393])" office:value-type="currency" office:currency="EUR" office:value="19.30956">
            <text:p>19.31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7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10K NTC</text:p>
          </table:table-cell>
          <table:table-cell table:style-name="ce30" office:value-type="string">
            <text:p>AUX temperature sensor</text:p>
          </table:table-cell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401]=&quot;Power board&quot;;[.B401]*2;[.B401])" office:value-type="float" office:value="1">
            <text:p>1</text:p>
          </table:table-cell>
          <table:table-cell table:style-name="ce18" office:value-type="float" office:value="1187031">
            <text:p>1187031</text:p>
          </table:table-cell>
          <table:table-cell table:style-name="ce30" office:value-type="string">
            <text:p>NTCLE100E3103JB0</text:p>
          </table:table-cell>
          <table:table-cell table:style-name="ce66" office:value-type="float" office:value="0.489">
            <text:p>0.489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BC2301-ND </text:p>
          </table:table-cell>
          <table:table-cell table:style-name="ce95" office:value-type="float" office:value="0.64">
            <text:p>0.64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94-2381-640-63103 </text:p>
          </table:table-cell>
          <table:table-cell table:style-name="ce95" office:value-type="float" office:value="0.245">
            <text:p>0.24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54-6645</text:p>
          </table:table-cell>
          <table:table-cell table:style-name="ce110" office:value-type="string">
            <text:p>NTCLE100E3103JB0</text:p>
          </table:table-cell>
          <table:table-cell table:style-name="ce92" office:value-type="float" office:value="0.334">
            <text:p>0.334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NTCLE100E3103JB0</text:p>
          </table:table-cell>
          <table:table-cell table:style-name="ce66" office:value-type="float" office:value="0.2694">
            <text:p>0.269</text:p>
          </table:table-cell>
          <table:table-cell table:style-name="ce100"/>
          <table:table-cell table:number-columns-repeated="2"/>
          <table:table-cell table:style-name="ce143" table:formula="of:=IF([.AB401]=[.J401];&quot;Farnell&quot;; IF([.AB401]=[.M401]; &quot;Digikey&quot;; IF([.AB401]=[.P401]; &quot;Mouser&quot;; IF([.AB401]=[.T401]; &quot;RS&quot;; IF([.AB401]=[.W401]; &quot;TME&quot;)))))" office:value-type="string" office:string-value="Mouser">
            <text:p>Mouser</text:p>
          </table:table-cell>
          <table:table-cell table:style-name="ce150" table:formula="of:=IF([.G401]&lt;&gt;&quot;&quot;;MIN([.J401];[.M401];[.P401];[.T401];[.W401]);&quot;&quot;)" office:value-type="currency" office:currency="EUR" office:value="0.245">
            <text:p>0.245 €</text:p>
          </table:table-cell>
          <table:table-cell table:style-name="ce143" office:value-type="float" office:value="1">
            <text:p>1</text:p>
          </table:table-cell>
          <table:table-cell table:style-name="ce163" table:formula="of:=[.AB401]*[.AC401]" office:value-type="float" office:value="0.245">
            <text:p>0.245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0.03">
            <text:p>0.03</text:p>
          </table:table-cell>
          <table:table-cell table:style-name="ce19" office:value-type="string">
            <text:p>HIS-1.2/0.6-RD</text:p>
          </table:table-cell>
          <table:table-cell table:style-name="ce31" office:value-type="string">
            <text:p>Heat shrink sleeve; red</text:p>
          </table:table-cell>
          <table:table-cell table:style-name="ce31" office:value-type="string">
            <text:p>AUX temp sensor</text:p>
          </table:table-cell>
          <table:table-cell table:style-name="ce48" office:value-type="string">
            <text:p>Arduino Shield</text:p>
          </table:table-cell>
          <table:table-cell table:style-name="ce52" table:formula="of:=IF([.F402]=&quot;Power board&quot;;[.B402]*2;[.B402])" office:value-type="float" office:value="0.03">
            <text:p>0.03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6"/>
          <table:table-cell table:style-name="ce101"/>
          <table:table-cell table:style-name="ce86" office:value-type="string">
            <text:p>-</text:p>
          </table:table-cell>
          <table:table-cell table:style-name="ce96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HIS-1.2/0.6-RD</text:p>
          </table:table-cell>
          <table:table-cell table:style-name="ce125" table:formula="of:=12.95/10" office:value-type="float" office:value="1.295">
            <text:p>1.295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02]=[.J402];&quot;Farnell&quot;; IF([.AB402]=[.M402]; &quot;Digikey&quot;; IF([.AB402]=[.P402]; &quot;Mouser&quot;; IF([.AB402]=[.T402]; &quot;RS&quot;; IF([.AB402]=[.W402]; &quot;TME&quot;)))))" office:value-type="string" office:string-value="TME">
            <text:p>TME</text:p>
          </table:table-cell>
          <table:table-cell table:style-name="ce151" table:formula="of:=IF([.G402]&lt;&gt;&quot;&quot;;MIN([.J402];[.M402];[.P402];[.T402];[.W402]);&quot;&quot;)" office:value-type="currency" office:currency="EUR" office:value="1.295">
            <text:p>1.295 €</text:p>
          </table:table-cell>
          <table:table-cell table:style-name="ce144" office:value-type="float" office:value="1">
            <text:p>1</text:p>
          </table:table-cell>
          <table:table-cell table:style-name="ce163" table:formula="of:=[.AB402]*[.AC402]" office:value-type="float" office:value="1.295">
            <text:p>1.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39-01-4030</text:p>
          </table:table-cell>
          <table:table-cell table:style-name="ce30" office:value-type="string">
            <text:p>Receptacle for X1</text:p>
          </table:table-cell>
          <table:table-cell table:style-name="ce45" office:value-type="string">
            <text:p>DC power input</text:p>
          </table:table-cell>
          <table:table-cell table:style-name="ce30" office:value-type="string">
            <text:p>Power board</text:p>
          </table:table-cell>
          <table:table-cell table:style-name="ce51" table:formula="of:=IF([.F403]=&quot;Power board&quot;;[.B403]*2;[.B403])" office:value-type="float" office:value="2">
            <text:p>2</text:p>
          </table:table-cell>
          <table:table-cell table:style-name="ce18" office:value-type="string">
            <text:p>9963480</text:p>
          </table:table-cell>
          <table:table-cell table:style-name="ce30" office:value-type="string">
            <text:p>39-01-4030</text:p>
          </table:table-cell>
          <table:table-cell table:style-name="ce66" office:value-type="float" office:value="0.219">
            <text:p>0.219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39-01-4030</text:p>
          </table:table-cell>
          <table:table-cell table:style-name="ce95" office:value-type="float" office:value="0.3">
            <text:p>0.300</text:p>
          </table:table-cell>
          <table:table-cell table:style-name="ce100"/>
          <table:table-cell table:style-name="ce85" office:value-type="string">
            <text:p>39-01-4030</text:p>
          </table:table-cell>
          <table:table-cell table:style-name="ce95" office:value-type="float" office:value="0.292">
            <text:p>0.292</text:p>
          </table:table-cell>
          <table:table-cell table:style-name="ce100"/>
          <table:table-cell table:style-name="ce110" office:value-type="string">
            <text:p>510-9685</text:p>
          </table:table-cell>
          <table:table-cell table:style-name="ce110" office:value-type="string">
            <text:p>39-01-4030</text:p>
          </table:table-cell>
          <table:table-cell table:style-name="ce92" office:value-type="float" office:value="0.232">
            <text:p>0.232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X-5557-03R2</text:p>
          </table:table-cell>
          <table:table-cell table:style-name="ce66" office:value-type="float" office:value="0.132">
            <text:p>0.132</text:p>
          </table:table-cell>
          <table:table-cell table:style-name="ce100" office:value-type="float" office:value="5">
            <text:p>5</text:p>
          </table:table-cell>
          <table:table-cell table:number-columns-repeated="2"/>
          <table:table-cell table:style-name="ce143" table:formula="of:=IF([.AB403]=[.J403];&quot;Farnell&quot;; IF([.AB403]=[.M403]; &quot;Digikey&quot;; IF([.AB403]=[.P403]; &quot;Mouser&quot;; IF([.AB403]=[.T403]; &quot;RS&quot;; IF([.AB403]=[.W403]; &quot;TME&quot;)))))" office:value-type="string" office:string-value="TME">
            <text:p>TME</text:p>
          </table:table-cell>
          <table:table-cell table:style-name="ce150" table:formula="of:=IF([.G403]&lt;&gt;&quot;&quot;;MIN([.J403];[.M403];[.P403];[.T403];[.W403]);&quot;&quot;)" office:value-type="currency" office:currency="EUR" office:value="0.132">
            <text:p>0.132 €</text:p>
          </table:table-cell>
          <table:table-cell table:style-name="ce143" table:formula="of:=[.G403]" office:value-type="float" office:value="2">
            <text:p>2</text:p>
          </table:table-cell>
          <table:table-cell table:style-name="ce163" table:formula="of:=[.AB403]*[.AC403]" office:value-type="float" office:value="0.264">
            <text:p>0.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39-01-4050</text:p>
          </table:table-cell>
          <table:table-cell table:style-name="ce31" office:value-type="string">
            <text:p>Receptacle for X3</text:p>
          </table:table-cell>
          <table:table-cell table:style-name="ce31" office:value-type="string">
            <text:p>AC power input</text:p>
          </table:table-cell>
          <table:table-cell table:style-name="ce48" office:value-type="string">
            <text:p>AUX PS</text:p>
          </table:table-cell>
          <table:table-cell table:style-name="ce52" table:formula="of:=IF([.F404]=&quot;Power board&quot;;[.B404]*2;[.B404])" office:value-type="float" office:value="1">
            <text:p>1</text:p>
          </table:table-cell>
          <table:table-cell table:style-name="ce58" office:value-type="string">
            <text:p>9963502</text:p>
          </table:table-cell>
          <table:table-cell table:style-name="ce64" office:value-type="string">
            <text:p>39-01-4050</text:p>
          </table:table-cell>
          <table:table-cell table:style-name="ce67" office:value-type="float" office:value="0.327">
            <text:p>0.327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39-01-4050</text:p>
          </table:table-cell>
          <table:table-cell table:style-name="ce96" office:value-type="float" office:value="0.36">
            <text:p>0.360</text:p>
          </table:table-cell>
          <table:table-cell table:style-name="ce101"/>
          <table:table-cell table:style-name="ce86" office:value-type="string">
            <text:p>39-01-4050</text:p>
          </table:table-cell>
          <table:table-cell table:style-name="ce96" office:value-type="float" office:value="0.358">
            <text:p>0.358</text:p>
          </table:table-cell>
          <table:table-cell table:style-name="ce101"/>
          <table:table-cell table:style-name="ce86" office:value-type="string">
            <text:p>510-9708</text:p>
          </table:table-cell>
          <table:table-cell table:style-name="ce86" office:value-type="string">
            <text:p>39-01-4050</text:p>
          </table:table-cell>
          <table:table-cell table:style-name="ce93" office:value-type="float" office:value="0.188">
            <text:p>0.18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MX-5557-05R2</text:p>
          </table:table-cell>
          <table:table-cell table:style-name="ce125" office:value-type="float" office:value="0.24">
            <text:p>0.240</text:p>
          </table:table-cell>
          <table:table-cell table:style-name="ce101" office:value-type="float" office:value="2">
            <text:p>2</text:p>
          </table:table-cell>
          <table:table-cell table:style-name="ce133"/>
          <table:table-cell table:style-name="ce101"/>
          <table:table-cell table:style-name="ce144" table:formula="of:=IF([.AB404]=[.J404];&quot;Farnell&quot;; IF([.AB404]=[.M404]; &quot;Digikey&quot;; IF([.AB404]=[.P404]; &quot;Mouser&quot;; IF([.AB404]=[.T404]; &quot;RS&quot;; IF([.AB404]=[.W404]; &quot;TME&quot;)))))" office:value-type="string" office:string-value="RS">
            <text:p>RS</text:p>
          </table:table-cell>
          <table:table-cell table:style-name="ce151" table:formula="of:=IF([.G404]&lt;&gt;&quot;&quot;;MIN([.J404];[.M404];[.P404];[.T404];[.W404]);&quot;&quot;)" office:value-type="currency" office:currency="EUR" office:value="0.188">
            <text:p>0.188 €</text:p>
          </table:table-cell>
          <table:table-cell table:style-name="ce144" table:formula="of:=[.G404]" office:value-type="float" office:value="1">
            <text:p>1</text:p>
          </table:table-cell>
          <table:table-cell table:style-name="ce163" table:formula="of:=[.AB404]*[.AC404]" office:value-type="float" office:value="0.188">
            <text:p>0.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22-01-2035</text:p>
          </table:table-cell>
          <table:table-cell table:style-name="ce30" office:value-type="string">
            <text:p>3-pin receptacle for X4</text:p>
          </table:table-cell>
          <table:table-cell table:style-name="ce45" office:value-type="string">
            <text:p>Cooling fan</text:p>
          </table:table-cell>
          <table:table-cell table:style-name="ce30" office:value-type="string">
            <text:p>AUX PS</text:p>
          </table:table-cell>
          <table:table-cell table:style-name="ce51" table:formula="of:=IF([.F405]=&quot;Power board&quot;;[.B405]*2;[.B405])" office:value-type="float" office:value="1">
            <text:p>1</text:p>
          </table:table-cell>
          <table:table-cell table:style-name="ce18" office:value-type="string">
            <text:p>143127</text:p>
          </table:table-cell>
          <table:table-cell table:style-name="ce30" office:value-type="string">
            <text:p>22-01-2035</text:p>
          </table:table-cell>
          <table:table-cell table:style-name="ce66" office:value-type="float" office:value="0.192">
            <text:p>0.19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22-01-2035</text:p>
          </table:table-cell>
          <table:table-cell table:style-name="ce95" office:value-type="float" office:value="0.31">
            <text:p>0.310</text:p>
          </table:table-cell>
          <table:table-cell table:style-name="ce100"/>
          <table:table-cell table:style-name="ce85" office:value-type="string">
            <text:p>22-01-2035</text:p>
          </table:table-cell>
          <table:table-cell table:style-name="ce95" office:value-type="float" office:value="0.29">
            <text:p>0.290</text:p>
          </table:table-cell>
          <table:table-cell table:style-name="ce100"/>
          <table:table-cell table:style-name="ce110" office:value-type="string">
            <text:p>296-4940</text:p>
          </table:table-cell>
          <table:table-cell table:style-name="ce110" office:value-type="string">
            <text:p>22-01-2035</text:p>
          </table:table-cell>
          <table:table-cell table:style-name="ce92" office:value-type="float" office:value="0.204">
            <text:p>0.204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X-6471-031</text:p>
          </table:table-cell>
          <table:table-cell table:style-name="ce66" office:value-type="float" office:value="0.0504">
            <text:p>0.050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05]=[.J405];&quot;Farnell&quot;; IF([.AB405]=[.M405]; &quot;Digikey&quot;; IF([.AB405]=[.P405]; &quot;Mouser&quot;; IF([.AB405]=[.T405]; &quot;RS&quot;; IF([.AB405]=[.W405]; &quot;TME&quot;)))))" office:value-type="string" office:string-value="TME">
            <text:p>TME</text:p>
          </table:table-cell>
          <table:table-cell table:style-name="ce150" table:formula="of:=IF([.G405]&lt;&gt;&quot;&quot;;MIN([.J405];[.M405];[.P405];[.T405];[.W405]);&quot;&quot;)" office:value-type="currency" office:currency="EUR" office:value="0.0504">
            <text:p>0.050 €</text:p>
          </table:table-cell>
          <table:table-cell table:style-name="ce143" table:formula="of:=[.G405]" office:value-type="float" office:value="1">
            <text:p>1</text:p>
          </table:table-cell>
          <table:table-cell table:style-name="ce163" table:formula="of:=[.AB405]*[.AC405]" office:value-type="float" office:value="0.0504">
            <text:p>0.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22-01-2025 </text:p>
          </table:table-cell>
          <table:table-cell table:style-name="ce31" office:value-type="string">
            <text:p>2-pin receptacle for X17</text:p>
          </table:table-cell>
          <table:table-cell table:style-name="ce31" office:value-type="string">
            <text:p>AUX temp sensor</text:p>
          </table:table-cell>
          <table:table-cell table:style-name="ce48" office:value-type="string">
            <text:p>Arduino Shield</text:p>
          </table:table-cell>
          <table:table-cell table:style-name="ce52" table:formula="of:=IF([.F406]=&quot;Power board&quot;;[.B406]*2;[.B406])" office:value-type="float" office:value="1">
            <text:p>1</text:p>
          </table:table-cell>
          <table:table-cell table:style-name="ce58" office:value-type="string">
            <text:p>143126</text:p>
          </table:table-cell>
          <table:table-cell table:style-name="ce64" office:value-type="string">
            <text:p>22-01-2025 </text:p>
          </table:table-cell>
          <table:table-cell table:style-name="ce67" office:value-type="float" office:value="0.179">
            <text:p>0.17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WM2613-ND </text:p>
          </table:table-cell>
          <table:table-cell table:style-name="ce96" office:value-type="float" office:value="0.27">
            <text:p>0.270</text:p>
          </table:table-cell>
          <table:table-cell table:style-name="ce101" office:value-type="float" office:value="10">
            <text:p>10</text:p>
          </table:table-cell>
          <table:table-cell table:style-name="ce86" office:value-type="string">
            <text:p>538-22-01-2025 </text:p>
          </table:table-cell>
          <table:table-cell table:style-name="ce96" office:value-type="float" office:value="0.236">
            <text:p>0.236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X-6471-021 </text:p>
          </table:table-cell>
          <table:table-cell table:style-name="ce125" office:value-type="float" office:value="0.048">
            <text:p>0.048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06]=[.J406];&quot;Farnell&quot;; IF([.AB406]=[.M406]; &quot;Digikey&quot;; IF([.AB406]=[.P406]; &quot;Mouser&quot;; IF([.AB406]=[.T406]; &quot;RS&quot;; IF([.AB406]=[.W406]; &quot;TME&quot;)))))" office:value-type="string" office:string-value="TME">
            <text:p>TME</text:p>
          </table:table-cell>
          <table:table-cell table:style-name="ce151" table:formula="of:=IF([.G406]&lt;&gt;&quot;&quot;;MIN([.J406];[.M406];[.P406];[.T406];[.W406]);&quot;&quot;)" office:value-type="currency" office:currency="EUR" office:value="0.048">
            <text:p>0.048 €</text:p>
          </table:table-cell>
          <table:table-cell table:style-name="ce144" table:formula="of:=[.G406]" office:value-type="float" office:value="1">
            <text:p>1</text:p>
          </table:table-cell>
          <table:table-cell table:style-name="ce163" table:formula="of:=[.AB406]*[.AC406]" office:value-type="float" office:value="0.048">
            <text:p>0.048</text:p>
          </table:table-cell>
          <table:table-cell table:number-columns-repeated="994"/>
        </table:table-row>
        <table:table-row table:style-name="ro7">
          <table:table-cell table:style-name="ce5"/>
          <table:table-cell office:value-type="float" office:value="2">
            <text:p>2</text:p>
          </table:table-cell>
          <table:table-cell table:style-name="ce18" office:value-type="string">
            <text:p>NSR-08</text:p>
          </table:table-cell>
          <table:table-cell table:style-name="ce30" office:value-type="string">
            <text:p>Receptacle for X8, X18</text:p>
          </table:table-cell>
          <table:table-cell table:style-name="ce45" office:value-type="string">
            <text:p>Ethernet cable</text:p>
          </table:table-cell>
          <table:table-cell table:style-name="ce30" office:value-type="string">
            <text:p>AUX PS</text:p>
          </table:table-cell>
          <table:table-cell table:style-name="ce51" table:formula="of:=IF([.F407]=&quot;Power board&quot;;[.B407]*2;[.B407])" office:value-type="float" office:value="2">
            <text:p>2</text:p>
          </table:table-cell>
          <table:table-cell table:style-name="ce18" office:value-type="string">
            <text:p>865667</text:p>
          </table:table-cell>
          <table:table-cell table:style-name="ce30" office:value-type="string">
            <text:p>M20-1060800 </text:p>
          </table:table-cell>
          <table:table-cell table:style-name="ce66" office:value-type="float" office:value="0.231">
            <text:p>0.231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952-2234-ND</text:p>
          </table:table-cell>
          <table:table-cell table:style-name="ce95" office:value-type="float" office:value="0.34">
            <text:p>0.34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855-M20-1060800 </text:p>
          </table:table-cell>
          <table:table-cell table:style-name="ce95" office:value-type="float" office:value="0.33">
            <text:p>0.330</text:p>
          </table:table-cell>
          <table:table-cell table:style-name="ce100" office:value-type="float" office:value="1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NSR-08</text:p>
          </table:table-cell>
          <table:table-cell table:style-name="ce66" office:value-type="float" office:value="0.08659">
            <text:p>0.08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07]=[.J407];&quot;Farnell&quot;; IF([.AB407]=[.M407]; &quot;Digikey&quot;; IF([.AB407]=[.P407]; &quot;Mouser&quot;; IF([.AB407]=[.T407]; &quot;RS&quot;; IF([.AB407]=[.W407]; &quot;TME&quot;)))))" office:value-type="string" office:string-value="TME">
            <text:p>TME</text:p>
          </table:table-cell>
          <table:table-cell table:style-name="ce150" table:formula="of:=IF([.G407]&lt;&gt;&quot;&quot;;MIN([.J407];[.M407];[.P407];[.T407];[.W407]);&quot;&quot;)" office:value-type="currency" office:currency="EUR" office:value="0.08659">
            <text:p>0.087 €</text:p>
          </table:table-cell>
          <table:table-cell table:style-name="ce143" table:formula="of:=[.G407]" office:value-type="float" office:value="2">
            <text:p>2</text:p>
          </table:table-cell>
          <table:table-cell table:style-name="ce163" table:formula="of:=[.AB407]*[.AC407]" office:value-type="float" office:value="0.17318">
            <text:p>0.173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NSDR-KEY</text:p>
          </table:table-cell>
          <table:table-cell table:style-name="ce31" office:value-type="string">
            <text:p>Polarising key</text:p>
          </table:table-cell>
          <table:table-cell table:style-name="ce31" office:value-type="string">
            <text:p>Ethernet cable</text:p>
          </table:table-cell>
          <table:table-cell table:style-name="ce48" office:value-type="string">
            <text:p>AUX PS</text:p>
          </table:table-cell>
          <table:table-cell table:style-name="ce52" table:formula="of:=IF([.F408]=&quot;Power board&quot;;[.B408]*2;[.B408])" office:value-type="float" office:value="1">
            <text:p>1</text:p>
          </table:table-cell>
          <table:table-cell table:style-name="ce58" office:value-type="string">
            <text:p>512023</text:p>
          </table:table-cell>
          <table:table-cell table:style-name="ce64" office:value-type="string">
            <text:p>M20-003</text:p>
          </table:table-cell>
          <table:table-cell table:style-name="ce67" table:formula="of:=14.9/100" office:value-type="float" office:value="0.149">
            <text:p>0.149</text:p>
          </table:table-cell>
          <table:table-cell table:style-name="ce74" office:value-type="float" office:value="100">
            <text:p>100</text:p>
          </table:table-cell>
          <table:table-cell table:style-name="ce86" office:value-type="string">
            <text:p>952-2360-ND </text:p>
          </table:table-cell>
          <table:table-cell table:style-name="ce96" office:value-type="float" office:value="0.25">
            <text:p>0.2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855-M20-003</text:p>
          </table:table-cell>
          <table:table-cell table:style-name="ce96" office:value-type="float" office:value="0.245">
            <text:p>0.245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NSDR-KEY</text:p>
          </table:table-cell>
          <table:table-cell table:style-name="ce125" office:value-type="float" office:value="0.035">
            <text:p>0.035</text:p>
          </table:table-cell>
          <table:table-cell table:style-name="ce101" office:value-type="float" office:value="20">
            <text:p>20</text:p>
          </table:table-cell>
          <table:table-cell table:style-name="ce133"/>
          <table:table-cell table:style-name="ce101"/>
          <table:table-cell table:style-name="ce144" table:formula="of:=IF([.AB408]=[.J408];&quot;Farnell&quot;; IF([.AB408]=[.M408]; &quot;Digikey&quot;; IF([.AB408]=[.P408]; &quot;Mouser&quot;; IF([.AB408]=[.T408]; &quot;RS&quot;; IF([.AB408]=[.W408]; &quot;TME&quot;)))))" office:value-type="string" office:string-value="TME">
            <text:p>TME</text:p>
          </table:table-cell>
          <table:table-cell table:style-name="ce151" table:formula="of:=IF([.G408]&lt;&gt;&quot;&quot;;MIN([.J408];[.M408];[.P408];[.T408];[.W408]);&quot;&quot;)" office:value-type="currency" office:currency="EUR" office:value="0.035">
            <text:p>0.035 €</text:p>
          </table:table-cell>
          <table:table-cell table:style-name="ce144" table:formula="of:=[.G408]" office:value-type="float" office:value="1">
            <text:p>1</text:p>
          </table:table-cell>
          <table:table-cell table:style-name="ce163" table:formula="of:=[.AB408]*[.AC408]" office:value-type="float" office:value="0.035">
            <text:p>0.03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39-00-0078</text:p>
          </table:table-cell>
          <table:table-cell table:style-name="ce30" office:value-type="string">
            <text:p>Pins for X1</text:p>
          </table:table-cell>
          <table:table-cell table:style-name="ce45" office:value-type="string">
            <text:p>DC power input</text:p>
          </table:table-cell>
          <table:table-cell table:style-name="ce30" office:value-type="string">
            <text:p>Power board</text:p>
          </table:table-cell>
          <table:table-cell table:style-name="ce51" table:formula="of:=IF([.F409]=&quot;Power board&quot;;[.B409]*2;[.B409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5">
            <text:p>5</text:p>
          </table:table-cell>
          <table:table-cell table:style-name="ce19" office:value-type="string">
            <text:p>39-00-0078</text:p>
          </table:table-cell>
          <table:table-cell table:style-name="ce31" office:value-type="string">
            <text:p>Pins for X3</text:p>
          </table:table-cell>
          <table:table-cell table:style-name="ce31" office:value-type="string">
            <text:p>AC power input</text:p>
          </table:table-cell>
          <table:table-cell table:style-name="ce48" office:value-type="string">
            <text:p>AUX PS</text:p>
          </table:table-cell>
          <table:table-cell table:style-name="ce52" table:formula="of:=IF([.F410]=&quot;Power board&quot;;[.B410]*2;[.B410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09:.G410])" office:value-type="float" office:value="11">
            <text:p>11</text:p>
          </table:table-cell>
          <table:table-cell table:style-name="ce18" office:value-type="string">
            <text:p>9732675</text:p>
          </table:table-cell>
          <table:table-cell table:style-name="ce30" office:value-type="string">
            <text:p>39-00-0078 100pc</text:p>
          </table:table-cell>
          <table:table-cell table:style-name="ce66" office:value-type="float" office:value="13.3">
            <text:p>13.30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39-00-0078</text:p>
          </table:table-cell>
          <table:table-cell table:style-name="ce95" office:value-type="float" office:value="0.144">
            <text:p>0.144</text:p>
          </table:table-cell>
          <table:table-cell table:style-name="ce100"/>
          <table:table-cell table:style-name="ce85" office:value-type="string">
            <text:p>39-00-0078</text:p>
          </table:table-cell>
          <table:table-cell table:style-name="ce95" office:value-type="float" office:value="0.112">
            <text:p>0.112</text:p>
          </table:table-cell>
          <table:table-cell table:style-name="ce100"/>
          <table:table-cell table:style-name="ce110" office:value-type="string">
            <text:p>215-5887</text:p>
          </table:table-cell>
          <table:table-cell table:style-name="ce110" office:value-type="string">
            <text:p>39-00-0078 100pc</text:p>
          </table:table-cell>
          <table:table-cell table:style-name="ce92" office:value-type="float" office:value="14.1">
            <text:p>14.10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MX-5556-T3L</text:p>
          </table:table-cell>
          <table:table-cell table:style-name="ce66" office:value-type="float" office:value="0.0742">
            <text:p>0.074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11]=[.J411];&quot;Farnell&quot;; IF([.AB411]=[.M411]; &quot;Digikey&quot;; IF([.AB411]=[.P411]; &quot;Mouser&quot;; IF([.AB411]=[.T411]; &quot;RS&quot;; IF([.AB411]=[.W411]; &quot;TME&quot;)))))" office:value-type="string" office:string-value="TME">
            <text:p>TME</text:p>
          </table:table-cell>
          <table:table-cell table:style-name="ce150" table:formula="of:=IF([.G411]&lt;&gt;&quot;&quot;;MIN([.J411];[.M411];[.P411];[.T411];[.W411]);&quot;&quot;)" office:value-type="currency" office:currency="EUR" office:value="0.0742">
            <text:p>0.074 €</text:p>
          </table:table-cell>
          <table:table-cell table:style-name="ce143" table:formula="of:=[.G411]" office:value-type="float" office:value="11">
            <text:p>11</text:p>
          </table:table-cell>
          <table:table-cell table:style-name="ce163" table:formula="of:=[.AB411]*[.AC411]" office:value-type="float" office:value="0.8162">
            <text:p>0.816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08-50-0114</text:p>
          </table:table-cell>
          <table:table-cell table:style-name="ce30" office:value-type="string">
            <text:p>Pins for X4</text:p>
          </table:table-cell>
          <table:table-cell table:style-name="ce45" office:value-type="string">
            <text:p>Cooling fan</text:p>
          </table:table-cell>
          <table:table-cell table:style-name="ce30" office:value-type="string">
            <text:p>AUX PS</text:p>
          </table:table-cell>
          <table:table-cell table:style-name="ce51" table:formula="of:=[.B413]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08-50-0114</text:p>
          </table:table-cell>
          <table:table-cell table:style-name="ce31" office:value-type="string">
            <text:p>Pins for X17</text:p>
          </table:table-cell>
          <table:table-cell table:style-name="ce31" office:value-type="string">
            <text:p>MAIN temperature sensor</text:p>
          </table:table-cell>
          <table:table-cell table:style-name="ce48" office:value-type="string">
            <text:p>Arduino board</text:p>
          </table:table-cell>
          <table:table-cell table:style-name="ce52" table:formula="of:=[.B414]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3:.G414])" office:value-type="float" office:value="5">
            <text:p>5</text:p>
          </table:table-cell>
          <table:table-cell table:style-name="ce18" office:value-type="float" office:value="2063734">
            <text:p>2063734</text:p>
          </table:table-cell>
          <table:table-cell table:style-name="ce30" office:value-type="string">
            <text:p>08-50-0114</text:p>
          </table:table-cell>
          <table:table-cell table:style-name="ce66" office:value-type="float" office:value="0.0299">
            <text:p>0.03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08-50-0114</text:p>
          </table:table-cell>
          <table:table-cell table:style-name="ce95" office:value-type="float" office:value="0.17">
            <text:p>0.170</text:p>
          </table:table-cell>
          <table:table-cell table:style-name="ce100"/>
          <table:table-cell table:style-name="ce85" office:value-type="string">
            <text:p>08-50-0114</text:p>
          </table:table-cell>
          <table:table-cell table:style-name="ce95" office:value-type="float" office:value="0.141">
            <text:p>0.141</text:p>
          </table:table-cell>
          <table:table-cell table:style-name="ce100"/>
          <table:table-cell table:style-name="ce110" office:value-type="string">
            <text:p>172-9178</text:p>
          </table:table-cell>
          <table:table-cell table:style-name="ce110" office:value-type="string">
            <text:p>08-50-0114</text:p>
          </table:table-cell>
          <table:table-cell table:style-name="ce92" office:value-type="float" office:value="0.085">
            <text:p>0.085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MX-0850-0114</text:p>
          </table:table-cell>
          <table:table-cell table:style-name="ce66" office:value-type="float" office:value="0.0472">
            <text:p>0.04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15]=[.J415];&quot;Farnell&quot;; IF([.AB415]=[.M415]; &quot;Digikey&quot;; IF([.AB415]=[.P415]; &quot;Mouser&quot;; IF([.AB415]=[.T415]; &quot;RS&quot;; IF([.AB415]=[.W415]; &quot;TME&quot;)))))" office:value-type="string" office:string-value="Farnell">
            <text:p>Farnell</text:p>
          </table:table-cell>
          <table:table-cell table:style-name="ce150" table:formula="of:=IF([.G415]&lt;&gt;&quot;&quot;;MIN([.J415];[.M415];[.P415];[.T415];[.W415]);&quot;&quot;)" office:value-type="currency" office:currency="EUR" office:value="0.0299">
            <text:p>0.030 €</text:p>
          </table:table-cell>
          <table:table-cell table:style-name="ce143" table:formula="of:=[.G415]" office:value-type="float" office:value="5">
            <text:p>5</text:p>
          </table:table-cell>
          <table:table-cell table:style-name="ce163" table:formula="of:=[.AB415]*[.AC415]" office:value-type="float" office:value="0.1495">
            <text:p>0.1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5"/>
          <table:table-cell office:value-type="float" office:value="21">
            <text:p>21</text:p>
          </table:table-cell>
          <table:table-cell table:style-name="ce18" office:value-type="string">
            <text:p>NDR-T</text:p>
          </table:table-cell>
          <table:table-cell table:style-name="ce30" office:value-type="string">
            <text:p>Contact; female; 28÷22AWG; NSR/NDR; tinned</text:p>
          </table:table-cell>
          <table:table-cell table:style-name="ce45" office:value-type="string">
            <text:p>X8, X18</text:p>
          </table:table-cell>
          <table:table-cell table:style-name="ce30" office:value-type="string">
            <text:p>Arduino Shield</text:p>
          </table:table-cell>
          <table:table-cell table:style-name="ce51" table:formula="of:=[.B417]" office:value-type="float" office:value="21">
            <text:p>21</text:p>
          </table:table-cell>
          <table:table-cell table:style-name="ce18" office:value-type="string">
            <text:p>1022219</text:p>
          </table:table-cell>
          <table:table-cell table:style-name="ce30" office:value-type="string">
            <text:p>M20-1180042</text:p>
          </table:table-cell>
          <table:table-cell table:style-name="ce66" table:formula="of:=6.43/100" office:value-type="float" office:value="0.0643">
            <text:p>0.064</text:p>
          </table:table-cell>
          <table:table-cell table:style-name="ce73" office:value-type="float" office:value="100">
            <text:p>100</text:p>
          </table:table-cell>
          <table:table-cell table:style-name="ce85" office:value-type="string">
            <text:p>952-2158-ND</text:p>
          </table:table-cell>
          <table:table-cell table:style-name="ce95" office:value-type="float" office:value="0.13">
            <text:p>0.130</text:p>
          </table:table-cell>
          <table:table-cell table:style-name="ce100"/>
          <table:table-cell table:style-name="ce85" office:value-type="string">
            <text:p>855-M20-1180042</text:p>
          </table:table-cell>
          <table:table-cell table:style-name="ce95" office:value-type="float" office:value="0.127">
            <text:p>0.127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81-2887</text:p>
          </table:table-cell>
          <table:table-cell table:style-name="ce110" office:value-type="string">
            <text:p>122-4777</text:p>
          </table:table-cell>
          <table:table-cell table:style-name="ce92" office:value-type="float" office:value="0.041">
            <text:p>0.041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NDR-T</text:p>
          </table:table-cell>
          <table:table-cell table:style-name="ce66" office:value-type="float" office:value="0.02696">
            <text:p>0.027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17]=[.J417];&quot;Farnell&quot;; IF([.AB417]=[.M417]; &quot;Digikey&quot;; IF([.AB417]=[.P417]; &quot;Mouser&quot;; IF([.AB417]=[.T417]; &quot;RS&quot;; IF([.AB417]=[.W417]; &quot;TME&quot;)))))" office:value-type="string" office:string-value="TME">
            <text:p>TME</text:p>
          </table:table-cell>
          <table:table-cell table:style-name="ce150" table:formula="of:=IF([.G417]&lt;&gt;&quot;&quot;;MIN([.J417];[.M417];[.P417];[.T417];[.W417]);&quot;&quot;)" office:value-type="currency" office:currency="EUR" office:value="0.02696">
            <text:p>0.027 €</text:p>
          </table:table-cell>
          <table:table-cell table:style-name="ce143" table:formula="of:=[.G417]" office:value-type="float" office:value="21">
            <text:p>21</text:p>
          </table:table-cell>
          <table:table-cell table:style-name="ce163" table:formula="of:=[.AB417]*[.AC417]" office:value-type="float" office:value="0.56616">
            <text:p>0.566</text:p>
          </table:table-cell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 91103</text:p>
          </table:table-cell>
          <table:table-cell table:style-name="ce31" office:value-type="string">
            <text:p>Ring terminal; M3; 0.5÷1 mm2</text:p>
          </table:table-cell>
          <table:table-cell table:style-name="ce31" office:value-type="string">
            <text:p>Chassis Earth </text:p>
          </table:table-cell>
          <table:table-cell table:style-name="ce48" office:value-type="string">
            <text:p>Enclosure</text:p>
          </table:table-cell>
          <table:table-cell table:style-name="ce52" table:formula="of:=IF([.F418]=&quot;Power board&quot;;[.B418]*2;[.B418])" office:value-type="float" office:value="1">
            <text:p>1</text:p>
          </table:table-cell>
          <table:table-cell table:style-name="ce58" office:value-type="string">
            <text:p>7356528</text:p>
          </table:table-cell>
          <table:table-cell table:style-name="ce64" office:value-type="string">
            <text:p>LRB-1.0T-M3 </text:p>
          </table:table-cell>
          <table:table-cell table:style-name="ce67" office:value-type="float" office:value="0.102">
            <text:p>0.102</text:p>
          </table:table-cell>
          <table:table-cell table:style-name="ce74" office:value-type="float" office:value="100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M 91103</text:p>
          </table:table-cell>
          <table:table-cell table:style-name="ce125" office:value-type="float" office:value="0.048">
            <text:p>0.048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18]=[.J418];&quot;Farnell&quot;; IF([.AB418]=[.M418]; &quot;Digikey&quot;; IF([.AB418]=[.P418]; &quot;Mouser&quot;; IF([.AB418]=[.T418]; &quot;RS&quot;; IF([.AB418]=[.W418]; &quot;TME&quot;)))))" office:value-type="string" office:string-value="TME">
            <text:p>TME</text:p>
          </table:table-cell>
          <table:table-cell table:style-name="ce151" table:formula="of:=IF([.G418]&lt;&gt;&quot;&quot;;MIN([.J418];[.M418];[.P418];[.T418];[.W418]);&quot;&quot;)" office:value-type="currency" office:currency="EUR" office:value="0.048">
            <text:p>0.048 €</text:p>
          </table:table-cell>
          <table:table-cell table:style-name="ce144" office:value-type="float" office:value="1">
            <text:p>1</text:p>
          </table:table-cell>
          <table:table-cell table:style-name="ce163" table:formula="of:=[.AB418]*[.AC418]" office:value-type="float" office:value="0.048">
            <text:p>0.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4">
            <text:p>4</text:p>
          </table:table-cell>
          <table:table-cell table:style-name="ce18" office:value-type="string">
            <text:p>BM01148</text:p>
          </table:table-cell>
          <table:table-cell table:style-name="ce30" office:value-type="string">
            <text:p><text:span text:style-name="T6">Female quick disconnect</text:span></text:p>
          </table:table-cell>
          <table:table-cell table:style-name="ce45" office:value-type="string">
            <text:p>AC switch patch cables</text:p>
          </table:table-cell>
          <table:table-cell table:style-name="ce30" office:value-type="string">
            <text:p>Enclosure</text:p>
          </table:table-cell>
          <table:table-cell table:style-name="ce51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01148</text:p>
          </table:table-cell>
          <table:table-cell table:style-name="ce31" office:value-type="string">
            <text:p><text:span text:style-name="T6">Female quick disconnect</text:span></text:p>
          </table:table-cell>
          <table:table-cell table:style-name="ce31" office:value-type="string">
            <text:p><text:span text:style-name="T6">AC inlet Earth (Side B)</text:span></text:p>
          </table:table-cell>
          <table:table-cell table:style-name="ce48" office:value-type="string">
            <text:p>Enclosure</text:p>
          </table:table-cell>
          <table:table-cell table:style-name="ce52" table:formula="of:=IF([.F420]=&quot;Power board&quot;;[.B420]*2;[.B420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2">
            <text:p>2</text:p>
          </table:table-cell>
          <table:table-cell table:style-name="ce18" office:value-type="string">
            <text:p>BM01148</text:p>
          </table:table-cell>
          <table:table-cell table:style-name="ce30" office:value-type="string">
            <text:p><text:span text:style-name="T6">Female quick disconnect</text:span></text:p>
          </table:table-cell>
          <table:table-cell table:style-name="ce45" office:value-type="string">
            <text:p><text:span text:style-name="T6">Lower AC/DC module power input (Side B)</text:span></text:p>
          </table:table-cell>
          <table:table-cell table:style-name="ce30" office:value-type="string">
            <text:p>Enclosure</text:p>
          </table:table-cell>
          <table:table-cell table:style-name="ce51" table:formula="of:=IF([.F421]=&quot;Power board&quot;;[.B421]*2;[.B42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01148</text:p>
          </table:table-cell>
          <table:table-cell table:style-name="ce31" office:value-type="string">
            <text:p><text:span text:style-name="T6">Female quick disconnect</text:span></text:p>
          </table:table-cell>
          <table:table-cell table:style-name="ce31" office:value-type="string">
            <text:p>Cable set #1</text:p>
          </table:table-cell>
          <table:table-cell table:style-name="ce48" office:value-type="string">
            <text:p>Arduino board</text:p>
          </table:table-cell>
          <table:table-cell table:style-name="ce52" table:formula="of:=IF([.F422]=&quot;Power board&quot;;[.B422]*2;[.B422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9:.G422])" office:value-type="float" office:value="6">
            <text:p>6</text:p>
          </table:table-cell>
          <table:table-cell table:style-name="ce18" office:value-type="string">
            <text:p>3625424</text:p>
          </table:table-cell>
          <table:table-cell table:style-name="ce30" office:value-type="string">
            <text:p>STO-1.0T-187N-8</text:p>
          </table:table-cell>
          <table:table-cell table:style-name="ce66" office:value-type="float" office:value="0.057">
            <text:p>0.057</text:p>
          </table:table-cell>
          <table:table-cell table:style-name="ce73" office:value-type="float" office:value="100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M01148</text:p>
          </table:table-cell>
          <table:table-cell table:style-name="ce66" office:value-type="float" office:value="0.0469">
            <text:p>0.04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23]=[.J423];&quot;Farnell&quot;; IF([.AB423]=[.M423]; &quot;Digikey&quot;; IF([.AB423]=[.P423]; &quot;Mouser&quot;; IF([.AB423]=[.T423]; &quot;RS&quot;; IF([.AB423]=[.W423]; &quot;TME&quot;)))))" office:value-type="string" office:string-value="TME">
            <text:p>TME</text:p>
          </table:table-cell>
          <table:table-cell table:style-name="ce150" table:formula="of:=IF([.G423]&lt;&gt;&quot;&quot;;MIN([.J423];[.M423];[.P423];[.T423];[.W423]);&quot;&quot;)" office:value-type="currency" office:currency="EUR" office:value="0.0469">
            <text:p>0.047 €</text:p>
          </table:table-cell>
          <table:table-cell table:style-name="ce143" table:formula="of:=[.G423]" office:value-type="float" office:value="6">
            <text:p>6</text:p>
          </table:table-cell>
          <table:table-cell table:style-name="ce163" table:formula="of:=[.AB423]*[.AC423]" office:value-type="float" office:value="0.2814">
            <text:p>0.28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H0.75/14D/GY</text:p>
          </table:table-cell>
          <table:table-cell table:style-name="ce31" office:value-type="string">
            <text:p>Bootlace ferrule; insulated, 0.75mm2</text:p>
          </table:table-cell>
          <table:table-cell table:style-name="ce31" office:value-type="string">
            <text:p>Cable set #1</text:p>
          </table:table-cell>
          <table:table-cell table:style-name="ce48" office:value-type="string">
            <text:p>Enclosure</text:p>
          </table:table-cell>
          <table:table-cell table:style-name="ce52" table:formula="of:=IF([.F424]=&quot;Power board&quot;;[.B424]*2;[.B42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>
            <text:p>4</text:p>
          </table:table-cell>
          <table:table-cell table:style-name="ce18" office:value-type="string">
            <text:p>H0.75/14D/GY</text:p>
          </table:table-cell>
          <table:table-cell table:style-name="ce30" office:value-type="string">
            <text:p>Bootlace ferrule; insulated, 0.75mm2</text:p>
          </table:table-cell>
          <table:table-cell table:style-name="ce45" office:value-type="string">
            <text:p>Cable set #2</text:p>
          </table:table-cell>
          <table:table-cell table:style-name="ce30" office:value-type="string">
            <text:p>Enclosure</text:p>
          </table:table-cell>
          <table:table-cell table:style-name="ce51" table:formula="of:=IF([.F425]=&quot;Power board&quot;;[.B425]*2;[.B425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4:.G425])" office:value-type="float" office:value="6">
            <text:p>6</text:p>
          </table:table-cell>
          <table:table-cell table:style-name="ce58" office:value-type="string">
            <text:p>841195</text:p>
          </table:table-cell>
          <table:table-cell table:style-name="ce64" office:value-type="string">
            <text:p>H0,75/14.</text:p>
          </table:table-cell>
          <table:table-cell table:style-name="ce67" table:formula="of:=13.49/[.K426]" office:value-type="float" office:value="0.1349">
            <text:p>0.135</text:p>
          </table:table-cell>
          <table:table-cell table:style-name="ce74" office:value-type="float" office:value="100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H0.75/14D/GY</text:p>
          </table:table-cell>
          <table:table-cell table:style-name="ce125" office:value-type="float" office:value="0.02337">
            <text:p>0.023</text:p>
          </table:table-cell>
          <table:table-cell table:style-name="ce101" office:value-type="float" office:value="20">
            <text:p>20</text:p>
          </table:table-cell>
          <table:table-cell table:style-name="ce133"/>
          <table:table-cell table:style-name="ce101"/>
          <table:table-cell table:style-name="ce144" table:formula="of:=IF([.AB426]=[.J426];&quot;Farnell&quot;; IF([.AB426]=[.M426]; &quot;Digikey&quot;; IF([.AB426]=[.P426]; &quot;Mouser&quot;; IF([.AB426]=[.T426]; &quot;RS&quot;; IF([.AB426]=[.W426]; &quot;TME&quot;)))))" office:value-type="string" office:string-value="TME">
            <text:p>TME</text:p>
          </table:table-cell>
          <table:table-cell table:style-name="ce151" table:formula="of:=IF([.G424]&lt;&gt;&quot;&quot;;MIN([.J426];[.M426];[.P426];[.T426];[.W426]);&quot;&quot;)" office:value-type="currency" office:currency="EUR" office:value="0.02337">
            <text:p>0.023 €</text:p>
          </table:table-cell>
          <table:table-cell table:style-name="ce144" table:formula="of:=[.G426]" office:value-type="float" office:value="6">
            <text:p>6</text:p>
          </table:table-cell>
          <table:table-cell table:style-name="ce163" table:formula="of:=[.AB426]*[.AC426]" office:value-type="float" office:value="0.14022">
            <text:p>0.14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H0.75/15D2/GY</text:p>
          </table:table-cell>
          <table:table-cell table:style-name="ce31" office:value-type="string">
            <text:p>Bootlace ferrule, twin entry; insulated, 0.75mm2</text:p>
          </table:table-cell>
          <table:table-cell table:style-name="ce31" office:value-type="string">
            <text:p>Cable set #1</text:p>
          </table:table-cell>
          <table:table-cell table:style-name="ce48" office:value-type="string">
            <text:p>Enclosure</text:p>
          </table:table-cell>
          <table:table-cell table:style-name="ce52" table:formula="of:=IF([.F428]=&quot;Power board&quot;;[.B428]*2;[.B42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H0.75/15D2/GY</text:p>
          </table:table-cell>
          <table:table-cell table:style-name="ce30" office:value-type="string">
            <text:p>Bootlace ferrule, twin entry; insulated, 0.75mm2</text:p>
          </table:table-cell>
          <table:table-cell table:style-name="ce45" office:value-type="string">
            <text:p>Cable set #2</text:p>
          </table:table-cell>
          <table:table-cell table:style-name="ce30" office:value-type="string">
            <text:p>Enclosure</text:p>
          </table:table-cell>
          <table:table-cell table:style-name="ce51" table:formula="of:=IF([.F429]=&quot;Power board&quot;;[.B429]*2;[.B429])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8:.G429])" office:value-type="float" office:value="5">
            <text:p>5</text:p>
          </table:table-cell>
          <table:table-cell table:style-name="ce58" office:value-type="string">
            <text:p>1121751</text:p>
          </table:table-cell>
          <table:table-cell table:style-name="ce64" office:value-type="string">
            <text:p>9037410000</text:p>
          </table:table-cell>
          <table:table-cell table:style-name="ce67" table:formula="of:=11.97/[.K430]" office:value-type="float" office:value="0.1197">
            <text:p>0.120</text:p>
          </table:table-cell>
          <table:table-cell table:style-name="ce74" office:value-type="float" office:value="100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H0.75/15D2/GY</text:p>
          </table:table-cell>
          <table:table-cell table:style-name="ce125" office:value-type="float" office:value="0.03609">
            <text:p>0.036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30]=[.J430];&quot;Farnell&quot;; IF([.AB430]=[.M430]; &quot;Digikey&quot;; IF([.AB430]=[.P430]; &quot;Mouser&quot;; IF([.AB430]=[.T430]; &quot;RS&quot;; IF([.AB430]=[.W430]; &quot;TME&quot;)))))" office:value-type="string" office:string-value="TME">
            <text:p>TME</text:p>
          </table:table-cell>
          <table:table-cell table:style-name="ce151" table:formula="of:=IF([.G430]&lt;&gt;&quot;&quot;;MIN([.J430];[.M430];[.P430];[.T430];[.W430]);&quot;&quot;)" office:value-type="currency" office:currency="EUR" office:value="0.03609">
            <text:p>0.036 €</text:p>
          </table:table-cell>
          <table:table-cell table:style-name="ce144" table:formula="of:=[.G430]" office:value-type="float" office:value="5">
            <text:p>5</text:p>
          </table:table-cell>
          <table:table-cell table:style-name="ce163" table:formula="of:=[.AB430]*[.AC430]" office:value-type="float" office:value="0.18045">
            <text:p>0.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Cat5E cable, stranded wire</text:p>
          </table:table-cell>
          <table:table-cell table:style-name="ce31"/>
          <table:table-cell table:style-name="ce31" office:value-type="string">
            <text:p>Ethernet cable</text:p>
          </table:table-cell>
          <table:table-cell table:style-name="ce48" office:value-type="string">
            <text:p>Arduino Shield</text:p>
          </table:table-cell>
          <table:table-cell table:style-name="ce52" table:formula="of:=IF([.F432]=&quot;Power board&quot;;[.B432]*2;[.B432])" office:value-type="float" office:value="1">
            <text:p>1</text:p>
          </table:table-cell>
          <table:table-cell table:style-name="ce58" office:value-type="string">
            <text:p>1734894</text:p>
          </table:table-cell>
          <table:table-cell table:style-name="ce64" office:value-type="string">
            <text:p>PS11029</text:p>
          </table:table-cell>
          <table:table-cell table:style-name="ce67" office:value-type="float" office:value="1.12">
            <text:p>1.120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CA00600.00C01</text:p>
          </table:table-cell>
          <table:table-cell table:style-name="ce125" office:value-type="float" office:value="6.8">
            <text:p>6.80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432]=[.J432];&quot;Farnell&quot;; IF([.AB432]=[.M432]; &quot;Digikey&quot;; IF([.AB432]=[.P432]; &quot;Mouser&quot;; IF([.AB432]=[.T432]; &quot;RS&quot;; IF([.AB432]=[.W432]; &quot;TME&quot;)))))" office:value-type="string" office:string-value="Farnell">
            <text:p>Farnell</text:p>
          </table:table-cell>
          <table:table-cell table:style-name="ce151" table:formula="of:=IF([.G432]&lt;&gt;&quot;&quot;;MIN([.J432];[.M432];[.P432];[.T432];[.W432]);&quot;&quot;)" office:value-type="currency" office:currency="EUR" office:value="1.12">
            <text:p>1.120 €</text:p>
          </table:table-cell>
          <table:table-cell table:style-name="ce144" table:formula="of:=[.G432]" office:value-type="float" office:value="1">
            <text:p>1</text:p>
          </table:table-cell>
          <table:table-cell table:style-name="ce163" table:formula="of:=[.AB432]*[.AC432]" office:value-type="float" office:value="1.12">
            <text:p>1.1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>
            <text:p>0.045</text:p>
          </table:table-cell>
          <table:table-cell table:style-name="ce18" office:value-type="string">
            <text:p>LGY0.75/25-BR</text:p>
          </table:table-cell>
          <table:table-cell table:style-name="ce30" office:value-type="string">
            <text:p>Insulated wire, stranded, <text:span text:style-name="T3">brown</text:span>, 0.75 mm2</text:p>
          </table:table-cell>
          <table:table-cell table:style-name="ce45" office:value-type="string">
            <text:p>AC switch patch cables</text:p>
          </table:table-cell>
          <table:table-cell table:style-name="ce30" office:value-type="string">
            <text:p>Enclosure</text:p>
          </table:table-cell>
          <table:table-cell table:style-name="ce51" table:formula="of:=IF([.F433]=&quot;Power board&quot;;[.B433]*2;[.B433])" office:value-type="float" office:value="0.045">
            <text:p>0.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>
            <text:p>0.2</text:p>
          </table:table-cell>
          <table:table-cell table:style-name="ce19" office:value-type="string">
            <text:p>LGY0.75/25-BR</text:p>
          </table:table-cell>
          <table:table-cell table:style-name="ce31" office:value-type="string">
            <text:p>Insulated wire, stranded, <text:span text:style-name="T3">brown</text:span>, 0.75 mm2</text:p>
          </table:table-cell>
          <table:table-cell table:style-name="ce31" office:value-type="string">
            <text:p>Lower AC/DC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34]=&quot;Power board&quot;;[.B434]*2;[.B434])" office:value-type="float" office:value="0.2">
            <text:p>0.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>
            <text:p>0.07</text:p>
          </table:table-cell>
          <table:table-cell table:style-name="ce18" office:value-type="string">
            <text:p>LGY0.75/25-BR</text:p>
          </table:table-cell>
          <table:table-cell table:style-name="ce30" office:value-type="string">
            <text:p>Insulated wire, stranded, <text:span text:style-name="T3">brown</text:span>, 0.75 mm2</text:p>
          </table:table-cell>
          <table:table-cell table:style-name="ce45" office:value-type="string">
            <text:p>Upper AC/DC module power input</text:p>
          </table:table-cell>
          <table:table-cell table:style-name="ce30" office:value-type="string">
            <text:p>Enclosure</text:p>
          </table:table-cell>
          <table:table-cell table:style-name="ce51" table:formula="of:=IF([.F435]=&quot;Power board&quot;;[.B435]*2;[.B435])" office:value-type="float" office:value="0.07">
            <text:p>0.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>
            <text:p>0.11</text:p>
          </table:table-cell>
          <table:table-cell table:style-name="ce19" office:value-type="string">
            <text:p>LGY0.75/25-BR</text:p>
          </table:table-cell>
          <table:table-cell table:style-name="ce31" office:value-type="string">
            <text:p>Insulated wire, stranded, <text:span text:style-name="T3">brown</text:span>, 0.75 mm2</text:p>
          </table:table-cell>
          <table:table-cell table:style-name="ce31" office:value-type="string">
            <text:p>AUX PS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36]=&quot;Power board&quot;;[.B436]*2;[.B436])" office:value-type="float" office:value="0.11">
            <text:p>0.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33:.G436])" office:value-type="float" office:value="0.425">
            <text:p>0.425</text:p>
          </table:table-cell>
          <table:table-cell table:style-name="ce18" office:value-type="string">
            <text:p>2528103</text:p>
          </table:table-cell>
          <table:table-cell table:style-name="ce30" office:value-type="string">
            <text:p>PP001205</text:p>
          </table:table-cell>
          <table:table-cell table:style-name="ce66" office:value-type="float" office:value="0.239">
            <text:p>0.239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BR</text:p>
          </table:table-cell>
          <table:table-cell table:style-name="ce66" office:value-type="float" office:value="0.34">
            <text:p>0.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37]=[.J437];&quot;Farnell&quot;; IF([.AB437]=[.M437]; &quot;Digikey&quot;; IF([.AB437]=[.P437]; &quot;Mouser&quot;; IF([.AB437]=[.T437]; &quot;RS&quot;; IF([.AB437]=[.W437]; &quot;TME&quot;)))))" office:value-type="string" office:string-value="Farnell">
            <text:p>Farnell</text:p>
          </table:table-cell>
          <table:table-cell table:style-name="ce150" table:formula="of:=IF([.G437]&lt;&gt;&quot;&quot;;MIN([.J437];[.M437];[.P437];[.T437];[.W437]);&quot;&quot;)" office:value-type="currency" office:currency="EUR" office:value="0.239">
            <text:p>0.239 €</text:p>
          </table:table-cell>
          <table:table-cell table:style-name="ce143" office:value-type="float" office:value="1">
            <text:p>1</text:p>
          </table:table-cell>
          <table:table-cell table:style-name="ce163" table:formula="of:=[.AB437]*[.AC437]" office:value-type="float" office:value="0.239">
            <text:p>0.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>
            <text:p>0.045</text:p>
          </table:table-cell>
          <table:table-cell table:style-name="ce18" office:value-type="string">
            <text:p>LGY0.75/25-BL</text:p>
          </table:table-cell>
          <table:table-cell table:style-name="ce30" office:value-type="string">
            <text:p>Insulated wire, stranded, <text:span text:style-name="T3">blue</text:span>, 0.75 mm2</text:p>
          </table:table-cell>
          <table:table-cell table:style-name="ce45" office:value-type="string">
            <text:p>AC switch patch cables</text:p>
          </table:table-cell>
          <table:table-cell table:style-name="ce30" office:value-type="string">
            <text:p>Enclosure</text:p>
          </table:table-cell>
          <table:table-cell table:style-name="ce51" table:formula="of:=IF([.F439]=&quot;Power board&quot;;[.B439]*2;[.B439])" office:value-type="float" office:value="0.045">
            <text:p>0.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>
            <text:p>0.2</text:p>
          </table:table-cell>
          <table:table-cell table:style-name="ce19" office:value-type="string">
            <text:p>LGY0.75/25-BL</text:p>
          </table:table-cell>
          <table:table-cell table:style-name="ce31" office:value-type="string">
            <text:p>Insulated wire, stranded, <text:span text:style-name="T3">blue</text:span>, 0.75 mm2</text:p>
          </table:table-cell>
          <table:table-cell table:style-name="ce31" office:value-type="string">
            <text:p>Lower AC/DC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40]=&quot;Power board&quot;;[.B440]*2;[.B440])" office:value-type="float" office:value="0.2">
            <text:p>0.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>
            <text:p>0.07</text:p>
          </table:table-cell>
          <table:table-cell table:style-name="ce18" office:value-type="string">
            <text:p>LGY0.75/25-BL</text:p>
          </table:table-cell>
          <table:table-cell table:style-name="ce30" office:value-type="string">
            <text:p>Insulated wire, stranded, <text:span text:style-name="T3">blue</text:span>, 0.75 mm2</text:p>
          </table:table-cell>
          <table:table-cell table:style-name="ce45" office:value-type="string">
            <text:p>Upper AC/DC module power input</text:p>
          </table:table-cell>
          <table:table-cell table:style-name="ce30" office:value-type="string">
            <text:p>Enclosure</text:p>
          </table:table-cell>
          <table:table-cell table:style-name="ce51" table:formula="of:=IF([.F441]=&quot;Power board&quot;;[.B441]*2;[.B441])" office:value-type="float" office:value="0.07">
            <text:p>0.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>
            <text:p>0.11</text:p>
          </table:table-cell>
          <table:table-cell table:style-name="ce19" office:value-type="string">
            <text:p>LGY0.75/25-BL</text:p>
          </table:table-cell>
          <table:table-cell table:style-name="ce31" office:value-type="string">
            <text:p>Insulated wire, stranded, <text:span text:style-name="T3">blue</text:span>, 0.75 mm2</text:p>
          </table:table-cell>
          <table:table-cell table:style-name="ce31" office:value-type="string">
            <text:p>AUX PS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42]=&quot;Power board&quot;;[.B442]*2;[.B442])" office:value-type="float" office:value="0.11">
            <text:p>0.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39:.G442])" office:value-type="float" office:value="0.425">
            <text:p>0.425</text:p>
          </table:table-cell>
          <table:table-cell table:style-name="ce18" office:value-type="string">
            <text:p>2528092</text:p>
          </table:table-cell>
          <table:table-cell table:style-name="ce30" office:value-type="string">
            <text:p>PP001196</text:p>
          </table:table-cell>
          <table:table-cell table:style-name="ce66" office:value-type="float" office:value="0.239">
            <text:p>0.239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BL</text:p>
          </table:table-cell>
          <table:table-cell table:style-name="ce66" office:value-type="float" office:value="0.34">
            <text:p>0.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43]=[.J443];&quot;Farnell&quot;; IF([.AB443]=[.M443]; &quot;Digikey&quot;; IF([.AB443]=[.P443]; &quot;Mouser&quot;; IF([.AB443]=[.T443]; &quot;RS&quot;; IF([.AB443]=[.W443]; &quot;TME&quot;)))))" office:value-type="string" office:string-value="Farnell">
            <text:p>Farnell</text:p>
          </table:table-cell>
          <table:table-cell table:style-name="ce150" table:formula="of:=IF([.G443]&lt;&gt;&quot;&quot;;MIN([.J443];[.M443];[.P443];[.T443];[.W443]);&quot;&quot;)" office:value-type="currency" office:currency="EUR" office:value="0.239">
            <text:p>0.239 €</text:p>
          </table:table-cell>
          <table:table-cell table:style-name="ce143" office:value-type="float" office:value="1">
            <text:p>1</text:p>
          </table:table-cell>
          <table:table-cell table:style-name="ce163" table:formula="of:=[.AB443]*[.AC443]" office:value-type="float" office:value="0.239">
            <text:p>0.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>
            <text:p>0.42</text:p>
          </table:table-cell>
          <table:table-cell table:style-name="ce18" office:value-type="string">
            <text:p>LGY0.75/25-RD</text:p>
          </table:table-cell>
          <table:table-cell table:style-name="ce30" office:value-type="string">
            <text:p>Insulated wire, stranded, <text:span text:style-name="T3">red</text:span>, 0.75 mm2</text:p>
          </table:table-cell>
          <table:table-cell table:style-name="ce45" office:value-type="string">
            <text:p>Cable set #1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45]=&quot;Power board&quot;;[.B445]*2;[.B445])" office:value-type="float" office:value="0.42">
            <text:p>0.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>
            <text:p>0.33</text:p>
          </table:table-cell>
          <table:table-cell table:style-name="ce19" office:value-type="string">
            <text:p>LGY0.75/25-RD</text:p>
          </table:table-cell>
          <table:table-cell table:style-name="ce31" office:value-type="string">
            <text:p>Insulated wire, stranded, <text:span text:style-name="T3">red</text:span>, 0.75 mm2</text:p>
          </table:table-cell>
          <table:table-cell table:style-name="ce31" office:value-type="string">
            <text:p>Cable set #2, Power board X1 cable</text:p>
          </table:table-cell>
          <table:table-cell table:style-name="ce48" office:value-type="string">
            <text:p>Enclosure</text:p>
          </table:table-cell>
          <table:table-cell table:style-name="ce52" table:formula="of:=IF([.F446]=&quot;Power board&quot;;[.B446]*2;[.B446])" office:value-type="float" office:value="0.33">
            <text:p>0.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5:.G446])" office:value-type="float" office:value="0.75">
            <text:p>0.75</text:p>
          </table:table-cell>
          <table:table-cell table:style-name="ce18" office:value-type="string">
            <text:p>2528175</text:p>
          </table:table-cell>
          <table:table-cell table:style-name="ce30" office:value-type="string">
            <text:p>PP001270</text:p>
          </table:table-cell>
          <table:table-cell table:style-name="ce66" office:value-type="float" office:value="0.481">
            <text:p>0.481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RD</text:p>
          </table:table-cell>
          <table:table-cell table:style-name="ce66" office:value-type="float" office:value="0.34">
            <text:p>0.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47]=[.J447];&quot;Farnell&quot;; IF([.AB447]=[.M447]; &quot;Digikey&quot;; IF([.AB447]=[.P447]; &quot;Mouser&quot;; IF([.AB447]=[.T447]; &quot;RS&quot;; IF([.AB447]=[.W447]; &quot;TME&quot;)))))" office:value-type="string" office:string-value="TME">
            <text:p>TME</text:p>
          </table:table-cell>
          <table:table-cell table:style-name="ce150" table:formula="of:=IF([.G447]&lt;&gt;&quot;&quot;;MIN([.J447];[.M447];[.P447];[.T447];[.W447]);&quot;&quot;)" office:value-type="currency" office:currency="EUR" office:value="0.34">
            <text:p>0.340 €</text:p>
          </table:table-cell>
          <table:table-cell table:style-name="ce143" table:formula="of:=[.G447]" office:value-type="float" office:value="0.75">
            <text:p>1</text:p>
          </table:table-cell>
          <table:table-cell table:style-name="ce163" table:formula="of:=[.AB447]*[.AC447]" office:value-type="float" office:value="0.255">
            <text:p>0.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>
            <text:p>0.42</text:p>
          </table:table-cell>
          <table:table-cell table:style-name="ce18" office:value-type="string">
            <text:p>LGY0.75/25-BK</text:p>
          </table:table-cell>
          <table:table-cell table:style-name="ce30" office:value-type="string">
            <text:p>Insulated wire, stranded, <text:span text:style-name="T3">black</text:span>, 0.75 mm2</text:p>
          </table:table-cell>
          <table:table-cell table:style-name="ce45" office:value-type="string">
            <text:p>Cable set #1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49]=&quot;Power board&quot;;[.B449]*2;[.B449])" office:value-type="float" office:value="0.42">
            <text:p>0.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>
            <text:p>0.33</text:p>
          </table:table-cell>
          <table:table-cell table:style-name="ce19" office:value-type="string">
            <text:p>LGY0.75/25-BK</text:p>
          </table:table-cell>
          <table:table-cell table:style-name="ce31" office:value-type="string">
            <text:p>Insulated wire, stranded, <text:span text:style-name="T3">black</text:span>, 0.75 mm2</text:p>
          </table:table-cell>
          <table:table-cell table:style-name="ce31" office:value-type="string">
            <text:p>Cable set #2, Power board X1 cable</text:p>
          </table:table-cell>
          <table:table-cell table:style-name="ce48" office:value-type="string">
            <text:p>Enclosure</text:p>
          </table:table-cell>
          <table:table-cell table:style-name="ce52" table:formula="of:=IF([.F450]=&quot;Power board&quot;;[.B450]*2;[.B450])" office:value-type="float" office:value="0.33">
            <text:p>0.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9:.G450])" office:value-type="float" office:value="0.75">
            <text:p>0.75</text:p>
          </table:table-cell>
          <table:table-cell table:style-name="ce18" office:value-type="string">
            <text:p>2528082</text:p>
          </table:table-cell>
          <table:table-cell table:style-name="ce30" office:value-type="string">
            <text:p>PP001186</text:p>
          </table:table-cell>
          <table:table-cell table:style-name="ce66" office:value-type="float" office:value="0.481">
            <text:p>0.481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BK</text:p>
          </table:table-cell>
          <table:table-cell table:style-name="ce66" office:value-type="float" office:value="0.34">
            <text:p>0.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51]=[.J451];&quot;Farnell&quot;; IF([.AB451]=[.M451]; &quot;Digikey&quot;; IF([.AB451]=[.P451]; &quot;Mouser&quot;; IF([.AB451]=[.T451]; &quot;RS&quot;; IF([.AB451]=[.W451]; &quot;TME&quot;)))))" office:value-type="string" office:string-value="TME">
            <text:p>TME</text:p>
          </table:table-cell>
          <table:table-cell table:style-name="ce150" table:formula="of:=IF([.G451]&lt;&gt;&quot;&quot;;MIN([.J451];[.M451];[.P451];[.T451];[.W451]);&quot;&quot;)" office:value-type="currency" office:currency="EUR" office:value="0.34">
            <text:p>0.340 €</text:p>
          </table:table-cell>
          <table:table-cell table:style-name="ce143" table:formula="of:=[.G451]" office:value-type="float" office:value="0.75">
            <text:p>1</text:p>
          </table:table-cell>
          <table:table-cell table:style-name="ce163" table:formula="of:=[.AB451]*[.AC451]" office:value-type="float" office:value="0.255">
            <text:p>0.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>
            <text:p>0.42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en-yellow</text:span>, 0.75 mm2</text:p>
          </table:table-cell>
          <table:table-cell table:style-name="ce45" office:value-type="string">
            <text:p>Cable set #1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53]=&quot;Power board&quot;;[.B453]*2;[.B453])" office:value-type="float" office:value="0.42">
            <text:p>0.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07">
            <text:p>0.07</text:p>
          </table:table-cell>
          <table:table-cell table:style-name="ce19" office:value-type="string">
            <text:p>LGY0.75/25-YL/GR</text:p>
          </table:table-cell>
          <table:table-cell table:style-name="ce31" office:value-type="string">
            <text:p>Insulated wire, stranded, <text:span text:style-name="T3">green-yellow</text:span>, 0.75 mm2</text:p>
          </table:table-cell>
          <table:table-cell table:style-name="ce31" office:value-type="string">
            <text:p>Cable set #1, AC/DC module Earth</text:p>
          </table:table-cell>
          <table:table-cell table:style-name="ce48" office:value-type="string">
            <text:p>Enclosure</text:p>
          </table:table-cell>
          <table:table-cell table:style-name="ce52" table:formula="of:=IF([.F454]=&quot;Power board&quot;;[.B454]*2;[.B454])" office:value-type="float" office:value="0.07">
            <text:p>0.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7">
            <text:p>0.17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en-yellow</text:span>, 0.75 mm2</text:p>
          </table:table-cell>
          <table:table-cell table:style-name="ce45" office:value-type="string">
            <text:p>Chassis Earth </text:p>
          </table:table-cell>
          <table:table-cell table:style-name="ce30" office:value-type="string">
            <text:p>Enclosure</text:p>
          </table:table-cell>
          <table:table-cell table:style-name="ce51" table:formula="of:=IF([.F455]=&quot;Power board&quot;;[.B455]*2;[.B455])" office:value-type="float" office:value="0.17">
            <text:p>0.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5">
            <text:p>0.35</text:p>
          </table:table-cell>
          <table:table-cell table:style-name="ce19" office:value-type="string">
            <text:p>LGY0.75/25-YL/GR</text:p>
          </table:table-cell>
          <table:table-cell table:style-name="ce31" office:value-type="string">
            <text:p>Insulated wire, stranded, <text:span text:style-name="T3">green-yellow</text:span>, 0.75 mm2</text:p>
          </table:table-cell>
          <table:table-cell table:style-name="ce31" office:value-type="string">
            <text:p>Arduino Shield Earth</text:p>
          </table:table-cell>
          <table:table-cell table:style-name="ce48" office:value-type="string">
            <text:p>Enclosure</text:p>
          </table:table-cell>
          <table:table-cell table:style-name="ce52" table:formula="of:=IF([.F456]=&quot;Power board&quot;;[.B456]*2;[.B456])" office:value-type="float" office:value="0.35">
            <text:p>0.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33">
            <text:p>0.33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en-yellow</text:span>, 0.75 mm2</text:p>
          </table:table-cell>
          <table:table-cell table:style-name="ce45" office:value-type="string">
            <text:p>Cable set #2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57]=&quot;Power board&quot;;[.B457]*2;[.B457])" office:value-type="float" office:value="0.33">
            <text:p>0.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5">
            <text:p>0.115</text:p>
          </table:table-cell>
          <table:table-cell table:style-name="ce19" office:value-type="string">
            <text:p>LGY0.75/25-YL/GR</text:p>
          </table:table-cell>
          <table:table-cell table:style-name="ce31" office:value-type="string">
            <text:p>Insulated wire, stranded, <text:span text:style-name="T3">green-yellow</text:span>, 0.75 mm2</text:p>
          </table:table-cell>
          <table:table-cell table:style-name="ce31" office:value-type="string">
            <text:p>Cable set #2, AC/DC module Earth</text:p>
          </table:table-cell>
          <table:table-cell table:style-name="ce48" office:value-type="string">
            <text:p>Enclosure</text:p>
          </table:table-cell>
          <table:table-cell table:style-name="ce52" table:formula="of:=IF([.F458]=&quot;Power board&quot;;[.B458]*2;[.B458])" office:value-type="float" office:value="0.115">
            <text:p>0.1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5">
            <text:p>0.15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en-yellow</text:span>, 0.75 mm2</text:p>
          </table:table-cell>
          <table:table-cell table:style-name="ce45" office:value-type="string">
            <text:p>AUX PS module Earth</text:p>
          </table:table-cell>
          <table:table-cell table:style-name="ce30" office:value-type="string">
            <text:p>Enclosure</text:p>
          </table:table-cell>
          <table:table-cell table:style-name="ce51" table:formula="of:=IF([.F459]=&quot;Power board&quot;;[.B459]*2;[.B459])" office:value-type="float" office:value="0.15">
            <text:p>0.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53:.G459])" office:value-type="float" office:value="1.605">
            <text:p>1.605</text:p>
          </table:table-cell>
          <table:table-cell table:style-name="ce58" office:value-type="string">
            <text:p>2528140</text:p>
          </table:table-cell>
          <table:table-cell table:style-name="ce64" office:value-type="string">
            <text:p>PP001239</text:p>
          </table:table-cell>
          <table:table-cell table:style-name="ce67" office:value-type="float" office:value="0.481">
            <text:p>0.481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LGY0.75/25-YL/GR</text:p>
          </table:table-cell>
          <table:table-cell table:style-name="ce125" office:value-type="float" office:value="0.34">
            <text:p>0.34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/>
          <table:table-cell table:style-name="ce144" table:formula="of:=IF([.AB460]=[.J460];&quot;Farnell&quot;; IF([.AB460]=[.M460]; &quot;Digikey&quot;; IF([.AB460]=[.P460]; &quot;Mouser&quot;; IF([.AB460]=[.T460]; &quot;RS&quot;; IF([.AB460]=[.W460]; &quot;TME&quot;)))))" office:value-type="string" office:string-value="TME">
            <text:p>TME</text:p>
          </table:table-cell>
          <table:table-cell table:style-name="ce151" table:formula="of:=IF([.G460]&lt;&gt;&quot;&quot;;MIN([.J460];[.M460];[.P460];[.T460];[.W460]);&quot;&quot;)" office:value-type="currency" office:currency="EUR" office:value="0.34">
            <text:p>0.340 €</text:p>
          </table:table-cell>
          <table:table-cell table:style-name="ce144" table:formula="of:=[.G460]" office:value-type="float" office:value="1.605">
            <text:p>2</text:p>
          </table:table-cell>
          <table:table-cell table:style-name="ce163" table:formula="of:=[.AB460]*[.AC460]" office:value-type="float" office:value="0.5457">
            <text:p>0.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table:formula="of:=0.145*2" office:value-type="float" office:value="0.29">
            <text:p>0.29</text:p>
          </table:table-cell>
          <table:table-cell table:style-name="ce19" office:value-type="string">
            <text:p>LGY0.35/25-BR</text:p>
          </table:table-cell>
          <table:table-cell table:style-name="ce31" office:value-type="string">
            <text:p>Insulated wire, stranded, <text:span text:style-name="T3">any color</text:span>, max. 0.35 mm2</text:p>
          </table:table-cell>
          <table:table-cell table:style-name="ce31" office:value-type="string">
            <text:p>AUX temp sensor</text:p>
          </table:table-cell>
          <table:table-cell table:style-name="ce48" office:value-type="string">
            <text:p>Arduino Shield</text:p>
          </table:table-cell>
          <table:table-cell table:style-name="ce52" table:formula="of:=IF([.F462]=&quot;Power board&quot;;[.B462]*2;[.B462])" office:value-type="float" office:value="0.29">
            <text:p>0.29</text:p>
          </table:table-cell>
          <table:table-cell table:style-name="ce58" office:value-type="float" office:value="2425402">
            <text:p>2425402</text:p>
          </table:table-cell>
          <table:table-cell table:style-name="ce64" office:value-type="string">
            <text:p>MC6A-7/0.2T2-BN-100</text:p>
          </table:table-cell>
          <table:table-cell table:style-name="ce67" office:value-type="float" office:value="0.0949">
            <text:p>0.095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LGY0.35/25-BR</text:p>
          </table:table-cell>
          <table:table-cell table:style-name="ce125" office:value-type="float" office:value="0.21">
            <text:p>0.21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/>
          <table:table-cell table:style-name="ce144" table:formula="of:=IF([.AB462]=[.J462];&quot;Farnell&quot;; IF([.AB462]=[.M462]; &quot;Digikey&quot;; IF([.AB462]=[.P462]; &quot;Mouser&quot;; IF([.AB462]=[.T462]; &quot;RS&quot;; IF([.AB462]=[.W462]; &quot;TME&quot;)))))" office:value-type="string" office:string-value="Farnell">
            <text:p>Farnell</text:p>
          </table:table-cell>
          <table:table-cell table:style-name="ce151" table:formula="of:=IF([.G462]&lt;&gt;&quot;&quot;;MIN([.J462];[.M462];[.P462];[.T462];[.W462]);&quot;&quot;)" office:value-type="currency" office:currency="EUR" office:value="0.0949">
            <text:p>0.095 €</text:p>
          </table:table-cell>
          <table:table-cell table:style-name="ce144" office:value-type="float" office:value="1">
            <text:p>1</text:p>
          </table:table-cell>
          <table:table-cell table:style-name="ce163" table:formula="of:=[.AB462]*[.AC462]" office:value-type="float" office:value="0.0949">
            <text:p>0.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Arduino USB cable</text:p>
          </table:table-cell>
          <table:table-cell table:style-name="ce30" office:value-type="string">
            <text:p>USB micro to 5-pin receptacle cable, 30 or 50 cm</text:p>
          </table:table-cell>
          <table:table-cell table:style-name="ce45" office:value-type="string">
            <text:p><text:a xlink:href="https://wonderwing.en.alibaba.com/" office:target-frame-name="_blank">Shenzhen Wonderwing Electronics Ltd</text:a>. </text:p>
            <text:p>Or search <text:a xlink:href="https://www.aliexpress.com/item/Free-Shipping-50CM-micro-usb-5pin-male-to-1x-5Pin-Female-0-1-USB-header-PCB/32233605468.html" office:target-frame-name="_blank">Aliexpress</text:a></text:p>
          </table:table-cell>
          <table:table-cell table:style-name="ce30"/>
          <table:table-cell table:style-name="ce51" table:formula="of:=IF([.F463]=&quot;Power board&quot;;[.B463]*2;[.B463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63]=[.J463];&quot;Farnell&quot;; IF([.AB463]=[.M463]; &quot;Digikey&quot;; IF([.AB463]=[.P463]; &quot;Mouser&quot;; IF([.AB463]=[.T463]; &quot;RS&quot;; IF([.AB463]=[.W463]; &quot;TME&quot;)))))" office:value-type="string" office:string-value="Farnell">
            <text:p>Farnell</text:p>
          </table:table-cell>
          <table:table-cell table:style-name="ce150" table:formula="of:=IF([.G463]&lt;&gt;&quot;&quot;;MIN([.J463];[.M463];[.P463];[.T463];[.W463]);&quot;&quot;)" office:value-type="currency" office:currency="EUR" office:value="0">
            <text:p>0.000 €</text:p>
          </table:table-cell>
          <table:table-cell table:style-name="ce143" table:formula="of:=[.G463]" office:value-type="float" office:value="1">
            <text:p>1</text:p>
          </table:table-cell>
          <table:table-cell table:style-name="ce163" table:formula="of:=[.AB463]*[.AC463]" office:value-type="float" office:value="0">
            <text:p>0.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FC10300-0</text:p>
          </table:table-cell>
          <table:table-cell table:style-name="ce31" office:value-type="string">
            <text:p>Ribbon cable with IDC connectors, 30 cm</text:p>
          </table:table-cell>
          <table:table-cell table:style-name="ce31"/>
          <table:table-cell table:style-name="ce48" office:value-type="string">
            <text:p>Arduino Shield</text:p>
          </table:table-cell>
          <table:table-cell table:style-name="ce52" table:formula="of:=IF([.F464]=&quot;Power board&quot;;[.B464]*2;[.B46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FC10300-0</text:p>
          </table:table-cell>
          <table:table-cell table:style-name="ce125" office:value-type="float" office:value="1.04">
            <text:p>1.04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464]=[.J464];&quot;Farnell&quot;; IF([.AB464]=[.M464]; &quot;Digikey&quot;; IF([.AB464]=[.P464]; &quot;Mouser&quot;; IF([.AB464]=[.T464]; &quot;RS&quot;; IF([.AB464]=[.W464]; &quot;TME&quot;)))))" office:value-type="string" office:string-value="TME">
            <text:p>TME</text:p>
          </table:table-cell>
          <table:table-cell table:style-name="ce151" table:formula="of:=IF([.G464]&lt;&gt;&quot;&quot;;MIN([.J464];[.M464];[.P464];[.T464];[.W464]);&quot;&quot;)" office:value-type="currency" office:currency="EUR" office:value="1.04">
            <text:p>1.040 €</text:p>
          </table:table-cell>
          <table:table-cell table:style-name="ce144" table:formula="of:=[.G464]" office:value-type="float" office:value="1">
            <text:p>1</text:p>
          </table:table-cell>
          <table:table-cell table:style-name="ce163" table:formula="of:=[.AB464]*[.AC464]" office:value-type="float" office:value="1.04">
            <text:p>1.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401:.AD464])" office:value-type="currency" office:currency="EUR" office:value="8.26911">
            <text:p>8.27 €</text:p>
          </table:table-cell>
          <table:table-cell table:number-columns-repeated="994"/>
        </table:table-row>
        <table:table-row table:style-name="ro14">
          <table:table-cell table:style-name="ce5"/>
          <table:table-cell table:style-name="ce14" table:number-columns-repeated="2"/>
          <table:table-cell table:style-name="ce36" office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5">
          <table:table-cell table:style-name="ce5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>
            <text:p>Total</text:p>
          </table:table-cell>
          <table:table-cell table:style-name="ce166" table:formula="of:=[.AD284]+[.AD340]+[.AD398]+[.AD465]" office:value-type="currency" office:currency="EUR" office:value="289.09773">
            <text:p>289.10 €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14" table:number-columns-repeated="2"/>
          <table:table-cell table:style-name="ce38" office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>
            <text:p>40.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>
            <text:p>30.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>
            <text:p>51.00</text:p>
          </table:table-cell>
          <table:table-cell table:number-columns-repeated="994"/>
        </table:table-row>
        <table:table-row table:style-name="ro16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9:.AD471])" office:value-type="float" office:value="121">
            <text:p>121.00</text:p>
          </table:table-cell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>
            <text:p>Estimated total (no shipping costs included):</text:p>
          </table:table-cell>
          <table:table-cell table:style-name="ce166" table:formula="of:=[.AD467]+[.AD472]" office:value-type="currency" office:currency="EUR" office:value="410.09773">
            <text:p>410.10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7" table:number-rows-repeated="268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5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">
      <number:text>(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integer-digits="1" number:grouping="true"/>
      <number:text> kr</number:text>
    </number:number-style>
    <number:number-style style:name="N126">
      <number:text>-</number:text>
      <number:number number:decimal-places="0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7P0"/>
    </number:number-style>
    <number:number-style style:name="N129P0" style:volatile="true">
      <number:number number:decimal-places="2" number:min-integer-digits="1" number:grouping="true"/>
      <number:text> kr</number:text>
    </number:number-style>
    <number:number-style style:name="N129">
      <number:text>-</number:text>
      <number:number number:decimal-places="2" number:min-integer-digits="1" number:grouping="true"/>
      <number:text> kr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kr</number:text>
    </number:number-style>
    <number:number-style style:name="N13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6P0" style:volatile="true">
      <number:number number:decimal-places="0" number:min-integer-digits="1" number:grouping="true"/>
      <number:text>     </number:text>
    </number:number-style>
    <number:number-style style:name="N136P1" style:volatile="true">
      <number:number number:decimal-places="0" number:min-integer-digits="1" number:grouping="true"/>
      <number:text>     </number:text>
    </number:number-style>
    <number:number-style style:name="N136P2" style:volatile="true">
      <number:text>-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0" number:min-integer-digits="1" number:grouping="true"/>
      <number:text> kr </number:text>
    </number:number-style>
    <number:number-style style:name="N139P1" style:volatile="true">
      <number:number number:decimal-places="0" number:min-integer-digits="1" number:grouping="true"/>
      <number:text> kr </number:text>
    </number:number-style>
    <number:number-style style:name="N139P2" style:volatile="true">
      <number:text>- k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    </number:text>
    </number:number-style>
    <number:number-style style:name="N142P1" style:volatile="true">
      <number:number number:decimal-places="2" number:min-integer-digits="1" number:grouping="true"/>
      <number:text>     </number:text>
    </number:number-style>
    <number:number-style style:name="N142P2" style:volatile="true">
      <number:text>-</number:text>
      <number:number number:decimal-places="0" number:min-integer-digits="0"/>
      <number:text> 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number:number number:decimal-places="2" number:min-integer-digits="1" number:grouping="true"/>
      <number:text> kr </number:text>
    </number:number-style>
    <number:number-style style:name="N145P1" style:volatile="true">
      <number:number number:decimal-places="2" number:min-integer-digits="1" number:grouping="true"/>
      <number:text> kr </number:text>
    </number:number-style>
    <number:number-style style:name="N145P2" style:volatile="true">
      <number:text>-</number:text>
      <number:number number:decimal-places="0" number:min-integer-digits="0"/>
      <number:text> kr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1" number:min-exponent-digits="1"/>
    </number:number-style>
    <number:number-style style:name="N150">
      <number:number number:decimal-places="3" number:min-integer-digits="1"/>
    </number:number-style>
    <number:currency-style style:name="N152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2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2P0"/>
    </number:currency-style>
    <number:currency-style style:name="N15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62P0"/>
    </number:currency-style>
    <number:currency-style style:name="N16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4P0"/>
    </number:currency-style>
    <number:currency-style style:name="N16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70P0"/>
    </number:currency-style>
    <number:percentage-style style:name="N171">
      <number:number number:decimal-places="2" number:min-integer-digits="2"/>
      <number:text>%</number:text>
    </number:percentage-style>
    <number:percentage-style style:name="N172">
      <number:number number:decimal-places="2" number:min-integer-digits="0"/>
      <number:text>%</number:text>
    </number:percentage-style>
    <number:number-style style:name="N173">
      <number:number number:decimal-places="0" number:min-integer-digits="0"/>
    </number:number-style>
    <number:number-style style:name="N174">
      <number:number number:decimal-places="1" number:min-integer-digits="1"/>
    </number:number-style>
    <number:number-style style:name="N175">
      <number:number number:decimal-places="1" number:min-integer-digits="0"/>
    </number:number-style>
    <number:number-style style:name="N176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2in" fo:margin-bottom="0.1634in" fo:margin-left="0.3008in" fo:margin-right="0.1429in" style:print-page-order="ltr" style:scale-to="65%" style:writing-mode="lr-tb"/>
      <style:header-style>
        <style:header-footer-properties fo:min-height="0.2902in" fo:margin-left="0.3598in" fo:margin-right="0.7in" fo:margin-bottom="0.1in"/>
      </style:header-style>
      <style:footer-style>
        <style:header-footer-properties fo:min-height="0.2953in" fo:margin-left="0.3563in" fo:margin-right="0.7016in" fo:margin-top="0.1319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7/09/2017</text:date>, <text:time>10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7-09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7-09T10:56:55</dc:date>
    <meta:editing-cycles>1811</meta:editing-cycles>
    <meta:editing-duration>P12DT12H11M17S</meta:editing-duration>
    <meta:generator>OpenOffice/4.1.3$Unix OpenOffice.org_project/413m1$Build-9783</meta:generator>
    <meta:document-statistic meta:table-count="1" meta:cell-count="687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